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Courier New" svg:font-family="'Courier New'" style:font-family-generic="modern"/>
    <style:font-face style:name="F" svg:font-family="" style:font-family-generic="roman"/>
    <style:font-face style:name="Arial Unicode MS" svg:font-family="'Arial Unicode MS'"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3.32mm"/>
    </style:style>
    <style:style style:name="co2" style:family="table-column">
      <style:table-column-properties fo:break-before="auto" style:column-width="8.4mm"/>
    </style:style>
    <style:style style:name="co3" style:family="table-column">
      <style:table-column-properties fo:break-before="auto" style:column-width="56.27mm"/>
    </style:style>
    <style:style style:name="co4" style:family="table-column">
      <style:table-column-properties fo:break-before="auto" style:column-width="15.68mm"/>
    </style:style>
    <style:style style:name="co5" style:family="table-column">
      <style:table-column-properties fo:break-before="auto" style:column-width="7.57mm"/>
    </style:style>
    <style:style style:name="co6" style:family="table-column">
      <style:table-column-properties fo:break-before="auto" style:column-width="29.12mm"/>
    </style:style>
    <style:style style:name="co7" style:family="table-column">
      <style:table-column-properties fo:break-before="auto" style:column-width="88.48mm"/>
    </style:style>
    <style:style style:name="co8" style:family="table-column">
      <style:table-column-properties fo:break-before="auto" style:column-width="77.28mm"/>
    </style:style>
    <style:style style:name="co9" style:family="table-column">
      <style:table-column-properties fo:break-before="auto" style:column-width="66.92mm"/>
    </style:style>
    <style:style style:name="co10" style:family="table-column">
      <style:table-column-properties fo:break-before="auto" style:column-width="129.08mm"/>
    </style:style>
    <style:style style:name="co11" style:family="table-column">
      <style:table-column-properties fo:break-before="auto" style:column-width="17.92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7.88mm" fo:break-before="auto" style:use-optimal-row-height="true"/>
    </style:style>
    <style:style style:name="ro4" style:family="table-row">
      <style:table-row-properties style:row-height="4.5mm" fo:break-before="auto" style:use-optimal-row-height="false"/>
    </style:style>
    <style:style style:name="ro5" style:family="table-row">
      <style:table-row-properties style:row-height="6.35mm" fo:break-before="auto" style:use-optimal-row-height="false"/>
    </style:style>
    <style:style style:name="ta1" style:family="table" style:master-page-name="PageStyle_5f_TestServle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rotation-align="none"/>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fo:language="none" fo:country="none" fo:font-style="normal" fo:text-shadow="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T1" style:family="text">
      <style:text-properties fo:color="#000000" style:font-name="Consolas" fo:font-size="10pt" style:font-name-asian="Consolas" style:font-name-complex="Consolas" style:font-size-asian="10pt" style:font-size-complex="10pt"/>
    </style:style>
    <style:style style:name="T2" style:family="text">
      <style:text-properties style:font-name="Consolas" fo:font-size="10pt" style:font-name-asian="Consolas" style:font-name-complex="Consolas" style:font-size-asian="10pt" style:font-size-complex="10pt" fo:color="#ff0000"/>
    </style:style>
    <style:style style:name="T3" style:family="text">
      <style:text-properties style:font-name="Consolas" fo:font-size="10pt" style:font-name-asian="Consolas" style:font-name-complex="Consolas" style:font-size-asian="10pt" style:font-size-complex="10pt" fo:color="#000000"/>
    </style:style>
    <style:style style:name="T4" style:family="text">
      <style:text-properties style:font-name="Consolas" fo:font-size="10pt" style:font-name-asian="Consolas" style:font-name-complex="Consolas" style:font-size-asian="10pt" style:font-size-complex="10pt"/>
    </style:style>
    <style:style style:name="T5" style:family="text">
      <style:text-properties fo:color="#0000ff" style:font-name="Consolas" fo:font-size="10pt" style:text-underline-style="solid" style:text-underline-width="auto" style:text-underline-color="font-color" style:font-name-asian="Consolas" style:font-name-complex="Consolas"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Servlet"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Group</text:p>
          </table:table-cell>
          <table:table-cell office:value-type="string" calcext:value-type="string">
            <text:p>SubGroup</text:p>
          </table:table-cell>
          <table:table-cell office:value-type="string" calcext:value-type="string">
            <text:p>Test</text:p>
          </table:table-cell>
          <table:table-cell/>
          <table:table-cell office:value-type="string" calcext:value-type="string">
            <text:p>Method</text:p>
          </table:table-cell>
          <table:table-cell office:value-type="string" calcext:value-type="string">
            <text:p>Repository</text:p>
          </table:table-cell>
          <table:table-cell office:value-type="string" calcext:value-type="string">
            <text:p>RequestURI</text:p>
          </table:table-cell>
          <table:table-cell office:value-type="string" calcext:value-type="string">
            <text:p>Query</text:p>
          </table:table-cell>
          <table:table-cell office:value-type="string" calcext:value-type="string">
            <text:p>Options</text:p>
          </table:table-cell>
          <table:table-cell office:value-type="string" calcext:value-type="string">
            <text:p>Expected</text:p>
          </table:table-cell>
          <table:table-cell office:value-type="string" calcext:value-type="string">
            <text:p>Comments</text:p>
          </table:table-cell>
          <table:table-cell table:number-columns-repeated="1013"/>
        </table:table-row>
        <table:table-row table:style-name="ro1">
          <table:table-cell office:value-type="string" calcext:value-type="string">
            <text:p>Resource</text:p>
          </table:table-cell>
          <table:table-cell/>
          <table:table-cell office:value-type="string" calcext:value-type="string">
            <text:p>Resourc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text:p>
          </table:table-cell>
          <table:table-cell office:value-type="string" calcext:value-type="string">
            <text:p>$top=2</text:p>
          </table:table-cell>
          <table:table-cell office:value-type="string" calcext:value-type="string">
            <text:p>&amp;$format=application/json;charset=UTF-8</text:p>
          </table:table-cell>
          <table:table-cell office:value-type="string" calcext:value-type="string">
            <text:p>{"@odata.context":"http://localhost:8080/odata2sparql/northwind/$metadata#rdfs_Resource","value":[{"comment":null,"label":"Category-1","subjectId":"NWD~Category-1"},{"comment":null,"label":"Category-2","subjectId":"NWD~Category-2"}]}</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OrderDetail-10250-51')</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entity","comment":null,"label":"OrderDetail-10250-51","subjectId":"NWD~OrderDetail-10250-51"}</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expandFact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OrderDetail-10250-51')</text:p>
          </table:table-cell>
          <table:table-cell office:value-type="string" calcext:value-type="string">
            <text:p>$expand=rdf_facts</text:p>
          </table:table-cell>
          <table:table-cell office:value-type="string" calcext:value-type="string">
            <text:p>&amp;$format=application/json;charset=UTF-8</text:p>
          </table:table-cell>
          <table:table-cell office:value-type="string" calcext:value-type="string">
            <text:p>{"@odata.context":"http://localhost:8080/odata2sparql/northwind/$metadata#rdfs_Resource(rdf_facts())/$entity","comment":null,"label":"OrderDetail-10250-51","subjectId":"NWD~OrderDetail-10250-51","rdf_facts":[{"comment":null,"label":null,"propertyId":null,"subjectId":"NWD~OrderDetail-10250-51-4f75ce12336ab89a4edebd807cd62265"},{"comment":null,"label":null,"propertyId":null,"subjectId":"NWD~OrderDetail-10250-51-560ff6ef546ba93e36c161c0d4dce072"},{"comment":null,"label":null,"propertyId":null,"subjectId":"NWD~OrderDetail-10250-51-7849cdb0ec5319c5c3c71d9bff0672b0"},{"comment":null,"label":null,"propertyId":null,"subjectId":"NWD~OrderDetail-10250-51-9f79a810fc71f8d74ecbb8bb013bed9c"},{"comment":null,"label":null,"propertyId":null,"subjectId":"NWD~OrderDetail-10250-51-9fc1ed06938066abace0a241064b728b"},{"comment":null,"label":null,"propertyId":null,"subjectId":"NWD~OrderDetail-10250-51-c74e2b735dd8dc85ad0ee3510c33925f"},{"comment":null,"label":null,"propertyId":null,"subjectId":"NWD~OrderDetail-10250-51-f42cdd44e43333f6f7b46b4988d2a2f6"}]}</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expandFactsTerm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OrderDetail-10250-51')</text:p>
          </table:table-cell>
          <table:table-cell office:value-type="string" calcext:value-type="string">
            <text:p>$expand=rdf_facts($expand=rdf_terms,rdf_property)</text:p>
          </table:table-cell>
          <table:table-cell office:value-type="string" calcext:value-type="string">
            <text:p>&amp;$format=application/json;charset=UTF-8</text:p>
          </table:table-cell>
          <table:table-cell office:value-type="string" calcext:value-type="string">
            <text:p>{"@odata.context":"http://localhost:8080/odata2sparql/northwind/$metadata#rdfs_Resource(rdf_facts(rdf_property(),rdf_terms()))/$entity","comment":null,"label":"OrderDetail-10250-51","subjectId":"NWD~OrderDetail-10250-51","rdf_facts":[{"comment":null,"label":null,"propertyId":"rdfs~label","subjectId":"NWD~OrderDetail-10250-51-4f75ce12336ab89a4edebd807cd62265","rdf_property":{"comment":"","label":"label","subjectId":"rdfs~label"},"rdf_terms":[{"comment":null,"label":null,"rdf_literal":"OrderDetail-10250-51","rdf_object":"OrderDetail-10250-51","resourceId":null,"subjectId":"NWD~OrderDetail-10250-51-4f75ce12336ab89a4edebd807cd62265-311f0cc52cba0a21070961879f9173c8"}]},{"comment":null,"label":null,"propertyId":"northwind~discount","subjectId":"NWD~OrderDetail-10250-51-560ff6ef546ba93e36c161c0d4dce072","rdf_property":{"comment":"","label":"discount","subjectId":"northwind~discount"},"rdf_terms":[{"comment":null,"label":null,"rdf_literal":"0.15","rdf_object":"0.15","resourceId":null,"subjectId":"NWD~OrderDetail-10250-51-560ff6ef546ba93e36c161c0d4dce072-9ffc7a03c1959674fa8c0a7369460097"}]},{"comment":null,"label":null,"propertyId":"northwind~order","subjectId":"NWD~OrderDetail-10250-51-7849cdb0ec5319c5c3c71d9bff0672b0","rdf_property":{"comment":"","label":"is part of order","subjectId":"northwind~order"},"rdf_terms":[{"comment":null,"label":null,"rdf_literal":null,"rdf_object":"http://northwind.com/Order-10250","resourceId":"NWD~Order-10250","subjectId":"NWD~OrderDetail-10250-51-7849cdb0ec5319c5c3c71d9bff0672b0-b6b2d84f8259c3db3fb89c10ce920509"}]},{"comment":null,"label":null,"propertyId":"northwind~product","subjectId":"NWD~OrderDetail-10250-51-9f79a810fc71f8d74ecbb8bb013bed9c","rdf_property":{"comment":"","label":"includes product","subjectId":"northwind~product"},"rdf_terms":[{"comment":null,"label":null,"rdf_literal":null,"rdf_object":"http://northwind.com/Product-51","resourceId":"NWD~Product-51","subjectId":"NWD~OrderDetail-10250-51-9f79a810fc71f8d74ecbb8bb013bed9c-46a5bfba2bbe33d1a6e41ac2f23216b1"}]},{"comment":null,"label":null,"propertyId":"northwind~quantity","subjectId":"NWD~OrderDetail-10250-51-9fc1ed06938066abace0a241064b728b","rdf_property":{"comment":"","label":"quantity","subjectId":"northwind~quantity"},"rdf_terms":[{"comment":null,"label":null,"rdf_literal":"35","rdf_object":"35","resourceId":null,"subjectId":"NWD~OrderDetail-10250-51-9fc1ed06938066abace0a241064b728b-1c383cd30b7c298ab50293adfecb7b18"}]},{"comment":null,"label":null,"propertyId":"rdf~type","subjectId":"NWD~OrderDetail-10250-51-c74e2b735dd8dc85ad0ee3510c33925f","rdf_property":{"comment":"","label":"type","subjectId":"rdf~type"},"rdf_terms":[{"comment":null,"label":null,"rdf_literal":null,"rdf_object":"http://northwind.com/model/OrderDetail","resourceId":"northwind~OrderDetail","subjectId":"NWD~OrderDetail-10250-51-c74e2b735dd8dc85ad0ee3510c33925f-1c1c9eee9ed5045311df73136e39de22"}]},{"comment":null,"label":null,"propertyId":"northwind~orderDetailUnitPrice","subjectId":"NWD~OrderDetail-10250-51-f42cdd44e43333f6f7b46b4988d2a2f6","rdf_property":{"comment":"","label":"unit price","subjectId":"northwind~orderDetailUnitPrice"},"rdf_terms":[{"comment":null,"label":null,"rdf_literal":"42.4","rdf_object":"42.4","resourceId":null,"subjectId":"NWD~OrderDetail-10250-51-f42cdd44e43333f6f7b46b4988d2a2f6-8a622231ebe8e6ec3b0e654c589717d3"}]}]}</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fact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OrderDetail-10250-51')/rdf_facts</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NWD~OrderDetail-10250-51')/rdf_facts","value":[{"comment":null,"label":"discount","propertyId":null,"subjectId":"northwind~discount"},{"comment":null,"label":"is part of order","propertyId":null,"subjectId":"northwind~order"},{"comment":null,"label":"unit price","propertyId":null,"subjectId":"northwind~orderDetailUnitPrice"},{"comment":null,"label":"includes product","propertyId":null,"subjectId":"northwind~product"},{"comment":null,"label":"quantity","propertyId":null,"subjectId":"northwind~quantity"},{"comment":null,"label":null,"propertyId":null,"subjectId":"rdfs~label"},{"comment":null,"label":null,"propertyId":null,"subjectId":"rdf~type"}]}</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facts,expandTermsProper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OrderDetail-10250-51')/rdf_facts</text:p>
          </table:table-cell>
          <table:table-cell office:value-type="string" calcext:value-type="string">
            <text:p>$expand=rdf_terms,rdf_property</text:p>
          </table:table-cell>
          <table:table-cell office:value-type="string" calcext:value-type="string">
            <text:p>&amp;$format=application/json;charset=UTF-8</text:p>
          </table:table-cell>
          <table:table-cell office:value-type="string" calcext:value-type="string">
            <text:p>{"@odata.context":"http://localhost:8080/odata2sparql/northwind/$metadata#rdfs_Resource('NWD~OrderDetail-10250-51')/rdf_facts(rdf_property(),rdf_terms())","value":[{"comment":"","label":"discount","propertyId":"northwind~discount","subjectId":"northwind~discount","rdf_property":{"comment":"","label":"discount","subjectId":"northwind~discount"},"rdf_terms":[{"comment":null,"label":null,"rdf_literal":"0.15","rdf_object":"0.15","resourceId":null,"subjectId":"northwind~discount-9ffc7a03c1959674fa8c0a7369460097"}]},{"comment":"","label":"is part of order","propertyId":"northwind~order","subjectId":"northwind~order","rdf_property":{"comment":"","label":"is part of order","subjectId":"northwind~order"},"rdf_terms":[{"comment":null,"label":null,"rdf_literal":null,"rdf_object":"http://northwind.com/Order-10250","resourceId":"NWD~Order-10250","subjectId":"northwind~order-b6b2d84f8259c3db3fb89c10ce920509"}]},{"comment":"","label":"unit price","propertyId":"northwind~orderDetailUnitPrice","subjectId":"northwind~orderDetailUnitPrice","rdf_property":{"comment":"","label":"unit price","subjectId":"northwind~orderDetailUnitPrice"},"rdf_terms":[{"comment":null,"label":null,"rdf_literal":"42.4","rdf_object":"42.4","resourceId":null,"subjectId":"northwind~orderDetailUnitPrice-8a622231ebe8e6ec3b0e654c589717d3"}]},{"comment":"","label":"includes product","propertyId":"northwind~product","subjectId":"northwind~product","rdf_property":{"comment":"","label":"includes product","subjectId":"northwind~product"},"rdf_terms":[{"comment":null,"label":null,"rdf_literal":null,"rdf_object":"http://northwind.com/Product-51","resourceId":"NWD~Product-51","subjectId":"northwind~product-46a5bfba2bbe33d1a6e41ac2f23216b1"}]},{"comment":"","label":"quantity","propertyId":"northwind~quantity","subjectId":"northwind~quantity","rdf_property":{"comment":"","label":"quantity","subjectId":"northwind~quantity"},"rdf_terms":[{"comment":null,"label":null,"rdf_literal":"35","rdf_object":"35","resourceId":null,"subjectId":"northwind~quantity-1c383cd30b7c298ab50293adfecb7b18"}]},{"comment":"","label":"label","propertyId":"rdfs~label","subjectId":"rdfs~label","rdf_property":{"comment":"","label":"label","subjectId":"rdfs~label"},"rdf_terms":[{"comment":null,"label":null,"rdf_literal":"OrderDetail-10250-51","rdf_object":"OrderDetail-10250-51","resourceId":null,"subjectId":"rdfs~label-311f0cc52cba0a21070961879f9173c8"}]},{"comment":"","label":"type","propertyId":"rdf~type","subjectId":"rdf~type","rdf_property":{"comment":"","label":"type","subjectId":"rdf~type"},"rdf_terms":[{"comment":null,"label":null,"rdf_literal":null,"rdf_object":"http://northwind.com/model/OrderDetail","resourceId":"northwind~OrderDetail","subjectId":"rdf~type-1c1c9eee9ed5045311df73136e39de22"}]}]}</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fac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OrderDetail-10250-51')/rdf_facts('northwind~product')</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entity","comment":null,"label":"includes product","propertyId":null,"subjectId":"northwind~product"}</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fact,expandTermsProper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OrderDetail-10250-51')/rdf_facts('northwind~product')</text:p>
          </table:table-cell>
          <table:table-cell office:value-type="string" calcext:value-type="string">
            <text:p>$expand=rdf_terms,rdf_property</text:p>
          </table:table-cell>
          <table:table-cell office:value-type="string" calcext:value-type="string">
            <text:p>&amp;$format=application/json;charset=UTF-8</text:p>
          </table:table-cell>
          <table:table-cell office:value-type="string" calcext:value-type="string">
            <text:p>{"@odata.context":"http://localhost:8080/odata2sparql/northwind/$metadata#rdfs_Resource(rdf_property(),rdf_terms())/$entity","comment":"","label":"includes product","propertyId":"northwind~product","subjectId":"northwind~product","rdf_property":{"comment":"","label":"includes product","subjectId":"northwind~product"},"rdf_terms":[{"comment":null,"label":null,"rdf_literal":null,"rdf_object":"http://northwind.com/Product-51","resourceId":"NWD~Product-51","subjectId":"northwind~product-46a5bfba2bbe33d1a6e41ac2f23216b1"}]}</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fact/term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OrderDetail-10250-51')/rdf_facts('northwind~product')/rdf_terms</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NWD~OrderDetail-10250-51')/rdf_facts('northwind~product')/rdf_terms","value":[{"comment":null,"label":"Product-51","rdf_literal":"Product-51","rdf_object":"Product-51","resourceId":"","subjectId":"NWD~Product-51"}]}</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Employee-2')</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entity","comment":null,"label":"Employee-2","subjectId":"NWD~Employee-2"}</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expandIsObjectOf</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Employee-2')</text:p>
          </table:table-cell>
          <table:table-cell office:value-type="string" calcext:value-type="string">
            <text:p>$expand=rdf_isObjectOf</text:p>
          </table:table-cell>
          <table:table-cell office:value-type="string" calcext:value-type="string">
            <text:p>&amp;$format=application/json;charset=UTF-8</text:p>
          </table:table-cell>
          <table:table-cell office:value-type="string" calcext:value-type="string">
            <text:p>{"@odata.context":"http://localhost:8080/odata2sparql/northwind/$metadata#rdfs_Resource(rdf_isObjectOf())/$entity","comment":null,"label":"Employee-2","subjectId":"NWD~Employee-2","rdf_isObjectOf":[{"comment":null,"isPropertyOfId":null,"label":null,"subjectId":"northwind~employee-183be8a27387eafb4f11fc9e9ea98950"},{"comment":null,"isPropertyOfId":null,"label":null,"subjectId":"northwind~reportsTo-183be8a27387eafb4f11fc9e9ea98950"},{"comment":null,"isPropertyOfId":null,"label":null,"subjectId":"rdf~subject-183be8a27387eafb4f11fc9e9ea98950"}]}</text:p>
          </table:table-cell>
          <table:table-cell table:number-columns-repeated="1014"/>
        </table:table-row>
        <table:table-row table:style-name="ro1">
          <table:table-cell table:style-name="ce2" office:value-type="string" calcext:value-type="string">
            <text:p>Resource</text:p>
          </table:table-cell>
          <table:table-cell table:style-name="ce2"/>
          <table:table-cell table:style-name="ce2" office:value-type="string" calcext:value-type="string">
            <text:p>Resource,expandIsObjectOfSubject</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rdfs_Resource('NWD~Employee-2')</text:p>
          </table:table-cell>
          <table:table-cell table:style-name="ce2" office:value-type="string" calcext:value-type="string">
            <text:p>$expand=rdf_isObjectOf($expand=rdf_isPropertyOf,rdf_subjects)</text:p>
          </table:table-cell>
          <table:table-cell table:style-name="ce2" office:value-type="string" calcext:value-type="string">
            <text:p>&amp;$format=application/json;charset=UTF-8</text:p>
          </table:table-cell>
          <table:table-cell table:style-name="ce2"/>
          <table:table-cell table:style-name="ce2" office:value-type="string" calcext:value-type="string">
            <text:p>Too large</text:p>
          </table:table-cell>
          <table:table-cell table:style-name="ce2" table:number-columns-repeated="1013"/>
        </table:table-row>
        <table:table-row table:style-name="ro1">
          <table:table-cell office:value-type="string" calcext:value-type="string">
            <text:p>Resource</text:p>
          </table:table-cell>
          <table:table-cell/>
          <table:table-cell office:value-type="string" calcext:value-type="string">
            <text:p>Resource/isObjectof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Employee-2')/rdf_isObjectOf</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NWD~Employee-2')/rdf_isObjectOf","value":[{"comment":null,"isPropertyOfId":null,"label":"is managed by","subjectId":"northwind~employee"},{"comment":null,"isPropertyOfId":null,"label":"reports to employee","subjectId":"northwind~reportsTo"},{"comment":null,"isPropertyOfId":null,"label":null,"subjectId":"rdf~subject"}]}</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isObjectofs,expandSubjectsProper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Employee-2')/rdf_isObjectOf</text:p>
          </table:table-cell>
          <table:table-cell office:value-type="string" calcext:value-type="string">
            <text:p>$expand=rdf_subjects,rdf_isPropertyOf&amp;$top=2</text:p>
          </table:table-cell>
          <table:table-cell office:value-type="string" calcext:value-type="string">
            <text:p>&amp;$format=application/json;charset=UTF-8</text:p>
          </table:table-cell>
          <table:table-cell office:value-type="string" calcext:value-type="string">
            <text:p>{"@odata.context":"http://localhost:8080/odata2sparql/northwind/$metadata#rdfs_Resource('NWD~Employee-2')/rdf_isObjectOf(rdf_isPropertyOf(),rdf_subjects())","value":[{"comment":null,"isPropertyOfId":"northwind~reportsTo","label":"reports to employee","subjectId":"northwind~reportsTo","rdf_isPropertyOf":{"comment":null,"label":"reports to employee","subjectId":"northwind~reportsTo"},"rdf_subjects":[{"comment":null,"label":"Employee-1","subjectId":"NWD~Employee-1"},{"comment":null,"label":"Employee-3","subjectId":"NWD~Employee-3"}]}]}</text:p>
          </table:table-cell>
          <table:table-cell office:value-type="string" calcext:value-type="string">
            <text:p>Too large</text:p>
          </table:table-cell>
          <table:table-cell table:number-columns-repeated="1013"/>
        </table:table-row>
        <table:table-row table:style-name="ro1">
          <table:table-cell office:value-type="string" calcext:value-type="string">
            <text:p>Resource</text:p>
          </table:table-cell>
          <table:table-cell/>
          <table:table-cell office:value-type="string" calcext:value-type="string">
            <text:p>Resource/isObjectof</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Employee-2')/rdf_isObjectOf('northwind~reportsTo')</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entity","comment":null,"isPropertyOfId":null,"label":"reports to employee","subjectId":"northwind~reportsTo"}</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isObjectof,expandSubject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Employee-2')/rdf_isObjectOf('northwind~reportsTo')</text:p>
          </table:table-cell>
          <table:table-cell office:value-type="string" calcext:value-type="string">
            <text:p>$expand=rdf_subjects</text:p>
          </table:table-cell>
          <table:table-cell office:value-type="string" calcext:value-type="string">
            <text:p>&amp;$format=application/json;charset=UTF-8</text:p>
          </table:table-cell>
          <table:table-cell office:value-type="string" calcext:value-type="string">
            <text:p>{"@odata.context":"http://localhost:8080/odata2sparql/northwind/$metadata#rdfs_Resource(rdf_subjects())/$entity","comment":null,"isPropertyOfId":null,"label":"reports to employee","subjectId":"northwind~reportsTo","rdf_subjects":[{"comment":null,"label":"Employee-1","subjectId":"NWD~Employee-1"},{"comment":null,"label":"Employee-3","subjectId":"NWD~Employee-3"},{"comment":null,"label":"Employee-4","subjectId":"NWD~Employee-4"},{"comment":null,"label":"Employee-5","subjectId":"NWD~Employee-5"},{"comment":null,"label":"Employee-8","subjectId":"NWD~Employee-8"}]}</text:p>
          </table:table-cell>
          <table:table-cell table:number-columns-repeated="1014"/>
        </table:table-row>
        <table:table-row table:style-name="ro1">
          <table:table-cell office:value-type="string" calcext:value-type="string">
            <text:p>Resource</text:p>
          </table:table-cell>
          <table:table-cell/>
          <table:table-cell office:value-type="string" calcext:value-type="string">
            <text:p>Resource/isObjectof/subject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Employee-2')/rdf_isObjectOf('northwind~reportsTo')/rdf_subjects</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NWD~Employee-2')/rdf_isObjectOf('northwind~reportsTo')/rdf_subjects","value":[{"comment":null,"label":"Employee-1","subjectId":"NWD~Employee-1"},{"comment":null,"label":"Employee-3","subjectId":"NWD~Employee-3"},{"comment":null,"label":"Employee-4","subjectId":"NWD~Employee-4"},{"comment":null,"label":"Employee-5","subjectId":"NWD~Employee-5"},{"comment":null,"label":"Employee-8","subjectId":"NWD~Employee-8"}]}</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1.EntitySe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text:p>
          </table:table-cell>
          <table:table-cell office:value-type="string" calcext:value-type="string">
            <text:p>$top=5</text:p>
          </table:table-cell>
          <table:table-cell office:value-type="string" calcext:value-type="string">
            <text:p>&amp;$format=application/json;charset=UTF-8</text:p>
          </table:table-cell>
          <table:table-cell office:value-type="string" calcext:value-type="string">
            <text:p>{"@odata.context":"http://localhost:8080/odata2sparql/northwind/$metadata#Employee","value":[{"birthDate":"1968-12-08","comment":null,"employeeAddress":"507 - 20th Ave. E.\\nApt. 2A","employeeCity":"Seattle","employeeCountry":"USA","employeeLinkedIn":null,"employeePostalCode":"98122","employeeSalary":null,"employer":null,"extension":"5467","favorite":null,"firstName":"Nancy","hireDate":"2012-05-01","homePhone":"(206) 555-9857","label":"Employee-1","lastName":"Davolio","lat":47.6234778,"lat_long":"47.6234778,-122.3063220","long":-122.306322,"notes":"Education includes a BA in psychology from Colorado State University in 1970. She also completed The Art of the Cold Call. Nancy is a member of Toastmasters International.","photo":"http://accweb/emmployees/davolio.bmp","regionDescription":null,"reportsToId":"NWD~Employee-2","reportsToNotation":null,"subjectId":"NWD~Employee-1","territoryNotation":null,"title":"Sales Representative","titleOfCourtesy":"Ms."},{"birthDate":"1972-02-19","comment":null,"employeeAddress":"908 W. Capital Way","employeeCity":"Tacoma","employeeCountry":"USA","employeeLinkedIn":"https://www.linkedin.com/in/peterjohnlawrence/","employeePostalCode":"98401","employeeSalary":null,"employer":null,"extension":"3457","favorite":null,"firstName":"Andrew","hireDate":"2012-08-14","homePhone":"(206) 555-9482","label":"Employee-2","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ull,"reportsToNotation":null,"subjectId":"NWD~Employee-2","territoryNotation":null,"title":"Vice President, Sales","titleOfCourtesy":"Dr."},{"birthDate":"1983-08-30","comment":null,"employeeAddress":"722 Moss Bay Blvd.","employeeCity":"Kirkland","employeeCountry":"USA","employeeLinkedIn":null,"employeePostalCode":"98033","employeeSalary":null,"employer":null,"extension":"3355","favorite":null,"firstName":"Janet","hireDate":"2012-04-01","homePhone":"(206) 555-3412","label":"Employee-3","lastName":"Leverling","lat":47.6758044,"lat_long":"47.6758044,-122.1950112","long":-122.1950112,"notes":"Janet has a BS degree in chemistry from Boston College (1984). She has also completed a certificate program in food retailing management. Janet was hired as a sales associate in 1991 and promoted to sales representative in February 1992.","photo":"http://accweb/emmployees/leverling.bmp","regionDescription":null,"reportsToId":"NWD~Employee-2","reportsToNotation":null,"subjectId":"NWD~Employee-3","territoryNotation":null,"title":"Sales Representative","titleOfCourtesy":"Ms."},{"birthDate":"1957-09-19","comment":null,"employeeAddress":"4110 Old Redmond Rd.","employeeCity":"Redmond","employeeCountry":"USA","employeeLinkedIn":null,"employeePostalCode":"98052","employeeSalary":null,"employer":null,"extension":"5176","favorite":null,"firstName":"Margaret","hireDate":"2013-05-03","homePhone":"(206) 555-8122","label":"Employee-4","lastName":"Peacock","lat":47.6679429,"lat_long":"47.6679429,-122.1334222","long":-122.1334222,"notes":"Margaret holds a BA in English literature from Concordia College (1958) and an MA from the American Institute of Culinary Arts (1966). She was assigned to the London office temporarily from July through November 1992.","photo":"http://accweb/emmployees/peacock.bmp","regionDescription":null,"reportsToId":"NWD~Employee-2","reportsToNotation":null,"subjectId":"NWD~Employee-4","territoryNotation":null,"title":"Sales Representative","titleOfCourtesy":"Mrs."},{"birthDate":"1975-03-04","comment":null,"employeeAddress":"14 Garrett Hill","employeeCity":"London","employeeCountry":"UK","employeeLinkedIn":null,"employeePostalCode":"SW1 8JR","employeeSalary":null,"employer":null,"extension":"3453","favorite":null,"firstName":"Steven","hireDate":"2013-10-17","homePhone":"(71) 555-4848","label":"Employee-5","lastName":"Buchanan","lat":51.5239508,"lat_long":"51.5239508,-0.0944701","long":-0.0944701,"notes":"Steven Buchanan graduated from St. Andrews University, Scotland, with a BSC degree in 1976. Upon joining the company as a sales representative in 1992, he spent 6 months in an orientation program at the Seattle office and then returned to his permanent post in London. He was promoted to sales manager in March 1993. Mr. Buchanan has completed the courses Successful Telemarketing and International Sales Management. He is fluent in French.","photo":"http://accweb/emmployees/buchanan.bmp","regionDescription":null,"reportsToId":"NWD~Employee-2","reportsToNotation":null,"subjectId":"NWD~Employee-5","territoryNotation":null,"title":"Sales Manager","titleOfCourtesy":"Mr."}]}</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1.Enti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entity","birthDate":"1972-02-19","comment":null,"employeeAddress":"908 W. Capital Way","employeeCity":"Tacoma","employeeCountry":"USA","employeeLinkedIn":"https://www.linkedin.com/in/peterjohnlawrence/","employeePostalCode":"98401","employeeSalary":null,"employer":null,"extension":"3457","favorite":null,"firstName":"Andrew","hireDate":"2012-08-14","homePhone":"(206) 555-9482","label":"Employee-2","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ull,"reportsToNotation":null,"subjectId":"NWD~Employee-2","territoryNotation":null,"title":"Vice President, Sales","titleOfCourtesy":"Dr."}</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2.EntitySe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text:p>
          </table:table-cell>
          <table:table-cell office:value-type="string" calcext:value-type="string">
            <text:p>$select=subjectId</text:p>
          </table:table-cell>
          <table:table-cell office:value-type="string" calcext:value-type="string">
            <text:p>&amp;$format=application/json;charset=UTF-8</text:p>
          </table:table-cell>
          <table:table-cell office:value-type="string" calcext:value-type="string">
            <text:p>{"@odata.context":"http://localhost:8080/odata2sparql/northwind/$metadata#Employee('NWD~Employee-2')/managesOrder(subjectId)","value":[{"subjectId":"NWD~Order-10265"},{"subjectId":"NWD~Order-10277"},{"subjectId":"NWD~Order-10280"},{"subjectId":"NWD~Order-10295"},{"subjectId":"NWD~Order-10300"},{"subjectId":"NWD~Order-10307"},{"subjectId":"NWD~Order-10312"},{"subjectId":"NWD~Order-10313"},{"subjectId":"NWD~Order-10327"},{"subjectId":"NWD~Order-10339"},{"subjectId":"NWD~Order-10345"},{"subjectId":"NWD~Order-10368"},{"subjectId":"NWD~Order-10379"},{"subjectId":"NWD~Order-10388"},{"subjectId":"NWD~Order-10392"},{"subjectId":"NWD~Order-10398"},{"subjectId":"NWD~Order-10404"},{"subjectId":"NWD~Order-10407"},{"subjectId":"NWD~Order-10414"},{"subjectId":"NWD~Order-10422"},{"subjectId":"NWD~Order-10457"},{"subjectId":"NWD~Order-10462"},{"subjectId":"NWD~Order-10471"},{"subjectId":"NWD~Order-10478"},{"subjectId":"NWD~Order-10487"},{"subjectId":"NWD~Order-10502"},{"subjectId":"NWD~Order-10515"},{"subjectId":"NWD~Order-10516"},{"subjectId":"NWD~Order-10541"},{"subjectId":"NWD~Order-10552"},{"subjectId":"NWD~Order-10553"},{"subjectId":"NWD~Order-10556"},{"subjectId":"NWD~Order-10561"},{"subjectId":"NWD~Order-10563"},{"subjectId":"NWD~Order-10583"},{"subjectId":"NWD~Order-10588"},{"subjectId":"NWD~Order-10595"},{"subjectId":"NWD~Order-10615"},{"subjectId":"NWD~Order-10620"},{"subjectId":"NWD~Order-10657"},{"subjectId":"NWD~Order-10663"},{"subjectId":"NWD~Order-10669"},{"subjectId":"NWD~Order-10673"},{"subjectId":"NWD~Order-10676"},{"subjectId":"NWD~Order-10683"},{"subjectId":"NWD~Order-10686"},{"subjectId":"NWD~Order-10691"},{"subjectId":"NWD~Order-10727"},{"subjectId":"NWD~Order-10734"},{"subjectId":"NWD~Order-10737"},{"subjectId":"NWD~Order-10738"},{"subjectId":"NWD~Order-10752"},{"subjectId":"NWD~Order-10780"},{"subjectId":"NWD~Order-10781"},{"subjectId":"NWD~Order-10787"},{"subjectId":"NWD~Order-10798"},{"subjectId":"NWD~Order-10805"},{"subjectId":"NWD~Order-10808"},{"subjectId":"NWD~Order-10810"},{"subjectId":"NWD~Order-10815"},{"subjectId":"NWD~Order-10819"},{"subjectId":"NWD~Order-10832"},{"subjectId":"NWD~Order-10846"},{"subjectId":"NWD~Order-10858"},{"subjectId":"NWD~Order-10865"},{"subjectId":"NWD~Order-10912"},{"subjectId":"NWD~Order-10915"},{"subjectId":"NWD~Order-10919"},{"subjectId":"NWD~Order-10939"},{"subjectId":"NWD~Order-10949"},{"subjectId":"NWD~Order-10967"},{"subjectId":"NWD~Order-10971"},{"subjectId":"NWD~Order-10982"},{"subjectId":"NWD~Order-10983"},{"subjectId":"NWD~Order-10985"},{"subjectId":"NWD~Order-10989"},{"subjectId":"NWD~Order-10990"},{"subjectId":"NWD~Order-10994"},{"subjectId":"NWD~Order-11000"},{"subjectId":"NWD~Order-11001"},{"subjectId":"NWD~Order-11005"},{"subjectId":"NWD~Order-11009"},{"subjectId":"NWD~Order-11010"},{"subjectId":"NWD~Order-11013"},{"subjectId":"NWD~Order-11014"},{"subjectId":"NWD~Order-11015"},{"subjectId":"NWD~Order-11020"},{"subjectId":"NWD~Order-11028"},{"subjectId":"NWD~Order-11032"},{"subjectId":"NWD~Order-11035"},{"subjectId":"NWD~Order-11042"},{"subjectId":"NWD~Order-11053"},{"subjectId":"NWD~Order-11059"},{"subjectId":"NWD~Order-11060"},{"subjectId":"NWD~Order-11070"},{"subjectId":"NWD~Order-11073"}]}</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2.Enti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5')/reportsTo</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Employee-5')/reportsTo/$entity","birthDate":"1972-02-19","comment":null,"employeeAddress":"908 W. Capital Way","employeeCity":"Tacoma","employeeCountry":"USA","employeeLinkedIn":"https://www.linkedin.com/in/peterjohnlawrence/","employeePostalCode":"98401","employeeSalary":null,"employer":null,"extension":"3457","favorite":null,"firstName":"Andrew","hireDate":"2012-08-14","homePhone":"(206) 555-9482","label":"Employee-2","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ull,"reportsToNotation":null,"subjectId":"NWD~Employee-2","territoryNotation":null,"title":"Vice President, Sales","titleOfCourtesy":"Dr."}</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2.Enti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NWD~Order-10265')</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entity","comment":null,"customerId":"NWD~Customer-BLONP","customerNotation":null,"employeeId":"NWD~Employee-2","employeeNotation":null,"freight":"55.279999","label":"Order-10265","lat":48.5835085,"lat_long":"48.5835085,7.7446960","long":7.744696,"orderDate":"2016-07-25T00:00:00Z","orderRegionId":null,"regionDescription":null,"requiredDate":"2016-08-22T00:00:00Z","shipAddress":"24, place Kléber","shipCity":"Strasbourg","shipCountry":"France","shipName":"Blondel père et fils","shipPostalCode":"67000","shipViaId":"NWD~Shipper-1","shipViaNotation":null,"shippedDate":"2016-08-12T00:00:00Z","subjectId":"NWD~Order-10265"}</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3.EntitySe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NWD~Order-10265')/hasOrderDetail</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Employee-2')/managesOrder('NWD~Order-10265')/hasOrderDetail","value":[{"comment":null,"discount":0.0,"label":"OrderDetail-10265-17","orderDetailUnitPrice":31.2,"orderId":"NWD~Order-10265","orderNotation":null,"productId":"NWD~Product-17","productNotation":null,"quantity":30,"subjectId":"NWD~OrderDetail-10265-17"},{"comment":null,"discount":0.0,"label":"OrderDetail-10265-70","orderDetailUnitPrice":12.0,"orderId":"NWD~Order-10265","orderNotation":null,"productId":"NWD~Product-70","productNotation":null,"quantity":20,"subjectId":"NWD~OrderDetail-10265-70"}]}</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3.Enti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NWD~Order-10265')/customer</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Employee-2')/managesOrder('NWD~Order-10265')/customer/$entity","comment":null,"customerAddress":"24, place Kléber","customerCity":"Strasbourg","customerCompanyName":"Blondesddsl père et fils","customerContactName":"Frédérique Citeaux","customerContactTitle":"Marketing Manager","customerCountry":"France","customerFax":"88.60.15.32","customerPhone":"88.60.15.31","customerPostalCode":"67000","customerWebsite":null,"label":"Blondesddsl père et fils","lat":48.5835085,"lat_long":"48.5835085,7.7446960","long":7.744696,"regionDescription":null,"subjectId":"NWD~Customer-BLONP"}</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3.Enti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NWD~Order-10265')/hasOrderDetail('NWD~OrderDetail-10265-17')</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entity","comment":null,"discount":0.0,"label":"OrderDetail-10265-17","orderDetailUnitPrice":31.2,"orderId":"NWD~Order-10265","orderNotation":null,"productId":"NWD~Product-17","productNotation":null,"quantity":30,"subjectId":"NWD~OrderDetail-10265-17"}</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4.Enti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NWD~Order-10265')/hasOrderDetail('NWD~OrderDetail-10265-17')/product</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Employee-2')/managesOrder('NWD~Order-10265')/hasOrderDetail('NWD~OrderDetail-10265-17')/product/$entity","categoryId":"NWD~Category-6","categoryNotation":null,"comment":null,"discontinued":true,"label":"Product-17","productName":"Alice Mutton","productUnitPrice":39.0,"quantityPerUnit":"20 - 1 kg tins","reorderLevel":0,"subjectId":"NWD~Product-17","supplierId":"NWD~Supplier-7","supplierNotation":null,"unitCommission":null,"unitsInStock":0,"unitsOnOrder":0}</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5.Enti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NWD~Order-10265')/hasOrderDetail('NWD~OrderDetail-10265-17')/product/supplier</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Employee-2')/managesOrder('NWD~Order-10265')/hasOrderDetail('NWD~OrderDetail-10265-17')/product/supplier/$entity","comment":null,"homePage":null,"label":"Supplier-7","lat":-37.741888,"lat_long":"-37.7418880,144.9475730","long":144.947573,"regionDescription":null,"subjectId":"NWD~Supplier-7","supplierAddress":"74 Rose St. Moonie Ponds","supplierCity":"Melbourne","supplierCompanyName":"Pavlova, Ltd.","supplierContactName":"Ian Devling","supplierContactTitle":"Marketing Manager","supplierCountry":"Australia","supplierFax":null,"supplierHomePage":null,"supplierPhone":"(03) 444-2343","supplierPostalCode":"3058"}</text:p>
          </table:table-cell>
          <table:table-cell table:number-columns-repeated="1014"/>
        </table:table-row>
        <table:table-row table:style-name="ro1">
          <table:table-cell office:value-type="string" calcext:value-type="string">
            <text:p>Segmentpaths</text:p>
          </table:table-cell>
          <table:table-cell/>
          <table:table-cell office:value-type="string" calcext:value-type="string">
            <text:p>Path6.Entity</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NWD~Order-10265')/hasOrderDetail('NWD~OrderDetail-10265-17')/product/supplier/suppliesProduct</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Employee-2')/managesOrder('NWD~Order-10265')/hasOrderDetail('NWD~OrderDetail-10265-17')/product/supplier/suppliesProduct","value":[{"categoryId":"NWD~Category-3","categoryNotation":null,"comment":null,"discontinued":false,"label":"Product-16","productName":"Pavlova","productUnitPrice":17.45,"quantityPerUnit":"32 - 500 g boxes","reorderLevel":10,"subjectId":"NWD~Product-16","supplierId":"NWD~Supplier-7","supplierNotation":null,"unitCommission":null,"unitsInStock":29,"unitsOnOrder":0},{"categoryId":"NWD~Category-6","categoryNotation":null,"comment":null,"discontinued":true,"label":"Product-17","productName":"Alice Mutton","productUnitPrice":39.0,"quantityPerUnit":"20 - 1 kg tins","reorderLevel":0,"subjectId":"NWD~Product-17","supplierId":"NWD~Supplier-7","supplierNotation":null,"unitCommission":null,"unitsInStock":0,"unitsOnOrder":0},{"categoryId":"NWD~Category-8","categoryNotation":null,"comment":null,"discontinued":false,"label":"Product-18","productName":"Carnarvon Tigers","productUnitPrice":62.5,"quantityPerUnit":"16 kg pkg.","reorderLevel":0,"subjectId":"NWD~Product-18","supplierId":"NWD~Supplier-7","supplierNotation":null,"unitCommission":null,"unitsInStock":42,"unitsOnOrder":0},{"categoryId":"NWD~Category-2","categoryNotation":null,"comment":null,"discontinued":false,"label":"Product-63","productName":"Vegie-spread","productUnitPrice":43.9,"quantityPerUnit":"15 - 625 g jars","reorderLevel":5,"subjectId":"NWD~Product-63","supplierId":"NWD~Supplier-7","supplierNotation":null,"unitCommission":null,"unitsInStock":24,"unitsOnOrder":0},{"categoryId":"NWD~Category-1","categoryNotation":null,"comment":null,"discontinued":false,"label":"Product-70","productName":"Outback Lager","productUnitPrice":15.0,"quantityPerUnit":"24 - 355 ml bottles","reorderLevel":30,"subjectId":"NWD~Product-70","supplierId":"NWD~Supplier-7","supplierNotation":null,"unitCommission":null,"unitsInStock":15,"unitsOnOrder":10}]}</text:p>
          </table:table-cell>
          <table:table-cell table:number-columns-repeated="1014"/>
        </table:table-row>
        <table:table-row table:style-name="ro1">
          <table:table-cell office:value-type="string" calcext:value-type="string">
            <text:p>ProxyOLGAP</text:p>
          </table:table-cell>
          <table:table-cell/>
          <table:table-cell office:value-type="string" calcext:value-type="string">
            <text:p>olgap_ShortestPath</text:p>
          </table:table-cell>
          <table:table-cell/>
          <table:table-cell office:value-type="string" calcext:value-type="string">
            <text:p>GET</text:p>
          </table:table-cell>
          <table:table-cell office:value-type="string" calcext:value-type="string">
            <text:p>ODATA2SPARQL</text:p>
          </table:table-cell>
          <table:table-cell office:value-type="string" calcext:value-type="string">
            <text:p>olgap_ShortestPath</text:p>
          </table:table-cell>
          <table:table-cell office:value-type="string" calcext:value-type="string">
            <text:p>service=%27tfl%27&amp;start=londontube~Euston&amp;end=londontube~Baker_Street&amp;propertyPath=%27(tfl~connectsFrom)!(rdf~type%7Ctfl~connectsTo)%5E!(rdf~type%7Ctfl~hasStationInZone%7Ctfl~hasStationOnLine%7Ctfl~connectsFrom)%5E(rdf~type)%27&amp;maxPath=8&amp;$orderby=edge</text:p>
          </table:table-cell>
          <table:table-cell office:value-type="string" calcext:value-type="string">
            <text:p>&amp;$format=application/json;charset=UTF-8</text:p>
          </table:table-cell>
          <table:table-cell office:value-type="string" calcext:value-type="string">
            <text:p>{"@odata.context":"http://localhost:8080/odata2sparql/ODATA2SPARQL/$metadata#olgap_ShortestPath","value":[{"direct":true,"edge":1,"maxPath":null,"object":"londontube~Kings_Cross_St._Pancras","property":"tfl~connectsFrom","propertyPath":null,"subject":"londontube~Euston"},{"direct":true,"edge":2,"maxPath":null,"object":"londontube~Euston_Square","property":"tfl~connectsFrom","propertyPath":null,"subject":"londontube~Kings_Cross_St._Pancras"},{"direct":false,"edge":3,"maxPath":null,"object":"londontube~Great_Portland_Street","property":"tfl~connectsFrom","propertyPath":null,"subject":"londontube~Euston_Square"},{"direct":false,"edge":4,"maxPath":null,"object":"londontube~Baker_Street","property":"tfl~connectsFrom","propertyPath":null,"subject":"londontube~Great_Portland_Street"}]}</text:p>
          </table:table-cell>
          <table:table-cell table:number-columns-repeated="1014"/>
        </table:table-row>
        <table:table-row table:style-name="ro1">
          <table:table-cell office:value-type="string" calcext:value-type="string">
            <text:p>ProxyOLGAP</text:p>
          </table:table-cell>
          <table:table-cell/>
          <table:table-cell office:value-type="string" calcext:value-type="string">
            <text:p>olgap_ShortestPath</text:p>
          </table:table-cell>
          <table:table-cell/>
          <table:table-cell office:value-type="string" calcext:value-type="string">
            <text:p>GET</text:p>
          </table:table-cell>
          <table:table-cell office:value-type="string" calcext:value-type="string">
            <text:p>ODATA2SPARQL</text:p>
          </table:table-cell>
          <table:table-cell office:value-type="string" calcext:value-type="string">
            <text:p>olgap_ShortestPath</text:p>
          </table:table-cell>
          <table:table-cell office:value-type="string" calcext:value-type="string">
            <text:p>service=%22tfl%22&amp;start=londontube~Goldhawk_Road&amp;end=londontube~Tower_Hill&amp;propertyPath=%22!(rdf~type%7Ctfl~connectsFrom%7Ctfl~onLine%7Ctfl~inZone)%5E!(rdf~type%7Ctfl~hasStationInZone%7Ctfl~hasStationOnLine)%22&amp;maxPath=20&amp;$select=direct,object,property,subject&amp;$expand=olgap_object($select=label),olgap_subject($select=label),olgap_property($select=label,subjectId)&amp;$orderby=edge&amp;bidirectional=true&amp;$skip=0&amp;$top=20</text:p>
          </table:table-cell>
          <table:table-cell office:value-type="string" calcext:value-type="string">
            <text:p>&amp;$format=application/json;charset=UTF-8</text:p>
          </table:table-cell>
          <table:table-cell office:value-type="string" calcext:value-type="string">
            <text:p>{"@odata.context":"http://localhost:8080/odata2sparql/ODATA2SPARQL/$metadata#olgap_ShortestPath(direct,object,property,subject,olgap_object(label,subjectId),olgap_property(label,subjectId),olgap_subject(label,subjectId))","value":[{"direct":true,"object":"londontube~Shepherds_Bush_Market","property":"tfl~connectsTo","subject":"londontube~Goldhawk_Road","olgap_object":{"@odata.id":"rdfs_Resource('londontube~Shepherds_Bush_Market')","label":"Shepherds Bush Market","subjectId":"londontube~Shepherds_Bush_Market"},"olgap_property":{"label":"Connects To","subjectId":"tfl~connectsTo"},"olgap_subject":{"@odata.id":"rdfs_Resource('londontube~Goldhawk_Road')","label":"Goldhawk Road","subjectId":"londontube~Goldhawk_Road"}},{"direct":true,"object":"londontube~Wood_Lane","property":"tfl~connectsTo","subject":"londontube~Shepherds_Bush_Market","olgap_object":{"@odata.id":"rdfs_Resource('londontube~Wood_Lane')","label":"Wood Lane","subjectId":"londontube~Wood_Lane"},"olgap_property":{"label":"Connects To","subjectId":"tfl~connectsTo"},"olgap_subject":{"@odata.id":"rdfs_Resource('londontube~Shepherds_Bush_Market')","label":"Shepherds Bush Market","subjectId":"londontube~Shepherds_Bush_Market"}},{"direct":true,"object":"londontube~Latimer_Road","property":"tfl~connectsTo","subject":"londontube~Wood_Lane","olgap_object":{"@odata.id":"rdfs_Resource('londontube~Latimer_Road')","label":"Latimer Road","subjectId":"londontube~Latimer_Road"},"olgap_property":{"label":"Connects To","subjectId":"tfl~connectsTo"},"olgap_subject":{"@odata.id":"rdfs_Resource('londontube~Wood_Lane')","label":"Wood Lane","subjectId":"londontube~Wood_Lane"}},{"direct":true,"object":"londontube~Ladbroke_Grove","property":"tfl~connectsTo","subject":"londontube~Latimer_Road","olgap_object":{"@odata.id":"rdfs_Resource('londontube~Ladbroke_Grove')","label":"Ladbroke Grove","subjectId":"londontube~Ladbroke_Grove"},"olgap_property":{"label":"Connects To","subjectId":"tfl~connectsTo"},"olgap_subject":{"@odata.id":"rdfs_Resource('londontube~Latimer_Road')","label":"Latimer Road","subjectId":"londontube~Latimer_Road"}},{"direct":true,"object":"londontube~Westbourne_Park","property":"tfl~connectsTo","subject":"londontube~Ladbroke_Grove","olgap_object":{"@odata.id":"rdfs_Resource('londontube~Westbourne_Park')","label":"Westbourne Park","subjectId":"londontube~Westbourne_Park"},"olgap_property":{"label":"Connects To","subjectId":"tfl~connectsTo"},"olgap_subject":{"@odata.id":"rdfs_Resource('londontube~Ladbroke_Grove')","label":"Ladbroke Grove","subjectId":"londontube~Ladbroke_Grove"}},{"direct":true,"object":"londontube~Royal_Oak","property":"tfl~connectsTo","subject":"londontube~Westbourne_Park","olgap_object":{"@odata.id":"rdfs_Resource('londontube~Royal_Oak')","label":"Royal Oak","subjectId":"londontube~Royal_Oak"},"olgap_property":{"label":"Connects To","subjectId":"tfl~connectsTo"},"olgap_subject":{"@odata.id":"rdfs_Resource('londontube~Westbourne_Park')","label":"Westbourne Park","subjectId":"londontube~Westbourne_Park"}},{"direct":true,"object":"londontube~Paddington","property":"tfl~connectsTo","subject":"londontube~Royal_Oak","olgap_object":{"@odata.id":"rdfs_Resource('londontube~Paddington')","label":"Paddington","subjectId":"londontube~Paddington"},"olgap_property":{"label":"Connects To","subjectId":"tfl~connectsTo"},"olgap_subject":{"@odata.id":"rdfs_Resource('londontube~Royal_Oak')","label":"Royal Oak","subjectId":"londontube~Royal_Oak"}},{"direct":true,"object":"londontube~Edgware_Road_%28Circle%2FDistrict%2FHammersmith_and_City%29","property":"tfl~connectsTo","subject":"londontube~Paddington","olgap_object":{"@odata.id":"rdfs_Resource('londontube~Edgware_Road_%28Circle%2FDistrict%2FHammersmith_and_City%29')","label":"Edgware Road (Circle/District/Hammersmith and City)","subjectId":"londontube~Edgware_Road_%28Circle%2FDistrict%2FHammersmith_and_City%29"},"olgap_property":{"label":"Connects To","subjectId":"tfl~connectsTo"},"olgap_subject":{"@odata.id":"rdfs_Resource('londontube~Paddington')","label":"Paddington","subjectId":"londontube~Paddington"}},{"direct":true,"object":"londontube~Baker_Street","property":"tfl~connectsTo","subject":"londontube~Edgware_Road_%28Circle%2FDistrict%2FHammersmith_and_City%29","olgap_object":{"@odata.id":"rdfs_Resource('londontube~Baker_Street')","label":"Baker Street","subjectId":"londontube~Baker_Street"},"olgap_property":{"label":"Connects To","subjectId":"tfl~connectsTo"},"olgap_subject":{"@odata.id":"rdfs_Resource('londontube~Edgware_Road_%28Circle%2FDistrict%2FHammersmith_and_City%29')","label":"Edgware Road (Circle/District/Hammersmith and City)","subjectId":"londontube~Edgware_Road_%28Circle%2FDistrict%2FHammersmith_and_City%29"}},{"direct":true,"object":"londontube~Bond_Street","property":"tfl~connectsTo","subject":"londontube~Baker_Street","olgap_object":{"@odata.id":"rdfs_Resource('londontube~Bond_Street')","label":"Bond Street","subjectId":"londontube~Bond_Street"},"olgap_property":{"label":"Connects To","subjectId":"tfl~connectsTo"},"olgap_subject":{"@odata.id":"rdfs_Resource('londontube~Baker_Street')","label":"Baker Street","subjectId":"londontube~Baker_Street"}},{"direct":true,"object":"londontube~Green_Park","property":"tfl~connectsTo","subject":"londontube~Bond_Street","olgap_object":{"@odata.id":"rdfs_Resource('londontube~Green_Park')","label":"Green Park","subjectId":"londontube~Green_Park"},"olgap_property":{"label":"Connects To","subjectId":"tfl~connectsTo"},"olgap_subject":{"@odata.id":"rdfs_Resource('londontube~Bond_Street')","label":"Bond Street","subjectId":"londontube~Bond_Street"}},{"direct":true,"object":"londontube~Westminster","property":"tfl~connectsTo","subject":"londontube~Green_Park","olgap_object":{"@odata.id":"rdfs_Resource('londontube~Westminster')","label":"Westminster","subjectId":"londontube~Westminster"},"olgap_property":{"label":"Connects To","subjectId":"tfl~connectsTo"},"olgap_subject":{"@odata.id":"rdfs_Resource('londontube~Green_Park')","label":"Green Park","subjectId":"londontube~Green_Park"}},{"direct":true,"object":"londontube~Waterloo","property":"tfl~connectsTo","subject":"londontube~Westminster","olgap_object":{"@odata.id":"rdfs_Resource('londontube~Waterloo')","label":"Waterloo","subjectId":"londontube~Waterloo"},"olgap_property":{"label":"Connects To","subjectId":"tfl~connectsTo"},"olgap_subject":{"@odata.id":"rdfs_Resource('londontube~Westminster')","label":"Westminster","subjectId":"londontube~Westminster"}},{"direct":true,"object":"londontube~Bank","property":"tfl~connectsTo","subject":"londontube~Waterloo","olgap_object":{"@odata.id":"rdfs_Resource('londontube~Bank')","label":"Bank","subjectId":"londontube~Bank"},"olgap_property":{"label":"Connects To","subjectId":"tfl~connectsTo"},"olgap_subject":{"@odata.id":"rdfs_Resource('londontube~Waterloo')","label":"Waterloo","subjectId":"londontube~Waterloo"}},{"direct":false,"object":"londontube~Liverpool_Street","property":"tfl~connectsTo","subject":"londontube~Bank","olgap_object":{"@odata.id":"rdfs_Resource('londontube~Liverpool_Street')","label":"Liverpool Street","subjectId":"londontube~Liverpool_Street"},"olgap_property":{"label":"Connects To","subjectId":"tfl~connectsTo"},"olgap_subject":{"@odata.id":"rdfs_Resource('londontube~Bank')","label":"Bank","subjectId":"londontube~Bank"}},{"direct":false,"object":"londontube~Aldgate","property":"tfl~connectsTo","subject":"londontube~Liverpool_Street","olgap_object":{"@odata.id":"rdfs_Resource('londontube~Aldgate')","label":"Aldgate","subjectId":"londontube~Aldgate"},"olgap_property":{"label":"Connects To","subjectId":"tfl~connectsTo"},"olgap_subject":{"@odata.id":"rdfs_Resource('londontube~Liverpool_Street')","label":"Liverpool Street","subjectId":"londontube~Liverpool_Street"}},{"direct":true,"object":"londontube~Tower_Hill","property":"tfl~connectsTo","subject":"londontube~Aldgate","olgap_object":{"@odata.id":"rdfs_Resource('londontube~Tower_Hill')","label":"Tower Hill","subjectId":"londontube~Tower_Hill"},"olgap_property":{"label":"Connects To","subjectId":"tfl~connectsTo"},"olgap_subject":{"@odata.id":"rdfs_Resource('londontube~Aldgate')","label":"Aldgate","subjectId":"londontube~Aldgate"}}]}</text:p>
          </table:table-cell>
          <table:table-cell table:number-columns-repeated="1014"/>
        </table:table-row>
        <table:table-row table:style-name="ro1">
          <table:table-cell office:value-type="string" calcext:value-type="string">
            <text:p>ProxyOLGAP</text:p>
          </table:table-cell>
          <table:table-cell/>
          <table:table-cell office:value-type="string" calcext:value-type="string">
            <text:p>olgap_ShortestPath</text:p>
          </table:table-cell>
          <table:table-cell/>
          <table:table-cell office:value-type="string" calcext:value-type="string">
            <text:p>GET</text:p>
          </table:table-cell>
          <table:table-cell office:value-type="string" calcext:value-type="string">
            <text:p>ODATA2SPARQL</text:p>
          </table:table-cell>
          <table:table-cell office:value-type="string" calcext:value-type="string">
            <text:p>olgap_ShortestPath</text:p>
          </table:table-cell>
          <table:table-cell office:value-type="string" calcext:value-type="string">
            <text:p>service=%27northwind%27&amp;start=NWD~Customer-PRINI&amp;end=NWD~Product-29&amp;propertyPath=%27!(rdf~type)%5E!(rdf~type)%27&amp;maxPath=15&amp;$orderby=edge</text:p>
          </table:table-cell>
          <table:table-cell office:value-type="string" calcext:value-type="string">
            <text:p>&amp;$format=application/json;charset=UTF-8</text:p>
          </table:table-cell>
          <table:table-cell office:value-type="string" calcext:value-type="string">
            <text:p>{"@odata.context":"http://localhost:8080/odata2sparql/ODATA2SPARQL/$metadata#olgap_ShortestPath","value":[{"direct":false,"edge":1,"maxPath":null,"object":"NWD~Order-11007","property":"northwind~customer","propertyPath":null,"subject":"NWD~Customer-PRINI"},{"direct":false,"edge":2,"maxPath":null,"object":"NWD~OrderDetail-11007-29","property":"northwind~order","propertyPath":null,"subject":"NWD~Order-11007"},{"direct":true,"edge":3,"maxPath":null,"object":"NWD~Product-29","property":"northwind~product","propertyPath":null,"subject":"NWD~OrderDetail-11007-29"}]}</text:p>
          </table:table-cell>
          <table:table-cell table:number-columns-repeated="1014"/>
        </table:table-row>
        <table:table-row table:style-name="ro1">
          <table:table-cell office:value-type="string" calcext:value-type="string">
            <text:p>ProxyOLGAP</text:p>
          </table:table-cell>
          <table:table-cell/>
          <table:table-cell office:value-type="string" calcext:value-type="string">
            <text:p>olgap_ShortestPath</text:p>
          </table:table-cell>
          <table:table-cell/>
          <table:table-cell office:value-type="string" calcext:value-type="string">
            <text:p>GET</text:p>
          </table:table-cell>
          <table:table-cell office:value-type="string" calcext:value-type="string">
            <text:p>ODATA2SPARQL</text:p>
          </table:table-cell>
          <table:table-cell office:value-type="string" calcext:value-type="string">
            <text:p>olgap_ShortestPath</text:p>
          </table:table-cell>
          <table:table-cell office:value-type="string" calcext:value-type="string">
            <text:p>service=%27northwind%27&amp;start=NWD~Order-10477&amp;end=NWD~Order-10491&amp;propertyPath=%27!(rdf~type)%5E!(rdf~type)%27&amp;maxPath=15&amp;$orderby=edge</text:p>
          </table:table-cell>
          <table:table-cell office:value-type="string" calcext:value-type="string">
            <text:p>&amp;$format=application/json;charset=UTF-8</text:p>
          </table:table-cell>
          <table:table-cell office:value-type="string" calcext:value-type="string">
            <text:p>{"@odata.context":"http://localhost:8080/odata2sparql/ODATA2SPARQL/$metadata#olgap_ShortestPath","value":[{"direct":true,"edge":1,"maxPath":null,"object":"NWD~Shipper-2","property":"northwind~shipVia","propertyPath":null,"subject":"NWD~Order-10477"},{"direct":false,"edge":2,"maxPath":null,"object":"NWD~Order-10464","property":"northwind~shipVia","propertyPath":null,"subject":"NWD~Shipper-2"},{"direct":true,"edge":3,"maxPath":null,"object":"NWD~Customer-FURIB","property":"northwind~customer","propertyPath":null,"subject":"NWD~Order-10464"},{"direct":false,"edge":4,"maxPath":null,"object":"NWD~Order-10491","property":"northwind~customer","propertyPath":null,"subject":"NWD~Customer-FURIB"}]}</text:p>
          </table:table-cell>
          <table:table-cell table:number-columns-repeated="1014"/>
        </table:table-row>
        <table:table-row table:style-name="ro1">
          <table:table-cell office:value-type="string" calcext:value-type="string">
            <text:p>ProxyOLGAP</text:p>
          </table:table-cell>
          <table:table-cell/>
          <table:table-cell office:value-type="string" calcext:value-type="string">
            <text:p>olgap_Triangles</text:p>
          </table:table-cell>
          <table:table-cell/>
          <table:table-cell office:value-type="string" calcext:value-type="string">
            <text:p>GET</text:p>
          </table:table-cell>
          <table:table-cell office:value-type="string" calcext:value-type="string">
            <text:p>ODATA2SPARQL</text:p>
          </table:table-cell>
          <table:table-cell office:value-type="string" calcext:value-type="string">
            <text:p>olgap_Triangles</text:p>
          </table:table-cell>
          <table:table-cell office:value-type="string" calcext:value-type="string">
            <text:p>service=%27tfl%27</text:p>
          </table:table-cell>
          <table:table-cell office:value-type="string" calcext:value-type="string">
            <text:p>&amp;$format=application/json;charset=UTF-8</text:p>
          </table:table-cell>
          <table:table-cell office:value-type="string" calcext:value-type="string">
            <text:p>{"@odata.context":"http://localhost:8080/odata2sparql/ODATA2SPARQL/$metadata#olgap_Triangles","value":[{"triangles":2491,"trianglesService":"j1~tfl"}]}</text:p>
          </table:table-cell>
          <table:table-cell table:number-columns-repeated="1014"/>
        </table:table-row>
        <table:table-row table:style-name="ro1">
          <table:table-cell office:value-type="string" calcext:value-type="string">
            <text:p>ProxyOLGAP</text:p>
          </table:table-cell>
          <table:table-cell/>
          <table:table-cell office:value-type="string" calcext:value-type="string">
            <text:p>olgap_DegreeDistribution</text:p>
          </table:table-cell>
          <table:table-cell/>
          <table:table-cell office:value-type="string" calcext:value-type="string">
            <text:p>GET</text:p>
          </table:table-cell>
          <table:table-cell office:value-type="string" calcext:value-type="string">
            <text:p>ODATA2SPARQL</text:p>
          </table:table-cell>
          <table:table-cell office:value-type="string" calcext:value-type="string">
            <text:p>olgap_DegreeDistribution</text:p>
          </table:table-cell>
          <table:table-cell office:value-type="string" calcext:value-type="string">
            <text:p>service=%27tfl%27&amp;$orderby=degree</text:p>
          </table:table-cell>
          <table:table-cell office:value-type="string" calcext:value-type="string">
            <text:p>&amp;$format=application/json;charset=UTF-8</text:p>
          </table:table-cell>
          <table:table-cell office:value-type="string" calcext:value-type="string">
            <text:p>{"@odata.context":"http://localhost:8080/odata2sparql/ODATA2SPARQL/$metadata#olgap_DegreeDistribution","value":[{"count":3827,"degree":1,"degreeDistributionService":"UNDEF"},{"count":701,"degree":2,"degreeDistributionService":"UNDEF"},{"count":4,"degree":3,"degreeDistributionService":"UNDEF"},{"count":17,"degree":4,"degreeDistributionService":"UNDEF"},{"count":6,"degree":5,"degreeDistributionService":"UNDEF"},{"count":2,"degree":7,"degreeDistributionService":"UNDEF"},{"count":3,"degree":9,"degreeDistributionService":"UNDEF"},{"count":3,"degree":11,"degreeDistributionService":"UNDEF"},{"count":1,"degree":13,"degreeDistributionService":"UNDEF"},{"count":1,"degree":14,"degreeDistributionService":"UNDEF"},{"count":37,"degree":16,"degreeDistributionService":"UNDEF"},{"count":334,"degree":18,"degreeDistributionService":"UNDEF"},{"count":76,"degree":20,"degreeDistributionService":"UNDEF"},{"count":1,"degree":21,"degreeDistributionService":"UNDEF"},{"count":34,"degree":22,"degreeDistributionService":"UNDEF"},{"count":80,"degree":24,"degreeDistributionService":"UNDEF"},{"count":30,"degree":26,"degreeDistributionService":"UNDEF"},{"count":2,"degree":27,"degreeDistributionService":"UNDEF"},{"count":13,"degree":28,"degreeDistributionService":"UNDEF"},{"count":2,"degree":29,"degreeDistributionService":"UNDEF"},{"count":12,"degree":30,"degreeDistributionService":"UNDEF"},{"count":7,"degree":32,"degreeDistributionService":"UNDEF"},{"count":5,"degree":34,"degreeDistributionService":"UNDEF"},{"count":3,"degree":36,"degreeDistributionService":"UNDEF"},{"count":3,"degree":38,"degreeDistributionService":"UNDEF"},{"count":2,"degree":42,"degreeDistributionService":"UNDEF"},{"count":1,"degree":44,"degreeDistributionService":"UNDEF"},{"count":2,"degree":45,"degreeDistributionService":"UNDEF"},{"count":1,"degree":48,"degreeDistributionService":"UNDEF"},{"count":1,"degree":49,"degreeDistributionService":"UNDEF"},{"count":1,"degree":50,"degreeDistributionService":"UNDEF"},{"count":1,"degree":52,"degreeDistributionService":"UNDEF"},{"count":1,"degree":53,"degreeDistributionService":"UNDEF"},{"count":1,"degree":57,"degreeDistributionService":"UNDEF"},{"count":1,"degree":61,"degreeDistributionService":"UNDEF"},{"count":1,"degree":67,"degreeDistributionService":"UNDEF"},{"count":1,"degree":69,"degreeDistributionService":"UNDEF"},{"count":1,"degree":73,"degreeDistributionService":"UNDEF"},{"count":1,"degree":81,"degreeDistributionService":"UNDEF"},{"count":1,"degree":91,"degreeDistributionService":"UNDEF"},{"count":1,"degree":93,"degreeDistributionService":"UNDEF"},{"count":1,"degree":101,"degreeDistributionService":"UNDEF"},{"count":1,"degree":103,"degreeDistributionService":"UNDEF"},{"count":1,"degree":107,"degreeDistributionService":"UNDEF"},{"count":1,"degree":109,"degreeDistributionService":"UNDEF"},{"count":1,"degree":123,"degreeDistributionService":"UNDEF"},{"count":1,"degree":137,"degreeDistributionService":"UNDEF"},{"count":1,"degree":145,"degreeDistributionService":"UNDEF"},{"count":1,"degree":163,"degreeDistributionService":"UNDEF"},{"count":1,"degree":203,"degreeDistributionService":"UNDEF"},{"count":1,"degree":215,"degreeDistributionService":"UNDEF"},{"count":1,"degree":225,"degreeDistributionService":"UNDEF"},{"count":1,"degree":299,"degreeDistributionService":"UNDEF"},{"count":1,"degree":305,"degreeDistributionService":"UNDEF"},{"count":1,"degree":353,"degreeDistributionService":"UNDEF"},{"count":1,"degree":1295,"degreeDistributionService":"UNDEF"}]}</text:p>
          </table:table-cell>
          <table:table-cell table:number-columns-repeated="1014"/>
        </table:table-row>
        <table:table-row table:style-name="ro1">
          <table:table-cell table:style-name="ce2" office:value-type="string" calcext:value-type="string">
            <text:p>ProxyOLGAP</text:p>
          </table:table-cell>
          <table:table-cell table:style-name="ce2"/>
          <table:table-cell table:style-name="ce2" office:value-type="string" calcext:value-type="string">
            <text:p>olgap_Eccentricity</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ODATA2SPARQL</text:p>
          </table:table-cell>
          <table:table-cell table:style-name="ce2" office:value-type="string" calcext:value-type="string">
            <text:p>olgap_Eccentricity</text:p>
          </table:table-cell>
          <table:table-cell table:style-name="ce2" office:value-type="string" calcext:value-type="string">
            <text:p>service=%27tfl%27</text:p>
          </table:table-cell>
          <table:table-cell table:style-name="ce2" office:value-type="string" calcext:value-type="string">
            <text:p>&amp;$format=application/json;charset=UTF-8</text:p>
          </table:table-cell>
          <table:table-cell table:style-name="ce2" table:number-columns-repeated="1015"/>
        </table:table-row>
        <table:table-row table:style-name="ro1">
          <table:table-cell table:style-name="ce2" office:value-type="string" calcext:value-type="string">
            <text:p>ProxyOLGAP</text:p>
          </table:table-cell>
          <table:table-cell table:style-name="ce2"/>
          <table:table-cell table:style-name="ce2" office:value-type="string" calcext:value-type="string">
            <text:p>olgap_ConnectedComponents</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ODATA2SPARQL</text:p>
          </table:table-cell>
          <table:table-cell table:style-name="ce2" office:value-type="string" calcext:value-type="string">
            <text:p>olgap_ConnectedComponents</text:p>
          </table:table-cell>
          <table:table-cell table:style-name="ce2" office:value-type="string" calcext:value-type="string">
            <text:p>service=%27tfl%27</text:p>
          </table:table-cell>
          <table:table-cell table:style-name="ce2" office:value-type="string" calcext:value-type="string">
            <text:p>&amp;$format=application/json;charset=UTF-8</text:p>
          </table:table-cell>
          <table:table-cell table:style-name="ce2" table:number-columns-repeated="1015"/>
        </table:table-row>
        <table:table-row table:style-name="ro1">
          <table:table-cell table:style-name="ce2" office:value-type="string" calcext:value-type="string">
            <text:p>ProxyOLGAP</text:p>
          </table:table-cell>
          <table:table-cell table:style-name="ce2"/>
          <table:table-cell table:style-name="ce2" office:value-type="string" calcext:value-type="string">
            <text:p>olgap_PageRank</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ODATA2SPARQL</text:p>
          </table:table-cell>
          <table:table-cell table:style-name="ce2" office:value-type="string" calcext:value-type="string">
            <text:p>olgap_PageRank</text:p>
          </table:table-cell>
          <table:table-cell table:style-name="ce2" office:value-type="string" calcext:value-type="string">
            <text:p>service=%27tfl%27</text:p>
          </table:table-cell>
          <table:table-cell table:style-name="ce2" office:value-type="string" calcext:value-type="string">
            <text:p>&amp;$format=application/json;charset=UTF-8</text:p>
          </table:table-cell>
          <table:table-cell table:style-name="ce2" table:number-columns-repeated="1015"/>
        </table:table-row>
        <table:table-row table:style-name="ro1">
          <table:table-cell office:value-type="string" calcext:value-type="string">
            <text:p>ProxySearch</text:p>
          </table:table-cell>
          <table:table-cell/>
          <table:table-cell office:value-type="string" calcext:value-type="string">
            <text:p>search_EntitySearch</text:p>
          </table:table-cell>
          <table:table-cell table:style-name="ce2"/>
          <table:table-cell office:value-type="string" calcext:value-type="string">
            <text:p>GET</text:p>
          </table:table-cell>
          <table:table-cell office:value-type="string" calcext:value-type="string">
            <text:p>ODATA2SPARQL</text:p>
          </table:table-cell>
          <table:table-cell office:value-type="string" calcext:value-type="string">
            <text:p>search_EntitySearch</text:p>
          </table:table-cell>
          <table:table-cell office:value-type="string" calcext:value-type="string">
            <text:p>service=%22northwind%22&amp;string=%22isabel%20AND%20portugal%22&amp;$orderby=entity&amp;$select=entity,formattedValue,type&amp;$expand=search_entity($select=label,subjectId)&amp;$skip=0&amp;$top=20</text:p>
          </table:table-cell>
          <table:table-cell office:value-type="string" calcext:value-type="string">
            <text:p>&amp;$format=application/json;charset=UTF-8</text:p>
          </table:table-cell>
          <table:table-cell office:value-type="string" calcext:value-type="string">
            <text:p>{"@odata.context":"http://localhost:8080/odata2sparql/ODATA2SPARQL/$metadata#search_EntitySearch(entity,formattedValue,type,search_entity(label,subjectId))","value":[{"entity":"NWD~Customer-PRINI","formattedValue":"&lt;tr&gt;&lt;td&gt;&lt;i&gt;country:&lt;/i&gt;&lt;/td&gt;&lt;td&gt;&lt;B&gt;Portugal&lt;/B&gt;&lt;/td&gt;&lt;/tr&gt; &lt;tr&gt;&lt;td&gt;&lt;i&gt;company name:&lt;/i&gt;&lt;/td&gt;&lt;td&gt;Princesa &lt;B&gt;Isabel&lt;/B&gt; Vinhos&lt;/td&gt;&lt;/tr&gt; &lt;tr&gt;&lt;td&gt;&lt;i&gt;http://www.w3.org/2000/01/rdf-schema#label:&lt;/i&gt;&lt;/td&gt;&lt;td&gt;Princesa &lt;B&gt;Isabel&lt;/B&gt; Vinhos&lt;/td&gt;&lt;/tr&gt; &lt;tr&gt;&lt;td&gt;&lt;i&gt;contact name:&lt;/i&gt;&lt;/td&gt;&lt;td&gt;&lt;B&gt;Isabel&lt;/B&gt; de Castro&lt;/td&gt;&lt;/tr&gt;","type":"northwind~Customer","search_entity":{"label":"Princesa Isabel Vinhos","subjectId":"NWD~Customer-PRINI"}},{"entity":"NWD~Order-10336","formattedValue":"&lt;tr&gt;&lt;td&gt;&lt;i&gt;ship country:&lt;/i&gt;&lt;/td&gt;&lt;td&gt;&lt;B&gt;Portugal&lt;/B&gt;&lt;/td&gt;&lt;/tr&gt; &lt;tr&gt;&lt;td&gt;&lt;i&gt;ship name:&lt;/i&gt;&lt;/td&gt;&lt;td&gt;Princesa &lt;B&gt;Isabel&lt;/B&gt; Vinhos&lt;/td&gt;&lt;/tr&gt;","type":"northwind~Order","search_entity":{"label":"Order-10336","subjectId":"NWD~Order-10336"}},{"entity":"NWD~Order-10397","formattedValue":"&lt;tr&gt;&lt;td&gt;&lt;i&gt;ship country:&lt;/i&gt;&lt;/td&gt;&lt;td&gt;&lt;B&gt;Portugal&lt;/B&gt;&lt;/td&gt;&lt;/tr&gt; &lt;tr&gt;&lt;td&gt;&lt;i&gt;ship name:&lt;/i&gt;&lt;/td&gt;&lt;td&gt;Princesa &lt;B&gt;Isabel&lt;/B&gt; Vinhos&lt;/td&gt;&lt;/tr&gt;","type":"northwind~Order","search_entity":{"label":"Order-10397","subjectId":"NWD~Order-10397"}},{"entity":"NWD~Order-10433","formattedValue":"&lt;tr&gt;&lt;td&gt;&lt;i&gt;ship country:&lt;/i&gt;&lt;/td&gt;&lt;td&gt;&lt;B&gt;Portugal&lt;/B&gt;&lt;/td&gt;&lt;/tr&gt; &lt;tr&gt;&lt;td&gt;&lt;i&gt;ship name:&lt;/i&gt;&lt;/td&gt;&lt;td&gt;Princesa &lt;B&gt;Isabel&lt;/B&gt; Vinhos&lt;/td&gt;&lt;/tr&gt;","type":"northwind~Order","search_entity":{"label":"Order-10433","subjectId":"NWD~Order-10433"}},{"entity":"NWD~Order-10477","formattedValue":"&lt;tr&gt;&lt;td&gt;&lt;i&gt;ship country:&lt;/i&gt;&lt;/td&gt;&lt;td&gt;&lt;B&gt;Portugal&lt;/B&gt;&lt;/td&gt;&lt;/tr&gt; &lt;tr&gt;&lt;td&gt;&lt;i&gt;ship name:&lt;/i&gt;&lt;/td&gt;&lt;td&gt;Princesa &lt;B&gt;Isabel&lt;/B&gt; Vinhos&lt;/td&gt;&lt;/tr&gt;","type":"northwind~Order","search_entity":{"label":"Order-10477","subjectId":"NWD~Order-10477"}},{"entity":"NWD~Order-11007","formattedValue":"&lt;tr&gt;&lt;td&gt;&lt;i&gt;ship country:&lt;/i&gt;&lt;/td&gt;&lt;td&gt;&lt;B&gt;Portugal&lt;/B&gt;&lt;/td&gt;&lt;/tr&gt; &lt;tr&gt;&lt;td&gt;&lt;i&gt;ship name:&lt;/i&gt;&lt;/td&gt;&lt;td&gt;Princesa &lt;B&gt;Isabel&lt;/B&gt; Vinhos&lt;/td&gt;&lt;/tr&gt;","type":"northwind~Order","search_entity":{"label":"Order-11007","subjectId":"NWD~Order-11007"}}]}</text:p>
          </table:table-cell>
          <table:table-cell table:number-columns-repeated="1014"/>
        </table:table-row>
        <table:table-row table:style-name="ro1">
          <table:table-cell office:value-type="string" calcext:value-type="string">
            <text:p>ProxySearch</text:p>
          </table:table-cell>
          <table:table-cell/>
          <table:table-cell office:value-type="string" calcext:value-type="string">
            <text:p>search_LinkedSearch</text:p>
          </table:table-cell>
          <table:table-cell table:style-name="ce2" office:value-type="string" calcext:value-type="string">
            <text:p>skip</text:p>
          </table:table-cell>
          <table:table-cell office:value-type="string" calcext:value-type="string">
            <text:p>GET</text:p>
          </table:table-cell>
          <table:table-cell office:value-type="string" calcext:value-type="string">
            <text:p>ODATA2SPARQL</text:p>
          </table:table-cell>
          <table:table-cell office:value-type="string" calcext:value-type="string">
            <text:p>search_LinkedSearch</text:p>
          </table:table-cell>
          <table:table-cell office:value-type="string" calcext:value-type="string">
            <text:p>service=%22northwind%22&amp;subjectA=NWD~Customer-ANTON&amp;stringB=%22Geitost%22&amp;$select=entityA,entityB,formattedValueB,i10,i21,i32,i43,i54,i65,node1,node2,node3,node4,node5,p01,p12,p23,p34,p45,p56,type1,type2,type3,type4,type5,typeA,typeB&amp;$skip=0&amp;$top=3</text:p>
          </table:table-cell>
          <table:table-cell office:value-type="string" calcext:value-type="string">
            <text:p>&amp;$format=application/json;charset=UTF-8</text:p>
          </table:table-cell>
          <table:table-cell office:value-type="string" calcext:value-type="string">
            <text:p>{"@odata.context":"http://localhost:8080/odata2sparql/ODATA2SPARQL/$metadata#search_LinkedSearch(entityA,entityB,formattedValueB,i10,i21,i32,i43,i54,i65,node1,node2,node3,node4,node5,p01,p12,p23,p34,p45,p56,type1,type2,type3,type4,type5,typeA,typeB)","value":[{"entityA":"NWD~Customer-ANTON","entityB":"NWD~Product-33","formattedValueB":"&lt;tr&gt;&lt;td&gt;&lt;i&gt;product name:&lt;/i&gt;&lt;/td&gt;&lt;td&gt;&lt;B&gt;Geitost&lt;/B&gt;&lt;/td&gt;&lt;/tr&gt;","i10":"northwind~customer","i21":"UNDEF","i32":"northwind~customer","i43":"northwind~order","i54":"UNDEF","i65":"UNDEF","node1":"NWD~Order-10365","node2":"NWD~Customer-ANTON","node3":"NWD~Order-10677","node4":"NWD~OrderDetail-10677-33","node5":"UNDEF","p01":"UNDEF","p12":"northwind~customer","p23":"UNDEF","p34":"UNDEF","p45":"northwind~product","p56":"UNDEF","type1":"northwind~Order","type2":"northwind~Customer","type3":"northwind~Order","type4":"northwind~OrderDetail","type5":"UNDEF","typeA":"UNDEF","typeB":"northwind~Product"},{"entityA":"NWD~Customer-ANTON","entityB":"NWD~Product-33","formattedValueB":"&lt;tr&gt;&lt;td&gt;&lt;i&gt;product name:&lt;/i&gt;&lt;/td&gt;&lt;td&gt;&lt;B&gt;Geitost&lt;/B&gt;&lt;/td&gt;&lt;/tr&gt;","i10":"northwind~customer","i21":"UNDEF","i32":"northwind~customer","i43":"northwind~order","i54":"UNDEF","i65":"UNDEF","node1":"NWD~Order-10365","node2":"NWD~Customer-ANTON","node3":"NWD~Order-10682","node4":"NWD~OrderDetail-10682-33","node5":"UNDEF","p01":"UNDEF","p12":"northwind~customer","p23":"UNDEF","p34":"UNDEF","p45":"northwind~product","p56":"UNDEF","type1":"northwind~Order","type2":"northwind~Customer","type3":"northwind~Order","type4":"northwind~OrderDetail","type5":"UNDEF","typeA":"UNDEF","typeB":"northwind~Product"},{"entityA":"NWD~Customer-ANTON","entityB":"NWD~Product-33","formattedValueB":"&lt;tr&gt;&lt;td&gt;&lt;i&gt;product name:&lt;/i&gt;&lt;/td&gt;&lt;td&gt;&lt;B&gt;Geitost&lt;/B&gt;&lt;/td&gt;&lt;/tr&gt;","i10":"northwind~customer","i21":"UNDEF","i32":"UNDEF","i43":"northwind~orderRegion","i54":"northwind~order","i65":"UNDEF","node1":"NWD~Order-10365","node2":"NWD~Employee-3","node3":"NWD~Region-4306a04670067b5b27e766335d3d40fa","node4":"NWD~Order-10269","node5":"NWD~OrderDetail-10269-33","p01":"UNDEF","p12":"northwind~employee","p23":"northwind~employeeRegion","p34":"UNDEF","p45":"UNDEF","p56":"northwind~product","type1":"northwind~Order","type2":"northwind~Employee","type3":"northwind~Region","type4":"northwind~Order","type5":"northwind~OrderDetail","typeA":"UNDEF","typeB":"northwind~Product"}]}</text:p>
          </table:table-cell>
          <table:table-cell table:number-columns-repeated="1014"/>
        </table:table-row>
        <table:table-row table:style-name="ro1">
          <table:table-cell office:value-type="string" calcext:value-type="string">
            <text:p>ProxySearch</text:p>
          </table:table-cell>
          <table:table-cell/>
          <table:table-cell office:value-type="string" calcext:value-type="string">
            <text:p>search_PathSearch</text:p>
          </table:table-cell>
          <table:table-cell table:style-name="ce2"/>
          <table:table-cell office:value-type="string" calcext:value-type="string">
            <text:p>GET</text:p>
          </table:table-cell>
          <table:table-cell office:value-type="string" calcext:value-type="string">
            <text:p>ODATA2SPARQL</text:p>
          </table:table-cell>
          <table:table-cell office:value-type="string" calcext:value-type="string">
            <text:p>search_PathSearch</text:p>
          </table:table-cell>
          <table:table-cell office:value-type="string" calcext:value-type="string">
            <text:p>service=%22northwind%22&amp;subjectA=NWD~Customer-ANTON&amp;stringB=%22Geitost%22&amp;propertyPath=%27!(rdf~type)%5E!(rdf~type)%27&amp;maxPath=20&amp;$select=entityA,entityB,formattedValueB,edge,subject,property,direct,object&amp;$top=1</text:p>
          </table:table-cell>
          <table:table-cell office:value-type="string" calcext:value-type="string">
            <text:p>&amp;$format=application/json;charset=UTF-8</text:p>
          </table:table-cell>
          <table:table-cell office:value-type="string" calcext:value-type="string">
            <text:p>{"@odata.context":"http://localhost:8080/odata2sparql/ODATA2SPARQL/$metadata#search_PathSearch(direct,edge,entityA,entityB,formattedValueB,object,property,subject,typeA,typeB)","value":[{"@odata.id":"search_PathSearch(entityA='NWD~Customer-ANTON',entityB='NWD~Product-33',object='NWD~OrderDetail-10677-33',property='northwind~order',subject='NWD~Order-10677',typeA='UNDEF',typeB='northwind~Product')","direct":false,"edge":2,"entityA":"NWD~Customer-ANTON","entityB":"NWD~Product-33","formattedValueB":"&lt;tr&gt;&lt;td&gt;&lt;i&gt;product name:&lt;/i&gt;&lt;/td&gt;&lt;td&gt;&lt;B&gt;Geitost&lt;/B&gt;&lt;/td&gt;&lt;/tr&gt;","object":"NWD~OrderDetail-10677-33","property":"northwind~order","subject":"NWD~Order-10677","typeA":"UNDEF","typeB":"northwind~Product"}]}</text:p>
          </table:table-cell>
          <table:table-cell table:number-columns-repeated="1014"/>
        </table:table-row>
        <table:table-row table:style-name="ro1">
          <table:table-cell office:value-type="string" calcext:value-type="string">
            <text:p>ProxySearch</text:p>
          </table:table-cell>
          <table:table-cell/>
          <table:table-cell office:value-type="string" calcext:value-type="string">
            <text:p>search_LinkedEntitySearch</text:p>
          </table:table-cell>
          <table:table-cell table:style-name="ce2" office:value-type="string" calcext:value-type="string">
            <text:p>skip</text:p>
          </table:table-cell>
          <table:table-cell office:value-type="string" calcext:value-type="string">
            <text:p>GET</text:p>
          </table:table-cell>
          <table:table-cell office:value-type="string" calcext:value-type="string">
            <text:p>ODATA2SPARQL</text:p>
          </table:table-cell>
          <table:table-cell office:value-type="string" calcext:value-type="string">
            <text:p>search_LinkedEntitySearch</text:p>
          </table:table-cell>
          <table:table-cell office:value-type="string" calcext:value-type="string">
            <text:p>service=%22northwind%22&amp;stringA=%22isabel%22&amp;stringB=%22portugal%22&amp;$select=entityA,entityB,formattedValueA,formattedValueB,i10,i21,i32,i43,i54,i65,node1,node2,node3,node4,node5,p01,p12,p23,p34,p45,p56,type1,type2,type3,type4,type5,typeA,typeB&amp;$skip=0&amp;$top=3 </text:p>
          </table:table-cell>
          <table:table-cell office:value-type="string" calcext:value-type="string">
            <text:p>&amp;$format=application/json;charset=UTF-8</text:p>
          </table:table-cell>
          <table:table-cell office:value-type="string" calcext:value-type="string">
            <text:p>{"@odata.context":"http://localhost:8080/odata2sparql/ODATA2SPARQL/$metadata#search_LinkedEntitySearch(entityA,entityB,formattedValueA,formattedValueB,i10,i21,i32,i43,i54,i65,node1,node2,node3,node4,node5,p01,p12,p23,p34,p45,p56,type1,type2,type3,type4,type5,typeA,typeB)","value":[{"entityA":"NWD~Customer-PRINI","entityB":"NWD~Order-11007","formattedValueA":"&lt;tr&gt;&lt;td&gt;&lt;i&gt;company name:&lt;/i&gt;&lt;/td&gt;&lt;td&gt;Princesa &lt;B&gt;Isabel&lt;/B&gt; Vinhos&lt;/td&gt;&lt;/tr&gt;","formattedValueB":"&lt;tr&gt;&lt;td&gt;&lt;i&gt;ship country:&lt;/i&gt;&lt;/td&gt;&lt;td&gt;&lt;B&gt;Portugal&lt;/B&gt;&lt;/td&gt;&lt;/tr&gt;","i10":"northwind~customer","i21":"UNDEF","i32":"northwind~customer","i43":"UNDEF","i54":"northwind~customer","i65":"UNDEF","node1":"NWD~Order-10336","node2":"NWD~Customer-PRINI","node3":"NWD~Order-10336","node4":"NWD~Customer-PRINI","node5":"UNDEF","p01":"UNDEF","p12":"northwind~customer","p23":"UNDEF","p34":"northwind~customer","p45":"UNDEF","p56":"UNDEF","type1":"northwind~Order","type2":"northwind~Customer","type3":"northwind~Order","type4":"northwind~Customer","type5":"UNDEF","typeA":"northwind~Customer","typeB":"northwind~Order"},{"entityA":"NWD~Customer-PRINI","entityB":"NWD~Order-11007","formattedValueA":"&lt;tr&gt;&lt;td&gt;&lt;i&gt;company name:&lt;/i&gt;&lt;/td&gt;&lt;td&gt;Princesa &lt;B&gt;Isabel&lt;/B&gt; Vinhos&lt;/td&gt;&lt;/tr&gt;","formattedValueB":"&lt;tr&gt;&lt;td&gt;&lt;i&gt;ship country:&lt;/i&gt;&lt;/td&gt;&lt;td&gt;&lt;B&gt;Portugal&lt;/B&gt;&lt;/td&gt;&lt;/tr&gt;","i10":"northwind~customer","i21":"UNDEF","i32":"northwind~customer","i43":"UNDEF","i54":"UNDEF","i65":"UNDEF","node1":"NWD~Order-10336","node2":"NWD~Customer-PRINI","node3":"UNDEF","node4":"UNDEF","node5":"UNDEF","p01":"UNDEF","p12":"northwind~customer","p23":"UNDEF","p34":"UNDEF","p45":"UNDEF","p56":"UNDEF","type1":"northwind~Order","type2":"northwind~Customer","type3":"UNDEF","type4":"UNDEF","type5":"UNDEF","typeA":"northwind~Customer","typeB":"northwind~Order"},{"entityA":"NWD~Customer-PRINI","entityB":"NWD~Order-11007","formattedValueA":"&lt;tr&gt;&lt;td&gt;&lt;i&gt;company name:&lt;/i&gt;&lt;/td&gt;&lt;td&gt;Princesa &lt;B&gt;Isabel&lt;/B&gt; Vinhos&lt;/td&gt;&lt;/tr&gt;","formattedValueB":"&lt;tr&gt;&lt;td&gt;&lt;i&gt;ship country:&lt;/i&gt;&lt;/td&gt;&lt;td&gt;&lt;B&gt;Portugal&lt;/B&gt;&lt;/td&gt;&lt;/tr&gt;","i10":"northwind~customer","i21":"UNDEF","i32":"UNDEF","i43":"UNDEF","i54":"UNDEF","i65":"UNDEF","node1":"UNDEF","node2":"UNDEF","node3":"UNDEF","node4":"UNDEF","node5":"UNDEF","p01":"UNDEF","p12":"UNDEF","p23":"UNDEF","p34":"UNDEF","p45":"UNDEF","p56":"UNDEF","type1":"UNDEF","type2":"UNDEF","type3":"UNDEF","type4":"UNDEF","type5":"UNDEF","typeA":"northwind~Customer","typeB":"northwind~Order"}]}</text:p>
          </table:table-cell>
          <table:table-cell table:number-columns-repeated="1014"/>
        </table:table-row>
        <table:table-row table:style-name="ro1">
          <table:table-cell office:value-type="string" calcext:value-type="string">
            <text:p>ProxySearch</text:p>
          </table:table-cell>
          <table:table-cell/>
          <table:table-cell office:value-type="string" calcext:value-type="string">
            <text:p>search_PathEntitySearch</text:p>
          </table:table-cell>
          <table:table-cell table:style-name="ce2"/>
          <table:table-cell office:value-type="string" calcext:value-type="string">
            <text:p>GET</text:p>
          </table:table-cell>
          <table:table-cell office:value-type="string" calcext:value-type="string">
            <text:p>ODATA2SPARQL</text:p>
          </table:table-cell>
          <table:table-cell office:value-type="string" calcext:value-type="string">
            <text:p>search_PathEntitySearch</text:p>
          </table:table-cell>
          <table:table-cell office:value-type="string" calcext:value-type="string">
            <text:p>service=%22northwind%22&amp;stringA=%22isabel%22&amp;stringB=%22portugal%22&amp;propertyPath=%27!(rdf~type)%5E!(rdf~type)%27&amp;maxPath=20&amp;$select=entityA,formattedValueA,entityB,formattedValueB,edge,subject,property,direct,object&amp;$top=1</text:p>
          </table:table-cell>
          <table:table-cell office:value-type="string" calcext:value-type="string">
            <text:p>&amp;$format=application/json;charset=UTF-8</text:p>
          </table:table-cell>
          <table:table-cell office:value-type="string" calcext:value-type="string">
            <text:p>{"@odata.context":"http://localhost:8080/odata2sparql/ODATA2SPARQL/$metadata#search_PathEntitySearch(direct,edge,entityA,entityB,formattedValueA,formattedValueB,object,property,subject,typeA,typeB)","value":[{"@odata.id":"search_PathEntitySearch(entityA='NWD~Order-10477',entityB='NWD~Order-10491',object='NWD~Order-10464',property='northwind~shipVia',subject='NWD~Shipper-2',typeA='northwind~Order',typeB='northwind~Order')","direct":false,"edge":2,"entityA":"NWD~Order-10477","entityB":"NWD~Order-10491","formattedValueA":"&lt;tr&gt;&lt;td&gt;&lt;i&gt;ship name:&lt;/i&gt;&lt;/td&gt;&lt;td&gt;Princesa &lt;B&gt;Isabel&lt;/B&gt; Vinhos&lt;/td&gt;&lt;/tr&gt;","formattedValueB":"&lt;tr&gt;&lt;td&gt;&lt;i&gt;ship country:&lt;/i&gt;&lt;/td&gt;&lt;td&gt;&lt;B&gt;Portugal&lt;/B&gt;&lt;/td&gt;&lt;/tr&gt;","object":"NWD~Order-10464","property":"northwind~shipVia","subject":"NWD~Shipper-2","typeA":"northwind~Order","typeB":"northwind~Order"}]}</text:p>
          </table:table-cell>
          <table:table-cell table:number-columns-repeated="1014"/>
        </table:table-row>
        <table:table-row table:style-name="ro1">
          <table:table-cell office:value-type="string" calcext:value-type="string">
            <text:p>ProxyContextmenu</text:p>
          </table:table-cell>
          <table:table-cell/>
          <table:table-cell office:value-type="string" calcext:value-type="string">
            <text:p>contextmenu_Count</text:p>
          </table:table-cell>
          <table:table-cell table:style-name="ce2"/>
          <table:table-cell office:value-type="string" calcext:value-type="string">
            <text:p>GET</text:p>
          </table:table-cell>
          <table:table-cell office:value-type="string" calcext:value-type="string">
            <text:p>ODATA2SPARQL</text:p>
          </table:table-cell>
          <table:table-cell office:value-type="string" calcext:value-type="string">
            <text:p>contextmenu_Count</text:p>
          </table:table-cell>
          <table:table-cell office:value-type="string" calcext:value-type="string">
            <text:p>service=%22northwind%22&amp;subject=NWD~OrderDetail-10255-16&amp;$select=count,property</text:p>
          </table:table-cell>
          <table:table-cell office:value-type="string" calcext:value-type="string">
            <text:p>&amp;$format=application/json;charset=UTF-8</text:p>
          </table:table-cell>
          <table:table-cell office:value-type="string" calcext:value-type="string">
            <text:p>{"@odata.context":"http://localhost:8080/odata2sparql/ODATA2SPARQL/$metadata#contextmenu_Count(count,entity,property)","value":[{"@odata.id":"contextmenu_Count(entity='NWD~OrderDetail-10255-16',property='northwind~product')","count":1,"entity":"NWD~OrderDetail-10255-16","property":"northwind~product"},{"@odata.id":"contextmenu_Count(entity='NWD~OrderDetail-10255-16',property='northwind~order')","count":1,"entity":"NWD~OrderDetail-10255-16","property":"northwind~order"},{"@odata.id":"contextmenu_Count(entity='NWD~OrderDetail-10255-16',property='rdf~type')","count":1,"entity":"NWD~OrderDetail-10255-16","property":"rdf~type"}]}</text:p>
          </table:table-cell>
          <table:table-cell table:number-columns-repeated="1014"/>
        </table:table-row>
        <table:table-row table:style-name="ro1">
          <table:table-cell office:value-type="string" calcext:value-type="string">
            <text:p>ProxyContextmenu</text:p>
          </table:table-cell>
          <table:table-cell/>
          <table:table-cell office:value-type="string" calcext:value-type="string">
            <text:p>contextmenu_Types</text:p>
          </table:table-cell>
          <table:table-cell table:style-name="ce2"/>
          <table:table-cell office:value-type="string" calcext:value-type="string">
            <text:p>GET</text:p>
          </table:table-cell>
          <table:table-cell office:value-type="string" calcext:value-type="string">
            <text:p>ODATA2SPARQL</text:p>
          </table:table-cell>
          <table:table-cell office:value-type="string" calcext:value-type="string">
            <text:p>contextmenu_Types</text:p>
          </table:table-cell>
          <table:table-cell office:value-type="string" calcext:value-type="string">
            <text:p>service=%22northwind%22&amp;subject=NWD~OrderDetail-10255-16</text:p>
          </table:table-cell>
          <table:table-cell office:value-type="string" calcext:value-type="string">
            <text:p>&amp;$format=application/json;charset=UTF-8</text:p>
          </table:table-cell>
          <table:table-cell office:value-type="string" calcext:value-type="string">
            <text:p>{"@odata.context":"http://localhost:8080/odata2sparql/ODATA2SPARQL/$metadata#contextmenu_Types","value":[{"entity":"NWD~OrderDetail-10255-16","type":"northwind~OrderDetail"}]}</text:p>
          </table:table-cell>
          <table:table-cell table:number-columns-repeated="1014"/>
        </table:table-row>
        <table:table-row table:style-name="ro1">
          <table:table-cell office:value-type="string" calcext:value-type="string">
            <text:p>Search</text:p>
          </table:table-cell>
          <table:table-cell/>
          <table:table-cell office:value-type="string" calcext:value-type="string">
            <text:p>search_EntitySearch</text:p>
          </table:table-cell>
          <table:table-cell table:style-name="ce2" office:value-type="string" calcext:value-type="string">
            <text:p>obsolete</text:p>
          </table:table-cell>
          <table:table-cell office:value-type="string" calcext:value-type="string">
            <text:p>GET</text:p>
          </table:table-cell>
          <table:table-cell office:value-type="string" calcext:value-type="string">
            <text:p>northwind</text:p>
          </table:table-cell>
          <table:table-cell office:value-type="string" calcext:value-type="string">
            <text:p>search_EntitySearch</text:p>
          </table:table-cell>
          <table:table-cell office:value-type="string" calcext:value-type="string">
            <text:p>string=%22isabel%20AND%20portugal%22&amp;$orderby=entity&amp;$select=entity,formattedValue,type&amp;$expand=search_entity($select=label,subjectId)&amp;$skip=0&amp;$top=20</text:p>
          </table:table-cell>
          <table:table-cell office:value-type="string" calcext:value-type="string">
            <text:p>&amp;$format=application/json;charset=UTF-8</text:p>
          </table:table-cell>
          <table:table-cell office:value-type="string" calcext:value-type="string">
            <text:p>{"@odata.context":"http://localhost:8080/odata2sparql/northwind/$metadata#search_EntitySearch(entity,formattedValue,type,search_entity(label,subjectId))","value":[{"entity":"NWD~Customer-PRINI","formattedValue":"&lt;tr&gt;&lt;td&gt;&lt;i&gt;country:&lt;/i&gt;&lt;/td&gt;&lt;td&gt;&lt;B&gt;Portugal&lt;/B&gt;&lt;/td&gt;&lt;/tr&gt; &lt;tr&gt;&lt;td&gt;&lt;i&gt;company name:&lt;/i&gt;&lt;/td&gt;&lt;td&gt;Princesa &lt;B&gt;Isabel&lt;/B&gt; Vinhos&lt;/td&gt;&lt;/tr&gt; &lt;tr&gt;&lt;td&gt;&lt;i&gt;label:&lt;/i&gt;&lt;/td&gt;&lt;td&gt;Princesa &lt;B&gt;Isabel&lt;/B&gt; Vinhos&lt;/td&gt;&lt;/tr&gt; &lt;tr&gt;&lt;td&gt;&lt;i&gt;contact name:&lt;/i&gt;&lt;/td&gt;&lt;td&gt;&lt;B&gt;Isabel&lt;/B&gt; de Castro&lt;/td&gt;&lt;/tr&gt;","type":"northwind~Customer","search_entity":{"label":"Princesa Isabel Vinhos","subjectId":"NWD~Customer-PRINI"}},{"entity":"NWD~Order-10336","formattedValue":"&lt;tr&gt;&lt;td&gt;&lt;i&gt;ship country:&lt;/i&gt;&lt;/td&gt;&lt;td&gt;&lt;B&gt;Portugal&lt;/B&gt;&lt;/td&gt;&lt;/tr&gt; &lt;tr&gt;&lt;td&gt;&lt;i&gt;ship name:&lt;/i&gt;&lt;/td&gt;&lt;td&gt;Princesa &lt;B&gt;Isabel&lt;/B&gt; Vinhos&lt;/td&gt;&lt;/tr&gt;","type":"northwind~Order","search_entity":{"label":"Order-10336","subjectId":"NWD~Order-10336"}},{"entity":"NWD~Order-10397","formattedValue":"&lt;tr&gt;&lt;td&gt;&lt;i&gt;ship country:&lt;/i&gt;&lt;/td&gt;&lt;td&gt;&lt;B&gt;Portugal&lt;/B&gt;&lt;/td&gt;&lt;/tr&gt; &lt;tr&gt;&lt;td&gt;&lt;i&gt;ship name:&lt;/i&gt;&lt;/td&gt;&lt;td&gt;Princesa &lt;B&gt;Isabel&lt;/B&gt; Vinhos&lt;/td&gt;&lt;/tr&gt;","type":"northwind~Order","search_entity":{"label":"Order-10397","subjectId":"NWD~Order-10397"}},{"entity":"NWD~Order-10433","formattedValue":"&lt;tr&gt;&lt;td&gt;&lt;i&gt;ship country:&lt;/i&gt;&lt;/td&gt;&lt;td&gt;&lt;B&gt;Portugal&lt;/B&gt;&lt;/td&gt;&lt;/tr&gt; &lt;tr&gt;&lt;td&gt;&lt;i&gt;ship name:&lt;/i&gt;&lt;/td&gt;&lt;td&gt;Princesa &lt;B&gt;Isabel&lt;/B&gt; Vinhos&lt;/td&gt;&lt;/tr&gt;","type":"northwind~Order","search_entity":{"label":"Order-10433","subjectId":"NWD~Order-10433"}},{"entity":"NWD~Order-10477","formattedValue":"&lt;tr&gt;&lt;td&gt;&lt;i&gt;ship country:&lt;/i&gt;&lt;/td&gt;&lt;td&gt;&lt;B&gt;Portugal&lt;/B&gt;&lt;/td&gt;&lt;/tr&gt; &lt;tr&gt;&lt;td&gt;&lt;i&gt;ship name:&lt;/i&gt;&lt;/td&gt;&lt;td&gt;Princesa &lt;B&gt;Isabel&lt;/B&gt; Vinhos&lt;/td&gt;&lt;/tr&gt;","type":"northwind~Order","search_entity":{"label":"Order-10477","subjectId":"NWD~Order-10477"}},{"entity":"NWD~Order-11007","formattedValue":"&lt;tr&gt;&lt;td&gt;&lt;i&gt;ship country:&lt;/i&gt;&lt;/td&gt;&lt;td&gt;&lt;B&gt;Portugal&lt;/B&gt;&lt;/td&gt;&lt;/tr&gt; &lt;tr&gt;&lt;td&gt;&lt;i&gt;ship name:&lt;/i&gt;&lt;/td&gt;&lt;td&gt;Princesa &lt;B&gt;Isabel&lt;/B&gt; Vinhos&lt;/td&gt;&lt;/tr&gt;","type":"northwind~Order","search_entity":{"label":"Order-11007","subjectId":"NWD~Order-11007"}}]}</text:p>
          </table:table-cell>
          <table:table-cell table:number-columns-repeated="1014"/>
        </table:table-row>
        <table:table-row table:style-name="ro1">
          <table:table-cell office:value-type="string" calcext:value-type="string">
            <text:p>Search</text:p>
          </table:table-cell>
          <table:table-cell/>
          <table:table-cell office:value-type="string" calcext:value-type="string">
            <text:p>search_LinkedSearch</text:p>
          </table:table-cell>
          <table:table-cell table:style-name="ce2" office:value-type="string" calcext:value-type="string">
            <text:p>obsolete</text:p>
          </table:table-cell>
          <table:table-cell office:value-type="string" calcext:value-type="string">
            <text:p>GET</text:p>
          </table:table-cell>
          <table:table-cell office:value-type="string" calcext:value-type="string">
            <text:p>northwind</text:p>
          </table:table-cell>
          <table:table-cell office:value-type="string" calcext:value-type="string">
            <text:p>search_LinkedSearch</text:p>
          </table:table-cell>
          <table:table-cell office:value-type="string" calcext:value-type="string">
            <text:p>subjectA=NWD~Customer-ANTON&amp;stringB=%22Geitost%22&amp;$select=entityA,entityB,formattedValueB,i10,i21,i32,i43,i54,i65,node1,node2,node3,node4,node5,p01,p12,p23,p34,p45,p56,type1,type2,type3,type4,type5,typeA,typeB&amp;$skip=0&amp;$top=3</text:p>
          </table:table-cell>
          <table:table-cell office:value-type="string" calcext:value-type="string">
            <text:p>&amp;$format=application/json;charset=UTF-8</text:p>
          </table:table-cell>
          <table:table-cell office:value-type="string" calcext:value-type="string">
            <text:p>{"@odata.context":"http://localhost:8080/odata2sparql/northwind/$metadata#search_LinkedSearch(entityA,entityB,formattedValueB,i10,i21,i32,i43,i54,i65,node1,node2,node3,node4,node5,p01,p12,p23,p34,p45,p56,type1,type2,type3,type4,type5,typeA,typeB)","value":[{"entityA":"NWD~Customer-ANTON","entityB":"NWD~Product-33","formattedValueB":"&lt;tr&gt;&lt;td&gt;&lt;i&gt;product name:&lt;/i&gt;&lt;/td&gt;&lt;td&gt;&lt;B&gt;Geitost&lt;/B&gt;&lt;/td&gt;&lt;/tr&gt;","i10":"northwind~customer","i21":"UNDEF","i32":"northwind~customer","i43":"northwind~order","i54":"UNDEF","i65":"UNDEF","node1":"NWD~Order-10365","node2":"NWD~Customer-ANTON","node3":"NWD~Order-10677","node4":"NWD~OrderDetail-10677-33","node5":"UNDEF","p01":"UNDEF","p12":"northwind~customer","p23":"UNDEF","p34":"UNDEF","p45":"northwind~product","p56":"UNDEF","type1":"northwind~Order","type2":"northwind~Customer","type3":"northwind~Order","type4":"northwind~OrderDetail","type5":"UNDEF","typeA":"UNDEF","typeB":"northwind~Product"},{"entityA":"NWD~Customer-ANTON","entityB":"NWD~Product-33","formattedValueB":"&lt;tr&gt;&lt;td&gt;&lt;i&gt;product name:&lt;/i&gt;&lt;/td&gt;&lt;td&gt;&lt;B&gt;Geitost&lt;/B&gt;&lt;/td&gt;&lt;/tr&gt;","i10":"northwind~customer","i21":"UNDEF","i32":"northwind~customer","i43":"northwind~order","i54":"UNDEF","i65":"UNDEF","node1":"NWD~Order-10365","node2":"NWD~Customer-ANTON","node3":"NWD~Order-10682","node4":"NWD~OrderDetail-10682-33","node5":"UNDEF","p01":"UNDEF","p12":"northwind~customer","p23":"UNDEF","p34":"UNDEF","p45":"northwind~product","p56":"UNDEF","type1":"northwind~Order","type2":"northwind~Customer","type3":"northwind~Order","type4":"northwind~OrderDetail","type5":"UNDEF","typeA":"UNDEF","typeB":"northwind~Product"},{"entityA":"NWD~Customer-ANTON","entityB":"NWD~Product-33","formattedValueB":"&lt;tr&gt;&lt;td&gt;&lt;i&gt;product name:&lt;/i&gt;&lt;/td&gt;&lt;td&gt;&lt;B&gt;Geitost&lt;/B&gt;&lt;/td&gt;&lt;/tr&gt;","i10":"northwind~customer","i21":"UNDEF","i32":"UNDEF","i43":"northwind~orderRegion","i54":"northwind~order","i65":"UNDEF","node1":"NWD~Order-10365","node2":"NWD~Employee-3","node3":"NWD~Region-4306a04670067b5b27e766335d3d40fa","node4":"NWD~Order-10269","node5":"NWD~OrderDetail-10269-33","p01":"UNDEF","p12":"northwind~employee","p23":"northwind~employeeRegion","p34":"UNDEF","p45":"UNDEF","p56":"northwind~product","type1":"northwind~Order","type2":"northwind~Employee","type3":"northwind~Region","type4":"northwind~Order","type5":"northwind~OrderDetail","typeA":"UNDEF","typeB":"northwind~Product"}]}</text:p>
          </table:table-cell>
          <table:table-cell table:number-columns-repeated="1014"/>
        </table:table-row>
        <table:table-row table:style-name="ro1">
          <table:table-cell office:value-type="string" calcext:value-type="string">
            <text:p>Search</text:p>
          </table:table-cell>
          <table:table-cell/>
          <table:table-cell office:value-type="string" calcext:value-type="string">
            <text:p>search_LinkedEntitySearch</text:p>
          </table:table-cell>
          <table:table-cell table:style-name="ce2" office:value-type="string" calcext:value-type="string">
            <text:p>obsolete</text:p>
          </table:table-cell>
          <table:table-cell office:value-type="string" calcext:value-type="string">
            <text:p>GET</text:p>
          </table:table-cell>
          <table:table-cell office:value-type="string" calcext:value-type="string">
            <text:p>northwind</text:p>
          </table:table-cell>
          <table:table-cell office:value-type="string" calcext:value-type="string">
            <text:p>search_LinkedEntitySearch</text:p>
          </table:table-cell>
          <table:table-cell office:value-type="string" calcext:value-type="string">
            <text:p>stringA=%22isabel%22&amp;stringB=%22portugal%22&amp;$select=entityA,entityB,formattedValueA,formattedValueB,i10,i21,i32,i43,i54,i65,node1,node2,node3,node4,node5,p01,p12,p23,p34,p45,p56,type1,type2,type3,type4,type5,typeA,typeB&amp;$skip=0&amp;$top=3 </text:p>
          </table:table-cell>
          <table:table-cell office:value-type="string" calcext:value-type="string">
            <text:p>&amp;$format=application/json;charset=UTF-8</text:p>
          </table:table-cell>
          <table:table-cell office:value-type="string" calcext:value-type="string">
            <text:p>{"@odata.context":"http://localhost:8080/odata2sparql/northwind/$metadata#search_LinkedEntitySearch(entityA,entityB,formattedValueA,formattedValueB,i10,i21,i32,i43,i54,i65,node1,node2,node3,node4,node5,p01,p12,p23,p34,p45,p56,type1,type2,type3,type4,type5,typeA,typeB)","value":[{"entityA":"NWD~Customer-PRINI","entityB":"NWD~Order-11007","formattedValueA":"&lt;tr&gt;&lt;td&gt;&lt;i&gt;company name:&lt;/i&gt;&lt;/td&gt;&lt;td&gt;Princesa &lt;B&gt;Isabel&lt;/B&gt; Vinhos&lt;/td&gt;&lt;/tr&gt;","formattedValueB":"&lt;tr&gt;&lt;td&gt;&lt;i&gt;ship country:&lt;/i&gt;&lt;/td&gt;&lt;td&gt;&lt;B&gt;Portugal&lt;/B&gt;&lt;/td&gt;&lt;/tr&gt;","i10":"northwind~customer","i21":"UNDEF","i32":"northwind~customer","i43":"UNDEF","i54":"northwind~customer","i65":"UNDEF","node1":"NWD~Order-10336","node2":"NWD~Customer-PRINI","node3":"NWD~Order-10336","node4":"NWD~Customer-PRINI","node5":"UNDEF","p01":"UNDEF","p12":"northwind~customer","p23":"UNDEF","p34":"northwind~customer","p45":"UNDEF","p56":"UNDEF","type1":"northwind~Order","type2":"northwind~Customer","type3":"northwind~Order","type4":"northwind~Customer","type5":"UNDEF","typeA":"northwind~Customer","typeB":"northwind~Order"},{"entityA":"NWD~Customer-PRINI","entityB":"NWD~Order-11007","formattedValueA":"&lt;tr&gt;&lt;td&gt;&lt;i&gt;company name:&lt;/i&gt;&lt;/td&gt;&lt;td&gt;Princesa &lt;B&gt;Isabel&lt;/B&gt; Vinhos&lt;/td&gt;&lt;/tr&gt;","formattedValueB":"&lt;tr&gt;&lt;td&gt;&lt;i&gt;ship country:&lt;/i&gt;&lt;/td&gt;&lt;td&gt;&lt;B&gt;Portugal&lt;/B&gt;&lt;/td&gt;&lt;/tr&gt;","i10":"northwind~customer","i21":"UNDEF","i32":"northwind~customer","i43":"UNDEF","i54":"UNDEF","i65":"UNDEF","node1":"NWD~Order-10336","node2":"NWD~Customer-PRINI","node3":"UNDEF","node4":"UNDEF","node5":"UNDEF","p01":"UNDEF","p12":"northwind~customer","p23":"UNDEF","p34":"UNDEF","p45":"UNDEF","p56":"UNDEF","type1":"northwind~Order","type2":"northwind~Customer","type3":"UNDEF","type4":"UNDEF","type5":"UNDEF","typeA":"northwind~Customer","typeB":"northwind~Order"},{"entityA":"NWD~Customer-PRINI","entityB":"NWD~Order-11007","formattedValueA":"&lt;tr&gt;&lt;td&gt;&lt;i&gt;company name:&lt;/i&gt;&lt;/td&gt;&lt;td&gt;Princesa &lt;B&gt;Isabel&lt;/B&gt; Vinhos&lt;/td&gt;&lt;/tr&gt;","formattedValueB":"&lt;tr&gt;&lt;td&gt;&lt;i&gt;ship country:&lt;/i&gt;&lt;/td&gt;&lt;td&gt;&lt;B&gt;Portugal&lt;/B&gt;&lt;/td&gt;&lt;/tr&gt;","i10":"northwind~customer","i21":"UNDEF","i32":"UNDEF","i43":"UNDEF","i54":"UNDEF","i65":"UNDEF","node1":"UNDEF","node2":"UNDEF","node3":"UNDEF","node4":"UNDEF","node5":"UNDEF","p01":"UNDEF","p12":"UNDEF","p23":"UNDEF","p34":"UNDEF","p45":"UNDEF","p56":"UNDEF","type1":"UNDEF","type2":"UNDEF","type3":"UNDEF","type4":"UNDEF","type5":"UNDEF","typeA":"northwind~Customer","typeB":"northwind~Order"}]}</text:p>
          </table:table-cell>
          <table:table-cell table:number-columns-repeated="1014"/>
        </table:table-row>
        <table:table-row table:style-name="ro1">
          <table:table-cell office:value-type="string" calcext:value-type="string">
            <text:p>Contextmenu</text:p>
          </table:table-cell>
          <table:table-cell/>
          <table:table-cell office:value-type="string" calcext:value-type="string">
            <text:p>Operation.1</text:p>
          </table:table-cell>
          <table:table-cell table:style-name="ce2" office:value-type="string" calcext:value-type="string">
            <text:p>obsolete</text:p>
          </table:table-cell>
          <table:table-cell office:value-type="string" calcext:value-type="string">
            <text:p>GET</text:p>
          </table:table-cell>
          <table:table-cell office:value-type="string" calcext:value-type="string">
            <text:p>northwind</text:p>
          </table:table-cell>
          <table:table-cell office:value-type="string" calcext:value-type="string">
            <text:p>contextmenu_Count</text:p>
          </table:table-cell>
          <table:table-cell office:value-type="string" calcext:value-type="string">
            <text:p>subject=NWD~OrderDetail-10255-16&amp;$select=count,property</text:p>
          </table:table-cell>
          <table:table-cell office:value-type="string" calcext:value-type="string">
            <text:p>&amp;$format=application/json;charset=UTF-8</text:p>
          </table:table-cell>
          <table:table-cell office:value-type="string" calcext:value-type="string">
            <text:p>{"@odata.context":"http://localhost:8080/odata2sparql/northwind/$metadata#contextmenu_Count(count,entity,property)","value":[{"@odata.id":"contextmenu_Count(entity='NWD~OrderDetail-10255-16',property='northwind~product')","count":1,"entity":"NWD~OrderDetail-10255-16","property":"northwind~product"},{"@odata.id":"contextmenu_Count(entity='NWD~OrderDetail-10255-16',property='northwind~order')","count":1,"entity":"NWD~OrderDetail-10255-16","property":"northwind~order"},{"@odata.id":"contextmenu_Count(entity='NWD~OrderDetail-10255-16',property='rdf~type')","count":1,"entity":"NWD~OrderDetail-10255-16","property":"rdf~type"}]}</text:p>
          </table:table-cell>
          <table:table-cell table:number-columns-repeated="1014"/>
        </table:table-row>
        <table:table-row table:style-name="ro1">
          <table:table-cell office:value-type="string" calcext:value-type="string">
            <text:p>Contextmenu</text:p>
          </table:table-cell>
          <table:table-cell/>
          <table:table-cell office:value-type="string" calcext:value-type="string">
            <text:p>Operation.1</text:p>
          </table:table-cell>
          <table:table-cell table:style-name="ce2" office:value-type="string" calcext:value-type="string">
            <text:p>obsolete</text:p>
          </table:table-cell>
          <table:table-cell office:value-type="string" calcext:value-type="string">
            <text:p>GET</text:p>
          </table:table-cell>
          <table:table-cell office:value-type="string" calcext:value-type="string">
            <text:p>northwind</text:p>
          </table:table-cell>
          <table:table-cell office:value-type="string" calcext:value-type="string">
            <text:p>contextmenu_Types</text:p>
          </table:table-cell>
          <table:table-cell office:value-type="string" calcext:value-type="string">
            <text:p>subject=NWD~OrderDetail-10255-16</text:p>
          </table:table-cell>
          <table:table-cell office:value-type="string" calcext:value-type="string">
            <text:p>&amp;$format=application/json;charset=UTF-8</text:p>
          </table:table-cell>
          <table:table-cell office:value-type="string" calcext:value-type="string">
            <text:p>{"@odata.context":"http://localhost:8080/odata2sparql/northwind/$metadata#contextmenu_Types","value":[{"entity":"NWD~OrderDetail-10255-16","type":"northwind~OrderDetail"}]}</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1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text:p>
          </table:table-cell>
          <table:table-cell office:value-type="string" calcext:value-type="string">
            <text:p>$top=3</text:p>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value":[{"QualifiedOrder":{"hasOrderDetail":[{"discount":0.0,"quantity":12},{"discount":0.0,"quantity":10},{"discount":0.0,"quantity":5}]},"comment":null,"label":"Order-10248","subjectId":"NWD~Order-10248"},{"QualifiedOrder":{"hasOrderDetail":[{"discount":0.0,"quantity":9},{"discount":0.0,"quantity":40}]},"comment":null,"label":"Order-10249","subjectId":"NWD~Order-10249"},{"QualifiedOrder":{"hasOrderDetail":[{"discount":0.0,"quantity":10},{"discount":0.15,"quantity":35},{"discount":0.15,"quantity":15}]},"comment":null,"label":"Order-10250","subjectId":"NWD~Order-10250"}]}</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1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text:p>
          </table:table-cell>
          <table:table-cell office:value-type="string" calcext:value-type="string">
            <text:p>$select=comment,label,subjectId&amp;$expand=QualifiedOrder/customer($select=label,subjectId),QualifiedOrder/employee($select=label,subjectId)&amp;$skip=0&amp;$top=2</text:p>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comment,label,subjectId)","value":[{"comment":null,"label":"Order-10248","subjectId":"NWD~Order-10248"},{"comment":null,"label":"Order-10249","subjectId":"NWD~Order-10249"}]}</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1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text:p>
          </table:table-cell>
          <table:table-cell office:value-type="string" calcext:value-type="string">
            <text:p>$select=*,comment,label,subjectId&amp;$expand=QualifiedOrder/customer($select=label,subjectId),QualifiedOrder/employee($select=label,subjectId)&amp;$skip=0&amp;$top=2</text:p>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value":[{"QualifiedOrder":{"hasOrderDetail":[{"discount":0.0,"quantity":12},{"discount":0.0,"quantity":10},{"discount":0.0,"quantity":5}],"customer":{"label":"Vins et alcools Chevalier","subjectId":"NWD~Customer-VINET"},"employee":{"label":"Employee-5","subjectId":"NWD~Employee-5"}},"comment":null,"label":"Order-10248","subjectId":"NWD~Order-10248"},{"QualifiedOrder":{"hasOrderDetail":[{"discount":0.0,"quantity":9},{"discount":0.0,"quantity":40}],"customer":{"label":"Toms Spezialitäten","subjectId":"NWD~Customer-TOMSP"},"employee":{"label":"Employee-6","subjectId":"NWD~Employee-6"}},"comment":null,"label":"Order-10249","subjectId":"NWD~Order-10249"}]}</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1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Detail</text:p>
          </table:table-cell>
          <table:table-cell office:value-type="string" calcext:value-type="string">
            <text:p>$top=3</text:p>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Detail","value":[{"QualifiedOrderDetail":{"discount":0.0,"quantity":12},"comment":null,"label":"OrderDetail-10248-11","subjectId":"NWD~OrderDetail-10248-11"},{"QualifiedOrderDetail":{"discount":0.0,"quantity":10},"comment":null,"label":"OrderDetail-10248-42","subjectId":"NWD~OrderDetail-10248-42"},{"QualifiedOrderDetail":{"discount":0.0,"quantity":5},"comment":null,"label":"OrderDetail-10248-72","subjectId":"NWD~OrderDetail-10248-72"}]}</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2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NWD~Order-10248')</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entity","QualifiedOrder":{"hasOrderDetail":[{"discount":0.0,"quantity":12},{"discount":0.0,"quantity":10},{"discount":0.0,"quantity":5}]},"comment":null,"label":"Order-10248","subjectId":"NWD~Order-10248"}</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2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NWD~Order-10248')</text:p>
          </table:table-cell>
          <table:table-cell office:value-type="string" calcext:value-type="string">
            <text:p>$select=label,subjectId&amp;$expand=QualifiedOrder/customer($select=label,subjectId),QualifiedOrder/employee($select=label,subjectId)</text:p>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label,subjectId)/$entity","label":"Order-10248","subjectId":"NWD~Order-10248"}</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2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NWD~Order-10248')</text:p>
          </table:table-cell>
          <table:table-cell office:value-type="string" calcext:value-type="string">
            <text:p>$select=*,label,subjectId&amp;$expand=QualifiedOrder/customer($select=label,subjectId),QualifiedOrder/employee($select=label,subjectId)</text:p>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entity","QualifiedOrder":{"hasOrderDetail":[{"discount":0.0,"quantity":12},{"discount":0.0,"quantity":10},{"discount":0.0,"quantity":5}],"customer":{"label":"Vins et alcools Chevalier","subjectId":"NWD~Customer-VINET"},"employee":{"label":"Employee-5","subjectId":"NWD~Employee-5"}},"comment":null,"label":"Order-10248","subjectId":"NWD~Order-10248"}</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2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ShippingOrder('NWD~Order-10248')</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shapes_ShippingOrder/$entity","ShippingOrder":{"hasOrderDetail":[{"discount":0.0,"quantity":12},{"discount":0.0,"quantity":10},{"discount":0.0,"quantity":5}]},"comment":null,"label":"Order-10248","subjectId":"NWD~Order-10248"}</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2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Detail('NWD~OrderDetail-10248-42')</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Detail/$entity","QualifiedOrderDetail":{"discount":0.0,"quantity":10},"comment":null,"label":"OrderDetail-10248-42","subjectId":"NWD~OrderDetail-10248-42"}</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2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NWD~Order-10248')/QualifiedOrder</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NWD~Order-10248')/QualifiedOrder","hasOrderDetail":[{"discount":0.0,"quantity":12},{"discount":0.0,"quantity":10},{"discount":0.0,"quantity":5}]}</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2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NWD~Order-10248')/QualifiedOrder/hasOrderDetail</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NWD~Order-10248')/QualifiedOrder/hasOrderDetail","value":[{"discount":0.0,"quantity":12},{"discount":0.0,"quantity":10},{"discount":0.0,"quantity":5}]}</text:p>
          </table:table-cell>
          <table:table-cell table:number-columns-repeated="1014"/>
        </table:table-row>
        <table:table-row table:style-name="ro1">
          <table:table-cell office:value-type="string" calcext:value-type="string">
            <text:p>SHACL</text:p>
          </table:table-cell>
          <table:table-cell/>
          <table:table-cell office:value-type="string" calcext:value-type="string">
            <text:p>URI2 Shapes</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hapes_QualifiedOrder('NWD~Order-10248')/QualifiedOrder/hasOrderDetail</text:p>
          </table:table-cell>
          <table:table-cell office:value-type="string" calcext:value-type="string">
            <text:p>$expand=product($select=subjectId)&amp;$skip=0&amp;$top=20</text:p>
          </table:table-cell>
          <table:table-cell office:value-type="string" calcext:value-type="string">
            <text:p>&amp;$format=application/json;charset=UTF-8</text:p>
          </table:table-cell>
          <table:table-cell office:value-type="string" calcext:value-type="string">
            <text:p>{"@odata.context":"http://localhost:8080/odata2sparql/northwind/$metadata#shapes_QualifiedOrder('NWD~Order-10248')/QualifiedOrder/hasOrderDetail","value":[{"discount":0.0,"quantity":12,"product":{"subjectId":"NWD~Product-11"}},{"discount":0.0,"quantity":10,"product":{"subjectId":"NWD~Product-42"}},{"discount":0.0,"quantity":5,"product":{"subjectId":"NWD~Product-72"}}]}</text:p>
          </table:table-cell>
          <table:table-cell table:number-columns-repeated="1014"/>
        </table:table-row>
        <table:table-row table:style-name="ro1">
          <table:table-cell table:style-name="ce2" office:value-type="string" calcext:value-type="string">
            <text:p>Complexproperties</text:p>
          </table:table-cell>
          <table:table-cell table:style-name="ce2"/>
          <table:table-cell table:style-name="ce2" office:value-type="string" calcext:value-type="string">
            <text:p>URI2.1</text:p>
          </table:table-cell>
          <table:table-cell table:style-name="ce2" office:value-type="string" calcext:value-type="string">
            <text:p>error</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Employee('NWD~SystemBEmployee-2')</text:p>
          </table:table-cell>
          <table:table-cell table:style-name="ce2" office:value-type="string" calcext:value-type="string">
            <text:p>$select=employeeSalary/systemAEmployeeSalary,employeeSalary/systemBEmployeeSalary,subjectId&amp;$expand=employer/systemAEmployer($select=label,subjectId),employer/systemBEmployer($select=label,subjectId),favorite/systemAFavorite($select=label,subjectId),favorite/systemBFavorite($select=label,subjectId)</text:p>
          </table:table-cell>
          <table:table-cell table:style-name="ce2" office:value-type="string" calcext:value-type="string">
            <text:p>&amp;$format=application/json;charset=UTF-8</text:p>
          </table:table-cell>
          <table:table-cell table:style-name="ce2"/>
          <table:table-cell table:style-name="ce2" office:value-type="string" calcext:value-type="string">
            <text:p>Not assembling complex entity values into results</text:p>
          </table:table-cell>
          <table:table-cell table:style-name="ce2" table:number-columns-repeated="1013"/>
        </table:table-row>
        <table:table-row table:style-name="ro1">
          <table:table-cell office:value-type="string" calcext:value-type="string">
            <text:p>Complexproperties</text:p>
          </table:table-cell>
          <table:table-cell/>
          <table:table-cell office:value-type="string" calcext:value-type="string">
            <text:p>URI2.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BEmployee-2')</text:p>
          </table:table-cell>
          <table:table-cell office:value-type="string" calcext:value-type="string">
            <text:p>$select=label&amp;$expand=employer/systemAEmployer($select=label,subjectId)</text:p>
          </table:table-cell>
          <table:table-cell office:value-type="string" calcext:value-type="string">
            <text:p>&amp;$format=application/json;charset=UTF-8</text:p>
          </table:table-cell>
          <table:table-cell office:value-type="string" calcext:value-type="string">
            <text:p>{"@odata.context":"http://localhost:8080/odata2sparql/northwind/$metadata#Employee(label,subjectId)/$entity","@odata.id":"Employee('NWD~SystemBEmployee-2')","label":"SystemB employee-2","subjectId":"NWD~SystemBEmployee-2"}</text:p>
          </table:table-cell>
          <table:table-cell office:value-type="string" calcext:value-type="string">
            <text:p>Simple test of missing complex navigation properties, fails to return properties</text:p>
          </table:table-cell>
          <table:table-cell table:number-columns-repeated="1013"/>
        </table:table-row>
        <table:table-row table:style-name="ro1">
          <table:table-cell office:value-type="string" calcext:value-type="string">
            <text:p>Complexproperties</text:p>
          </table:table-cell>
          <table:table-cell/>
          <table:table-cell office:value-type="string" calcext:value-type="string">
            <text:p>URI2.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BEmployee-2')</text:p>
          </table:table-cell>
          <table:table-cell office:value-type="string" calcext:value-type="string">
            <text:p>$select=label,employer&amp;$expand=employer/systemAEmployer($select=label,subjectId)</text:p>
          </table:table-cell>
          <table:table-cell office:value-type="string" calcext:value-type="string">
            <text:p>&amp;$format=application/json;charset=UTF-8</text:p>
          </table:table-cell>
          <table:table-cell office:value-type="string" calcext:value-type="string">
            <text:p>{"@odata.context":"http://localhost:8080/odata2sparql/northwind/$metadata#Employee(employer,label,subjectId)/$entity","@odata.id":"Employee('NWD~SystemBEmployee-2')","employer":{"systemAEmployer":[{"label":"Supplier-18","subjectId":"NWD~Supplier-18"},{"label":"Supplier-20","subjectId":"NWD~Supplier-20"}]},"label":"SystemB employee-2","subjectId":"NWD~SystemBEmployee-2"}</text:p>
          </table:table-cell>
          <table:table-cell office:value-type="string" calcext:value-type="string">
            <text:p>Must select the expanded complex property for results to be serialized</text:p>
          </table:table-cell>
          <table:table-cell table:number-columns-repeated="1013"/>
        </table:table-row>
        <table:table-row table:style-name="ro1">
          <table:table-cell office:value-type="string" calcext:value-type="string">
            <text:p>Complexproperties</text:p>
          </table:table-cell>
          <table:table-cell/>
          <table:table-cell office:value-type="string" calcext:value-type="string">
            <text:p>URI2.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BEmployee-2')/employer/systemAEmployer</text:p>
          </table:table-cell>
          <table:table-cell office:value-type="string" calcext:value-type="string">
            <text:p>$select=label,subjectId</text:p>
          </table:table-cell>
          <table:table-cell office:value-type="string" calcext:value-type="string">
            <text:p>&amp;$format=application/json;charset=UTF-8</text:p>
          </table:table-cell>
          <table:table-cell office:value-type="string" calcext:value-type="string">
            <text:p>{"@odata.context":"http://localhost:8080/odata2sparql/northwind/$metadata#Employee('NWD~SystemBEmployee-2')/employer/systemAEmployer(label,subjectId)","value":[{"label":"Supplier-18","subjectId":"NWD~Supplier-18"},{"label":"Supplier-20","subjectId":"NWD~Supplier-20"}]}</text:p>
          </table:table-cell>
          <table:table-cell office:value-type="string" calcext:value-type="string">
            <text:p>But this does works</text:p>
          </table:table-cell>
          <table:table-cell table:number-columns-repeated="1013"/>
        </table:table-row>
        <table:table-row table:style-name="ro1">
          <table:table-cell table:style-name="ce2" office:value-type="string" calcext:value-type="string">
            <text:p>URI1</text:p>
          </table:table-cell>
          <table:table-cell table:style-name="ce2" office:value-type="string" calcext:value-type="string">
            <text:p>&lt;entitySetPath&gt;</text:p>
          </table:table-cell>
          <table:table-cell table:style-name="ce2" office:value-type="string" calcext:value-type="string">
            <text:p>URI2.5</text:p>
          </table:table-cell>
          <table:table-cell table:style-name="ce2" office:value-type="string" calcext:value-type="string">
            <text:p>too large</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Employee</text:p>
          </table:table-cell>
          <table:table-cell table:style-name="ce2"/>
          <table:table-cell table:style-name="ce2" office:value-type="string" calcext:value-type="string">
            <text:p>&amp;$format=application/json;charset=UTF-8</text:p>
          </table:table-cell>
          <table:table-cell table:style-name="ce2" office:value-type="string" calcext:value-type="string">
            <text:p>{"@odata.context":"http://localhost:8080/odata2sparql/northwind/$metadata#Employee","value":[{"birthDate":"1968-12-08","comment":null,"employeeAddress":"507 - 20th Ave. E.\\nApt. 2A","employeeCity":"Seattle","employeeCountry":"USA","employeeLinkedIn":null,"employeePostalCode":"98122","employeeSalary":null,"employer":null,"extension":"5467","favorite":null,"firstName":"Nancy","hireDate":"2012-05-01","homePhone":"(206) 555-9857","label":"Employee-1","lastName":"Davolio","lat":47.6234778,"lat_long":"47.6234778,-122.3063220","long":-122.306322,"notes":"Education includes a BA in psychology from Colorado State University in 1970. She also completed The Art of the Cold Call. Nancy is a member of Toastmasters International.","photo":"http://accweb/emmployees/davolio.bmp","regionDescription":null,"reportsToId":"NWD~Employee-2","reportsToNotation":null,"seeAlso":null,"subjectId":"NWD~Employee-1","territoryNotation":null,"title":"Sales Representative","titleOfCourtesy":"Ms."},{"birthDate":"1972-02-19","comment":null,"employeeAddress":"908 W. Capital Way","employeeCity":"Tacoma","employeeCountry":"USA","employeeLinkedIn":"https://www.linkedin.com/in/peterjohnlawrence/","employeePostalCode":"98401","employeeSalary":null,"employer":null,"extension":"3457","favorite":null,"firstName":"Andrew","hireDate":"2012-08-14","homePhone":"(206) 555-9482","label":"Employee-2","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ull,"reportsToNotation":null,"seeAlso":null,"subjectId":"NWD~Employee-2","territoryNotation":null,"title":"Vice President, Sales","titleOfCourtesy":"Dr."},{"birthDate":"1983-08-30","comment":null,"employeeAddress":"722 Moss Bay Blvd.","employeeCity":"Kirkland","employeeCountry":"USA","employeeLinkedIn":null,"employeePostalCode":"98033","employeeSalary":null,"employer":null,"extension":"3355","favorite":null,"firstName":"Janet","hireDate":"2012-04-01","homePhone":"(206) 555-3412","label":"Employee-3","lastName":"Leverling","lat":47.6758044,"lat_long":"47.6758044,-122.1950112","long":-122.1950112,"notes":"Janet has a BS degree in chemistry from Boston College (1984). She has also completed a certificate program in food retailing management. Janet was hired as a sales associate in 1991 and promoted to sales representative in February 1992.","photo":"http://accweb/emmployees/leverling.bmp","regionDescription":null,"reportsToId":"NWD~Employee-2","reportsToNotation":null,"seeAlso":null,"subjectId":"NWD~Employee-3","territoryNotation":null,"title":"Sales Representative","titleOfCourtesy":"Ms."},{"birthDate":"1957-09-19","comment":null,"employeeAddress":"4110 Old Redmond Rd.","employeeCity":"Redmond","employeeCountry":"USA","employeeLinkedIn":null,"employeePostalCode":"98052","employeeSalary":null,"employer":null,"extension":"5176","favorite":null,"firstName":"Margaret","hireDate":"2013-05-03","homePhone":"(206) 555-8122","label":"Employee-4","lastName":"Peacock","lat":47.6679429,"lat_long":"47.6679429,-122.1334222","long":-122.1334222,"notes":"Margaret holds a BA in English literature from Concordia College (1958) and an MA from the American Institute of Culinary Arts (1966). She was assigned to the London office temporarily from July through November 1992.","photo":"http://accweb/emmployees/peacock.bmp","regionDescription":null,"reportsToId":"NWD~Employee-2","reportsToNotation":null,"seeAlso":null,"subjectId":"NWD~Employee-4","territoryNotation":null,"title":"Sales Representative","titleOfCourtesy":"Mrs."},{"birthDate":"1975-03-04","comment":null,"employeeAddress":"14 Garrett Hill","employeeCity":"London","employeeCountry":"UK","employeeLinkedIn":null,"employeePostalCode":"SW1 8JR","employeeSalary":null,"employer":null,"extension":"3453","favorite":null,"firstName":"Steven","hireDate":"2013-10-17","homePhone":"(71) 555-4848","label":"Employee-5","lastName":"Buchanan","lat":51.5239508,"lat_long":"51.5239508,-0.0944701","long":-0.0944701,"notes":"Steven Buchanan graduated from St. Andrews University, Scotland, with a BSC degree in 1976. Upon joining the company as a sales representative in 1992, he spent 6 months in an orientation program at the Seattle office and then returned to his permanent post in London. He was promoted to sales manager in March 1993. Mr. Buchanan has completed the courses Successful Telemarketing and International Sales Management. He is fluent in French.","photo":"http://accweb/emmployees/buchanan.bmp","regionDescription":null,"reportsToId":"NWD~Employee-2","reportsToNotation":null,"seeAlso":null,"subjectId":"NWD~Employee-5","territoryNotation":null,"title":"Sales Manager","titleOfCourtesy":"Mr."},{"birthDate":"1983-07-02","comment":null,"employeeAddress":"Coventry House\\nMiner Rd.","employeeCity":"London","employeeCountry":"UK","employeeLinkedIn":null,"employeePostalCode":"EC2 7JR","employeeSalary":null,"employer":null,"extension":"428","favorite":null,"firstName":"Michael","hireDate":"2013-10-17","homePhone":"(71) 555-7773","label":"Employee-6","lastName":"Suyama","lat":51.5100082,"lat_long":"51.5100082,-0.1329494","long":-0.1329494,"notes":"Michael is a graduate of Sussex University (MA, economics, 1983) and the University of California at Los Angeles (MBA, marketing, 1986). He has also taken the courses Multi-Cultural Selling and Time Management for the Sales Professional. He is fluent in Japanese and can read and write French, Portuguese, and Spanish.","photo":"http://accweb/emmployees/davolio.bmp","regionDescription":null,"reportsToId":"NWD~Employee-5","reportsToNotation":null,"seeAlso":null,"subjectId":"NWD~Employee-6","territoryNotation":null,"title":"Sales Representative","titleOfCourtesy":"Mr."},{"birthDate":"1980-05-29","comment":null,"employeeAddress":"Edgeham Hollow\\nWinchester Way","employeeCity":"London","employeeCountry":"UK","employeeLinkedIn":null,"employeePostalCode":"RG1 9SP","employeeSalary":null,"employer":null,"extension":"465","favorite":null,"firstName":"Robert","hireDate":"2014-01-02","homePhone":"(71) 555-5598","label":"Employee-7","lastName":"King","lat":51.453506,"lat_long":"51.4535060,-0.9769758","long":-0.9769758,"notes":"Robert King served in the Peace Corps and traveled extensively before completing his degree in English at the University of Michigan in 1992, the year he joined the company. After completing a course entitled Selling in Europe, he was transferred to the London office in March 1993.","photo":"http://accweb/emmployees/davolio.bmp","regionDescription":null,"reportsToId":"NWD~Employee-5","reportsToNotation":null,"seeAlso":null,"subjectId":"NWD~Employee-7","territoryNotation":null,"title":"Sales Representative","titleOfCourtesy":"Mr."},{"birthDate":"1978-01-09","comment":null,"employeeAddress":"4726 - 11th Ave. N.E.","employeeCity":"Seattle","employeeCountry":"USA","employeeLinkedIn":null,"employeePostalCode":"98105","employeeSalary":null,"employer":null,"extension":"2344","favorite":null,"firstName":"Laura","hireDate":"2014-03-05","homePhone":"(206) 555-1189","label":"Employee-8","lastName":"Callahan","lat":47.6641642,"lat_long":"47.6641642,-122.3160149","long":-122.3160149,"notes":"Laura received a BA in psychology from the University of Washington. She has also completed a course in business French. She reads and writes French.","photo":"http://accweb/emmployees/davolio.bmp","regionDescription":null,"reportsToId":"NWD~Employee-2","reportsToNotation":null,"seeAlso":null,"subjectId":"NWD~Employee-8","territoryNotation":null,"title":"Inside Sales Coordinator","titleOfCourtesy":"Ms."},{"birthDate":"1986-01-27","comment":null,"employeeAddress":"7 Houndstooth Rd.","employeeCity":"London","employeeCountry":"UK","employeeLinkedIn":null,"employeePostalCode":"WG2 7LT","employeeSalary":null,"employer":null,"extension":"452","favorite":null,"firstName":"Anne","hireDate":"2014-11-15","homePhone":"(71) 555-4444","label":"Employee-9","lastName":"Dodsworth","lat":51.5073509,"lat_long":"51.5073509,-0.1277583","long":-0.1277583,"notes":"Anne has a BA degree in English from St. Lawrence College. She is fluent in French and German.","photo":"http://accweb/emmployees/davolio.bmp","regionDescription":null,"reportsToId":"NWD~Employee-5","reportsToNotation":null,"seeAlso":null,"subjectId":"NWD~Employee-9","territoryNotation":null,"title":"Sales Representative","titleOfCourtesy":"Ms."},{"birthDate":"1972-02-19","comment":null,"employeeAddress":"908 W. Capital Way","employeeCity":"Tacoma","employeeCountry":"USA","employeeLinkedIn":"https://www.linkedin.com/in/peterjohnlawrence/","employeePostalCode":"98401","employeeSalary":{"systemAEmployeeSalary":42.0,"systemBEmployeeSalary":4.199999809265137},"employer":{},"extension":"3457","favorite":{},"firstName":"Andrew","hireDate":"2012-08-14","homePhone":"(206) 555-9482","label":"MatchingEmployee-2","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WD~Employee-5","reportsToNotation":null,"seeAlso":null,"subjectId":"NWD~MatchingEmployee-2","territoryNotation":null,"title":"Vice President, Sales","titleOfCourtesy":"Doctor"},{"birthDate":"1972-02-19","comment":null,"employeeAddress":"908 W. Capital Way","employeeCity":"Tacoma","employeeCountry":"USA","employeeLinkedIn":"https://www.linkedin.com/in/peterjohnlawrence/","employeePostalCode":"98401","employeeSalary":{"systemAEmployeeSalary":42.0,"systemBEmployeeSalary":null},"employer":{},"extension":"3457","favorite":{},"firstName":"Andrew","hireDate":"2012-08-14","homePhone":"(206) 555-9482","label":"SystemAEmployee-1","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WD~SystemBEmployee-2","reportsToNotation":null,"seeAlso":null,"subjectId":"NWD~SystemAEmployee-1","territoryNotation":null,"title":"Vice President, Sales","titleOfCourtesy":"Dr."},{"birthDate":"1972-02-19","comment":null,"employeeAddress":"908 W. Capital Way","employeeCity":"Tacoma","employeeCountry":"USA","employeeLinkedIn":"https://www.linkedin.com/in/peterjohnlawrence/","employeePostalCode":"98401","employeeSalary":{"systemAEmployeeSalary":42.0,"systemBEmployeeSalary":4.199999809265137},"employer":{},"extension":"3457","favorite":{},"firstName":"Andrew","hireDate":"2012-08-14","homePhone":"(206) 555-9482","label":"SystemAEmployee-2","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WD~Employee-5","reportsToNotation":null,"seeAlso":null,"subjectId":"NWD~SystemAEmployee-2","territoryNotation":null,"title":"Vice President, Sales","titleOfCourtesy":"Dr."},{"birthDate":null,"comment":null,"employeeAddress":null,"employeeCity":null,"employeeCountry":null,"employeeLinkedIn":null,"employeePostalCode":null,"employeeSalary":{"systemAEmployeeSalary":null,"systemBEmployeeSalary":4.199999809265137},"employer":{},"extension":null,"favorite":{},"firstName":null,"hireDate":null,"homePhone":null,"label":"SystemB Employee-1","lastName":null,"lat":null,"lat_long":null,"long":null,"notes":null,"photo":null,"regionDescription":null,"reportsToId":null,"reportsToNotation":null,"seeAlso":null,"subjectId":"NWD~SystemBEmployee-1","territoryNotation":null,"title":null,"titleOfCourtesy":null},{"birthDate":"1972-02-19","comment":null,"employeeAddress":"908 W. Capital Way","employeeCity":"Tacoma","employeeCountry":"USA","employeeLinkedIn":"https://www.linkedin.com/in/peterjohnlawrence/","employeePostalCode":"98401","employeeSalary":{"systemAEmployeeSalary":42.0,"systemBEmployeeSalary":4.199999809265137},"employer":{},"extension":"3457","favorite":{},"firstName":"Andrew","hireDate":"2012-08-14","homePhone":"(206) 555-9482","label":"SystemB employee-2","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WD~Employee-5","reportsToNotation":null,"seeAlso":null,"subjectId":"NWD~SystemBEmployee-2","territoryNotation":null,"title":"Vice President, Sales","titleOfCourtesy":"Dr."}]}</text:p>
          </table:table-cell>
          <table:table-cell table:style-name="ce2" table:number-columns-repeated="1014"/>
        </table:table-row>
        <table:table-row table:style-name="ro1">
          <table:table-cell office:value-type="string" calcext:value-type="string">
            <text:p>URI2</text:p>
          </table:table-cell>
          <table:table-cell office:value-type="string" calcext:value-type="string">
            <text:p>&lt;entityPath&gt;</text:p>
          </table:table-cell>
          <table:table-cell office:value-type="string" calcext:value-type="string">
            <text:p>&lt;entitySetPath&gt;/Key.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entity","birthDate":"1972-02-19","comment":null,"employeeAddress":"908 W. Capital Way","employeeCity":"Tacoma","employeeCountry":"USA","employeeLinkedIn":"https://www.linkedin.com/in/peterjohnlawrence/","employeePostalCode":"98401","employeeSalary":{"systemAEmployeeSalary":42.0,"systemBEmployeeAnnualSalary":48.0,"systemBEmployeeMonthlySalary":4.199999809265137},"employer":{},"extension":"3457","favorite":{},"firstName":"Andrew","hireDate":"2012-08-14","homePhone":"(206) 555-9482","label":"SystemAEmployee-2","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WD~Employee-5","reportsToNotation":null,"subjectId":"NWD~SystemAEmployee-2","territoryNotation":null,"title":"Vice President, Sales","titleOfCourtesy":"Dr."}</text:p>
          </table:table-cell>
          <table:table-cell table:number-columns-repeated="1014"/>
        </table:table-row>
        <table:table-row table:style-name="ro1">
          <table:table-cell office:value-type="string" calcext:value-type="string">
            <text:p>URI2</text:p>
          </table:table-cell>
          <table:table-cell office:value-type="string" calcext:value-type="string">
            <text:p>&lt;entityPath&gt;</text:p>
          </table:table-cell>
          <table:table-cell office:value-type="string" calcext:value-type="string">
            <text:p>&lt;entitySetPath&gt;/Key.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2')/managesOrder('NWD~Order-10265')</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entity","comment":null,"customerId":"NWD~Customer-BLONP","customerNotation":null,"employeeId":"NWD~Employee-2","employeeNotation":null,"freight":"55.279999","label":"Order-10265","lat":48.5835085,"lat_long":"48.5835085,7.7446960","long":7.744696,"orderDate":"2016-07-25T00:00:00Z","orderRegionId":null,"regionDescription":null,"requiredDate":"2016-08-22T00:00:00Z","shipAddress":"24, place Kléber","shipCity":"Strasbourg","shipCountry":"France","shipName":"Blondel père et fils","shipPostalCode":"67000","shipViaId":"NWD~Shipper-1","shipViaNotation":null,"shippedDate":"2016-08-12T00:00:00Z","subjectId":"NWD~Order-10265"}</text:p>
          </table:table-cell>
          <table:table-cell table:number-columns-repeated="1014"/>
        </table:table-row>
        <table:table-row table:style-name="ro1">
          <table:table-cell office:value-type="string" calcext:value-type="string">
            <text:p>URI2</text:p>
          </table:table-cell>
          <table:table-cell office:value-type="string" calcext:value-type="string">
            <text:p>&lt;entityPath&gt;</text:p>
          </table:table-cell>
          <table:table-cell office:value-type="string" calcext:value-type="string">
            <text:p>&lt;entitySetPath&gt;/Key.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employer/systemAEmployer('NWD~Supplier-18')</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entity","comment":null,"homePage":null,"label":"Supplier-18","lat":48.8592571,"lat_long":"48.8592571,2.3578147","long":2.3578147,"regionDescription":null,"subjectId":"NWD~Supplier-18","supplierAddress":"203, Rue des Francs-Bourgeois","supplierCity":"Paris","supplierCompanyName":"Aux joyeux ecclésiastiques","supplierContactName":"Guylène Nodier","supplierContactTitle":"Sales Manager","supplierCountry":"France","supplierFax":null,"supplierHomePage":null,"supplierPhone":"(1) 03.83.00.68","supplierPostalCode":"75004"}</text:p>
          </table:table-cell>
          <table:table-cell table:number-columns-repeated="1014"/>
        </table:table-row>
        <table:table-row table:style-name="ro1">
          <table:table-cell office:value-type="string" calcext:value-type="string">
            <text:p>URI3</text:p>
          </table:table-cell>
          <table:table-cell office:value-type="string" calcext:value-type="string">
            <text:p>&lt;complexPath&gt;</text:p>
          </table:table-cell>
          <table:table-cell office:value-type="string" calcext:value-type="string">
            <text:p>&lt;entityPath&gt;/Complex.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favorite</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favorite"}</text:p>
          </table:table-cell>
          <table:table-cell table:number-columns-repeated="1014"/>
        </table:table-row>
        <table:table-row table:style-name="ro1">
          <table:table-cell office:value-type="string" calcext:value-type="string">
            <text:p>URI3</text:p>
          </table:table-cell>
          <table:table-cell office:value-type="string" calcext:value-type="string">
            <text:p>&lt;complexPath&gt;</text:p>
          </table:table-cell>
          <table:table-cell office:value-type="string" calcext:value-type="string">
            <text:p>&lt;entityPath&gt;/Complex.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employer</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employer"}</text:p>
          </table:table-cell>
          <table:table-cell table:number-columns-repeated="1014"/>
        </table:table-row>
        <table:table-row table:style-name="ro1">
          <table:table-cell office:value-type="string" calcext:value-type="string">
            <text:p>URI3</text:p>
          </table:table-cell>
          <table:table-cell office:value-type="string" calcext:value-type="string">
            <text:p>&lt;complexPath&gt;</text:p>
          </table:table-cell>
          <table:table-cell office:value-type="string" calcext:value-type="string">
            <text:p>&lt;entityPath&gt;/Complex.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reportsTo/employer</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reportsTo/employer"}</text:p>
          </table:table-cell>
          <table:table-cell table:number-columns-repeated="1014"/>
        </table:table-row>
        <table:table-row table:style-name="ro1">
          <table:table-cell office:value-type="string" calcext:value-type="string">
            <text:p>URI3</text:p>
          </table:table-cell>
          <table:table-cell office:value-type="string" calcext:value-type="string">
            <text:p>&lt;complexPath&gt;</text:p>
          </table:table-cell>
          <table:table-cell office:value-type="string" calcext:value-type="string">
            <text:p>&lt;entityPath&gt;/Complex.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employeeSal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employeeSalary","systemAEmployeeSalary":42.0,"systemBEmployeeAnnualSalary":48.0,"systemBEmployeeMonthlySalary":4.199999809265137}</text:p>
          </table:table-cell>
          <table:table-cell table:number-columns-repeated="1014"/>
        </table:table-row>
        <table:table-row table:style-name="ro1">
          <table:table-cell office:value-type="string" calcext:value-type="string">
            <text:p>URI3</text:p>
          </table:table-cell>
          <table:table-cell office:value-type="string" calcext:value-type="string">
            <text:p>&lt;complexPath&gt;</text:p>
          </table:table-cell>
          <table:table-cell office:value-type="string" calcext:value-type="string">
            <text:p>&lt;entityPath&gt;/Complex.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reportsTo/favorite</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reportsTo/favorite"}</text:p>
          </table:table-cell>
          <table:table-cell table:number-columns-repeated="1014"/>
        </table:table-row>
        <table:table-row table:style-name="ro1">
          <table:table-cell office:value-type="string" calcext:value-type="string">
            <text:p>URI3</text:p>
          </table:table-cell>
          <table:table-cell office:value-type="string" calcext:value-type="string">
            <text:p>&lt;complexPath&gt;</text:p>
          </table:table-cell>
          <table:table-cell office:value-type="string" calcext:value-type="string">
            <text:p>&lt;entityPath&gt;/Complex.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reportsTo/employeeSal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reportsTo/employeeSalary","systemAEmployeeSalary":42.0,"systemBEmployeeAnnualSalary":null,"systemBEmployeeMonthlySalary":null}</text:p>
          </table:table-cell>
          <table:table-cell table:number-columns-repeated="1014"/>
        </table:table-row>
        <table:table-row table:style-name="ro1">
          <table:table-cell office:value-type="string" calcext:value-type="string">
            <text:p>URI4</text:p>
          </table:table-cell>
          <table:table-cell office:value-type="string" calcext:value-type="string">
            <text:p>&lt;propertyPath&gt;</text:p>
          </table:table-cell>
          <table:table-cell office:value-type="string" calcext:value-type="string">
            <text:p>&lt;complexPath&gt;/Property.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employeeSalary/systemAEmployeeSal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employeeSalary/systemAEmployeeSalary","value":42.0}</text:p>
          </table:table-cell>
          <table:table-cell table:number-columns-repeated="1014"/>
        </table:table-row>
        <table:table-row table:style-name="ro1">
          <table:table-cell office:value-type="string" calcext:value-type="string">
            <text:p>URI4</text:p>
          </table:table-cell>
          <table:table-cell office:value-type="string" calcext:value-type="string">
            <text:p>&lt;propertyPath&gt;</text:p>
          </table:table-cell>
          <table:table-cell office:value-type="string" calcext:value-type="string">
            <text:p>&lt;complexPath&gt;/Property.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reportsTo/employeeSalary/systemAEmployeeSal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reportsTo/employeeSalary/systemAEmployeeSalary","value":42.0}</text:p>
          </table:table-cell>
          <table:table-cell table:number-columns-repeated="1014"/>
        </table:table-row>
        <table:table-row table:style-name="ro1">
          <table:table-cell office:value-type="string" calcext:value-type="string">
            <text:p>URI4</text:p>
          </table:table-cell>
          <table:table-cell office:value-type="string" calcext:value-type="string">
            <text:p>&lt;entitySetPath&gt;</text:p>
          </table:table-cell>
          <table:table-cell office:value-type="string" calcext:value-type="string">
            <text:p>&lt;complexPath&gt;/NavSet.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employer/systemAEmployer</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employer/systemAEmployer","value":[{"comment":null,"homePage":null,"label":"Supplier-18","lat":48.8592571,"lat_long":"48.8592571,2.3578147","long":2.3578147,"regionDescription":null,"subjectId":"NWD~Supplier-18","supplierAddress":"203, Rue des Francs-Bourgeois","supplierCity":"Paris","supplierCompanyName":"Aux joyeux ecclésiastiques","supplierContactName":"Guylène Nodier","supplierContactTitle":"Sales Manager","supplierCountry":"France","supplierFax":null,"supplierHomePage":null,"supplierPhone":"(1) 03.83.00.68","supplierPostalCode":"75004"},{"comment":null,"homePage":null,"label":"Supplier-20","lat":1.3136066,"lat_long":"1.3136066,103.8568516","long":103.8568516,"regionDescription":null,"subjectId":"NWD~Supplier-20","supplierAddress":"471 Serangoon Loop, Suite #402","supplierCity":"Singapore","supplierCompanyName":"Leka Trading","supplierContactName":"Chandra Leka","supplierContactTitle":"Owner","supplierCountry":"Singapore","supplierFax":null,"supplierHomePage":null,"supplierPhone":"555-8787","supplierPostalCode":"0512"}]}</text:p>
          </table:table-cell>
          <table:table-cell table:number-columns-repeated="1014"/>
        </table:table-row>
        <table:table-row table:style-name="ro1">
          <table:table-cell office:value-type="string" calcext:value-type="string">
            <text:p>URI4</text:p>
          </table:table-cell>
          <table:table-cell office:value-type="string" calcext:value-type="string">
            <text:p>&lt;entitySetPath&gt;</text:p>
          </table:table-cell>
          <table:table-cell office:value-type="string" calcext:value-type="string">
            <text:p>&lt;complexPath&gt;/NavSet.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reportsTo/employer/systemAEmployer</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reportsTo/employer/systemAEmployer","value":[{"comment":null,"homePage":null,"label":"Supplier-18","lat":48.8592571,"lat_long":"48.8592571,2.3578147","long":2.3578147,"regionDescription":null,"subjectId":"NWD~Supplier-18","supplierAddress":"203, Rue des Francs-Bourgeois","supplierCity":"Paris","supplierCompanyName":"Aux joyeux ecclésiastiques","supplierContactName":"Guylène Nodier","supplierContactTitle":"Sales Manager","supplierCountry":"France","supplierFax":null,"supplierHomePage":null,"supplierPhone":"(1) 03.83.00.68","supplierPostalCode":"75004"},{"comment":null,"homePage":null,"label":"Supplier-20","lat":1.3136066,"lat_long":"1.3136066,103.8568516","long":103.8568516,"regionDescription":null,"subjectId":"NWD~Supplier-20","supplierAddress":"471 Serangoon Loop, Suite #402","supplierCity":"Singapore","supplierCompanyName":"Leka Trading","supplierContactName":"Chandra Leka","supplierContactTitle":"Owner","supplierCountry":"Singapore","supplierFax":null,"supplierHomePage":null,"supplierPhone":"555-8787","supplierPostalCode":"0512"}]}</text:p>
          </table:table-cell>
          <table:table-cell table:number-columns-repeated="1014"/>
        </table:table-row>
        <table:table-row table:style-name="ro1">
          <table:table-cell office:value-type="string" calcext:value-type="string">
            <text:p>URI5</text:p>
          </table:table-cell>
          <table:table-cell office:value-type="string" calcext:value-type="string">
            <text:p>&lt;propertyPath&gt;</text:p>
          </table:table-cell>
          <table:table-cell office:value-type="string" calcext:value-type="string">
            <text:p>&lt;entityPath&gt;/Property.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favorite/systemBFavorite/label</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favorite/systemBFavorite/label","value":"Product-1"}</text:p>
          </table:table-cell>
          <table:table-cell table:number-columns-repeated="1014"/>
        </table:table-row>
        <table:table-row table:style-name="ro1">
          <table:table-cell office:value-type="string" calcext:value-type="string">
            <text:p>URI5</text:p>
          </table:table-cell>
          <table:table-cell office:value-type="string" calcext:value-type="string">
            <text:p>&lt;propertyPath&gt;</text:p>
          </table:table-cell>
          <table:table-cell office:value-type="string" calcext:value-type="string">
            <text:p>&lt;entityPath&gt;/Property.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favorite/systemBFavorite/subjectId</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favorite/systemBFavorite/subjectId","value":"NWD~Product-1"}</text:p>
          </table:table-cell>
          <table:table-cell table:number-columns-repeated="1014"/>
        </table:table-row>
        <table:table-row table:style-name="ro1">
          <table:table-cell office:value-type="string" calcext:value-type="string">
            <text:p>URI5</text:p>
          </table:table-cell>
          <table:table-cell office:value-type="string" calcext:value-type="string">
            <text:p>&lt;propertyPath&gt;</text:p>
          </table:table-cell>
          <table:table-cell office:value-type="string" calcext:value-type="string">
            <text:p>&lt;entityPath&gt;/Property.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reportsTo/favorite/systemBFavorite/subjectId</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reportsTo/favorite/systemBFavorite/subjectId","value":"NWD~Product-1"}</text:p>
          </table:table-cell>
          <table:table-cell table:number-columns-repeated="1014"/>
        </table:table-row>
        <table:table-row table:style-name="ro1">
          <table:table-cell office:value-type="string" calcext:value-type="string">
            <text:p>URI5</text:p>
          </table:table-cell>
          <table:table-cell office:value-type="string" calcext:value-type="string">
            <text:p>&lt;propertyPath&gt;</text:p>
          </table:table-cell>
          <table:table-cell office:value-type="string" calcext:value-type="string">
            <text:p>&lt;entityPath&gt;/Property.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employer/systemAEmployer('NWD~Supplier-18')/subjectId</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employer/systemAEmployer('NWD~Supplier-18')/subjectId","value":"NWD~Supplier-18"}</text:p>
          </table:table-cell>
          <table:table-cell table:number-columns-repeated="1014"/>
        </table:table-row>
        <table:table-row table:style-name="ro1">
          <table:table-cell office:value-type="string" calcext:value-type="string">
            <text:p>URI6A</text:p>
          </table:table-cell>
          <table:table-cell office:value-type="string" calcext:value-type="string">
            <text:p>&lt;entityPath&gt;</text:p>
          </table:table-cell>
          <table:table-cell office:value-type="string" calcext:value-type="string">
            <text:p>&lt;entityPath&gt;/NavProp.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reportsTo</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reportsTo/$entity","birthDate":"1972-02-19","comment":null,"employeeAddress":"908 W. Capital Way","employeeCity":"Tacoma","employeeCountry":"USA","employeeLinkedIn":"https://www.linkedin.com/in/peterjohnlawrence/","employeePostalCode":"98401","employeeSalary":null,"employer":null,"extension":"3457","favorite":null,"firstName":"Andrew","hireDate":"2012-08-14","homePhone":"(206) 555-9482","label":"MatchingEmployee-2","lastName":"Fuller","lat":null,"lat_long":null,"long":null,"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WD~Employee-5","reportsToNotation":null,"subjectId":"NWD~MatchingEmployee-2","territoryNotation":null,"title":"Vice President, Sales","titleOfCourtesy":"Doctor"}</text:p>
          </table:table-cell>
          <table:table-cell table:number-columns-repeated="1014"/>
        </table:table-row>
        <table:table-row table:style-name="ro1">
          <table:table-cell office:value-type="string" calcext:value-type="string">
            <text:p>URI6A?</text:p>
          </table:table-cell>
          <table:table-cell office:value-type="string" calcext:value-type="string">
            <text:p>&lt;entityPath&gt;</text:p>
          </table:table-cell>
          <table:table-cell office:value-type="string" calcext:value-type="string">
            <text:p>&lt;complexPath&gt;/NavProp.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favorite/systemBFavorite</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favorite/systemBFavorite/$entity","categoryId":"NWD~Category-1","categoryNotation":null,"comment":null,"discontinued":true,"label":"Product-1","productName":"Chai","productUnitPrice":18.0,"quantityPerUnit":"10 boxes x 30 bags","reorderLevel":10,"subjectId":"NWD~Product-1","supplierId":"NWD~Supplier-8","supplierNotation":null,"unitCommission":null,"unitsInStock":39,"unitsOnOrder":0}</text:p>
          </table:table-cell>
          <table:table-cell table:number-columns-repeated="1014"/>
        </table:table-row>
        <table:table-row table:style-name="ro1">
          <table:table-cell office:value-type="string" calcext:value-type="string">
            <text:p>URI6A?</text:p>
          </table:table-cell>
          <table:table-cell office:value-type="string" calcext:value-type="string">
            <text:p>&lt;entityPath&gt;</text:p>
          </table:table-cell>
          <table:table-cell office:value-type="string" calcext:value-type="string">
            <text:p>&lt;complexPath&gt;/NavProp.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reportsTo/favorite/systemBFavorite</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reportsTo/favorite/systemBFavorite/$entity","categoryId":"NWD~Category-1","categoryNotation":null,"comment":null,"discontinued":true,"label":"Product-1","productName":"Chai","productUnitPrice":18.0,"quantityPerUnit":"10 boxes x 30 bags","reorderLevel":10,"subjectId":"NWD~Product-1","supplierId":"NWD~Supplier-8","supplierNotation":null,"unitCommission":null,"unitsInStock":39,"unitsOnOrder":0}</text:p>
          </table:table-cell>
          <table:table-cell table:number-columns-repeated="1014"/>
        </table:table-row>
        <table:table-row table:style-name="ro1">
          <table:table-cell office:value-type="string" calcext:value-type="string">
            <text:p>URI6B</text:p>
          </table:table-cell>
          <table:table-cell office:value-type="string" calcext:value-type="string">
            <text:p>&lt;entitySetPath&gt;</text:p>
          </table:table-cell>
          <table:table-cell office:value-type="string" calcext:value-type="string">
            <text:p>&lt;entityPath&gt;/NavSet.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2')/managesEmployee</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2')/managesEmployee","value":[{"birthDate":"1983-07-02","comment":null,"employeeAddress":"Coventry House\\nMiner Rd.","employeeCity":"London","employeeCountry":"UK","employeeLinkedIn":null,"employeePostalCode":"EC2 7JR","employeeSalary":null,"employer":null,"extension":"428","favorite":null,"firstName":"Michael","hireDate":"2013-10-17","homePhone":"(71) 555-7773","label":"Employee-6","lastName":"Suyama","lat":51.5100082,"lat_long":"51.5100082,-0.1329494","long":-0.1329494,"notes":"Michael is a graduate of Sussex University (MA, economics, 1983) and the University of California at Los Angeles (MBA, marketing, 1986). He has also taken the courses Multi-Cultural Selling and Time Management for the Sales Professional. He is fluent in Japanese and can read and write French, Portuguese, and Spanish.","photo":"http://accweb/emmployees/davolio.bmp","regionDescription":null,"reportsToId":"NWD~Employee-5","reportsToNotation":null,"subjectId":"NWD~Employee-6","territoryNotation":null,"title":"Sales Representative","titleOfCourtesy":"Mr."},{"birthDate":"1980-05-29","comment":null,"employeeAddress":"Edgeham Hollow\\nWinchester Way","employeeCity":"London","employeeCountry":"UK","employeeLinkedIn":null,"employeePostalCode":"RG1 9SP","employeeSalary":null,"employer":null,"extension":"465","favorite":null,"firstName":"Robert","hireDate":"2014-01-02","homePhone":"(71) 555-5598","label":"Employee-7","lastName":"King","lat":51.453506,"lat_long":"51.4535060,-0.9769758","long":-0.9769758,"notes":"Robert King served in the Peace Corps and traveled extensively before completing his degree in English at the University of Michigan in 1992, the year he joined the company. After completing a course entitled Selling in Europe, he was transferred to the London office in March 1993.","photo":"http://accweb/emmployees/davolio.bmp","regionDescription":null,"reportsToId":"NWD~Employee-5","reportsToNotation":null,"subjectId":"NWD~Employee-7","territoryNotation":null,"title":"Sales Representative","titleOfCourtesy":"Mr."},{"birthDate":"1972-02-19","comment":null,"employeeAddress":"908 W. Capital Way","employeeCity":"Tacoma","employeeCountry":"USA","employeeLinkedIn":"https://www.linkedin.com/in/peterjohnlawrence/","employeePostalCode":"98401","employeeSalary":{"systemAEmployeeSalary":42.0,"systemBEmployeeAnnualSalary":null,"systemBEmployeeMonthlySalary":null},"employer":{},"extension":"3457","favorite":{},"firstName":"Andrew","hireDate":"2012-08-14","homePhone":"(206) 555-9482","label":"SystemAEmployee-1","lastName":"Fuller","lat":38.972057,"lat_long":"38.9720570,-77.0268860","long":-77.026886,"notes":"Andrew received his BTS commercial in 1974 and a Ph.D. in international marketing from the University of Dallas in 1981. He is fluent in French and Italian and reads German. He joined the company as a sales representative, was promoted to sales manager in January 1992 and to vice president of sales in March 1993. Andrew is a member of the Sales Management Roundtable, the Seattle Chamber of Commerce, and the Pacific Rim Importers Association.","photo":"http://accweb/emmployees/fuller.bmp","regionDescription":null,"reportsToId":"NWD~SystemBEmployee-2","reportsToNotation":null,"subjectId":"NWD~SystemAEmployee-1","territoryNotation":null,"title":"Vice President, Sales","titleOfCourtesy":"Dr."}]}</text:p>
          </table:table-cell>
          <table:table-cell table:number-columns-repeated="1014"/>
        </table:table-row>
        <table:table-row table:style-name="ro1">
          <table:table-cell office:value-type="string" calcext:value-type="string">
            <text:p>URI0 service document</text:p>
          </table:table-cell>
          <table:table-cell/>
          <table:table-cell office:value-type="string" calcext:value-type="string">
            <text:p>URI0.1</text:p>
          </table:table-cell>
          <table:table-cell/>
          <table:table-cell office:value-type="string" calcext:value-type="string">
            <text:p>GET</text:p>
          </table:table-cell>
          <table:table-cell office:value-type="string" calcext:value-type="string">
            <text:p>northwind</text:p>
          </table:table-cell>
          <table:table-cell table:number-columns-repeated="2"/>
          <table:table-cell office:value-type="string" calcext:value-type="string">
            <text:p>&amp;$format=application/json;charset=UTF-8</text:p>
          </table:table-cell>
          <table:table-cell office:value-type="string" calcext:value-type="string">
            <text:p>{"@odata.context":"http://localhost:8080/odata2sparql/northwind/$metadata","value":[{"name":"Category","url":"Category"},{"name":"Customer","url":"Customer"},{"name":"Customer_Order","url":"Customer_Order"},{"name":"Employee","url":"Employee"},{"name":"Order","url":"Order"},{"name":"OrderDetail","url":"OrderDetail"},{"name":"OrderSummary","url":"OrderSummary"},{"name":"Product","url":"Product"},{"name":"Region","url":"Region"},{"name":"Shipper","url":"Shipper"},{"name":"Summary_of_Sales_by_Years","url":"Summary_of_Sales_by_Years"},{"name":"Supplier","url":"Supplier"},{"name":"SystemAEmployee","url":"SystemAEmployee"},{"name":"SystemAProduct","url":"SystemAProduct"},{"name":"SystemBEmployee","url":"SystemBEmployee"},{"name":"SystemBProduct","url":"SystemBProduct"},{"name":"Territory","url":"Territory"},{"name":"USState","url":"USState"},{"name":"geo_Point","url":"geo_Point"},{"name":"geo_SpatialThing","url":"geo_SpatialThing"},{"name":"owl_Class","url":"owl_Class"},{"name":"owl_DatatypeProperty","url":"owl_DatatypeProperty"},{"name":"owl_ObjectProperty","url":"owl_ObjectProperty"},{"name":"owl_Ontology","url":"owl_Ontology"},{"name":"owl_Thing","url":"owl_Thing"},{"name":"rdf_Fact","url":"rdf_Fact"},{"name":"rdf_Property","url":"rdf_Property"},{"name":"rdf_Statement","url":"rdf_Statement"},{"name":"rdf_SubjectPredicate","url":"rdf_SubjectPredicate"},{"name":"rdf_Term","url":"rdf_Term"},{"name":"rdfs_Class","url":"rdfs_Class"},{"name":"rdfs_Resource","url":"rdfs_Resource"},{"name":"shapes_QualifiedOrder","url":"shapes_QualifiedOrder"},{"name":"shapes_QualifiedOrderDetail","url":"shapes_QualifiedOrderDetail"},{"name":"shapes_ShippingOrder","url":"shapes_ShippingOrder"},{"name":"Summary_of_Sales_by_Years_fn","url":"Summary_of_Sales_by_Years_fn","kind":"FunctionImport"}]}</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text:p>
          </table:table-cell>
          <table:table-cell office:value-type="string" calcext:value-type="string">
            <text:p>$filter=subjectId eq 'NWD~Customer-SEVES'</text:p>
          </table:table-cell>
          <table:table-cell office:value-type="string" calcext:value-type="string">
            <text:p>&amp;$format=application/json;charset=UTF-8</text:p>
          </table:table-cell>
          <table:table-cell office:value-type="string" calcext:value-type="string">
            <text:p>{"@odata.context":"http://localhost:8080/odata2sparql/northwind/$metadata#rdfs_Resource","value":[{"comment":null,"label":"Seven Seas Imports","subjectId":"NWD~Customer-SEVES"}]}</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wl_Thing</text:p>
          </table:table-cell>
          <table:table-cell office:value-type="string" calcext:value-type="string">
            <text:p>$filter=subjectId eq 'NWD~Customer-SEVES'</text:p>
          </table:table-cell>
          <table:table-cell office:value-type="string" calcext:value-type="string">
            <text:p>&amp;$format=application/json;charset=UTF-8</text:p>
          </table:table-cell>
          <table:table-cell office:value-type="string" calcext:value-type="string">
            <text:p>{"@odata.context":"http://localhost:8080/odata2sparql/northwind/$metadata#owl_Thing","value":[{"comment":null,"label":"Seven Seas Imports","subjectId":"NWD~Customer-SEVES"}]}</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text:p>
          </table:table-cell>
          <table:table-cell office:value-type="string" calcext:value-type="string">
            <text:p>$top=3&amp;$orderby=subjectId</text:p>
          </table:table-cell>
          <table:table-cell office:value-type="string" calcext:value-type="string">
            <text:p>&amp;$format=application/json;odata.metadata=full</text:p>
          </table:table-cell>
          <table:table-cell office:value-type="string" calcext:value-type="string">
            <text:p>{"@odata.context":"http://localhost:8080/odata2sparql/northwind/$metadata#rdfs_Resource","value":[{"@odata.type":"#null","@odata.id":"rdfs_Resource('NWD~Category-1')","comment":null,"label":"Category-1","subjectId":"NWD~Category-1"},{"@odata.type":"#null","@odata.id":"rdfs_Resource('NWD~Category-2')","comment":null,"label":"Category-2","subjectId":"NWD~Category-2"},{"@odata.type":"#null","@odata.id":"rdfs_Resource('NWD~Category-3')","comment":null,"label":"Category-3","subjectId":"NWD~Category-3"}]}</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wl_Thing</text:p>
          </table:table-cell>
          <table:table-cell office:value-type="string" calcext:value-type="string">
            <text:p>$top=3&amp;$orderby=subjectId</text:p>
          </table:table-cell>
          <table:table-cell office:value-type="string" calcext:value-type="string">
            <text:p>&amp;$format=application/json;charset=UTF-8</text:p>
          </table:table-cell>
          <table:table-cell office:value-type="string" calcext:value-type="string">
            <text:p>{"@odata.context":"http://localhost:8080/odata2sparql/northwind/$metadata#owl_Thing","value":[{"comment":null,"label":"Category-1","subjectId":"NWD~Category-1"},{"comment":null,"label":"Category-2","subjectId":"NWD~Category-2"},{"comment":null,"label":"Operations","subjectId":"northwind~Operations"}]}</text:p>
          </table:table-cell>
          <table:table-cell table:number-columns-repeated="1014"/>
        </table:table-row>
        <table:table-row table:style-name="ro1">
          <table:table-cell table:style-name="ce2" office:value-type="string" calcext:value-type="string">
            <text:p>URI1 Entity set</text:p>
          </table:table-cell>
          <table:table-cell table:style-name="ce2" office:value-type="string" calcext:value-type="string">
            <text:p>Class</text:p>
          </table:table-cell>
          <table:table-cell table:style-name="ce2" office:value-type="string" calcext:value-type="string">
            <text:p>URI1.5</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Customer</text:p>
          </table:table-cell>
          <table:table-cell table:style-name="ce2"/>
          <table:table-cell table:style-name="ce2" office:value-type="string" calcext:value-type="string">
            <text:p>&amp;$format=application/json;charset=UTF-8</text:p>
          </table:table-cell>
          <table:table-cell table:style-name="ce2" table:number-columns-repeated="1015"/>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text:p>
          </table:table-cell>
          <table:table-cell office:value-type="string" calcext:value-type="string">
            <text:p>$top=3&amp;$orderby=subjectId</text:p>
          </table:table-cell>
          <table:table-cell office:value-type="string" calcext:value-type="string">
            <text:p>&amp;$format=application/json;charset=UTF-8</text:p>
          </table:table-cell>
          <table:table-cell office:value-type="string" calcext:value-type="string">
            <text:p>{"@odata.context":"http://localhost:8080/odata2sparql/northwind/$metadata#Customer","value":[{"comment":null,"customerAddress":"Obere Str. 57","customerCity":"Berlin","customerCompanyName":null,"customerContactName":"Maria Anders","customerContactTitle":"Sales Representative","customerCountry":"Germany","customerFax":"030-0076545","customerPhone":"030-0074321","customerPostalCode":"12209","customerWebsite":"http://www.inova8.com","label":"Alfreds Futterkiste","lat":53.24939,"lat_long":"53.2493900,14.4328600","long":14.43286,"regionDescription":null,"subjectId":"NWD~Customer-ALFKI"},{"comment":null,"customerAddress":"Avda. de la Constitución 2222","customerCity":"México D.F.","customerCompanyName":"Ana Trujillo Emparedados y helados","customerContactName":"Ana Trujillo","customerContactTitle":"Owner","customerCountry":"Mexico","customerFax":"(5) 555-3745","customerPhone":"(5) 555-4729","customerPostalCode":"05021","customerWebsite":null,"label":"Ana Trujillo Emparedados y helados","lat":27.4792617,"lat_long":"27.4792617,-99.5205012","long":-99.5205012,"regionDescription":null,"subjectId":"NWD~Customer-ANATR"},{"comment":null,"customerAddress":"Mataderos 2312","customerCity":"México D.F.","customerCompanyName":"Antonio Moreno Taquería","customerContactName":"Antonio Moreno","customerContactTitle":"Owner","customerCountry":"Mexico","customerFax":null,"customerPhone":"(5) 555-3932","customerPostalCode":"05023","customerWebsite":null,"label":"Antonio Moreno Taquería","lat":32.5081483,"lat_long":"32.5081483,-117.0511272","long":-117.0511272,"regionDescription":null,"subjectId":"NWD~Customer-ANTON"}]}</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7</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text:p>
          </table:table-cell>
          <table:table-cell office:value-type="string" calcext:value-type="string">
            <text:p>$top=3&amp;$skip=2</text:p>
          </table:table-cell>
          <table:table-cell office:value-type="string" calcext:value-type="string">
            <text:p>&amp;$format=application/json;charset=UTF-8</text:p>
          </table:table-cell>
          <table:table-cell office:value-type="string" calcext:value-type="string">
            <text:p>{"@odata.context":"http://localhost:8080/odata2sparql/northwind/$metadata#Customer","value":[{"comment":null,"customerAddress":"Mataderos 2312","customerCity":"México D.F.","customerCompanyName":"Antonio Moreno Taquería","customerContactName":"Antonio Moreno","customerContactTitle":"Owner","customerCountry":"Mexico","customerFax":null,"customerPhone":"(5) 555-3932","customerPostalCode":"05023","customerWebsite":null,"label":"Antonio Moreno Taquería","lat":32.5081483,"lat_long":"32.5081483,-117.0511272","long":-117.0511272,"regionDescription":null,"subjectId":"NWD~Customer-ANTON"},{"comment":null,"customerAddress":"120 Hanover Sq.","customerCity":"London","customerCompanyName":"Around the Horn","customerContactName":"Thomas Hardy","customerContactTitle":"Sales Representative","customerCountry":"UK","customerFax":"(171) 555-6750","customerPhone":"(171) 555-7788","customerPostalCode":"WA1 1DP","customerWebsite":null,"label":"Around the Horn","lat":51.5138289,"lat_long":"51.5138289,-0.1433119","long":-0.1433119,"regionDescription":null,"subjectId":"NWD~Customer-AROUT"},{"comment":null,"customerAddress":"Berguvsvägen 8","customerCity":"Luleå","customerCompanyName":"Berglunds snabbköp","customerContactName":"Christina Berglund","customerContactTitle":"Order Administrator","customerCountry":"Sweden","customerFax":"0921-12 34 67","customerPhone":"0921-12 34 65","customerPostalCode":"S-958 22","customerWebsite":null,"label":"Berglunds snabbköp","lat":60.128161,"lat_long":"60.1281610,18.6435010","long":18.643501,"regionDescription":null,"subjectId":"NWD~Customer-BERGS"}]}</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8</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Product</text:p>
          </table:table-cell>
          <table:table-cell office:value-type="string" calcext:value-type="string">
            <text:p>$top=10&amp;$orderby=subjectId</text:p>
          </table:table-cell>
          <table:table-cell office:value-type="string" calcext:value-type="string">
            <text:p>&amp;$format=application/json;charset=UTF-8</text:p>
          </table:table-cell>
          <table:table-cell office:value-type="string" calcext:value-type="string">
            <text:p>{"@odata.context":"http://localhost:8080/odata2sparql/northwind/$metadata#Product","value":[{"categoryId":"NWD~Category-4","categoryNotation":null,"comment":null,"discontinued":false,"label":"Product-11","productName":"Queso Cabrales","productUnitPrice":21.0,"quantityPerUnit":"1 kg pkg.","reorderLevel":30,"subjectId":"NWD~Product-11","supplierId":"NWD~Supplier-5","supplierNotation":null,"unitCommission":null,"unitsInStock":22,"unitsOnOrder":30},{"categoryId":"NWD~Category-7","categoryNotation":null,"comment":null,"discontinued":false,"label":"Product-14","productName":"Tofu","productUnitPrice":23.25,"quantityPerUnit":"40 - 100 g pkgs.","reorderLevel":0,"subjectId":"NWD~Product-14","supplierId":"NWD~Supplier-6","supplierNotation":null,"unitCommission":null,"unitsInStock":35,"unitsOnOrder":0},{"categoryId":"NWD~Category-3","categoryNotation":null,"comment":null,"discontinued":false,"label":"Product-20","productName":"Sir Rodney's Marmalade","productUnitPrice":81.0,"quantityPerUnit":"30 gift boxes","reorderLevel":0,"subjectId":"NWD~Product-20","supplierId":"NWD~Supplier-8","supplierNotation":null,"unitCommission":null,"unitsInStock":40,"unitsOnOrder":0},{"categoryId":"NWD~Category-5","categoryNotation":null,"comment":null,"discontinued":false,"label":"Product-22","productName":"Gustaf's Knäckebröd","productUnitPrice":21.0,"quantityPerUnit":"24 - 500 g pkgs.","reorderLevel":25,"subjectId":"NWD~Product-22","supplierId":"NWD~Supplier-9","supplierNotation":null,"unitCommission":null,"unitsInStock":104,"unitsOnOrder":0},{"categoryId":"NWD~Category-8","categoryNotation":null,"comment":null,"discontinued":false,"label":"Product-41","productName":"Jack's New England Clam Chowder","productUnitPrice":9.65,"quantityPerUnit":"12 - 12 oz cans","reorderLevel":10,"subjectId":"NWD~Product-41","supplierId":"NWD~Supplier-19","supplierNotation":null,"unitCommission":null,"unitsInStock":85,"unitsOnOrder":0},{"categoryId":"NWD~Category-5","categoryNotation":null,"comment":null,"discontinued":true,"label":"Product-42","productName":"Singaporean Hokkien Fried Mee","productUnitPrice":14.0,"quantityPerUnit":"32 - 1 kg pkgs.","reorderLevel":0,"subjectId":"NWD~Product-42","supplierId":"NWD~Supplier-20","supplierNotation":null,"unitCommission":null,"unitsInStock":26,"unitsOnOrder":0},{"categoryId":"NWD~Category-7","categoryNotation":null,"comment":null,"discontinued":false,"label":"Product-51","productName":"Manjimup Dried Apples","productUnitPrice":53.0,"quantityPerUnit":"50 - 300 g pkgs.","reorderLevel":10,"subjectId":"NWD~Product-51","supplierId":"NWD~Supplier-24","supplierNotation":null,"unitCommission":null,"unitsInStock":20,"unitsOnOrder":0},{"categoryId":"NWD~Category-5","categoryNotation":null,"comment":null,"discontinued":false,"label":"Product-57","productName":"Ravioli Angelo","productUnitPrice":19.5,"quantityPerUnit":"24 - 250 g pkgs.","reorderLevel":20,"subjectId":"NWD~Product-57","supplierId":"NWD~Supplier-26","supplierNotation":null,"unitCommission":null,"unitsInStock":36,"unitsOnOrder":0},{"categoryId":"NWD~Category-2","categoryNotation":null,"comment":null,"discontinued":false,"label":"Product-65","productName":"Louisiana Fiery Hot Pepper Sauce","productUnitPrice":21.05,"quantityPerUnit":"32 - 8 oz bottles","reorderLevel":0,"subjectId":"NWD~Product-65","supplierId":"NWD~Supplier-2","supplierNotation":null,"unitCommission":null,"unitsInStock":76,"unitsOnOrder":0},{"categoryId":"NWD~Category-4","categoryNotation":null,"comment":null,"discontinued":false,"label":"Product-72","productName":"Mozzarella di Giovanni","productUnitPrice":34.8,"quantityPerUnit":"24 - 200 g pkgs.","reorderLevel":0,"subjectId":"NWD~Product-72","supplierId":"NWD~Supplier-14","supplierNotation":null,"unitCommission":null,"unitsInStock":14,"unitsOnOrder":0}]}</text:p>
          </table:table-cell>
          <table:table-cell table:number-columns-repeated="1014"/>
        </table:table-row>
        <table:table-row table:style-name="ro2">
          <table:table-cell office:value-type="string" calcext:value-type="string">
            <text:p>URI1 Entity set</text:p>
          </table:table-cell>
          <table:table-cell office:value-type="string" calcext:value-type="string">
            <text:p>Class</text:p>
          </table:table-cell>
          <table:table-cell office:value-type="string" calcext:value-type="string">
            <text:p>URI1.9</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text:p>
          </table:table-cell>
          <table:table-cell office:value-type="string" calcext:value-type="string">
            <text:p>$top=3</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Order","value":[{"comment":null,"customerId":"NWD~Customer-VINET","customerNotation":null,"employeeId":"NWD~Employee-5","employeeNotation":null,"freight":"32.380001","label":"Order-10248","lat":49.2559582,"lat_long":"49.2559582,4.1547448","long":4.1547448,"orderDate":"2016-07-04T00:00:00Z","orderRegionId":null,"regionDescription":null,"requiredDate":"2016-08-01T00:00:00Z","shipAddress":"59 rue de l'Abbaye","shipCity":"Reims","shipCountry":"France","shipName":"Vins et alcools Chevalier","shipPostalCode":"51100","shipViaId":"NWD~Shipper-3","shipViaNotation":null,"shippedDate":"2016-07-16T00:00:00Z","subjectId":"NWD~Order-10248"},{"comment":null,"customerId":"NWD~Customer-TOMSP","customerNotation":null,"employeeId":"NWD~Employee-6","employeeNotation":null,"freight":"11.61","label":"Order-10249","lat":51.6566,"lat_long":"51.6566000,7.0904400","long":7.09044,"orderDate":"2016-07-05T00:00:00Z","orderRegionId":null,"regionDescription":null,"requiredDate":"2016-08-16T00:00:00Z","shipAddress":"Luisenstr. 48","shipCity":"<text:span text:style-name="T1">M</text:span><text:span text:style-name="T2">ünster","shipCountry":"Germany","shipName":"Toms Spezialitäten","shipPostalCode":"44087","shipViaId":"NWD~Shipper-1","shipViaNotation":null,"shippedDate":"2016-07-10T00:00:00Z","subjectId":"NWD~Order-10249"},{"comment":null,"customerId":"NWD~Customer-HANAR","customerNotation":null,"employeeId":"NWD~Employee-4","employeeNotation":null,"freight":"65.830002","label":"Order-10250","lat":-22.9306303,"lat_long":"-22.9306303,-43.3588082","long":-43.3588082,"orderDate":"2016-07-08T00:00:00Z","orderRegionId":"NWD~Region-0f4bda3a8e49e714c26ef610e2893454","regionDescription":null,"requiredDate":"2016-08-05T00:00:00Z","shipAddress":"Rua do Paç</text:span><text:span text:style-name="T3">o</text:span><text:span text:style-name="T4">, 67","shipCity":"Rio de Janeiro","shipCountry":"Brazil","shipName":"Hanari Carnes","shipPostalCode":"05454-876","shipViaId":"NWD~Shipper-2","shipViaNotation":null,"shippedDate":"2016-07-12T00:00:00Z","subjectId":"NWD~Order-10250"}]}</text:span></text:p>
          </table:table-cell>
          <table:table-cell table:number-columns-repeated="1014"/>
        </table:table-row>
        <table:table-row table:style-name="ro2">
          <table:table-cell office:value-type="string" calcext:value-type="string">
            <text:p>URI1 Entity set</text:p>
          </table:table-cell>
          <table:table-cell office:value-type="string" calcext:value-type="string">
            <text:p>Class</text:p>
          </table:table-cell>
          <table:table-cell office:value-type="string" calcext:value-type="string">
            <text:p>URI1.10</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text:p>
          </table:table-cell>
          <table:table-cell office:value-type="string" calcext:value-type="string">
            <text:p>$select=customerAddress,customerCountry&amp;$top=5</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customerAddress,customerCountry,subjectId)","value":[{"@odata.id":"Customer('NWD~Customer-ALFKI')","customerAddress":"Obere Str. 57","customerCountry":"Germany","subjectId":"NWD~Customer-ALFKI"},{"@odata.id":"Customer('NWD~Customer-ANATR')","customerAddress":"Avda. de la <text:span text:style-name="T1">Constituci</text:span><text:span text:style-name="T2">ón 2222","customerCountry":"Mexico","subjectId":"NWD~Customer-ANATR"},{"@odata.id":"Customer('NWD~Customer-ANTON')","customerAddress":"Mataderos 2312","customerCountry":"Mexico","subjectId":"NWD~Customer-ANTON"},{"@odata.id":"Customer('NWD~Customer-AROUT')","customerAddress":"120 Hanover Sq.","customerCountry":"UK","subjectId":"NWD~Customer-AROUT"},{"@odata.id":"Customer('NWD~Customer-BERGS')","customerAddress":"Berguvsvä</text:span><text:span text:style-name="T3">gen</text:span><text:span text:style-name="T4"> 8","customerCountry":"Sweden","subjectId":"NWD~Customer-BERGS"}]}</text:span></text:p>
          </table:table-cell>
          <table:table-cell table:number-columns-repeated="1014"/>
        </table:table-row>
        <table:table-row table:style-name="ro2">
          <table:table-cell office:value-type="string" calcext:value-type="string">
            <text:p>URI1 Entity set</text:p>
          </table:table-cell>
          <table:table-cell office:value-type="string" calcext:value-type="string">
            <text:p>Class</text:p>
          </table:table-cell>
          <table:table-cell office:value-type="string" calcext:value-type="string">
            <text:p>URI1.1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text:p>
          </table:table-cell>
          <table:table-cell office:value-type="string" calcext:value-type="string">
            <text:p>$select=*&amp;$top=5&amp;$orderby=subjectId</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value":[{"comment":null,"customerAddress":"Obere Str. 57","customerCity":"Berlin","customerCompanyName":null,"customerContactName":"Maria Anders","customerContactTitle":"Sales Representative","customerCountry":"Germany","customerFax":"030-0076545","customerPhone":"030-0074321","customerPostalCode":"12209","customerWebsite":"http://www.inova8.com","label":"Alfreds Futterkiste","lat":53.24939,"lat_long":"53.2493900,14.4328600","long":14.43286,"regionDescription":null,"subjectId":"NWD~Customer-ALFKI"},{"comment":null,"customerAddress":"Avda. de la <text:span text:style-name="T1">Constituci</text:span><text:span text:style-name="T2">ón 2222","customerCity":"México D.F.","customerCompanyName":"Ana Trujillo Emparedados y helados","customerContactName":"Ana Trujillo","customerContactTitle":"Owner","customerCountry":"Mexico","customerFax":"(5) 555-3745","customerPhone":"(5) 555-4729","customerPostalCode":"05021","customerWebsite":null,"label":"Ana Trujillo Emparedados y helados","lat":27.4792617,"lat_long":"27.4792617,-99.5205012","long":-99.5205012,"regionDescription":null,"subjectId":"NWD~Customer-ANATR"},{"comment":null,"customerAddress":"Mataderos 2312","customerCity":"México D.F.","customerCompanyName":"Antonio Moreno Taquería","customerContactName":"Antonio Moreno","customerContactTitle":"Owner","customerCountry":"Mexico","customerFax":null,"customerPhone":"(5) 555-3932","customerPostalCode":"05023","customerWebsite":null,"label":"Antonio Moreno Taquería","lat":32.5081483,"lat_long":"32.5081483,-117.0511272","long":-117.0511272,"regionDescription":null,"subjectId":"NWD~Customer-ANTON"},{"comment":null,"customerAddress":"120 Hanover Sq.","customerCity":"London","customerCompanyName":"Around the Horn","customerContactName":"Thomas Hardy","customerContactTitle":"Sales Representative","customerCountry":"UK","customerFax":"(171) 555-6750","customerPhone":"(171) 555-7788","customerPostalCode":"WA1 1DP","customerWebsite":null,"label":"Around the Horn","lat":51.5138289,"lat_long":"51.5138289,-0.1433119","long":-0.1433119,"regionDescription":null,"subjectId":"NWD~Customer-AROUT"},{"comment":null,"customerAddress":"Berguvsvägen 8","customerCity":"Luleå","customerCompanyName":"Berglunds snabbköp","customerContactName":"Christina Berglund","customerContactTitle":"Order Administrator","customerCountry":"Sweden","customerFax":"0921-12 34 67","customerPhone":"0921-12 34 65","customerPostalCode":"S-958 22","customerWebsite":null,"label":"Berglunds snabbkö</text:span><text:span text:style-name="T3">p</text:span><text:span text:style-name="T4">","lat":60.128161,"lat_long":"60.1281610,18.6435010","long":18.643501,"regionDescription":null,"subjectId":"NWD~Customer-BERGS"}]}</text:span></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1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text:p>
          </table:table-cell>
          <table:table-cell office:value-type="string" calcext:value-type="string">
            <text:p>$filter=contains(customerCompanyName,'France')</text:p>
          </table:table-cell>
          <table:table-cell office:value-type="string" calcext:value-type="string">
            <text:p>&amp;$format=application/json;charset=UTF-8</text:p>
          </table:table-cell>
          <table:table-cell office:value-type="string" calcext:value-type="string">
            <text:p>{"@odata.context":"http://localhost:8080/odata2sparql/northwind/$metadata#Customer","value":[{"comment":null,"customerAddress":"54, rue Royale","customerCity":"Nantes","customerCompanyName":"France restauration","customerContactName":"Carine Schmitt","customerContactTitle":"Marketing Manager","customerCountry":"France","customerFax":"40.32.21.20","customerPhone":"40.32.21.21","customerPostalCode":"44000","customerWebsite":null,"label":"France restauration","lat":47.2142659,"lat_long":"47.2142659,-1.5582078","long":-1.5582078,"regionDescription":null,"subjectId":"NWD~Customer-FRANR"}]}</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1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text:p>
          </table:table-cell>
          <table:table-cell office:value-type="string" calcext:value-type="string">
            <text:p>$select=customerAddress,customerCountry&amp;$top=3&amp;$skip=2</text:p>
          </table:table-cell>
          <table:table-cell office:value-type="string" calcext:value-type="string">
            <text:p>&amp;$format=application/json;charset=UTF-8</text:p>
          </table:table-cell>
          <table:table-cell office:value-type="string" calcext:value-type="string">
            <text:p>{"@odata.context":"http://localhost:8080/odata2sparql/northwind/$metadata#Customer(customerAddress,customerCountry,subjectId)","value":[{"@odata.id":"Customer('NWD~Customer-ANTON')","customerAddress":"Mataderos 2312","customerCountry":"Mexico","subjectId":"NWD~Customer-ANTON"},{"@odata.id":"Customer('NWD~Customer-AROUT')","customerAddress":"120 Hanover Sq.","customerCountry":"UK","subjectId":"NWD~Customer-AROUT"},{"@odata.id":"Customer('NWD~Customer-BERGS')","customerAddress":"Berguvsvägen 8","customerCountry":"Sweden","subjectId":"NWD~Customer-BERGS"}]}</text:p>
          </table:table-cell>
          <table:table-cell table:number-columns-repeated="1014"/>
        </table:table-row>
        <table:table-row table:style-name="ro1">
          <table:table-cell office:value-type="string" calcext:value-type="string">
            <text:p>URI1 Entity set</text:p>
          </table:table-cell>
          <table:table-cell office:value-type="string" calcext:value-type="string">
            <text:p>Class</text:p>
          </table:table-cell>
          <table:table-cell office:value-type="string" calcext:value-type="string">
            <text:p>URI1.1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ategory</text:p>
          </table:table-cell>
          <table:table-cell office:value-type="string" calcext:value-type="string">
            <text:p>$filter=subjectId eq 'NWD~Category-1'</text:p>
          </table:table-cell>
          <table:table-cell office:value-type="string" calcext:value-type="string">
            <text:p>&amp;$format=application/json;charset=UTF-8</text:p>
          </table:table-cell>
          <table:table-cell office:value-type="string" calcext:value-type="string">
            <text:p>{"@odata.context":"http://localhost:8080/odata2sparql/northwind/$metadata#Category","value":[{"categoryName":"Beverages","comment":null,"description":"Soft drinks, coffees, teas, beers, and ales","label":"Category-1","picture":null,"subjectId":"NWD~Category-1"}]}</text:p>
          </table:table-cell>
          <table:table-cell table:number-columns-repeated="1014"/>
        </table:table-row>
        <table:table-row table:style-name="ro1">
          <table:table-cell table:style-name="ce2" office:value-type="string" calcext:value-type="string">
            <text:p>URI1 Entity set</text:p>
          </table:table-cell>
          <table:table-cell table:style-name="ce2" office:value-type="string" calcext:value-type="string">
            <text:p>Class</text:p>
          </table:table-cell>
          <table:table-cell table:style-name="ce2" office:value-type="string" calcext:value-type="string">
            <text:p>URI1.15</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Customer</text:p>
          </table:table-cell>
          <table:table-cell table:style-name="ce2" office:value-type="string" calcext:value-type="string">
            <text:p>$expand=hasPlacedOrder</text:p>
          </table:table-cell>
          <table:table-cell table:style-name="ce2" office:value-type="string" calcext:value-type="string">
            <text:p>&amp;$format=application/json;charset=UTF-8</text:p>
          </table:table-cell>
          <table:table-cell table:style-name="ce2" table:number-columns-repeated="1015"/>
        </table:table-row>
        <table:table-row table:style-name="ro3">
          <table:table-cell office:value-type="string" calcext:value-type="string">
            <text:p>URI1 Entity set</text:p>
          </table:table-cell>
          <table:table-cell office:value-type="string" calcext:value-type="string">
            <text:p>Class</text:p>
          </table:table-cell>
          <table:table-cell office:value-type="string" calcext:value-type="string">
            <text:p>URI1.1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text:p>
          </table:table-cell>
          <table:table-cell office:value-type="string" calcext:value-type="string">
            <text:p>$expand=customer&amp;$top=5</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Order(customer())","value":[{"comment":null,"customerId":"NWD~Customer-VINET","customerNotation":null,"employeeId":"NWD~Employee-5","employeeNotation":null,"freight":"32.380001","label":"Order-10248","lat":49.2559582,"lat_long":"49.2559582,4.1547448","long":4.1547448,"orderDate":"2016-07-04T00:00:00Z","orderRegionId":null,"regionDescription":null,"requiredDate":"2016-08-01T00:00:00Z","shipAddress":"59 rue de l'Abbaye","shipCity":"Reims","shipCountry":"France","shipName":"Vins et alcools Chevalier","shipPostalCode":"51100","shipViaId":"NWD~Shipper-3","shipViaNotation":null,"shippedDate":"2016-07-16T00:00:00Z","subjectId":"NWD~Order-10248","customer":{"comment":null,"customerAddress":"59 rue de l'Abbaye","customerCity":"Reims","customerCompanyName":"Vins et alcools Chevalier","customerContactName":"Paul Henriot","customerContactTitle":"Accounting Manager","customerCountry":"France","customerFax":"26.47.15.11","customerPhone":"26.47.15.10","customerPostalCode":"51100","customerWebsite":null,"label":"Vins et alcools Chevalier","lat":49.2559582,"lat_long":"49.2559582,4.1547448","long":4.1547448,"regionDescription":null,"subjectId":"NWD~Customer-VINET"}},{"comment":null,"customerId":"NWD~Customer-TOMSP","customerNotation":null,"employeeId":"NWD~Employee-6","employeeNotation":null,"freight":"11.61","label":"Order-10249","lat":51.6566,"lat_long":"51.6566000,7.0904400","long":7.09044,"orderDate":"2016-07-05T00:00:00Z","orderRegionId":null,"regionDescription":null,"requiredDate":"2016-08-16T00:00:00Z","shipAddress":"Luisenstr. 48","shipCity":"<text:span text:style-name="T1">M</text:span><text:span text:style-name="T2">ünster","shipCountry":"Germany","shipName":"Toms Spezialitäten","shipPostalCode":"44087","shipViaId":"NWD~Shipper-1","shipViaNotation":null,"shippedDate":"2016-07-10T00:00:00Z","subjectId":"NWD~Order-10249","customer":{"comment":null,"customerAddress":"Luisenstr. 48","customerCity":"Münster","customerCompanyName":"Toms Spezialitäten","customerContactName":"Karin Josephs","customerContactTitle":"Marketing Manager","customerCountry":"Germany","customerFax":"0251-035695","customerPhone":"0251-031259","customerPostalCode":"44087","customerWebsite":null,"label":"Toms Spezialitäten","lat":51.6566,"lat_long":"51.6566000,7.0904400","long":7.09044,"regionDescription":null,"subjectId":"NWD~Customer-TOMSP"}},{"comment":null,"customerId":"NWD~Customer-HANAR","customerNotation":null,"employeeId":"NWD~Employee-4","employeeNotation":null,"freight":"65.830002","label":"Order-10250","lat":-22.9306303,"lat_long":"-22.9306303,-43.3588082","long":-43.3588082,"orderDate":"2016-07-08T00:00:00Z","orderRegionId":"NWD~Region-0f4bda3a8e49e714c26ef610e2893454","regionDescription":null,"requiredDate":"2016-08-05T00:00:00Z","shipAddress":"Rua do Paço, 67","shipCity":"Rio de Janeiro","shipCountry":"Brazil","shipName":"Hanari Carnes","shipPostalCode":"05454-876","shipViaId":"NWD~Shipper-2","shipViaNotation":null,"shippedDate":"2016-07-12T00:00:00Z","subjectId":"NWD~Order-10250","customer":{"comment":null,"customerAddress":"Rua do Paço, 67","customerCity":"Rio de Janeiro","customerCompanyName":"Hanari Carnes","customerContactName":"Mario Pontes","customerContactTitle":"Accounting Manager","customerCountry":"Brazil","customerFax":"(21) 555-8765","customerPhone":"(21) 555-0091","customerPostalCode":"05454-876","customerWebsite":null,"label":"Hanari Carnes","lat":-22.9306303,"lat_long":"-22.9306303,-43.3588082","long":-43.3588082,"regionDescription":null,"subjectId":"NWD~Customer-HANAR"}},{"comment":null,"customerId":"NWD~Customer-VICTE","customerNotation":null,"employeeId":"NWD~Employee-3","employeeNotation":null,"freight":"41.34","label":"Order-10251","lat":45.7850099,"lat_long":"45.7850099,4.8123691","long":4.8123691,"orderDate":"2016-07-08T00:00:00Z","orderRegionId":null,"regionDescription":null,"requiredDate":"2016-08-05T00:00:00Z","shipAddress":"2, rue du Commerce","shipCity":"Lyon","shipCountry":"France","shipName":"Victuailles en stock","shipPostalCode":"69004","shipViaId":"NWD~Shipper-1","shipViaNotation":null,"shippedDate":"2016-07-15T00:00:00Z","subjectId":"NWD~Order-10251","customer":{"comment":null,"customerAddress":"2, rue du Commerce","customerCity":"Lyon","customerCompanyName":"Victuailles en stock","customerContactName":"Mary Saveley","customerContactTitle":"Sales Agent","customerCountry":"France","customerFax":"78.32.54.87","customerPhone":"78.32.54.86","customerPostalCode":"69004","customerWebsite":null,"label":"Victuailles en stock","lat":45.7850099,"lat_long":"45.7850099,4.8123691","long":4.8123691,"regionDescription":null,"subjectId":"NWD~Customer-VICTE"}},{"comment":null,"customerId":"NWD~Customer-SUPRD","customerNotation":null,"employeeId":"NWD~Employee-4","employeeNotation":null,"freight":"51.299999","label":"Order-10252","lat":50.4062634,"lat_long":"50.4062634,4.4470125","long":4.4470125,"orderDate":"2016-07-09T00:00:00Z","orderRegionId":null,"regionDescription":null,"requiredDate":"2016-08-06T00:00:00Z","shipAddress":"Boulevard Tirou, 255","shipCity":"Charleroi","shipCountry":"Belgium","shipName":"Suprêmes délices","shipPostalCode":"B-6000","shipViaId":"NWD~Shipper-2","shipViaNotation":null,"shippedDate":"2016-07-11T00:00:00Z","subjectId":"NWD~Order-10252","customer":{"comment":null,"customerAddress":"Boulevard Tirou, 255","customerCity":"Charleroi","customerCompanyName":"Suprêmes délices","customerContactName":"Pascale Cartrain","customerContactTitle":"Accounting Manager","customerCountry":"Belgium","customerFax":"(071) 23 67 22 21","customerPhone":"(071) 23 67 22 20","customerPostalCode":"B-6000","customerWebsite":null,"label":"Suprêmes dé</text:span><text:span text:style-name="T3">lices</text:span><text:span text:style-name="T4">","lat":50.4062634,"lat_long":"50.4062634,4.4470125","long":4.4470125,"regionDescription":null,"subjectId":"NWD~Customer-SUPRD"}}]}</text:span></text:p>
          </table:table-cell>
          <table:table-cell table:number-columns-repeated="1014"/>
        </table:table-row>
        <table:table-row table:style-name="ro1">
          <table:table-cell table:style-name="ce2" office:value-type="string" calcext:value-type="string">
            <text:p>URI1 Entity set</text:p>
          </table:table-cell>
          <table:table-cell table:style-name="ce2" office:value-type="string" calcext:value-type="string">
            <text:p>Class</text:p>
          </table:table-cell>
          <table:table-cell table:style-name="ce2" office:value-type="string" calcext:value-type="string">
            <text:p>URI1.17</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Customer</text:p>
          </table:table-cell>
          <table:table-cell table:style-name="ce2" office:value-type="string" calcext:value-type="string">
            <text:p>$expand=hasPlacedOrder($select=*;$expand=shipVia)</text:p>
          </table:table-cell>
          <table:table-cell table:style-name="ce2" office:value-type="string" calcext:value-type="string">
            <text:p>&amp;$format=application/json;charset=UTF-8</text:p>
          </table:table-cell>
          <table:table-cell table:style-name="ce2" table:number-columns-repeated="1015"/>
        </table:table-row>
        <table:table-row table:style-name="ro1">
          <table:table-cell table:style-name="ce3" office:value-type="string" calcext:value-type="string">
            <text:p>URI1 Entity set</text:p>
          </table:table-cell>
          <table:table-cell table:style-name="ce3" office:value-type="string" calcext:value-type="string">
            <text:p>Class</text:p>
          </table:table-cell>
          <table:table-cell table:style-name="ce3" office:value-type="string" calcext:value-type="string">
            <text:p>URI1.18</text:p>
          </table:table-cell>
          <table:table-cell table:style-name="ce3"/>
          <table:table-cell office:value-type="string" calcext:value-type="string">
            <text:p>GET</text:p>
          </table:table-cell>
          <table:table-cell table:style-name="ce3" office:value-type="string" calcext:value-type="string">
            <text:p>northwind</text:p>
          </table:table-cell>
          <table:table-cell table:style-name="ce3" office:value-type="string" calcext:value-type="string">
            <text:p>Order</text:p>
          </table:table-cell>
          <table:table-cell table:style-name="ce3" office:value-type="string" calcext:value-type="string">
            <text:p>$select=orderDate,shipPostalCode&amp;$filter=((orderDate lt 2018-07-05T00:00:00Z) and (contains(shipPostalCode,'44087')))</text:p>
          </table:table-cell>
          <table:table-cell table:style-name="ce3" office:value-type="string" calcext:value-type="string">
            <text:p>&amp;$format=application/json;charset=UTF-8</text:p>
          </table:table-cell>
          <table:table-cell table:style-name="ce3" office:value-type="string" calcext:value-type="string">
            <text:p>{"@odata.context":"http://localhost:8080/odata2sparql/northwind/$metadata#Order(orderDate,shipPostalCode,subjectId)","value":[{"@odata.id":"Order('NWD~Order-10249')","orderDate":"2016-07-05T00:00:00Z","shipPostalCode":"44087","subjectId":"NWD~Order-10249"},{"@odata.id":"Order('NWD~Order-10438')","orderDate":"2017-02-06T00:00:00Z","shipPostalCode":"44087","subjectId":"NWD~Order-10438"},{"@odata.id":"Order('NWD~Order-10446')","orderDate":"2017-02-14T00:00:00Z","shipPostalCode":"44087","subjectId":"NWD~Order-10446"},{"@odata.id":"Order('NWD~Order-10548')","orderDate":"2017-05-26T00:00:00Z","shipPostalCode":"44087","subjectId":"NWD~Order-10548"},{"@odata.id":"Order('NWD~Order-10608')","orderDate":"2017-07-23T00:00:00Z","shipPostalCode":"44087","subjectId":"NWD~Order-10608"},{"@odata.id":"Order('NWD~Order-10967')","orderDate":"2018-03-23T00:00:00Z","shipPostalCode":"44087","subjectId":"NWD~Order-10967"}]}</text:p>
          </table:table-cell>
          <table:table-cell table:style-name="ce3" table:number-columns-repeated="1014"/>
        </table:table-row>
        <table:table-row table:style-name="ro1">
          <table:table-cell table:style-name="ce2" office:value-type="string" calcext:value-type="string">
            <text:p>URI1 Entity set</text:p>
          </table:table-cell>
          <table:table-cell table:style-name="ce2" office:value-type="string" calcext:value-type="string">
            <text:p>Operation</text:p>
          </table:table-cell>
          <table:table-cell table:style-name="ce2" office:value-type="string" calcext:value-type="string">
            <text:p>URI1.19</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Summary</text:p>
          </table:table-cell>
          <table:table-cell table:style-name="ce2"/>
          <table:table-cell table:style-name="ce2" office:value-type="string" calcext:value-type="string">
            <text:p>&amp;$format=application/json;charset=UTF-8</text:p>
          </table:table-cell>
          <table:table-cell table:style-name="ce2" table:number-columns-repeated="1015"/>
        </table:table-row>
        <table:table-row table:style-name="ro1">
          <table:table-cell office:value-type="string" calcext:value-type="string">
            <text:p>URI1 Entity set</text:p>
          </table:table-cell>
          <table:table-cell office:value-type="string" calcext:value-type="string">
            <text:p>Operation</text:p>
          </table:table-cell>
          <table:table-cell office:value-type="string" calcext:value-type="string">
            <text:p>URI1.20</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text:p>
          </table:table-cell>
          <table:table-cell office:value-type="string" calcext:value-type="string">
            <text:p>$top=3</text:p>
          </table:table-cell>
          <table:table-cell office:value-type="string" calcext:value-type="string">
            <text:p>&amp;$format=application/json;charset=UTF-8</text:p>
          </table:table-cell>
          <table:table-cell office:value-type="string" calcext:value-type="string">
            <text:p>{"@odata.context":"http://localhost:8080/odata2sparql/northwind/$metadata#OrderSummary","value":[{"order":"NWD~Order-10278","orderSummary_Value":660.0,"prod":"NWD~Product-59"},{"order":"NWD~Order-10494","orderSummary_Value":912.0,"prod":"NWD~Product-56"},{"order":"NWD~Order-10977","orderSummary_Value":530.0,"prod":"NWD~Product-51"}]}</text:p>
          </table:table-cell>
          <table:table-cell table:number-columns-repeated="1014"/>
        </table:table-row>
        <table:table-row table:style-name="ro1">
          <table:table-cell office:value-type="string" calcext:value-type="string">
            <text:p>URI1 Entity set</text:p>
          </table:table-cell>
          <table:table-cell office:value-type="string" calcext:value-type="string">
            <text:p>Operation</text:p>
          </table:table-cell>
          <table:table-cell office:value-type="string" calcext:value-type="string">
            <text:p>URI1.2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text:p>
          </table:table-cell>
          <table:table-cell office:value-type="string" calcext:value-type="string">
            <text:p>$filter=prod eq 'NWD~Product-46'</text:p>
          </table:table-cell>
          <table:table-cell office:value-type="string" calcext:value-type="string">
            <text:p>&amp;$format=application/json;charset=UTF-8</text:p>
          </table:table-cell>
          <table:table-cell office:value-type="string" calcext:value-type="string">
            <text:p>{"@odata.context":"http://localhost:8080/odata2sparql/northwind/$metadata#OrderSummary","value":[{"order":"NWD~Order-10696","orderSummary_Value":216.0,"prod":"NWD~Product-46"},{"order":"NWD~Order-10428","orderSummary_Value":192.0,"prod":"NWD~Product-46"},{"order":"NWD~Order-10813","orderSummary_Value":420.0,"prod":"NWD~Product-46"},{"order":"NWD~Order-10287","orderSummary_Value":122.4,"prod":"NWD~Product-46"},{"order":"NWD~Order-11001","orderSummary_Value":300.0,"prod":"NWD~Product-46"},{"order":"NWD~Order-10324","orderSummary_Value":288.0,"prod":"NWD~Product-46"},{"order":"NWD~Order-10395","orderSummary_Value":241.92000000000002,"prod":"NWD~Product-46"},{"order":"NWD~Order-11019","orderSummary_Value":36.0,"prod":"NWD~Product-46"},{"order":"NWD~Order-11077","orderSummary_Value":35.28,"prod":"NWD~Product-46"},{"order":"NWD~Order-10512","orderSummary_Value":91.8,"prod":"NWD~Product-46"},{"order":"NWD~Order-10459","orderSummary_Value":182.39999999999998,"prod":"NWD~Product-46"},{"order":"NWD~Order-10657","orderSummary_Value":540.0,"prod":"NWD~Product-46"},{"order":"NWD~Order-10436","orderSummary_Value":48.0,"prod":"NWD~Product-46"},{"order":"NWD~Order-11075","orderSummary_Value":306.0,"prod":"NWD~Product-46"},{"order":"NWD~Order-10644","orderSummary_Value":226.8,"prod":"NWD~Product-46"},{"order":"NWD~Order-10390","orderSummary_Value":432.0,"prod":"NWD~Product-46"},{"order":"NWD~Order-10417","orderSummary_Value":14.399999999999999,"prod":"NWD~Product-46"},{"order":"NWD~Order-10466","orderSummary_Value":48.0,"prod":"NWD~Product-46"},{"order":"NWD~Order-10969","orderSummary_Value":108.0,"prod":"NWD~Product-46"},{"order":"NWD~Order-10876","orderSummary_Value":252.0,"prod":"NWD~Product-46"},{"order":"NWD~Order-10670","orderSummary_Value":720.0,"prod":"NWD~Product-46"},{"order":"NWD~Order-10454","orderSummary_Value":76.8,"prod":"NWD~Product-46"},{"order":"NWD~Order-10643","orderSummary_Value":18.0,"prod":"NWD~Product-46"},{"order":"NWD~Order-10997","orderSummary_Value":180.0,"prod":"NWD~Product-46"},{"order":"NWD~Order-10943","orderSummary_Value":180.0,"prod":"NWD~Product-46"},{"order":"NWD~Order-10743","orderSummary_Value":319.19999999999993,"prod":"NWD~Product-46"},{"order":"NWD~Order-10713","orderSummary_Value":288.0,"prod":"NWD~Product-46"}]}</text:p>
          </table:table-cell>
          <table:table-cell table:number-columns-repeated="1014"/>
        </table:table-row>
        <table:table-row table:style-name="ro1">
          <table:table-cell office:value-type="string" calcext:value-type="string">
            <text:p>URI1 Entity set</text:p>
          </table:table-cell>
          <table:table-cell office:value-type="string" calcext:value-type="string">
            <text:p>Operation</text:p>
          </table:table-cell>
          <table:table-cell office:value-type="string" calcext:value-type="string">
            <text:p>URI1.2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text:p>
          </table:table-cell>
          <table:table-cell office:value-type="string" calcext:value-type="string">
            <text:p>$filter=orderSummary_Value eq 216</text:p>
          </table:table-cell>
          <table:table-cell office:value-type="string" calcext:value-type="string">
            <text:p>&amp;$format=application/json;charset=UTF-8</text:p>
          </table:table-cell>
          <table:table-cell office:value-type="string" calcext:value-type="string">
            <text:p>{"@odata.context":"http://localhost:8080/odata2sparql/northwind/$metadata#OrderSummary","value":[{"order":"NWD~Order-10696","orderSummary_Value":216.0,"prod":"NWD~Product-46"},{"order":"NWD~Order-10420","orderSummary_Value":216.0,"prod":"NWD~Product-73"},{"order":"NWD~Order-10477","orderSummary_Value":216.0,"prod":"NWD~Product-1"},{"order":"NWD~Order-10343","orderSummary_Value":216.0,"prod":"NWD~Product-76"},{"order":"NWD~Order-10406","orderSummary_Value":216.0,"prod":"NWD~Product-21"},{"order":"NWD~Order-10425","orderSummary_Value":216.0,"prod":"NWD~Product-76"},{"order":"NWD~Order-10477","orderSummary_Value":216.0,"prod":"NWD~Product-39"},{"order":"NWD~Order-10880","orderSummary_Value":216.0,"prod":"NWD~Product-23"},{"order":"NWD~Order-10263","orderSummary_Value":216.0,"prod":"NWD~Product-74"}]}</text:p>
          </table:table-cell>
          <table:table-cell table:number-columns-repeated="1014"/>
        </table:table-row>
        <table:table-row table:style-name="ro1">
          <table:table-cell office:value-type="string" calcext:value-type="string">
            <text:p>URI1 Entity set</text:p>
          </table:table-cell>
          <table:table-cell office:value-type="string" calcext:value-type="string">
            <text:p>Function Import</text:p>
          </table:table-cell>
          <table:table-cell office:value-type="string" calcext:value-type="string">
            <text:p>URI1.2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ummary_of_Sales_by_Years</text:p>
          </table:table-cell>
          <table:table-cell/>
          <table:table-cell office:value-type="string" calcext:value-type="string">
            <text:p>&amp;$format=application/json;charset=UTF-8</text:p>
          </table:table-cell>
          <table:table-cell office:value-type="string" calcext:value-type="string">
            <text:p>{"error":{"code":null,"message":"FunctionImport (Summary_of_Sales_by_Years) cannot be called without values for non-nullable parameters"}}</text:p>
          </table:table-cell>
          <table:table-cell office:value-type="string" calcext:value-type="string">
            <text:p>***exception as expected***</text:p>
          </table:table-cell>
          <table:table-cell table:number-columns-repeated="1013"/>
        </table:table-row>
        <table:table-row table:style-name="ro1">
          <table:table-cell office:value-type="string" calcext:value-type="string">
            <text:p>URI1 Entity set</text:p>
          </table:table-cell>
          <table:table-cell office:value-type="string" calcext:value-type="string">
            <text:p>Function Import</text:p>
          </table:table-cell>
          <table:table-cell office:value-type="string" calcext:value-type="string">
            <text:p>URI1.2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ummary_of_Sales_by_Years</text:p>
          </table:table-cell>
          <table:table-cell office:value-type="string" calcext:value-type="string">
            <text:p>Summary_of_Sales_by_Years_wildcard='33'</text:p>
          </table:table-cell>
          <table:table-cell office:value-type="string" calcext:value-type="string">
            <text:p>&amp;$format=application/json;charset=UTF-8</text:p>
          </table:table-cell>
          <table:table-cell office:value-type="string" calcext:value-type="string">
            <text:p>{"@odata.context":"http://localhost:8080/odata2sparql/northwind/$metadata#Summary_of_Sales_by_Years","value":[{"Summary_of_Sales_by_Years_shippedDate":"2017-01-24T00:00:00Z","Summary_of_Sales_by_Years_subTotal":40.0,"Summary_of_Sales_by_Years_wildcard":null,"orderID":"NWD~Order-10415"},{"Summary_of_Sales_by_Years_shippedDate":"2017-03-21T00:00:00Z","Summary_of_Sales_by_Years_subTotal":24.0,"Summary_of_Sales_by_Years_wildcard":null,"orderID":"NWD~Order-10473"},{"Summary_of_Sales_by_Years_shippedDate":"2018-04-07T00:00:00Z","Summary_of_Sales_by_Years_subTotal":35.625,"Summary_of_Sales_by_Years_wildcard":null,"orderID":"NWD~Order-10951"},{"Summary_of_Sales_by_Years_shippedDate":"2017-06-12T00:00:00Z","Summary_of_Sales_by_Years_subTotal":45.0,"Summary_of_Sales_by_Years_wildcard":null,"orderID":"NWD~Order-10562"},{"Summary_of_Sales_by_Years_shippedDate":"2018-01-30T00:00:00Z","Summary_of_Sales_by_Years_subTotal":8.5,"Summary_of_Sales_by_Years_wildcard":null,"orderID":"NWD~Order-10850"},{"Summary_of_Sales_by_Years_shippedDate":"2017-10-01T00:00:00Z","Summary_of_Sales_by_Years_subTotal":75.0,"Summary_of_Sales_by_Years_wildcard":null,"orderID":"NWD~Order-10682"},{"Summary_of_Sales_by_Years_shippedDate":"2018-04-20T00:00:00Z","Summary_of_Sales_by_Years_subTotal":75.0,"Summary_of_Sales_by_Years_wildcard":null,"orderID":"NWD~Order-11024"},{"Summary_of_Sales_by_Years_shippedDate":"2016-08-09T00:00:00Z","Summary_of_Sales_by_Years_subTotal":114.0,"Summary_of_Sales_by_Years_wildcard":null,"orderID":"NWD~Order-10269"},{"Summary_of_Sales_by_Years_shippedDate":"2016-08-30T00:00:00Z","Summary_of_Sales_by_Years_subTotal":48.0,"Summary_of_Sales_by_Years_wildcard":null,"orderID":"NWD~Order-10271"},{"Summary_of_Sales_by_Years_shippedDate":"2016-11-05T00:00:00Z","Summary_of_Sales_by_Years_subTotal":16.0,"Summary_of_Sales_by_Years_wildcard":null,"orderID":"NWD~Order-10341"},{"Summary_of_Sales_by_Years_shippedDate":"2017-08-19T00:00:00Z","Summary_of_Sales_by_Years_subTotal":47.5,"Summary_of_Sales_by_Years_wildcard":null,"orderID":"NWD~Order-10632"},{"Summary_of_Sales_by_Years_shippedDate":"2016-07-11T00:00:00Z","Summary_of_Sales_by_Years_subTotal":47.5,"Summary_of_Sales_by_Years_wildcard":null,"orderID":"NWD~Order-10252"},{"Summary_of_Sales_by_Years_shippedDate":"2016-12-16T00:00:00Z","Summary_of_Sales_by_Years_subTotal":120.0,"Summary_of_Sales_by_Years_wildcard":null,"orderID":"NWD~Order-10382"},{"Summary_of_Sales_by_Years_shippedDate":"2018-01-14T00:00:00Z","Summary_of_Sales_by_Years_subTotal":40.0,"Summary_of_Sales_by_Years_wildcard":null,"orderID":"NWD~Order-10815"},{"Summary_of_Sales_by_Years_shippedDate":"2016-08-12T00:00:00Z","Summary_of_Sales_by_Years_subTotal":40.0,"Summary_of_Sales_by_Years_wildcard":null,"orderID":"NWD~Order-10273"},{"Summary_of_Sales_by_Years_shippedDate":"2017-01-15T00:00:00Z","Summary_of_Sales_by_Years_subTotal":98.0,"Summary_of_Sales_by_Years_wildcard":null,"orderID":"NWD~Order-10410"},{"Summary_of_Sales_by_Years_shippedDate":"2017-05-09T00:00:00Z","Summary_of_Sales_by_Years_subTotal":16.0,"Summary_of_Sales_by_Years_wildcard":null,"orderID":"NWD~Order-10528"},{"Summary_of_Sales_by_Years_shippedDate":"2017-06-30T00:00:00Z","Summary_of_Sales_by_Years_subTotal":35.0,"Summary_of_Sales_by_Years_wildcard":null,"orderID":"NWD~Order-10574"},{"Summary_of_Sales_by_Years_shippedDate":"2018-03-02T00:00:00Z","Summary_of_Sales_by_Years_subTotal":75.0,"Summary_of_Sales_by_Years_wildcard":null,"orderID":"NWD~Order-10915"},{"Summary_of_Sales_by_Years_shippedDate":"2017-02-25T00:00:00Z","Summary_of_Sales_by_Years_subTotal":32.0,"Summary_of_Sales_by_Years_wildcard":null,"orderID":"NWD~Order-10454"},{"Summary_of_Sales_by_Years_shippedDate":"2017-06-06T00:00:00Z","Summary_of_Sales_by_Years_subTotal":75.0,"Summary_of_Sales_by_Years_wildcard":null,"orderID":"NWD~Order-10536"},{"Summary_of_Sales_by_Years_shippedDate":"2017-05-23T00:00:00Z","Summary_of_Sales_by_Years_subTotal":37.5,"Summary_of_Sales_by_Years_wildcard":null,"orderID":"NWD~Order-10539"},{"Summary_of_Sales_by_Years_shippedDate":"2017-10-16T00:00:00Z","Summary_of_Sales_by_Years_subTotal":75.0,"Summary_of_Sales_by_Years_wildcard":null,"orderID":"NWD~Order-10678"},{"Summary_of_Sales_by_Years_shippedDate":"2017-09-26T00:00:00Z","Summary_of_Sales_by_Years_subTotal":17.0,"Summary_of_Sales_by_Years_wildcard":null,"orderID":"NWD~Order-10677"},{"Summary_of_Sales_by_Years_shippedDate":"2018-02-17T00:00:00Z","Summary_of_Sales_by_Years_subTotal":87.5,"Summary_of_Sales_by_Years_wildcard":null,"orderID":"NWD~Order-10861"},{"Summary_of_Sales_by_Years_shippedDate":"2018-03-04T00:00:00Z","Summary_of_Sales_by_Years_subTotal":75.0,"Summary_of_Sales_by_Years_wildcard":null,"orderID":"NWD~Order-10913"},{"Summary_of_Sales_by_Years_shippedDate":"2018-03-26T00:00:00Z","Summary_of_Sales_by_Years_subTotal":17.5,"Summary_of_Sales_by_Years_wildcard":null,"orderID":"NWD~Order-10972"},{"Summary_of_Sales_by_Years_shippedDate":"2017-05-23T00:00:00Z","Summary_of_Sales_by_Years_subTotal":34.0,"Summary_of_Sales_by_Years_wildcard":null,"orderID":"NWD~Order-10515"},{"Summary_of_Sales_by_Years_shippedDate":"2017-01-17T00:00:00Z","Summary_of_Sales_by_Years_subTotal":100.0,"Summary_of_Sales_by_Years_wildcard":null,"orderID":"NWD~Order-10414"},{"Summary_of_Sales_by_Years_shippedDate":"2017-07-25T00:00:00Z","Summary_of_Sales_by_Years_subTotal":35.0,"Summary_of_Sales_by_Years_wildcard":null,"orderID":"NWD~Order-10607"}]}</text:p>
          </table:table-cell>
          <table:table-cell table:number-columns-repeated="1014"/>
        </table:table-row>
        <table:table-row table:style-name="ro1">
          <table:table-cell office:value-type="string" calcext:value-type="string">
            <text:p>URI1 Entity set</text:p>
          </table:table-cell>
          <table:table-cell office:value-type="string" calcext:value-type="string">
            <text:p>Function Import</text:p>
          </table:table-cell>
          <table:table-cell office:value-type="string" calcext:value-type="string">
            <text:p>URI1.2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ummary_of_Sales_by_Years</text:p>
          </table:table-cell>
          <table:table-cell office:value-type="string" calcext:value-type="string">
            <text:p>Summary_of_Sales_by_Years_wildcard='33'&amp;$top=3</text:p>
          </table:table-cell>
          <table:table-cell office:value-type="string" calcext:value-type="string">
            <text:p>&amp;$format=application/json;charset=UTF-8</text:p>
          </table:table-cell>
          <table:table-cell office:value-type="string" calcext:value-type="string">
            <text:p>{"@odata.context":"http://localhost:8080/odata2sparql/northwind/$metadata#Summary_of_Sales_by_Years","value":[{"Summary_of_Sales_by_Years_shippedDate":"2017-08-19T00:00:00Z","Summary_of_Sales_by_Years_subTotal":47.5,"Summary_of_Sales_by_Years_wildcard":null,"orderID":"NWD~Order-10632"},{"Summary_of_Sales_by_Years_shippedDate":"2017-09-26T00:00:00Z","Summary_of_Sales_by_Years_subTotal":17.0,"Summary_of_Sales_by_Years_wildcard":null,"orderID":"NWD~Order-10677"},{"Summary_of_Sales_by_Years_shippedDate":"2018-03-04T00:00:00Z","Summary_of_Sales_by_Years_subTotal":75.0,"Summary_of_Sales_by_Years_wildcard":null,"orderID":"NWD~Order-10913"}]}</text:p>
          </table:table-cell>
          <table:table-cell table:number-columns-repeated="1014"/>
        </table:table-row>
        <table:table-row table:style-name="ro1">
          <table:table-cell office:value-type="string" calcext:value-type="string">
            <text:p>URI1 Entity set</text:p>
          </table:table-cell>
          <table:table-cell office:value-type="string" calcext:value-type="string">
            <text:p>Function Import</text:p>
          </table:table-cell>
          <table:table-cell office:value-type="string" calcext:value-type="string">
            <text:p>URI1.2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Summary_of_Sales_by_Years</text:p>
          </table:table-cell>
          <table:table-cell office:value-type="string" calcext:value-type="string">
            <text:p>$filter=Summary_of_Sales_by_Years_subTotal eq 48</text:p>
          </table:table-cell>
          <table:table-cell office:value-type="string" calcext:value-type="string">
            <text:p>&amp;$format=application/json;charset=UTF-8</text:p>
          </table:table-cell>
          <table:table-cell office:value-type="string" calcext:value-type="string">
            <text:p>{"error":{"code":null,"message":"FunctionImport (Summary_of_Sales_by_Years) cannot be called without values for non-nullable parameters"}}</text:p>
          </table:table-cell>
          <table:table-cell office:value-type="string" calcext:value-type="string">
            <text:p>***exception as expected***</text:p>
          </table:table-cell>
          <table:table-cell table:number-columns-repeated="1013"/>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Customer-SEVES')</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entity","comment":null,"label":"Seven Seas Imports","subjectId":"NWD~Customer-SEVES"}</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wl_Thing('NWD~Customer-SEVES')</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wl_Thing/$entity","comment":null,"label":"Seven Seas Imports","subjectId":"NWD~Customer-SEVES"}</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407')</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Order/$entity","comment":null,"customerId":"NWD~Customer-OTTIK","customerNotation":null,"employeeId":"NWD~Employee-2","employeeNotation":null,"freight":"91.480003","label":"Order-10407","lat":50.9734067,"lat_long":"50.9734067,6.9461507","long":6.9461507,"orderDate":"2017-01-07T00:00:00Z","orderRegionId":null,"regionDescription":null,"requiredDate":"2017-02-04T00:00:00Z","shipAddress":"Mehrheimerstr. 369","shipCity":"<text:span text:style-name="T1">K</text:span><text:span text:style-name="T2">öln","shipCountry":"Germany","shipName":"Ottilies Kä</text:span><text:span text:style-name="T3">seladen</text:span><text:span text:style-name="T4">","shipPostalCode":"50739","shipViaId":"NWD~Shipper-2","shipViaNotation":null,"shippedDate":"2017-01-30T00:00:00Z","subjectId":"NWD~Order-10407"}</text:span></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entity","comment":null,"customerId":"NWD~Customer-GREAL","customerNotation":null,"employeeId":"NWD~Employee-6","employeeNotation":null,"freight":"3.3499999","label":"Order-10528","lat":44.0284944,"lat_long":"44.0284944,-123.0731791","long":-123.0731791,"orderDate":"2017-05-06T00:00:00Z","orderRegionId":"NWD~Region-1d00e7dce692e8dc3f6877f035e3a616","regionDescription":null,"requiredDate":"2017-05-20T00:00:00Z","shipAddress":"2732 Baker Blvd.","shipCity":"Eugene","shipCountry":"USA","shipName":"Great Lakes Food Market","shipPostalCode":"97403","shipViaId":"NWD~Shipper-2","shipViaNotation":null,"shippedDate":"2017-05-09T00:00:00Z","subjectId":"NWD~Order-10528"}</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text:p>
          </table:table-cell>
          <table:table-cell office:value-type="string" calcext:value-type="string">
            <text:p>$select=requiredDate,shipPostalCode</text:p>
          </table:table-cell>
          <table:table-cell office:value-type="string" calcext:value-type="string">
            <text:p>&amp;$format=application/json;charset=UTF-8</text:p>
          </table:table-cell>
          <table:table-cell office:value-type="string" calcext:value-type="string">
            <text:p>{"@odata.context":"http://localhost:8080/odata2sparql/northwind/$metadata#Order(requiredDate,shipPostalCode,subjectId)/$entity","@odata.id":"Order('NWD~Order-10528')","requiredDate":"2017-05-20T00:00:00Z","shipPostalCode":"97403","subjectId":"NWD~Order-10528"}</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text:p>
          </table:table-cell>
          <table:table-cell office:value-type="string" calcext:value-type="string">
            <text:p>$expand=customer</text:p>
          </table:table-cell>
          <table:table-cell office:value-type="string" calcext:value-type="string">
            <text:p>&amp;$format=application/json;charset=UTF-8</text:p>
          </table:table-cell>
          <table:table-cell office:value-type="string" calcext:value-type="string">
            <text:p>{"@odata.context":"http://localhost:8080/odata2sparql/northwind/$metadata#Order(customer())/$entity","comment":null,"customerId":"NWD~Customer-GREAL","customerNotation":null,"employeeId":"NWD~Employee-6","employeeNotation":null,"freight":"3.3499999","label":"Order-10528","lat":44.0284944,"lat_long":"44.0284944,-123.0731791","long":-123.0731791,"orderDate":"2017-05-06T00:00:00Z","orderRegionId":"NWD~Region-1d00e7dce692e8dc3f6877f035e3a616","regionDescription":null,"requiredDate":"2017-05-20T00:00:00Z","shipAddress":"2732 Baker Blvd.","shipCity":"Eugene","shipCountry":"USA","shipName":"Great Lakes Food Market","shipPostalCode":"97403","shipViaId":"NWD~Shipper-2","shipViaNotation":null,"shippedDate":"2017-05-09T00:00:00Z","subjectId":"NWD~Order-10528","customer":{"comment":null,"customerAddress":"2732 Baker Blvd.","customerCity":"Eugene","customerCompanyName":"Great Lakes Food Market","customerContactName":"Howard Snyder","customerContactTitle":"Marketing Manager","customerCountry":"USA","customerFax":null,"customerPhone":"(503) 555-7555","customerPostalCode":"97403","customerWebsite":null,"label":"Great Lakes Food Market","lat":44.0284944,"lat_long":"44.0284944,-123.0731791","long":-123.0731791,"regionDescription":null,"subjectId":"NWD~Customer-GREAL"}}</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7</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text:p>
          </table:table-cell>
          <table:table-cell office:value-type="string" calcext:value-type="string">
            <text:p>$expand=hasOrderDetail</text:p>
          </table:table-cell>
          <table:table-cell office:value-type="string" calcext:value-type="string">
            <text:p>&amp;$format=application/json;charset=UTF-8</text:p>
          </table:table-cell>
          <table:table-cell office:value-type="string" calcext:value-type="string">
            <text:p>{"@odata.context":"http://localhost:8080/odata2sparql/northwind/$metadata#Order(hasOrderDetail())/$entity","comment":null,"customerId":"NWD~Customer-GREAL","customerNotation":null,"employeeId":"NWD~Employee-6","employeeNotation":null,"freight":"3.3499999","label":"Order-10528","lat":44.0284944,"lat_long":"44.0284944,-123.0731791","long":-123.0731791,"orderDate":"2017-05-06T00:00:00Z","orderRegionId":"NWD~Region-1d00e7dce692e8dc3f6877f035e3a616","regionDescription":null,"requiredDate":"2017-05-20T00:00:00Z","shipAddress":"2732 Baker Blvd.","shipCity":"Eugene","shipCountry":"USA","shipName":"Great Lakes Food Market","shipPostalCode":"97403","shipViaId":"NWD~Shipper-2","shipViaNotation":null,"shippedDate":"2017-05-09T00:00:00Z","subjectId":"NWD~Order-10528","hasOrderDetail":[{"comment":null,"discount":0.0,"label":"OrderDetail-10528-11","orderDetailUnitPrice":21.0,"orderId":"NWD~Order-10528","orderNotation":null,"productId":"NWD~Product-11","productNotation":null,"quantity":3,"subjectId":"NWD~OrderDetail-10528-11"},{"comment":null,"discount":0.2,"label":"OrderDetail-10528-33","orderDetailUnitPrice":2.5,"orderId":"NWD~Order-10528","orderNotation":null,"productId":"NWD~Product-33","productNotation":null,"quantity":8,"subjectId":"NWD~OrderDetail-10528-33"},{"comment":null,"discount":0.0,"label":"OrderDetail-10528-72","orderDetailUnitPrice":34.8,"orderId":"NWD~Order-10528","orderNotation":null,"productId":"NWD~Product-72","productNotation":null,"quantity":9,"subjectId":"NWD~OrderDetail-10528-72"}]}</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8</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text:p>
          </table:table-cell>
          <table:table-cell office:value-type="string" calcext:value-type="string">
            <text:p>$select=customer</text:p>
          </table:table-cell>
          <table:table-cell office:value-type="string" calcext:value-type="string">
            <text:p>&amp;$format=application/json;charset=UTF-8</text:p>
          </table:table-cell>
          <table:table-cell office:value-type="string" calcext:value-type="string">
            <text:p>{"@odata.context":"http://localhost:8080/odata2sparql/northwind/$metadata#Order(subjectId,customer)/$entity","@odata.id":"Order('NWD~Order-10528')","subjectId":"NWD~Order-10528"}</text:p>
          </table:table-cell>
          <table:table-cell office:value-type="string" calcext:value-type="string">
            <text:p>***should be an error because cannot select that which is not expanded***</text:p>
          </table:table-cell>
          <table:table-cell table:number-columns-repeated="1013"/>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9</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text:p>
          </table:table-cell>
          <table:table-cell office:value-type="string" calcext:value-type="string">
            <text:p>$expand=customer,hasOrderDetail</text:p>
          </table:table-cell>
          <table:table-cell office:value-type="string" calcext:value-type="string">
            <text:p>&amp;$format=application/json;charset=UTF-8</text:p>
          </table:table-cell>
          <table:table-cell office:value-type="string" calcext:value-type="string">
            <text:p>{"@odata.context":"http://localhost:8080/odata2sparql/northwind/$metadata#Order(customer(),hasOrderDetail())/$entity","comment":null,"customerId":"NWD~Customer-GREAL","customerNotation":null,"employeeId":"NWD~Employee-6","employeeNotation":null,"freight":"3.3499999","label":"Order-10528","lat":44.0284944,"lat_long":"44.0284944,-123.0731791","long":-123.0731791,"orderDate":"2017-05-06T00:00:00Z","orderRegionId":"NWD~Region-1d00e7dce692e8dc3f6877f035e3a616","regionDescription":null,"requiredDate":"2017-05-20T00:00:00Z","shipAddress":"2732 Baker Blvd.","shipCity":"Eugene","shipCountry":"USA","shipName":"Great Lakes Food Market","shipPostalCode":"97403","shipViaId":"NWD~Shipper-2","shipViaNotation":null,"shippedDate":"2017-05-09T00:00:00Z","subjectId":"NWD~Order-10528","customer":{"comment":null,"customerAddress":"2732 Baker Blvd.","customerCity":"Eugene","customerCompanyName":"Great Lakes Food Market","customerContactName":"Howard Snyder","customerContactTitle":"Marketing Manager","customerCountry":"USA","customerFax":null,"customerPhone":"(503) 555-7555","customerPostalCode":"97403","customerWebsite":null,"label":"Great Lakes Food Market","lat":44.0284944,"lat_long":"44.0284944,-123.0731791","long":-123.0731791,"regionDescription":null,"subjectId":"NWD~Customer-GREAL"},"hasOrderDetail":[{"comment":null,"discount":0.0,"label":"OrderDetail-10528-11","orderDetailUnitPrice":21.0,"orderId":"NWD~Order-10528","orderNotation":null,"productId":"NWD~Product-11","productNotation":null,"quantity":3,"subjectId":"NWD~OrderDetail-10528-11"},{"comment":null,"discount":0.2,"label":"OrderDetail-10528-33","orderDetailUnitPrice":2.5,"orderId":"NWD~Order-10528","orderNotation":null,"productId":"NWD~Product-33","productNotation":null,"quantity":8,"subjectId":"NWD~OrderDetail-10528-33"},{"comment":null,"discount":0.0,"label":"OrderDetail-10528-72","orderDetailUnitPrice":34.8,"orderId":"NWD~Order-10528","orderNotation":null,"productId":"NWD~Product-72","productNotation":null,"quantity":9,"subjectId":"NWD~OrderDetail-10528-72"}]}</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0</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249')</text:p>
          </table:table-cell>
          <table:table-cell office:value-type="string" calcext:value-type="string">
            <text:p>$expand=employee</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Order(employee())/$entity","comment":null,"customerId":"NWD~Customer-TOMSP","customerNotation":null,"employeeId":"NWD~Employee-6","employeeNotation":null,"freight":"11.61","label":"Order-10249","lat":51.6566,"lat_long":"51.6566000,7.0904400","long":7.09044,"orderDate":"2016-07-05T00:00:00Z","orderRegionId":null,"regionDescription":null,"requiredDate":"2016-08-16T00:00:00Z","shipAddress":"Luisenstr. 48","shipCity":"<text:span text:style-name="T1">M</text:span><text:span text:style-name="T2">ünster","shipCountry":"Germany","shipName":"Toms Spezialitä</text:span><text:span text:style-name="T3">ten</text:span><text:span text:style-name="T4">","shipPostalCode":"44087","shipViaId":"NWD~Shipper-1","shipViaNotation":null,"shippedDate":"2016-07-10T00:00:00Z","subjectId":"NWD~Order-10249","employee":{"birthDate":"1983-07-02","comment":null,"employeeAddress":"Coventry House\\nMiner Rd.","employeeCity":"London","employeeCountry":"UK","employeeLinkedIn":null,"employeePostalCode":"EC2 7JR","employeeSalary":null,"employer":null,"extension":"428","favorite":null,"firstName":"Michael","hireDate":"2013-10-17","homePhone":"(71) 555-7773","label":"Employee-6","lastName":"Suyama","lat":51.5100082,"lat_long":"51.5100082,-0.1329494","long":-0.1329494,"notes":"Michael is a graduate of Sussex University (MA, economics, 1983) and the University of California at Los Angeles (MBA, marketing, 1986). He has also taken the courses Multi-Cultural Selling and Time Management for the Sales Professional. He is fluent in Japanese and can read and write French, Portuguese, and Spanish.","photo":"http://accweb/emmployees/davolio.bmp","regionDescription":null,"reportsToId":"NWD~Employee-5","reportsToNotation":null,"subjectId":"NWD~Employee-6","territoryNotation":null,"title":"Sales Representative","titleOfCourtesy":"Mr."}}</text:span></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249')</text:p>
          </table:table-cell>
          <table:table-cell office:value-type="string" calcext:value-type="string">
            <text:p>$expand=employee($expand=reportsTo)</text:p>
          </table:table-cell>
          <table:table-cell office:value-type="string" calcext:value-type="string">
            <text:p>&amp;$format=application/json;charset=UTF-8</text:p>
          </table:table-cell>
          <table:table-cell office:value-type="string" calcext:value-type="string">
            <text:p>{"@odata.context":"http://localhost:8080/odata2sparql/northwind/$metadata#Order(employee(reportsTo()))/$entity","comment":null,"customerId":"NWD~Customer-TOMSP","customerNotation":null,"employeeId":"NWD~Employee-6","employeeNotation":null,"freight":"11.61","label":"Order-10249","lat":51.6566,"lat_long":"51.6566000,7.0904400","long":7.09044,"orderDate":"2016-07-05T00:00:00Z","orderRegionId":null,"regionDescription":null,"requiredDate":"2016-08-16T00:00:00Z","shipAddress":"Luisenstr. 48","shipCity":"Münster","shipCountry":"Germany","shipName":"Toms Spezialitäten","shipPostalCode":"44087","shipViaId":"NWD~Shipper-1","shipViaNotation":null,"shippedDate":"2016-07-10T00:00:00Z","subjectId":"NWD~Order-10249","employee":{"birthDate":"1983-07-02","comment":null,"employeeAddress":"Coventry House\\nMiner Rd.","employeeCity":"London","employeeCountry":"UK","employeeLinkedIn":null,"employeePostalCode":"EC2 7JR","employeeSalary":null,"employer":null,"extension":"428","favorite":null,"firstName":"Michael","hireDate":"2013-10-17","homePhone":"(71) 555-7773","label":"Employee-6","lastName":"Suyama","lat":51.5100082,"lat_long":"51.5100082,-0.1329494","long":-0.1329494,"notes":"Michael is a graduate of Sussex University (MA, economics, 1983) and the University of California at Los Angeles (MBA, marketing, 1986). He has also taken the courses Multi-Cultural Selling and Time Management for the Sales Professional. He is fluent in Japanese and can read and write French, Portuguese, and Spanish.","photo":"http://accweb/emmployees/davolio.bmp","regionDescription":null,"reportsToId":"NWD~Employee-5","reportsToNotation":null,"subjectId":"NWD~Employee-6","territoryNotation":null,"title":"Sales Representative","titleOfCourtesy":"Mr.","reportsTo":{"birthDate":null,"comment":null,"employeeAddress":null,"employeeCity":null,"employeeCountry":null,"employeeLinkedIn":null,"employeePostalCode":"98401","employeeSalary":{"systemAEmployeeSalary":null,"systemBEmployeeAnnualSalary":48.0,"systemBEmployeeMonthlySalary":4.199999809265137},"employer":{},"extension":null,"favorite":{},"firstName":null,"hireDate":null,"homePhone":null,"label":"SystemB employee-2","lastName":null,"lat":null,"lat_long":null,"long":null,"notes":null,"photo":null,"regionDescription":null,"reportsToId":null,"reportsToNotation":null,"subjectId":"NWD~SystemBEmployee-2","territoryNotation":null,"title":null,"titleOfCourtesy":null}}}</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249')</text:p>
          </table:table-cell>
          <table:table-cell office:value-type="string" calcext:value-type="string">
            <text:p>$expand=shipVia</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Order(shipVia())/$entity","comment":null,"customerId":"NWD~Customer-TOMSP","customerNotation":null,"employeeId":"NWD~Employee-6","employeeNotation":null,"freight":"11.61","label":"Order-10249","lat":51.6566,"lat_long":"51.6566000,7.0904400","long":7.09044,"orderDate":"2016-07-05T00:00:00Z","orderRegionId":null,"regionDescription":null,"requiredDate":"2016-08-16T00:00:00Z","shipAddress":"Luisenstr. 48","shipCity":"<text:span text:style-name="T1">M</text:span><text:span text:style-name="T2">ünster","shipCountry":"Germany","shipName":"Toms Spezialitä</text:span><text:span text:style-name="T3">ten</text:span><text:span text:style-name="T4">","shipPostalCode":"44087","shipViaId":"NWD~Shipper-1","shipViaNotation":null,"shippedDate":"2016-07-10T00:00:00Z","subjectId":"NWD~Order-10249","shipVia":{"comment":null,"label":"Shipper-1","shipperCompanyName":"Speedy Express","shipperPhone":"(503) 555-9831","subjectId":"NWD~Shipper-1"}}</text:span></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249')</text:p>
          </table:table-cell>
          <table:table-cell office:value-type="string" calcext:value-type="string">
            <text:p>$expand=shipVia,employee($expand=reportsTo)</text:p>
          </table:table-cell>
          <table:table-cell office:value-type="string" calcext:value-type="string">
            <text:p>&amp;$format=application/json;charset=UTF-8</text:p>
          </table:table-cell>
          <table:table-cell office:value-type="string" calcext:value-type="string">
            <text:p>{"@odata.context":"http://localhost:8080/odata2sparql/northwind/$metadata#Order(employee(reportsTo()),shipVia())/$entity","comment":null,"customerId":"NWD~Customer-TOMSP","customerNotation":null,"employeeId":"NWD~Employee-6","employeeNotation":null,"freight":"11.61","label":"Order-10249","lat":51.6566,"lat_long":"51.6566000,7.0904400","long":7.09044,"orderDate":"2016-07-05T00:00:00Z","orderRegionId":null,"regionDescription":null,"requiredDate":"2016-08-16T00:00:00Z","shipAddress":"Luisenstr. 48","shipCity":"Münster","shipCountry":"Germany","shipName":"Toms Spezialitäten","shipPostalCode":"44087","shipViaId":"NWD~Shipper-1","shipViaNotation":null,"shippedDate":"2016-07-10T00:00:00Z","subjectId":"NWD~Order-10249","employee":{"birthDate":"1983-07-02","comment":null,"employeeAddress":"Coventry House\\nMiner Rd.","employeeCity":"London","employeeCountry":"UK","employeeLinkedIn":null,"employeePostalCode":"EC2 7JR","employeeSalary":null,"employer":null,"extension":"428","favorite":null,"firstName":"Michael","hireDate":"2013-10-17","homePhone":"(71) 555-7773","label":"Employee-6","lastName":"Suyama","lat":51.5100082,"lat_long":"51.5100082,-0.1329494","long":-0.1329494,"notes":"Michael is a graduate of Sussex University (MA, economics, 1983) and the University of California at Los Angeles (MBA, marketing, 1986). He has also taken the courses Multi-Cultural Selling and Time Management for the Sales Professional. He is fluent in Japanese and can read and write French, Portuguese, and Spanish.","photo":"http://accweb/emmployees/davolio.bmp","regionDescription":null,"reportsToId":"NWD~Employee-5","reportsToNotation":null,"subjectId":"NWD~Employee-6","territoryNotation":null,"title":"Sales Representative","titleOfCourtesy":"Mr.","reportsTo":{"birthDate":null,"comment":null,"employeeAddress":null,"employeeCity":null,"employeeCountry":null,"employeeLinkedIn":null,"employeePostalCode":"98401","employeeSalary":{"systemAEmployeeSalary":null,"systemBEmployeeAnnualSalary":48.0,"systemBEmployeeMonthlySalary":4.199999809265137},"employer":{},"extension":null,"favorite":{},"firstName":null,"hireDate":null,"homePhone":null,"label":"SystemB employee-2","lastName":null,"lat":null,"lat_long":null,"long":null,"notes":null,"photo":null,"regionDescription":null,"reportsToId":null,"reportsToNotation":null,"subjectId":"NWD~SystemBEmployee-2","territoryNotation":null,"title":null,"titleOfCourtesy":null}},"shipVia":{"comment":null,"label":"Shipper-1","shipperCompanyName":"Speedy Express","shipperPhone":"(503) 555-9831","subjectId":"NWD~Shipper-1"}}</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249')</text:p>
          </table:table-cell>
          <table:table-cell office:value-type="string" calcext:value-type="string">
            <text:p>$expand=employee($expand=reportsTo($expand=reportsTo))</text:p>
          </table:table-cell>
          <table:table-cell office:value-type="string" calcext:value-type="string">
            <text:p>&amp;$format=application/json;charset=UTF-8</text:p>
          </table:table-cell>
          <table:table-cell office:value-type="string" calcext:value-type="string">
            <text:p>{"@odata.context":"http://localhost:8080/odata2sparql/northwind/$metadata#Order(employee(reportsTo(reportsTo())))/$entity","comment":null,"customerId":"NWD~Customer-TOMSP","customerNotation":null,"employeeId":"NWD~Employee-6","employeeNotation":null,"freight":"11.61","label":"Order-10249","lat":51.6566,"lat_long":"51.6566000,7.0904400","long":7.09044,"orderDate":null,"orderRegionId":null,"regionDescription":null,"requiredDate":null,"shipAddress":null,"shipCity":null,"shipCountry":null,"shipName":null,"shipPostalCode":null,"shipViaId":null,"shipViaNotation":null,"shippedDate":null,"subjectId":"NWD~Order-10249","employee":{"birthDate":"1983-07-02","comment":null,"employeeAddress":"Coventry House\\nMiner Rd.","employeeCity":"London","employeeCountry":"UK","employeeLinkedIn":null,"employeePostalCode":"EC2 7JR","employeeSalary":null,"employer":null,"extension":"428","favorite":null,"firstName":"Michael","hireDate":"2013-10-17","homePhone":"(71) 555-7773","label":"Employee-6","lastName":"Suyama","lat":51.5100082,"lat_long":"51.5100082,-0.1329494","long":-0.1329494,"notes":"Michael is a graduate of Sussex University (MA, economics, 1983) and the University of California at Los Angeles (MBA, marketing, 1986). He has also taken the courses Multi-Cultural Selling and Time Management for the Sales Professional. He is fluent in Japanese and can read and write French, Portuguese, and Spanish.","photo":"http://accweb/emmployees/davolio.bmp","regionDescription":null,"reportsToId":"NWD~Employee-5","reportsToNotation":null,"subjectId":"NWD~Employee-6","territoryNotation":null,"title":"Sales Representative","titleOfCourtesy":"Mr.","reportsTo":{"birthDate":null,"comment":null,"employeeAddress":null,"employeeCity":null,"employeeCountry":null,"employeeLinkedIn":null,"employeePostalCode":"98401","employeeSalary":{"systemAEmployeeSalary":null,"systemBEmployeeAnnualSalary":48.0,"systemBEmployeeMonthlySalary":4.199999809265137},"employer":{},"extension":null,"favorite":{},"firstName":null,"hireDate":null,"homePhone":null,"label":"SystemB employee-2","lastName":null,"lat":null,"lat_long":null,"long":null,"notes":null,"photo":null,"regionDescription":null,"reportsToId":null,"reportsToNotation":null,"subjectId":"NWD~SystemBEmployee-2","territoryNotation":null,"title":null,"titleOfCourtesy":null,"reportsTo":null}}}</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Detail('NWD~OrderDetail-10528-11')</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Detail/$entity","comment":null,"discount":0.0,"label":"OrderDetail-10528-11","orderDetailUnitPrice":21.0,"orderId":"NWD~Order-10528","orderNotation":null,"productId":"NWD~Product-11","productNotation":null,"quantity":3,"subjectId":"NWD~OrderDetail-10528-11"}</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entity","comment":null,"customerAddress":"Mehrheimerstr. 369","customerCity":"<text:span text:style-name="T1">K</text:span><text:span text:style-name="T2">öln","customerCompanyName":"Ottilies Käseladen","customerContactName":"Henriette Pfalzheim","customerContactTitle":"Owner","customerCountry":"Germany","customerFax":"0221-0765721","customerPhone":"0221-0644327","customerPostalCode":"50739","customerWebsite":null,"label":"Ottilies Kä</text:span><text:span text:style-name="T3">seladen</text:span><text:span text:style-name="T4">","lat":50.9734067,"lat_long":"50.9734067,6.9461507","long":6.9461507,"regionDescription":null,"subjectId":"NWD~Customer-OTTIK"}</text:span></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7</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FOLIG')</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entity","comment":null,"customerAddress":"184, <text:span text:style-name="T1">chauss</text:span><text:span text:style-name="T2">ée de Tournai","customerCity":"Lille","customerCompanyName":"Folies gourmandes","customerContactName":"Martine Rancé</text:span><text:span text:style-name="T4">","customerContactTitle":"Assistant Sales Agent","customerCountry":"France","customerFax":"20.16.10.17","customerPhone":"20.16.10.16","customerPostalCode":"59000","customerWebsite":null,"label":"Folies gourmandes","lat":50.5690579,"lat_long":"50.5690579,3.2223336","long":3.2223336,"regionDescription":null,"subjectId":"NWD~Customer-FOLIG"}</text:span></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8</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select=customerAddress,customerContactTitle</text:p>
          </table:table-cell>
          <table:table-cell office:value-type="string" calcext:value-type="string">
            <text:p>&amp;$format=application/json;charset=UTF-8</text:p>
          </table:table-cell>
          <table:table-cell office:value-type="string" calcext:value-type="string">
            <text:p>{"@odata.context":"http://localhost:8080/odata2sparql/northwind/$metadata#Customer(customerAddress,customerContactTitle,subjectId)/$entity","@odata.id":"Customer('NWD~Customer-GREAL')","customerAddress":"2732 Baker Blvd.","customerContactTitle":"Marketing Manager","subjectId":"NWD~Customer-GREAL"}</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19</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FOLIG')</text:p>
          </table:table-cell>
          <table:table-cell office:value-type="string" calcext:value-type="string">
            <text:p>$select=customerAddress,customerCountry</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customerAddress,customerCountry,subjectId)/$entity","@odata.id":"Customer('NWD~Customer-FOLIG')","customerAddress":"184, <text:span text:style-name="T1">chauss</text:span><text:span text:style-name="T2">é</text:span><text:span text:style-name="T3">e</text:span><text:span text:style-name="T4"> de Tournai","customerCountry":"France","subjectId":"NWD~Customer-FOLIG"}</text:span></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0</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FOLIG')</text:p>
          </table:table-cell>
          <table:table-cell office:value-type="string" calcext:value-type="string">
            <text:p>$select=*</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entity","comment":null,"customerAddress":"184, <text:span text:style-name="T1">chauss</text:span><text:span text:style-name="T2">ée de Tournai","customerCity":"Lille","customerCompanyName":"Folies gourmandes","customerContactName":"Martine Rancé</text:span><text:span text:style-name="T4">","customerContactTitle":"Assistant Sales Agent","customerCountry":"France","customerFax":"20.16.10.17","customerPhone":"20.16.10.16","customerPostalCode":"59000","customerWebsite":null,"label":"Folies gourmandes","lat":50.5690579,"lat_long":"50.5690579,3.2223336","long":3.2223336,"regionDescription":null,"subjectId":"NWD~Customer-FOLIG"}</text:span></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select=*</text:p>
          </table:table-cell>
          <table:table-cell office:value-type="string" calcext:value-type="string">
            <text:p>&amp;$format=application/json;charset=UTF-8</text:p>
          </table:table-cell>
          <table:table-cell office:value-type="string" calcext:value-type="string">
            <text:p>{"@odata.context":"http://localhost:8080/odata2sparql/northwind/$metadata#Customer(*)/$entity","comment":null,"customerAddress":"2732 Baker Blvd.","customerCity":"Eugene","customerCompanyName":"Great Lakes Food Market","customerContactName":"Howard Snyder","customerContactTitle":"Marketing Manager","customerCountry":"USA","customerFax":null,"customerPhone":"(503) 555-7555","customerPostalCode":"97403","customerWebsite":null,"label":"Great Lakes Food Market","lat":44.0284944,"lat_long":"44.0284944,-123.0731791","long":-123.0731791,"regionDescription":null,"subjectId":"NWD~Customer-GREAL"}</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select=customerAddress,*</text:p>
          </table:table-cell>
          <table:table-cell office:value-type="string" calcext:value-type="string">
            <text:p>&amp;$format=application/json;charset=UTF-8</text:p>
          </table:table-cell>
          <table:table-cell office:value-type="string" calcext:value-type="string">
            <text:p>{"@odata.context":"http://localhost:8080/odata2sparql/northwind/$metadata#Customer(*)/$entity","comment":null,"customerAddress":"2732 Baker Blvd.","customerCity":"Eugene","customerCompanyName":"Great Lakes Food Market","customerContactName":"Howard Snyder","customerContactTitle":"Marketing Manager","customerCountry":"USA","customerFax":null,"customerPhone":"(503) 555-7555","customerPostalCode":"97403","customerWebsite":null,"label":"Great Lakes Food Market","lat":44.0284944,"lat_long":"44.0284944,-123.0731791","long":-123.0731791,"regionDescription":null,"subjectId":"NWD~Customer-GREAL"}</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filter=contains(customerAddress,'blvd')</text:p>
          </table:table-cell>
          <table:table-cell office:value-type="string" calcext:value-type="string">
            <text:p>&amp;$format=application/json;charset=UTF-8</text:p>
          </table:table-cell>
          <table:table-cell office:value-type="string" calcext:value-type="string">
            <text:p>{"error":{"code":null,"message":"The system query option '$filter' is not allowed."}}</text:p>
          </table:table-cell>
          <table:table-cell office:value-type="string" calcext:value-type="string">
            <text:p>***not allowed in V4**</text:p>
          </table:table-cell>
          <table:table-cell table:number-columns-repeated="1013"/>
        </table:table-row>
        <table:table-row table:style-name="ro1">
          <table:table-cell table:style-name="ce3" office:value-type="string" calcext:value-type="string">
            <text:p>URI2 Entity set with key predicate</text:p>
          </table:table-cell>
          <table:table-cell table:style-name="ce3" office:value-type="string" calcext:value-type="string">
            <text:p>Class</text:p>
          </table:table-cell>
          <table:table-cell table:style-name="ce3" office:value-type="string" calcext:value-type="string">
            <text:p>URI2.24</text:p>
          </table:table-cell>
          <table:table-cell table:style-name="ce3"/>
          <table:table-cell office:value-type="string" calcext:value-type="string">
            <text:p>GET</text:p>
          </table:table-cell>
          <table:table-cell table:style-name="ce3" office:value-type="string" calcext:value-type="string">
            <text:p>northwind</text:p>
          </table:table-cell>
          <table:table-cell table:style-name="ce3" office:value-type="string" calcext:value-type="string">
            <text:p>Customer('NWD~Customer-GREAL')</text:p>
          </table:table-cell>
          <table:table-cell table:style-name="ce3" office:value-type="string" calcext:value-type="string">
            <text:p>$expand=hasPlacedOrder($select=shipAddress;$filter=contains(shipAddress,'2732'))&amp;$select=customerAddress</text:p>
          </table:table-cell>
          <table:table-cell table:style-name="ce3" office:value-type="string" calcext:value-type="string">
            <text:p>&amp;$format=application/json;charset=UTF-8</text:p>
          </table:table-cell>
          <table:table-cell table:style-name="ce3" office:value-type="string" calcext:value-type="string">
            <text:p>{"@odata.context":"http://localhost:8080/odata2sparql/northwind/$metadata#Customer(customerAddress,subjectId,hasPlacedOrder(shipAddress,subjectId))/$entity","@odata.id":"Customer('NWD~Customer-GREAL')","customerAddress":"2732 Baker Blvd.","subjectId":"NWD~Customer-GREAL","hasPlacedOrder":[{"@odata.id":"Order('NWD~Order-10528')","shipAddress":"2732 Baker Blvd.","subjectId":"NWD~Order-10528"},{"@odata.id":"Order('NWD~Order-10589')","shipAddress":"2732 Baker Blvd.","subjectId":"NWD~Order-10589"},{"@odata.id":"Order('NWD~Order-10616')","shipAddress":"2732 Baker Blvd.","subjectId":"NWD~Order-10616"},{"@odata.id":"Order('NWD~Order-10617')","shipAddress":"2732 Baker Blvd.","subjectId":"NWD~Order-10617"},{"@odata.id":"Order('NWD~Order-10656')","shipAddress":"2732 Baker Blvd.","subjectId":"NWD~Order-10656"},{"@odata.id":"Order('NWD~Order-10681')","shipAddress":"2732 Baker Blvd.","subjectId":"NWD~Order-10681"},{"@odata.id":"Order('NWD~Order-10816')","shipAddress":"2732 Baker Blvd.","subjectId":"NWD~Order-10816"},{"@odata.id":"Order('NWD~Order-10936')","shipAddress":"2732 Baker Blvd.","subjectId":"NWD~Order-10936"},{"@odata.id":"Order('NWD~Order-11006')","shipAddress":"2732 Baker Blvd.","subjectId":"NWD~Order-11006"},{"@odata.id":"Order('NWD~Order-11040')","shipAddress":"2732 Baker Blvd.","subjectId":"NWD~Order-11040"},{"@odata.id":"Order('NWD~Order-11061')","shipAddress":"2732 Baker Blvd.","subjectId":"NWD~Order-11061"}]}</text:p>
          </table:table-cell>
          <table:table-cell table:style-name="ce3"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Employee-5')</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entity","birthDate":"1975-03-04","comment":null,"employeeAddress":"14 Garrett Hill","employeeCity":"London","employeeCountry":"UK","employeeLinkedIn":null,"employeePostalCode":"SW1 8JR","employeeSalary":null,"employer":null,"extension":"3453","favorite":null,"firstName":"Steven","hireDate":"2013-10-17","homePhone":"(71) 555-4848","label":"Employee-5","lastName":"Buchanan","lat":51.5239508,"lat_long":"51.5239508,-0.0944701","long":-0.0944701,"notes":"Steven Buchanan graduated from St. Andrews University, Scotland, with a BSC degree in 1976. Upon joining the company as a sales representative in 1992, he spent 6 months in an orientation program at the Seattle office and then returned to his permanent post in London. He was promoted to sales manager in March 1993. Mr. Buchanan has completed the courses Successful Telemarketing and International Sales Management. He is fluent in French.","photo":"http://accweb/emmployees/buchanan.bmp","regionDescription":null,"reportsToId":"NWD~Employee-2","reportsToNotation":null,"subjectId":"NWD~Employee-5","territoryNotation":null,"title":"Sales Manager","titleOfCourtesy":"Mr."}</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Product('NWD~Product-55')</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Product/$entity","categoryId":"NWD~Category-6","categoryNotation":null,"comment":null,"discontinued":false,"label":"Product-55","productName":"<text:span text:style-name="T1">P</text:span><text:span text:style-name="T2">âté</text:span><text:span text:style-name="T4"> chinois","productUnitPrice":24.0,"quantityPerUnit":"24 boxes x 2 pies","reorderLevel":20,"subjectId":"NWD~Product-55","supplierId":"NWD~Supplier-25","supplierNotation":null,"unitCommission":null,"unitsInStock":115,"unitsOnOrder":0}</text:span></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7</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Product('NWD~Product-38')</text:p>
          </table:table-cell>
          <table:table-cell/>
          <table:table-cell office:value-type="string" calcext:value-type="string">
            <text:p>&amp;$format=application/json;charset=UTF-8</text:p>
          </table:table-cell>
          <table:table-cell table:style-name="ce7" office:value-type="string" calcext:value-type="string">
            <text:p>{"@odata.context":"<text:span text:style-name="T5">http://localhost:8080/odata2sparql/northwind/$metadata#Product/$entity</text:span>","categoryId":"NWD~Category-1","categoryNotation":null,"comment":null,"discontinued":false,"label":"Product-38","productName":"<text:span text:style-name="T1">C</text:span><text:span text:style-name="T2">ô</text:span><text:span text:style-name="T3">te</text:span><text:span text:style-name="T4"> de Blaye","productUnitPrice":263.5,"quantityPerUnit":"12 - 75 cl bottles","reorderLevel":15,"subjectId":"NWD~Product-38","supplierId":"NWD~Supplier-18","supplierNotation":null,"unitCommission":null,"unitsInStock":17,"unitsOnOrder":0}</text:span></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8</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wl_Thing('NWD~Customer-SEVES')</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wl_Thing/$entity","comment":null,"label":"Seven Seas Imports","subjectId":"NWD~Customer-SEVES"}</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Class</text:p>
          </table:table-cell>
          <table:table-cell office:value-type="string" calcext:value-type="string">
            <text:p>URI2.29</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NWD~Customer-SEVES')</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s_Resource/$entity","comment":null,"label":"Seven Seas Imports","subjectId":"NWD~Customer-SEVES"}</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Operation</text:p>
          </table:table-cell>
          <table:table-cell office:value-type="string" calcext:value-type="string">
            <text:p>URI2.30</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58',order='NWD~Order-10863')</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Summary/$entity","order":"NWD~Order-10863","orderSummary_Value":135.14999999999998,"prod":"NWD~Product-58"}</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Operation</text:p>
          </table:table-cell>
          <table:table-cell office:value-type="string" calcext:value-type="string">
            <text:p>URI2.3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60',order='NWD~Order-10384')</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Summary/$entity","order":"NWD~Order-10384","orderSummary_Value":408.0,"prod":"NWD~Product-60"}</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Operation</text:p>
          </table:table-cell>
          <table:table-cell office:value-type="string" calcext:value-type="string">
            <text:p>URI2.3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select=hasPlacedOrder&amp;$expand=hasPlacedOrder</text:p>
          </table:table-cell>
          <table:table-cell office:value-type="string" calcext:value-type="string">
            <text:p>&amp;$format=application/json;charset=UTF-8</text:p>
          </table:table-cell>
          <table:table-cell office:value-type="string" calcext:value-type="string">
            <text:p>{"@odata.context":"http://localhost:8080/odata2sparql/northwind/$metadata#Customer(subjectId,hasPlacedOrder,hasPlacedOrder())/$entity","@odata.id":"Customer('NWD~Customer-GREAL')","subjectId":"NWD~Customer-GREAL","hasPlacedOrder":[{"comment":null,"customerId":"NWD~Customer-GREAL","customerNotation":null,"employeeId":"NWD~Employee-6","employeeNotation":null,"freight":"3.3499999","label":"Order-10528","lat":44.0284944,"lat_long":"44.0284944,-123.0731791","long":-123.0731791,"orderDate":"2017-05-06T00:00:00Z","orderRegionId":"NWD~Region-1d00e7dce692e8dc3f6877f035e3a616","regionDescription":null,"requiredDate":"2017-05-20T00:00:00Z","shipAddress":"2732 Baker Blvd.","shipCity":"Eugene","shipCountry":"USA","shipName":"Great Lakes Food Market","shipPostalCode":"97403","shipViaId":"NWD~Shipper-2","shipViaNotation":null,"shippedDate":"2017-05-09T00:00:00Z","subjectId":"NWD~Order-10528"},{"comment":null,"customerId":"NWD~Customer-GREAL","customerNotation":null,"employeeId":"NWD~Employee-8","employeeNotation":null,"freight":"4.4200001","label":"Order-10589","lat":44.0284944,"lat_long":"44.0284944,-123.0731791","long":-123.0731791,"orderDate":"2017-07-04T00:00:00Z","orderRegionId":"NWD~Region-1d00e7dce692e8dc3f6877f035e3a616","regionDescription":null,"requiredDate":"2017-08-01T00:00:00Z","shipAddress":"2732 Baker Blvd.","shipCity":"Eugene","shipCountry":"USA","shipName":"Great Lakes Food Market","shipPostalCode":"97403","shipViaId":"NWD~Shipper-2","shipViaNotation":null,"shippedDate":"2017-07-14T00:00:00Z","subjectId":"NWD~Order-10589"},{"comment":null,"customerId":"NWD~Customer-GREAL","customerNotation":null,"employeeId":"NWD~Employee-1","employeeNotation":null,"freight":"116.53","label":"Order-10616","lat":44.0284944,"lat_long":"44.0284944,-123.0731791","long":-123.0731791,"orderDate":"2017-07-31T00:00:00Z","orderRegionId":"NWD~Region-1d00e7dce692e8dc3f6877f035e3a616","regionDescription":null,"requiredDate":"2017-08-28T00:00:00Z","shipAddress":"2732 Baker Blvd.","shipCity":"Eugene","shipCountry":"USA","shipName":"Great Lakes Food Market","shipPostalCode":"97403","shipViaId":"NWD~Shipper-2","shipViaNotation":null,"shippedDate":"2017-08-05T00:00:00Z","subjectId":"NWD~Order-10616"},{"comment":null,"customerId":"NWD~Customer-GREAL","customerNotation":null,"employeeId":"NWD~Employee-4","employeeNotation":null,"freight":"18.530001","label":"Order-10617","lat":44.0284944,"lat_long":"44.0284944,-123.0731791","long":-123.0731791,"orderDate":"2017-07-31T00:00:00Z","orderRegionId":"NWD~Region-1d00e7dce692e8dc3f6877f035e3a616","regionDescription":null,"requiredDate":"2017-08-28T00:00:00Z","shipAddress":"2732 Baker Blvd.","shipCity":"Eugene","shipCountry":"USA","shipName":"Great Lakes Food Market","shipPostalCode":"97403","shipViaId":"NWD~Shipper-2","shipViaNotation":null,"shippedDate":"2017-08-04T00:00:00Z","subjectId":"NWD~Order-10617"},{"comment":null,"customerId":"NWD~Customer-GREAL","customerNotation":null,"employeeId":"NWD~Employee-6","employeeNotation":null,"freight":"57.150002","label":"Order-10656","lat":44.0284944,"lat_long":"44.0284944,-123.0731791","long":-123.0731791,"orderDate":"2017-09-04T00:00:00Z","orderRegionId":"NWD~Region-1d00e7dce692e8dc3f6877f035e3a616","regionDescription":null,"requiredDate":"2017-10-02T00:00:00Z","shipAddress":"2732 Baker Blvd.","shipCity":"Eugene","shipCountry":"USA","shipName":"Great Lakes Food Market","shipPostalCode":"97403","shipViaId":"NWD~Shipper-1","shipViaNotation":null,"shippedDate":"2017-09-10T00:00:00Z","subjectId":"NWD~Order-10656"},{"comment":null,"customerId":"NWD~Customer-GREAL","customerNotation":null,"employeeId":"NWD~Employee-3","employeeNotation":null,"freight":"76.129997","label":"Order-10681","lat":44.0284944,"lat_long":"44.0284944,-123.0731791","long":-123.0731791,"orderDate":"2017-09-25T00:00:00Z","orderRegionId":"NWD~Region-1d00e7dce692e8dc3f6877f035e3a616","regionDescription":null,"requiredDate":"2017-10-23T00:00:00Z","shipAddress":"2732 Baker Blvd.","shipCity":"Eugene","shipCountry":"USA","shipName":"Great Lakes Food Market","shipPostalCode":"97403","shipViaId":"NWD~Shipper-3","shipViaNotation":null,"shippedDate":"2017-09-30T00:00:00Z","subjectId":"NWD~Order-10681"},{"comment":null,"customerId":"NWD~Customer-GREAL","customerNotation":null,"employeeId":"NWD~Employee-4","employeeNotation":null,"freight":"719.78003","label":"Order-10816","lat":44.0284944,"lat_long":"44.0284944,-123.0731791","long":-123.0731791,"orderDate":"2018-01-06T00:00:00Z","orderRegionId":"NWD~Region-1d00e7dce692e8dc3f6877f035e3a616","regionDescription":null,"requiredDate":"2018-02-03T00:00:00Z","shipAddress":"2732 Baker Blvd.","shipCity":"Eugene","shipCountry":"USA","shipName":"Great Lakes Food Market","shipPostalCode":"97403","shipViaId":"NWD~Shipper-2","shipViaNotation":null,"shippedDate":"2018-02-04T00:00:00Z","subjectId":"NWD~Order-10816"},{"comment":null,"customerId":"NWD~Customer-GREAL","customerNotation":null,"employeeId":"NWD~Employee-3","employeeNotation":null,"freight":"33.68","label":"Order-10936","lat":44.0284944,"lat_long":"44.0284944,-123.0731791","long":-123.0731791,"orderDate":"2018-03-09T00:00:00Z","orderRegionId":"NWD~Region-1d00e7dce692e8dc3f6877f035e3a616","regionDescription":null,"requiredDate":"2018-04-06T00:00:00Z","shipAddress":"2732 Baker Blvd.","shipCity":"Eugene","shipCountry":"USA","shipName":"Great Lakes Food Market","shipPostalCode":"97403","shipViaId":"NWD~Shipper-2","shipViaNotation":null,"shippedDate":"2018-03-18T00:00:00Z","subjectId":"NWD~Order-10936"},{"comment":null,"customerId":"NWD~Customer-GREAL","customerNotation":null,"employeeId":"NWD~Employee-3","employeeNotation":null,"freight":"25.190001","label":"Order-11006","lat":44.0284944,"lat_long":"44.0284944,-123.0731791","long":-123.0731791,"orderDate":"2008-04-07T00:00:00Z","orderRegionId":"NWD~Region-1d00e7dce692e8dc3f6877f035e3a616","regionDescription":null,"requiredDate":"2008-05-05T00:00:00Z","shipAddress":"2732 Baker Blvd.","shipCity":"Eugene","shipCountry":"USA","shipName":"Great Lakes Food Market","shipPostalCode":"97403","shipViaId":"NWD~Shipper-2","shipViaNotation":null,"shippedDate":"2008-04-15T00:00:00Z","subjectId":"NWD~Order-11006"},{"comment":null,"customerId":"NWD~Customer-GREAL","customerNotation":null,"employeeId":"NWD~Employee-4","employeeNotation":null,"freight":"18.84","label":"Order-11040","lat":44.0284944,"lat_long":"44.0284944,-123.0731791","long":-123.0731791,"orderDate":"2018-04-22T00:00:00Z","orderRegionId":"NWD~Region-1d00e7dce692e8dc3f6877f035e3a616","regionDescription":null,"requiredDate":"2018-05-20T00:00:00Z","shipAddress":"2732 Baker Blvd.","shipCity":"Eugene","shipCountry":"USA","shipName":"Great Lakes Food Market","shipPostalCode":"97403","shipViaId":"NWD~Shipper-3","shipViaNotation":null,"shippedDate":null,"subjectId":"NWD~Order-11040"},{"comment":null,"customerId":"NWD~Customer-GREAL","customerNotation":null,"employeeId":"NWD~Employee-4","employeeNotation":null,"freight":"14.01","label":"Order-11061","lat":44.0284944,"lat_long":"44.0284944,-123.0731791","long":-123.0731791,"orderDate":"2018-04-30T00:00:00Z","orderRegionId":"NWD~Region-1d00e7dce692e8dc3f6877f035e3a616","regionDescription":null,"requiredDate":"2018-06-11T00:00:00Z","shipAddress":"2732 Baker Blvd.","shipCity":"Eugene","shipCountry":"USA","shipName":"Great Lakes Food Market","shipPostalCode":"97403","shipViaId":"NWD~Shipper-3","shipViaNotation":null,"shippedDate":null,"subjectId":"NWD~Order-11061"}]}</text:p>
          </table:table-cell>
          <table:table-cell table:number-columns-repeated="1014"/>
        </table:table-row>
        <table:table-row table:style-name="ro1">
          <table:table-cell table:style-name="ce2" office:value-type="string" calcext:value-type="string">
            <text:p>URI2 Entity set with key predicate</text:p>
          </table:table-cell>
          <table:table-cell table:style-name="ce2" office:value-type="string" calcext:value-type="string">
            <text:p>Operation</text:p>
          </table:table-cell>
          <table:table-cell table:style-name="ce2" office:value-type="string" calcext:value-type="string">
            <text:p>URI2.33</text:p>
          </table:table-cell>
          <table:table-cell table:style-name="ce2" office:value-type="string" calcext:value-type="string">
            <text:p>too large</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NWD~Order-10528')</text:p>
          </table:table-cell>
          <table:table-cell table:style-name="ce2" office:value-type="string" calcext:value-type="string">
            <text:p>$expand=order_orderSummary</text:p>
          </table:table-cell>
          <table:table-cell table:style-name="ce2" office:value-type="string" calcext:value-type="string">
            <text:p>&amp;$format=application/json;charset=UTF-8</text:p>
          </table:table-cell>
          <table:table-cell table:style-name="ce2" office:value-type="string" calcext:value-type="string">
            <text:p>{"@odata.context":"http://localhost:8080/odata2sparql/northwind/$metadata#Customer(subjectId,hasPlacedOrder,hasPlacedOrder())/$entity","@odata.id":"Customer('NWD~Customer-GREAL')","subjectId":"NWD~Customer-GREAL","hasPlacedOrder":[{"comment":null,"customerId":"NWD~Customer-GREAL","customerNotation":null,"employeeId":"NWD~Employee-6","employeeNotation":null,"freight":"3.3499999","label":"Order-10528","lat":44.0284944,"lat_long":"44.0284944,-123.0731791","long":-123.0731791,"orderDate":"2017-05-05T23:00:00Z","orderRegionId":"NWD~Region-1d00e7dce692e8dc3f6877f035e3a616","regionDescription":null,"requiredDate":"2017-05-19T23:00:00Z","seeAlso":null,"shipAddress":"2732 Baker Blvd.","shipCity":"Eugene","shipCountry":"USA","shipName":"Great Lakes Food Market","shipPostalCode":"97403","shipViaId":"NWD~Shipper-2","shipViaNotation":null,"shippedDate":"2017-05-08T23:00:00Z","subjectId":"NWD~Order-10528"},{"comment":null,"customerId":"NWD~Customer-GREAL","customerNotation":null,"employeeId":"NWD~Employee-8","employeeNotation":null,"freight":"4.4200001","label":"Order-10589","lat":44.0284944,"lat_long":"44.0284944,-123.0731791","long":-123.0731791,"orderDate":"2017-07-03T23:00:00Z","orderRegionId":"NWD~Region-1d00e7dce692e8dc3f6877f035e3a616","regionDescription":null,"requiredDate":"2017-07-31T23:00:00Z","seeAlso":null,"shipAddress":"2732 Baker Blvd.","shipCity":"Eugene","shipCountry":"USA","shipName":"Great Lakes Food Market","shipPostalCode":"97403","shipViaId":"NWD~Shipper-2","shipViaNotation":null,"shippedDate":"2017-07-13T23:00:00Z","subjectId":"NWD~Order-10589"},{"comment":null,"customerId":"NWD~Customer-GREAL","customerNotation":null,"employeeId":"NWD~Employee-1","employeeNotation":null,"freight":"116.53","label":"Order-10616","lat":44.0284944,"lat_long":"44.0284944,-123.0731791","long":-123.0731791,"orderDate":"2017-07-30T23:00:00Z","orderRegionId":"NWD~Region-1d00e7dce692e8dc3f6877f035e3a616","regionDescription":null,"requiredDate":"2017-08-27T23:00:00Z","seeAlso":null,"shipAddress":"2732 Baker Blvd.","shipCity":"Eugene","shipCountry":"USA","shipName":"Great Lakes Food Market","shipPostalCode":"97403","shipViaId":"NWD~Shipper-2","shipViaNotation":null,"shippedDate":"2017-08-04T23:00:00Z","subjectId":"NWD~Order-10616"},{"comment":null,"customerId":"NWD~Customer-GREAL","customerNotation":null,"employeeId":"NWD~Employee-4","employeeNotation":null,"freight":"18.530001","label":"Order-10617","lat":44.0284944,"lat_long":"44.0284944,-123.0731791","long":-123.0731791,"orderDate":"2017-07-30T23:00:00Z","orderRegionId":"NWD~Region-1d00e7dce692e8dc3f6877f035e3a616","regionDescription":null,"requiredDate":"2017-08-27T23:00:00Z","seeAlso":null,"shipAddress":"2732 Baker Blvd.","shipCity":"Eugene","shipCountry":"USA","shipName":"Great Lakes Food Market","shipPostalCode":"97403","shipViaId":"NWD~Shipper-2","shipViaNotation":null,"shippedDate":"2017-08-03T23:00:00Z","subjectId":"NWD~Order-10617"},{"comment":null,"customerId":"NWD~Customer-GREAL","customerNotation":null,"employeeId":"NWD~Employee-6","employeeNotation":null,"freight":"57.150002","label":"Order-10656","lat":44.0284944,"lat_long":"44.0284944,-123.0731791","long":-123.0731791,"orderDate":"2017-09-03T23:00:00Z","orderRegionId":"NWD~Region-1d00e7dce692e8dc3f6877f035e3a616","regionDescription":null,"requiredDate":"2017-10-01T23:00:00Z","seeAlso":null,"shipAddress":"2732 Baker Blvd.","shipCity":"Eugene","shipCountry":"USA","shipName":"Great Lakes Food Market","shipPostalCode":"97403","shipViaId":"NWD~Shipper-1","shipViaNotation":null,"shippedDate":"2017-09-09T23:00:00Z","subjectId":"NWD~Order-10656"},{"comment":null,"customerId":"NWD~Customer-GREAL","customerNotation":null,"employeeId":"NWD~Employee-3","employeeNotation":null,"freight":"76.129997","label":"Order-10681","lat":44.0284944,"lat_long":"44.0284944,-123.0731791","long":-123.0731791,"orderDate":"2017-09-24T23:00:00Z","orderRegionId":"NWD~Region-1d00e7dce692e8dc3f6877f035e3a616","regionDescription":null,"requiredDate":"2017-10-22T23:00:00Z","seeAlso":null,"shipAddress":"2732 Baker Blvd.","shipCity":"Eugene","shipCountry":"USA","shipName":"Great Lakes Food Market","shipPostalCode":"97403","shipViaId":"NWD~Shipper-3","shipViaNotation":null,"shippedDate":"2017-09-29T23:00:00Z","subjectId":"NWD~Order-10681"},{"comment":null,"customerId":"NWD~Customer-GREAL","customerNotation":null,"employeeId":"NWD~Employee-4","employeeNotation":null,"freight":"719.78003","label":"Order-10816","lat":44.0284944,"lat_long":"44.0284944,-123.0731791","long":-123.0731791,"orderDate":"2018-01-06T00:00:00Z","orderRegionId":"NWD~Region-1d00e7dce692e8dc3f6877f035e3a616","regionDescription":null,"requiredDate":"2018-02-03T00:00:00Z","seeAlso":null,"shipAddress":"2732 Baker Blvd.","shipCity":"Eugene","shipCountry":"USA","shipName":"Great Lakes Food Market","shipPostalCode":"97403","shipViaId":"NWD~Shipper-2","shipViaNotation":null,"shippedDate":"2018-02-04T00:00:00Z","subjectId":"NWD~Order-10816"},{"comment":null,"customerId":"NWD~Customer-GREAL","customerNotation":null,"employeeId":"NWD~Employee-3","employeeNotation":null,"freight":"33.68","label":"Order-10936","lat":44.0284944,"lat_long":"44.0284944,-123.0731791","long":-123.0731791,"orderDate":"2018-03-09T00:00:00Z","orderRegionId":"NWD~Region-1d00e7dce692e8dc3f6877f035e3a616","regionDescription":null,"requiredDate":"2018-04-05T23:00:00Z","seeAlso":null,"shipAddress":"2732 Baker Blvd.","shipCity":"Eugene","shipCountry":"USA","shipName":"Great Lakes Food Market","shipPostalCode":"97403","shipViaId":"NWD~Shipper-2","shipViaNotation":null,"shippedDate":"2018-03-18T00:00:00Z","subjectId":"NWD~Order-10936"},{"comment":null,"customerId":"NWD~Customer-GREAL","customerNotation":null,"employeeId":"NWD~Employee-3","employeeNotation":null,"freight":"25.190001","label":"Order-11006","lat":44.0284944,"lat_long":"44.0284944,-123.0731791","long":-123.0731791,"orderDate":"2008-04-06T23:00:00Z","orderRegionId":"NWD~Region-1d00e7dce692e8dc3f6877f035e3a616","regionDescription":null,"requiredDate":"2008-05-04T23:00:00Z","seeAlso":null,"shipAddress":"2732 Baker Blvd.","shipCity":"Eugene","shipCountry":"USA","shipName":"Great Lakes Food Market","shipPostalCode":"97403","shipViaId":"NWD~Shipper-2","shipViaNotation":null,"shippedDate":"2008-04-14T23:00:00Z","subjectId":"NWD~Order-11006"},{"comment":null,"customerId":"NWD~Customer-GREAL","customerNotation":null,"employeeId":"NWD~Employee-4","employeeNotation":null,"freight":"18.84","label":"Order-11040","lat":44.0284944,"lat_long":"44.0284944,-123.0731791","long":-123.0731791,"orderDate":"2018-04-21T23:00:00Z","orderRegionId":"NWD~Region-1d00e7dce692e8dc3f6877f035e3a616","regionDescription":null,"requiredDate":"2018-05-19T23:00:00Z","seeAlso":null,"shipAddress":"2732 Baker Blvd.","shipCity":"Eugene","shipCountry":"USA","shipName":"Great Lakes Food Market","shipPostalCode":"97403","shipViaId":"NWD~Shipper-3","shipViaNotation":null,"shippedDate":null,"subjectId":"NWD~Order-11040"},{"comment":null,"customerId":"NWD~Customer-GREAL","customerNotation":null,"employeeId":"NWD~Employee-4","employeeNotation":null,"freight":"14.01","label":"Order-11061","lat":44.0284944,"lat_long":"44.0284944,-123.0731791","long":-123.0731791,"orderDate":"2018-04-29T23:00:00Z","orderRegionId":"NWD~Region-1d00e7dce692e8dc3f6877f035e3a616","regionDescription":null,"requiredDate":"2018-06-10T23:00:00Z","seeAlso":null,"shipAddress":"2732 Baker Blvd.","shipCity":"Eugene","shipCountry":"USA","shipName":"Great Lakes Food Market","shipPostalCode":"97403","shipViaId":"NWD~Shipper-3","shipViaNotation":null,"shippedDate":null,"subjectId":"NWD~Order-11061"}]}</text:p>
          </table:table-cell>
          <table:table-cell table:style-name="ce2" office:value-type="string" calcext:value-type="string">
            <text:p>****Toolarge***</text:p>
          </table:table-cell>
          <table:table-cell table:style-name="ce2" table:number-columns-repeated="1013"/>
        </table:table-row>
        <table:table-row table:style-name="ro1">
          <table:table-cell office:value-type="string" calcext:value-type="string">
            <text:p>URI2 Entity set with key predicate</text:p>
          </table:table-cell>
          <table:table-cell office:value-type="string" calcext:value-type="string">
            <text:p>Operation</text:p>
          </table:table-cell>
          <table:table-cell office:value-type="string" calcext:value-type="string">
            <text:p>URI2.3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58',order='NWD~Order-10863')</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Summary/$entity","order":"NWD~Order-10863","orderSummary_Value":135.14999999999998,"prod":"NWD~Product-58"}</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Operation</text:p>
          </table:table-cell>
          <table:table-cell office:value-type="string" calcext:value-type="string">
            <text:p>URI2.3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58',order='NWD~Order-10863')/orderSummary_product</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Summary/orderSummary_product/$entity","categoryId":"NWD~Category-8","categoryNotation":null,"comment":null,"discontinued":false,"label":"Product-58","productName":"Escargots de Bourgogne","productUnitPrice":13.25,"quantityPerUnit":"24 pieces","reorderLevel":20,"subjectId":"NWD~Product-58","supplierId":"NWD~Supplier-27","supplierNotation":null,"unitCommission":null,"unitsInStock":62,"unitsOnOrder":0}</text:p>
          </table:table-cell>
          <table:table-cell table:number-columns-repeated="1014"/>
        </table:table-row>
        <table:table-row table:style-name="ro2">
          <table:table-cell office:value-type="string" calcext:value-type="string">
            <text:p>URI2 Entity set with key predicate</text:p>
          </table:table-cell>
          <table:table-cell office:value-type="string" calcext:value-type="string">
            <text:p>Operation</text:p>
          </table:table-cell>
          <table:table-cell office:value-type="string" calcext:value-type="string">
            <text:p>URI2.3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58',order='NWD~Order-10863')/orderSummary_order</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OrderSummary/orderSummary_order/$entity","comment":null,"customerId":"NWD~Customer-HILAA","customerNotation":null,"employeeId":"NWD~Employee-4","employeeNotation":null,"freight":"30.26","label":"Order-10863","lat":7.7700775,"lat_long":"7.7700775,-72.2184002","long":-72.2184002,"orderDate":"2018-02-02T00:00:00Z","orderRegionId":"NWD~Region-8a3dfb1090d9ce86c14a703a65143dfb","regionDescription":null,"requiredDate":"2018-03-02T00:00:00Z","shipAddress":"Carrera 22 con Ave. Carlos Soublette #8-35","shipCity":"San <text:span text:style-name="T1">Crist</text:span><text:span text:style-name="T2">ó</text:span><text:span text:style-name="T3">bal</text:span><text:span text:style-name="T4">","shipCountry":"Venezuela","shipName":"HILARION-Abastos","shipPostalCode":"5022","shipViaId":"NWD~Shipper-2","shipViaNotation":null,"shippedDate":"2018-02-17T00:00:00Z","subjectId":"NWD~Order-10863"}</text:span></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Operation</text:p>
          </table:table-cell>
          <table:table-cell office:value-type="string" calcext:value-type="string">
            <text:p>URI2.37</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Product('NWD~Product-38')/product_orderSumm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Product('NWD~Product-38')/product_orderSummary","value":[{"order":"NWD~Order-10805","orderSummary_Value":2635.0,"prod":"NWD~Product-38"},{"order":"NWD~Order-10828","orderSummary_Value":527.0,"prod":"NWD~Product-38"},{"order":"NWD~Order-10540","orderSummary_Value":7905.0,"prod":"NWD~Product-38"},{"order":"NWD~Order-10616","orderSummary_Value":3754.875,"prod":"NWD~Product-38"},{"order":"NWD~Order-10518","orderSummary_Value":3952.5,"prod":"NWD~Product-38"},{"order":"NWD~Order-11032","orderSummary_Value":6587.5,"prod":"NWD~Product-38"},{"order":"NWD~Order-10981","orderSummary_Value":15810.0,"prod":"NWD~Product-38"},{"order":"NWD~Order-10424","orderSummary_Value":8263.36,"prod":"NWD~Product-38"},{"order":"NWD~Order-10831","orderSummary_Value":2108.0,"prod":"NWD~Product-38"},{"order":"NWD~Order-10417","orderSummary_Value":10540.0,"prod":"NWD~Product-38"},{"order":"NWD~Order-10541","orderSummary_Value":948.6,"prod":"NWD~Product-38"},{"order":"NWD~Order-10351","orderSummary_Value":4005.2,"prod":"NWD~Product-38"},{"order":"NWD~Order-10889","orderSummary_Value":10540.0,"prod":"NWD~Product-38"},{"order":"NWD~Order-10816","orderSummary_Value":7509.75,"prod":"NWD~Product-38"},{"order":"NWD~Order-10372","orderSummary_Value":6324.000000000001,"prod":"NWD~Product-38"},{"order":"NWD~Order-10783","orderSummary_Value":1317.5,"prod":"NWD~Product-38"},{"order":"NWD~Order-10964","orderSummary_Value":1317.5,"prod":"NWD~Product-38"},{"order":"NWD~Order-10672","orderSummary_Value":3557.25,"prod":"NWD~Product-38"},{"order":"NWD~Order-10865","orderSummary_Value":15019.5,"prod":"NWD~Product-38"},{"order":"NWD~Order-10479","orderSummary_Value":6324.0,"prod":"NWD~Product-38"},{"order":"NWD~Order-10329","orderSummary_Value":4005.2,"prod":"NWD~Product-38"},{"order":"NWD~Order-10353","orderSummary_Value":8432.0,"prod":"NWD~Product-38"},{"order":"NWD~Order-10360","orderSummary_Value":2108.0,"prod":"NWD~Product-38"},{"order":"NWD~Order-10817","orderSummary_Value":7905.0,"prod":"NWD~Product-38"}]}</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Entity</text:p>
          </table:table-cell>
          <table:table-cell office:value-type="string" calcext:value-type="string">
            <text:p>URI2.38</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filter=contains(customerCompanyName,'RES')</text:p>
          </table:table-cell>
          <table:table-cell office:value-type="string" calcext:value-type="string">
            <text:p>&amp;$format=application/json;charset=UTF-8</text:p>
          </table:table-cell>
          <table:table-cell office:value-type="string" calcext:value-type="string">
            <text:p>{"error":{"code":null,"message":"The system query option '$filter' is not allowed."}}</text:p>
          </table:table-cell>
          <table:table-cell office:value-type="string" calcext:value-type="string">
            <text:p>***cannot have a filter on an enity, only entityset</text:p>
          </table:table-cell>
          <table:table-cell table:number-columns-repeated="1013"/>
        </table:table-row>
        <table:table-row table:style-name="ro1">
          <table:table-cell office:value-type="string" calcext:value-type="string">
            <text:p>URI2 Entity set with key predicate</text:p>
          </table:table-cell>
          <table:table-cell office:value-type="string" calcext:value-type="string">
            <text:p>Function Import</text:p>
          </table:table-cell>
          <table:table-cell office:value-type="string" calcext:value-type="string">
            <text:p>URI2.39</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select=hasPlacedOrder/shipCity</text:p>
          </table:table-cell>
          <table:table-cell office:value-type="string" calcext:value-type="string">
            <text:p>&amp;$format=application/json;charset=UTF-8</text:p>
          </table:table-cell>
          <table:table-cell office:value-type="string" calcext:value-type="string">
            <text:p>{"error":{"code":null,"message":"The system query option '$select' has the not-allowed value 'hasPlacedOrder/shipCity'."}}</text:p>
          </table:table-cell>
          <table:table-cell office:value-type="string" calcext:value-type="string">
            <text:p>***should throw an error as select is not in expand***</text:p>
          </table:table-cell>
          <table:table-cell table:number-columns-repeated="1013"/>
        </table:table-row>
        <table:table-row table:style-name="ro1">
          <table:table-cell office:value-type="string" calcext:value-type="string">
            <text:p>URI2 Entity set with key predicate</text:p>
          </table:table-cell>
          <table:table-cell office:value-type="string" calcext:value-type="string">
            <text:p>Function Import</text:p>
          </table:table-cell>
          <table:table-cell office:value-type="string" calcext:value-type="string">
            <text:p>URI2.40</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select=customerAddress,hasPlacedOrder</text:p>
          </table:table-cell>
          <table:table-cell office:value-type="string" calcext:value-type="string">
            <text:p>&amp;$format=application/json;charset=UTF-8</text:p>
          </table:table-cell>
          <table:table-cell office:value-type="string" calcext:value-type="string">
            <text:p>{"@odata.context":"http://localhost:8080/odata2sparql/northwind/$metadata#Customer(customerAddress,subjectId,hasPlacedOrder)/$entity","@odata.id":"Customer('NWD~Customer-GREAL')","customerAddress":"2732 Baker Blvd.","subjectId":"NWD~Customer-GREAL"}</text:p>
          </table:table-cell>
          <table:table-cell table:number-columns-repeated="1014"/>
        </table:table-row>
        <table:table-row table:style-name="ro1">
          <table:table-cell office:value-type="string" calcext:value-type="string">
            <text:p>URI2 Entity set with key predicate</text:p>
          </table:table-cell>
          <table:table-cell office:value-type="string" calcext:value-type="string">
            <text:p>Function Import</text:p>
          </table:table-cell>
          <table:table-cell office:value-type="string" calcext:value-type="string">
            <text:p>URI2.4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text:p>
          </table:table-cell>
          <table:table-cell office:value-type="string" calcext:value-type="string">
            <text:p>$select=hasPlacedOrder</text:p>
          </table:table-cell>
          <table:table-cell office:value-type="string" calcext:value-type="string">
            <text:p>&amp;$format=application/json;charset=UTF-8</text:p>
          </table:table-cell>
          <table:table-cell office:value-type="string" calcext:value-type="string">
            <text:p>{"@odata.context":"http://localhost:8080/odata2sparql/northwind/$metadata#Customer(subjectId,hasPlacedOrder)/$entity","@odata.id":"Customer('NWD~Customer-GREAL')","subjectId":"NWD~Customer-GREAL"}</text:p>
          </table:table-cell>
          <table:table-cell office:value-type="string" calcext:value-type="string">
            <text:p>***should throw an error as select is not in expand***</text:p>
          </table:table-cell>
          <table:table-cell table:number-columns-repeated="1013"/>
        </table:table-row>
        <table:table-row table:style-name="ro1">
          <table:table-cell office:value-type="string" calcext:value-type="string">
            <text:p>URI2 Entity set with key predicate</text:p>
          </table:table-cell>
          <table:table-cell office:value-type="string" calcext:value-type="string">
            <text:p>Complex type with navigation property expanded</text:p>
          </table:table-cell>
          <table:table-cell office:value-type="string" calcext:value-type="string">
            <text:p>URI2.4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text:p>
          </table:table-cell>
          <table:table-cell office:value-type="string" calcext:value-type="string">
            <text:p>$select=subjectId&amp;$expand=employer/systemAEmployer($select=label,subjectId)</text:p>
          </table:table-cell>
          <table:table-cell office:value-type="string" calcext:value-type="string">
            <text:p>&amp;$format=application/json;charset=UTF-8</text:p>
          </table:table-cell>
          <table:table-cell office:value-type="string" calcext:value-type="string">
            <text:p>{"@odata.context":"http://localhost:8080/odata2sparql/northwind/$metadata#Employee(subjectId)/$entity","subjectId":"NWD~SystemAEmployee-1"}</text:p>
          </table:table-cell>
          <table:table-cell table:number-columns-repeated="1014"/>
        </table:table-row>
        <table:table-row table:style-name="ro1">
          <table:table-cell office:value-type="string" calcext:value-type="string">
            <text:p>URI3 Complex property of an entity</text:p>
          </table:table-cell>
          <table:table-cell office:value-type="string" calcext:value-type="string">
            <text:p>Class</text:p>
          </table:table-cell>
          <table:table-cell office:value-type="string" calcext:value-type="string">
            <text:p>URI3.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employeeSal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employeeSalary","systemAEmployeeSalary":42.0,"systemBEmployeeAnnualSalary":null,"systemBEmployeeMonthlySalary":null}</text:p>
          </table:table-cell>
          <table:table-cell table:number-columns-repeated="1014"/>
        </table:table-row>
        <table:table-row table:style-name="ro1">
          <table:table-cell office:value-type="string" calcext:value-type="string">
            <text:p>URI3 Complex property of an entity</text:p>
          </table:table-cell>
          <table:table-cell office:value-type="string" calcext:value-type="string">
            <text:p>Class</text:p>
          </table:table-cell>
          <table:table-cell office:value-type="string" calcext:value-type="string">
            <text:p>URI3.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employeeSalary/systemAEmployeeSal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employeeSalary/systemAEmployeeSalary","value":42.0}</text:p>
          </table:table-cell>
          <table:table-cell table:number-columns-repeated="1014"/>
        </table:table-row>
        <table:table-row table:style-name="ro1">
          <table:table-cell office:value-type="string" calcext:value-type="string">
            <text:p>URI3 Complex property of an entity</text:p>
          </table:table-cell>
          <table:table-cell office:value-type="string" calcext:value-type="string">
            <text:p>Class</text:p>
          </table:table-cell>
          <table:table-cell office:value-type="string" calcext:value-type="string">
            <text:p>URI3.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employeeSalary/systemAEmployeeSalary/$value</text:p>
          </table:table-cell>
          <table:table-cell table:number-columns-repeated="2"/>
          <table:table-cell office:value-type="string" calcext:value-type="string">
            <text:p>42.0</text:p>
          </table:table-cell>
          <table:table-cell table:number-columns-repeated="1014"/>
        </table:table-row>
        <table:table-row table:style-name="ro1">
          <table:table-cell office:value-type="string" calcext:value-type="string">
            <text:p>URI4 Simple property of a complex property of an entity</text:p>
          </table:table-cell>
          <table:table-cell office:value-type="string" calcext:value-type="string">
            <text:p>Class</text:p>
          </table:table-cell>
          <table:table-cell office:value-type="string" calcext:value-type="string">
            <text:p>URI4.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employeeSalary/systemAEmployeeSal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employeeSalary/systemAEmployeeSalary","value":42.0}</text:p>
          </table:table-cell>
          <table:table-cell table:number-columns-repeated="1014"/>
        </table:table-row>
        <table:table-row table:style-name="ro2">
          <table:table-cell office:value-type="string" calcext:value-type="string">
            <text:p>URI5 Simple property of an entity</text:p>
          </table:table-cell>
          <table:table-cell office:value-type="string" calcext:value-type="string">
            <text:p>Class</text:p>
          </table:table-cell>
          <table:table-cell office:value-type="string" calcext:value-type="string">
            <text:p>URI5.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customerCity</text:p>
          </table:table-cell>
          <table:table-cell/>
          <table:table-cell office:value-type="string" calcext:value-type="string">
            <text:p>&amp;$format=application/json;charset=UTF-8</text:p>
          </table:table-cell>
          <table:table-cell table:style-name="ce7" office:value-type="string" calcext:value-type="string">
            <text:p>{"@odata.context":"<text:span text:style-name="T5">http://localhost:8080/odata2sparql/northwind/$metadata#Customer('NWD~Customer-OTTIK')/customerCity</text:span>","value":"<text:span text:style-name="T1">K</text:span><text:span text:style-name="T2">ö</text:span><text:span text:style-name="T3">ln</text:span><text:span text:style-name="T4">"}</text:span></text:p>
          </table:table-cell>
          <table:table-cell table:number-columns-repeated="1014"/>
        </table:table-row>
        <table:table-row table:style-name="ro1">
          <table:table-cell office:value-type="string" calcext:value-type="string">
            <text:p>URI5 Simple property of an entity</text:p>
          </table:table-cell>
          <table:table-cell office:value-type="string" calcext:value-type="string">
            <text:p>Class</text:p>
          </table:table-cell>
          <table:table-cell office:value-type="string" calcext:value-type="string">
            <text:p>URI5.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customerCountry/$value</text:p>
          </table:table-cell>
          <table:table-cell table:number-columns-repeated="2"/>
          <table:table-cell table:style-name="ce8" office:value-type="string" calcext:value-type="string">
            <text:p>Germany</text:p>
          </table:table-cell>
          <table:table-cell table:number-columns-repeated="1014"/>
        </table:table-row>
        <table:table-row table:style-name="ro2">
          <table:table-cell office:value-type="string" calcext:value-type="string">
            <text:p>URI5 Simple property of an entity</text:p>
          </table:table-cell>
          <table:table-cell office:value-type="string" calcext:value-type="string">
            <text:p>Class</text:p>
          </table:table-cell>
          <table:table-cell office:value-type="string" calcext:value-type="string">
            <text:p>URI5.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407')/customer/customerCity</text:p>
          </table:table-cell>
          <table:table-cell/>
          <table:table-cell office:value-type="string" calcext:value-type="string">
            <text:p>&amp;$format=application/json;charset=UTF-8</text:p>
          </table:table-cell>
          <table:table-cell table:style-name="ce7" office:value-type="string" calcext:value-type="string">
            <text:p>{"@odata.context":"<text:span text:style-name="T5">http://localhost:8080/odata2sparql/northwind/$metadata#Order('NWD~Order-10407')/customer/customerCity</text:span>","value":"<text:span text:style-name="T1">K</text:span><text:span text:style-name="T2">ö</text:span><text:span text:style-name="T3">ln</text:span><text:span text:style-name="T4">"}</text:span></text:p>
          </table:table-cell>
          <table:table-cell table:number-columns-repeated="1014"/>
        </table:table-row>
        <table:table-row table:style-name="ro1">
          <table:table-cell office:value-type="string" calcext:value-type="string">
            <text:p>URI5 Simple property of an entity</text:p>
          </table:table-cell>
          <table:table-cell office:value-type="string" calcext:value-type="string">
            <text:p>Class</text:p>
          </table:table-cell>
          <table:table-cell office:value-type="string" calcext:value-type="string">
            <text:p>URI5.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407')/customer/customerCountry/$value</text:p>
          </table:table-cell>
          <table:table-cell table:number-columns-repeated="2"/>
          <table:table-cell table:style-name="ce8" office:value-type="string" calcext:value-type="string">
            <text:p>Germany</text:p>
          </table:table-cell>
          <table:table-cell table:number-columns-repeated="1014"/>
        </table:table-row>
        <table:table-row table:style-name="ro2">
          <table:table-cell office:value-type="string" calcext:value-type="string">
            <text:p>URI5 Simple property of an entity</text:p>
          </table:table-cell>
          <table:table-cell office:value-type="string" calcext:value-type="string">
            <text:p>Class</text:p>
          </table:table-cell>
          <table:table-cell office:value-type="string" calcext:value-type="string">
            <text:p>URI5.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NWD~Order-10407')/shipName</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NWD~Customer-OTTIK')/hasPlacedOrder('NWD~Order-10407')/shipName","value":"Ottilies <text:span text:style-name="T1">K</text:span><text:span text:style-name="T2">ä</text:span><text:span text:style-name="T3">seladen</text:span><text:span text:style-name="T4">"}</text:span></text:p>
          </table:table-cell>
          <table:table-cell table:number-columns-repeated="1014"/>
        </table:table-row>
        <table:table-row table:style-name="ro1">
          <table:table-cell office:value-type="string" calcext:value-type="string">
            <text:p>URI5 Simple property of an entity</text:p>
          </table:table-cell>
          <table:table-cell office:value-type="string" calcext:value-type="string">
            <text:p>Class</text:p>
          </table:table-cell>
          <table:table-cell office:value-type="string" calcext:value-type="string">
            <text:p>URI5.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NWD~Order-10407')/shipAddress/$value</text:p>
          </table:table-cell>
          <table:table-cell table:number-columns-repeated="2"/>
          <table:table-cell table:style-name="ce9" office:value-type="string" calcext:value-type="string">
            <text:p>Mehrheimerstr. 369</text:p>
          </table:table-cell>
          <table:table-cell table:number-columns-repeated="1014"/>
        </table:table-row>
        <table:table-row table:style-name="ro1">
          <table:table-cell office:value-type="string" calcext:value-type="string">
            <text:p>URI5 Simple property of an entity</text:p>
          </table:table-cell>
          <table:table-cell office:value-type="string" calcext:value-type="string">
            <text:p>Class</text:p>
          </table:table-cell>
          <table:table-cell office:value-type="string" calcext:value-type="string">
            <text:p>URI5.7</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customerAddress</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Customer('NWD~Customer-GREAL')/customerAddress","value":"2732 Baker Blvd."}</text:p>
          </table:table-cell>
          <table:table-cell table:number-columns-repeated="1014"/>
        </table:table-row>
        <table:table-row table:style-name="ro1">
          <table:table-cell office:value-type="string" calcext:value-type="string">
            <text:p>URI5 Simple property of an entity</text:p>
          </table:table-cell>
          <table:table-cell office:value-type="string" calcext:value-type="string">
            <text:p>Class</text:p>
          </table:table-cell>
          <table:table-cell office:value-type="string" calcext:value-type="string">
            <text:p>URI5.8</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GREAL')/customerAddress/$value</text:p>
          </table:table-cell>
          <table:table-cell table:number-columns-repeated="2"/>
          <table:table-cell office:value-type="string" calcext:value-type="string">
            <text:p>2732 Baker Blvd.</text:p>
          </table:table-cell>
          <table:table-cell table:number-columns-repeated="1014"/>
        </table:table-row>
        <table:table-row table:style-name="ro1">
          <table:table-cell office:value-type="string" calcext:value-type="string">
            <text:p>URI5 Simple property of an entity</text:p>
          </table:table-cell>
          <table:table-cell office:value-type="string" calcext:value-type="string">
            <text:p>Operation</text:p>
          </table:table-cell>
          <table:table-cell office:value-type="string" calcext:value-type="string">
            <text:p>URI5.9</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58',order='NWD~Order-10863')/orderSummary_Value</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Summary/orderSummary_Value","value":135.14999999999998}</text:p>
          </table:table-cell>
          <table:table-cell table:number-columns-repeated="1014"/>
        </table:table-row>
        <table:table-row table:style-name="ro1">
          <table:table-cell office:value-type="string" calcext:value-type="string">
            <text:p>URI5 Simple property of an entity</text:p>
          </table:table-cell>
          <table:table-cell office:value-type="string" calcext:value-type="string">
            <text:p>Operation</text:p>
          </table:table-cell>
          <table:table-cell office:value-type="string" calcext:value-type="string">
            <text:p>URI5.10</text:p>
          </table:table-cell>
          <table:table-cell table:style-name="ce2" office:value-type="string" calcext:value-type="string">
            <text:p>obsolete</text:p>
          </table:table-cell>
          <table:table-cell office:value-type="string" calcext:value-type="string">
            <text:p>GET</text:p>
          </table:table-cell>
          <table:table-cell office:value-type="string" calcext:value-type="string">
            <text:p>northwind</text:p>
          </table:table-cell>
          <table:table-cell office:value-type="string" calcext:value-type="string">
            <text:p>search_LinkedSearch(entityA='NWD~Order-10251',entityB='NWD~Product-33',i10='UNDEF',i21='northwind~customer',i32='UNDEF',i43='northwind~customer',i54='northwind~order',i65='UNDEF',node1='NWD~Customer-VICTE',node2='NWD~Order-10251',node3='NWD~Customer-VICTE',node4='NWD~Order-10850',node5='NWD~OrderDetail-10850-33',p01='northwind~customer',p12='UNDEF',p23='northwind~customer',p34='UNDEF',p45='UNDEF',p56='northwind~product',type1='northwind~Customer',type2='northwind~Order',type3='northwind~Customer',type4='northwind~Order',type5='northwind~OrderDetail',typeA='UNDEF',typeB='northwind~Product')/search_typeB/subjectId</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search_LinkedSearch/search_typeB/subjectId","value":"northwind~Product"}</text:p>
          </table:table-cell>
          <table:table-cell table:number-columns-repeated="1014"/>
        </table:table-row>
        <table:table-row table:style-name="ro1">
          <table:table-cell office:value-type="string" calcext:value-type="string">
            <text:p>URI6A Navigation property of an entity with target multiplicity '1' or '0..1'</text:p>
          </table:table-cell>
          <table:table-cell office:value-type="string" calcext:value-type="string">
            <text:p>Class</text:p>
          </table:table-cell>
          <table:table-cell office:value-type="string" calcext:value-type="string">
            <text:p>URI6A.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Product('NWD~Product-38')/catego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Product('NWD~Product-38')/category/$entity","categoryName":"Beverages","comment":null,"description":"Soft drinks, coffees, teas, beers, and ales","label":"Category-1","picture":null,"subjectId":"NWD~Category-1"}</text:p>
          </table:table-cell>
          <table:table-cell table:number-columns-repeated="1014"/>
        </table:table-row>
        <table:table-row table:style-name="ro2">
          <table:table-cell office:value-type="string" calcext:value-type="string">
            <text:p>URI6A Navigation property of an entity with target multiplicity '1' or '0..1'</text:p>
          </table:table-cell>
          <table:table-cell office:value-type="string" calcext:value-type="string">
            <text:p>Class</text:p>
          </table:table-cell>
          <table:table-cell office:value-type="string" calcext:value-type="string">
            <text:p>URI6A.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407')/customer</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Order('NWD~Order-10407')/customer/$entity","comment":null,"customerAddress":"Mehrheimerstr. 369","customerCity":"<text:span text:style-name="T1">K</text:span><text:span text:style-name="T2">öln","customerCompanyName":"Ottilies Käseladen","customerContactName":"Henriette Pfalzheim","customerContactTitle":"Owner","customerCountry":"Germany","customerFax":"0221-0765721","customerPhone":"0221-0644327","customerPostalCode":"50739","customerWebsite":null,"label":"Ottilies Kä</text:span><text:span text:style-name="T3">seladen</text:span><text:span text:style-name="T4">","lat":50.9734067,"lat_long":"50.9734067,6.9461507","long":6.9461507,"regionDescription":null,"subjectId":"NWD~Customer-OTTIK"}</text:span></text:p>
          </table:table-cell>
          <table:table-cell table:number-columns-repeated="1014"/>
        </table:table-row>
        <table:table-row table:style-name="ro2">
          <table:table-cell office:value-type="string" calcext:value-type="string">
            <text:p>URI6A Navigation property of an entity with target multiplicity '1' or '0..1'</text:p>
          </table:table-cell>
          <table:table-cell office:value-type="string" calcext:value-type="string">
            <text:p>Class</text:p>
          </table:table-cell>
          <table:table-cell office:value-type="string" calcext:value-type="string">
            <text:p>URI6A.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407')/customer</text:p>
          </table:table-cell>
          <table:table-cell office:value-type="string" calcext:value-type="string">
            <text:p>$select=customerCity</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Order('NWD~Order-10407')/customer(customerCity,subjectId)/$entity","@odata.id":"Customer('NWD~Customer-OTTIK')","customerCity":"<text:span text:style-name="T1">K</text:span><text:span text:style-name="T2">ö</text:span><text:span text:style-name="T3">ln</text:span><text:span text:style-name="T4">","subjectId":"NWD~Customer-OTTIK"}</text:span></text:p>
          </table:table-cell>
          <table:table-cell table:number-columns-repeated="1014"/>
        </table:table-row>
        <table:table-row table:style-name="ro2">
          <table:table-cell office:value-type="string" calcext:value-type="string">
            <text:p>URI6A Navigation property of an entity with target multiplicity '1' or '0..1'</text:p>
          </table:table-cell>
          <table:table-cell office:value-type="string" calcext:value-type="string">
            <text:p>Class</text:p>
          </table:table-cell>
          <table:table-cell office:value-type="string" calcext:value-type="string">
            <text:p>URI6A.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NWD~Order-10407')</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entity","comment":null,"customerId":"NWD~Customer-OTTIK","customerNotation":null,"employeeId":"NWD~Employee-2","employeeNotation":null,"freight":"91.480003","label":"Order-10407","lat":50.9734067,"lat_long":"50.9734067,6.9461507","long":6.9461507,"orderDate":"2017-01-07T00:00:00Z","orderRegionId":null,"regionDescription":null,"requiredDate":"2017-02-04T00:00:00Z","shipAddress":"Mehrheimerstr. 369","shipCity":"<text:span text:style-name="T1">K</text:span><text:span text:style-name="T2">öln","shipCountry":"Germany","shipName":"Ottilies Kä</text:span><text:span text:style-name="T3">seladen</text:span><text:span text:style-name="T4">","shipPostalCode":"50739","shipViaId":"NWD~Shipper-2","shipViaNotation":null,"shippedDate":"2017-01-30T00:00:00Z","subjectId":"NWD~Order-10407"}</text:span></text:p>
          </table:table-cell>
          <table:table-cell table:number-columns-repeated="1014"/>
        </table:table-row>
        <table:table-row table:style-name="ro1">
          <table:table-cell office:value-type="string" calcext:value-type="string">
            <text:p>URI6A Navigation property of an entity with target multiplicity '1' or '0..1'</text:p>
          </table:table-cell>
          <table:table-cell office:value-type="string" calcext:value-type="string">
            <text:p>Class</text:p>
          </table:table-cell>
          <table:table-cell office:value-type="string" calcext:value-type="string">
            <text:p>URI6A.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NWD~Order-10407')</text:p>
          </table:table-cell>
          <table:table-cell office:value-type="string" calcext:value-type="string">
            <text:p>$select=freight</text:p>
          </table:table-cell>
          <table:table-cell office:value-type="string" calcext:value-type="string">
            <text:p>&amp;$format=application/json;charset=UTF-8</text:p>
          </table:table-cell>
          <table:table-cell office:value-type="string" calcext:value-type="string">
            <text:p>{"@odata.context":"http://localhost:8080/odata2sparql/northwind/$metadata#Customer(freight,subjectId)/$entity","@odata.id":"Order('NWD~Order-10407')","freight":"91.480003","subjectId":"NWD~Order-10407"}</text:p>
          </table:table-cell>
          <table:table-cell table:number-columns-repeated="1014"/>
        </table:table-row>
        <table:table-row table:style-name="ro1">
          <table:table-cell office:value-type="string" calcext:value-type="string">
            <text:p>URI6A Navigation property of an entity with target multiplicity '1' or '0..1'</text:p>
          </table:table-cell>
          <table:table-cell office:value-type="string" calcext:value-type="string">
            <text:p>Operation</text:p>
          </table:table-cell>
          <table:table-cell office:value-type="string" calcext:value-type="string">
            <text:p>URI6A.6</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58',order='NWD~Order-10863')/orderSummary_product</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Summary/orderSummary_product/$entity","categoryId":"NWD~Category-8","categoryNotation":null,"comment":null,"discontinued":false,"label":"Product-58","productName":"Escargots de Bourgogne","productUnitPrice":13.25,"quantityPerUnit":"24 pieces","reorderLevel":20,"subjectId":"NWD~Product-58","supplierId":"NWD~Supplier-27","supplierNotation":null,"unitCommission":null,"unitsInStock":62,"unitsOnOrder":0}</text:p>
          </table:table-cell>
          <table:table-cell table:number-columns-repeated="1014"/>
        </table:table-row>
        <table:table-row table:style-name="ro2">
          <table:table-cell office:value-type="string" calcext:value-type="string">
            <text:p>URI6A Navigation property of an entity with target multiplicity '1' or '0..1'</text:p>
          </table:table-cell>
          <table:table-cell office:value-type="string" calcext:value-type="string">
            <text:p>Operation</text:p>
          </table:table-cell>
          <table:table-cell office:value-type="string" calcext:value-type="string">
            <text:p>URI6A.7</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60',order='NWD~Order-10384')/orderSummary_order</text:p>
          </table:table-cell>
          <table:table-cell/>
          <table:table-cell office:value-type="string" calcext:value-type="string">
            <text:p>&amp;$format=application/json;charset=UTF-8</text:p>
          </table:table-cell>
          <table:table-cell table:style-name="ce7" office:value-type="string" calcext:value-type="string">
            <text:p>{"@odata.context":"<text:span text:style-name="T5">http://localhost:8080/odata2sparql/northwind/$metadata#OrderSummary/orderSummary_order/$entity</text:span>","comment":null,"customerId":"NWD~Customer-BERGS","customerNotation":null,"employeeId":"NWD~Employee-3","employeeNotation":null,"freight":"168.64","label":"Order-10384","lat":60.128161,"lat_long":"60.1281610,18.6435010","long":18.643501,"orderDate":"2016-12-16T00:00:00Z","orderRegionId":null,"regionDescription":null,"requiredDate":"2017-01-13T00:00:00Z","shipAddress":"<text:span text:style-name="T1">Berguvsv</text:span><text:span text:style-name="T2">ägen 8","shipCity":"Luleå","shipCountry":"Sweden","shipName":"Berglunds snabbkö</text:span><text:span text:style-name="T3">p</text:span><text:span text:style-name="T4">","shipPostalCode":"S-958 22","shipViaId":"NWD~Shipper-3","shipViaNotation":null,"shippedDate":"2016-12-20T00:00:00Z","subjectId":"NWD~Order-10384"}</text:span></text:p>
          </table:table-cell>
          <table:table-cell table:number-columns-repeated="1014"/>
        </table:table-row>
        <table:table-row table:style-name="ro1">
          <table:table-cell office:value-type="string" calcext:value-type="string">
            <text:p>URI6A Navigation property of an entity with target multiplicity '1' or '0..1'</text:p>
          </table:table-cell>
          <table:table-cell office:value-type="string" calcext:value-type="string">
            <text:p>Operation</text:p>
          </table:table-cell>
          <table:table-cell office:value-type="string" calcext:value-type="string">
            <text:p>URI6A.8</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prod='NWD~Product-58',order='NWD~Order-10863')/orderSummary_orde</text:p>
          </table:table-cell>
          <table:table-cell/>
          <table:table-cell office:value-type="string" calcext:value-type="string">
            <text:p>&amp;$format=application/json;charset=UTF-8</text:p>
          </table:table-cell>
          <table:table-cell office:value-type="string" calcext:value-type="string">
            <text:p>{"error":{"code":null,"message":"The type 'northwind.OrderSummary' has no property 'orderSummary_orde'."}}</text:p>
          </table:table-cell>
          <table:table-cell table:number-columns-repeated="1014"/>
        </table:table-row>
        <table:table-row table:style-name="ro1">
          <table:table-cell office:value-type="string" calcext:value-type="string">
            <text:p>URI6B Navigation property of an entity with target multiplicity '*'</text:p>
          </table:table-cell>
          <table:table-cell office:value-type="string" calcext:value-type="string">
            <text:p>Class</text:p>
          </table:table-cell>
          <table:table-cell office:value-type="string" calcext:value-type="string">
            <text:p>URI6A.9</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customer</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NWD~Order-10528')/customer/$entity","comment":null,"customerAddress":"2732 Baker Blvd.","customerCity":"Eugene","customerCompanyName":"Great Lakes Food Market","customerContactName":"Howard Snyder","customerContactTitle":"Marketing Manager","customerCountry":"USA","customerFax":null,"customerPhone":"(503) 555-7555","customerPostalCode":"97403","customerWebsite":null,"label":"Great Lakes Food Market","lat":44.0284944,"lat_long":"44.0284944,-123.0731791","long":-123.0731791,"regionDescription":null,"subjectId":"NWD~Customer-GREAL"}</text:p>
          </table:table-cell>
          <table:table-cell table:number-columns-repeated="1014"/>
        </table:table-row>
        <table:table-row table:style-name="ro3">
          <table:table-cell office:value-type="string" calcext:value-type="string">
            <text:p>URI6B Navigation property of an entity with target multiplicity '*'</text:p>
          </table:table-cell>
          <table:table-cell office:value-type="string" calcext:value-type="string">
            <text:p>Class</text:p>
          </table:table-cell>
          <table:table-cell office:value-type="string" calcext:value-type="string">
            <text:p>URI6B.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text:p>
          </table:table-cell>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NWD~Customer-OTTIK')/hasPlacedOrder","value":[{"comment":null,"customerId":"NWD~Customer-OTTIK","customerNotation":null,"employeeId":"NWD~Employee-4","employeeNotation":null,"freight":"55.09","label":"Order-10260","lat":50.9734067,"lat_long":"50.9734067,6.9461507","long":6.9461507,"orderDate":"2016-07-19T00:00:00Z","orderRegionId":null,"regionDescription":null,"requiredDate":"2016-08-16T00:00:00Z","shipAddress":"Mehrheimerstr. 369","shipCity":"<text:span text:style-name="T1">K</text:span><text:span text:style-name="T2">öln","shipCountry":"Germany","shipName":"Ottilies Käseladen","shipPostalCode":"50739","shipViaId":"NWD~Shipper-1","shipViaNotation":null,"shippedDate":"2016-07-29T00:00:00Z","subjectId":"NWD~Order-10260"},{"comment":null,"customerId":"NWD~Customer-OTTIK","customerNotation":null,"employeeId":"NWD~Employee-2","employeeNotation":null,"freight":"91.480003","label":"Order-10407","lat":50.9734067,"lat_long":"50.9734067,6.9461507","long":6.9461507,"orderDate":"2017-01-07T00:00:00Z","orderRegionId":null,"regionDescription":null,"requiredDate":"2017-02-04T00:00:00Z","shipAddress":"Mehrheimerstr. 369","shipCity":"Köln","shipCountry":"Germany","shipName":"Ottilies Käseladen","shipPostalCode":"50739","shipViaId":"NWD~Shipper-2","shipViaNotation":null,"shippedDate":"2017-01-30T00:00:00Z","subjectId":"NWD~Order-10407"},{"comment":null,"customerId":"NWD~Customer-OTTIK","customerNotation":null,"employeeId":"NWD~Employee-1","employeeNotation":null,"freight":"4.9899998","label":"Order-10508","lat":50.9734067,"lat_long":"50.9734067,6.9461507","long":6.9461507,"orderDate":"2017-04-16T00:00:00Z","orderRegionId":null,"regionDescription":null,"requiredDate":"2017-05-14T00:00:00Z","shipAddress":"Mehrheimerstr. 369","shipCity":"Köln","shipCountry":"Germany","shipName":"Ottilies Käseladen","shipPostalCode":"50739","shipViaId":"NWD~Shipper-2","shipViaNotation":null,"shippedDate":"2017-05-13T00:00:00Z","subjectId":"NWD~Order-10508"},{"comment":null,"customerId":"NWD~Customer-OTTIK","customerNotation":null,"employeeId":"NWD~Employee-4","employeeNotation":null,"freight":"120.97","label":"Order-10554","lat":50.9734067,"lat_long":"50.9734067,6.9461507","long":6.9461507,"orderDate":"2017-05-30T00:00:00Z","orderRegionId":null,"regionDescription":null,"requiredDate":"2017-06-27T00:00:00Z","shipAddress":"Mehrheimerstr. 369","shipCity":"Köln","shipCountry":"Germany","shipName":"Ottilies Käseladen","shipPostalCode":"50739","shipViaId":"NWD~Shipper-3","shipViaNotation":null,"shippedDate":"2017-06-05T00:00:00Z","subjectId":"NWD~Order-10554"},{"comment":null,"customerId":"NWD~Customer-OTTIK","customerNotation":null,"employeeId":"NWD~Employee-4","employeeNotation":null,"freight":"75.889999","label":"Order-10580","lat":50.9734067,"lat_long":"50.9734067,6.9461507","long":6.9461507,"orderDate":"2017-06-26T00:00:00Z","orderRegionId":null,"regionDescription":null,"requiredDate":"2017-07-24T00:00:00Z","shipAddress":"Mehrheimerstr. 369","shipCity":"Köln","shipCountry":"Germany","shipName":"Ottilies Käseladen","shipPostalCode":"50739","shipViaId":"NWD~Shipper-3","shipViaNotation":null,"shippedDate":"2017-07-01T00:00:00Z","subjectId":"NWD~Order-10580"},{"comment":null,"customerId":"NWD~Customer-OTTIK","customerNotation":null,"employeeId":"NWD~Employee-3","employeeNotation":null,"freight":"145.63","label":"Order-10684","lat":50.9734067,"lat_long":"50.9734067,6.9461507","long":6.9461507,"orderDate":"2017-09-26T00:00:00Z","orderRegionId":null,"regionDescription":null,"requiredDate":"2017-10-24T00:00:00Z","shipAddress":"Mehrheimerstr. 369","shipCity":"Köln","shipCountry":"Germany","shipName":"Ottilies Käseladen","shipPostalCode":"50739","shipViaId":"NWD~Shipper-1","shipViaNotation":null,"shippedDate":"2017-09-30T00:00:00Z","subjectId":"NWD~Order-10684"},{"comment":null,"customerId":"NWD~Customer-OTTIK","customerNotation":null,"employeeId":"NWD~Employee-4","employeeNotation":null,"freight":"157.55","label":"Order-10766","lat":50.9734067,"lat_long":"50.9734067,6.9461507","long":6.9461507,"orderDate":"2017-12-05T00:00:00Z","orderRegionId":null,"regionDescription":null,"requiredDate":"2018-01-02T00:00:00Z","shipAddress":"Mehrheimerstr. 369","shipCity":"Köln","shipCountry":"Germany","shipName":"Ottilies Käseladen","shipPostalCode":"50739","shipViaId":"NWD~Shipper-1","shipViaNotation":null,"shippedDate":"2017-12-09T00:00:00Z","subjectId":"NWD~Order-10766"},{"comment":null,"customerId":"NWD~Customer-OTTIK","customerNotation":null,"employeeId":"NWD~Employee-6","employeeNotation":null,"freight":"71.489998","label":"Order-10833","lat":50.9734067,"lat_long":"50.9734067,6.9461507","long":6.9461507,"orderDate":"2018-01-15T00:00:00Z","orderRegionId":null,"regionDescription":null,"requiredDate":"2018-02-12T00:00:00Z","shipAddress":"Mehrheimerstr. 369","shipCity":"Köln","shipCountry":"Germany","shipName":"Ottilies Käseladen","shipPostalCode":"50739","shipViaId":"NWD~Shipper-2","shipViaNotation":null,"shippedDate":"2018-01-23T00:00:00Z","subjectId":"NWD~Order-10833"},{"comment":null,"customerId":"NWD~Customer-OTTIK","customerNotation":null,"employeeId":"NWD~Employee-6","employeeNotation":null,"freight":"96.349998","label":"Order-10999","lat":50.9734067,"lat_long":"50.9734067,6.9461507","long":6.9461507,"orderDate":"2018-04-03T00:00:00Z","orderRegionId":null,"regionDescription":null,"requiredDate":"2018-05-01T00:00:00Z","shipAddress":"Mehrheimerstr. 369","shipCity":"Köln","shipCountry":"Germany","shipName":"Ottilies Käseladen","shipPostalCode":"50739","shipViaId":"NWD~Shipper-2","shipViaNotation":null,"shippedDate":"2018-04-10T00:00:00Z","subjectId":"NWD~Order-10999"},{"comment":null,"customerId":"NWD~Customer-OTTIK","customerNotation":null,"employeeId":"NWD~Employee-2","employeeNotation":null,"freight":"43.299999","label":"Order-11020","lat":50.9734067,"lat_long":"50.9734067,6.9461507","long":6.9461507,"orderDate":"2018-04-14T00:00:00Z","orderRegionId":null,"regionDescription":null,"requiredDate":"2018-05-12T00:00:00Z","shipAddress":"Mehrheimerstr. 369","shipCity":"Köln","shipCountry":"Germany","shipName":"Ottilies Kä</text:span><text:span text:style-name="T3">seladen</text:span><text:span text:style-name="T4">","shipPostalCode":"50739","shipViaId":"NWD~Shipper-2","shipViaNotation":null,"shippedDate":"2018-04-16T00:00:00Z","subjectId":"NWD~Order-11020"}]}</text:span></text:p>
          </table:table-cell>
          <table:table-cell table:number-columns-repeated="1014"/>
        </table:table-row>
        <table:table-row table:style-name="ro2">
          <table:table-cell office:value-type="string" calcext:value-type="string">
            <text:p>URI6B Navigation property of an entity with target multiplicity '*'</text:p>
          </table:table-cell>
          <table:table-cell office:value-type="string" calcext:value-type="string">
            <text:p>Class</text:p>
          </table:table-cell>
          <table:table-cell office:value-type="string" calcext:value-type="string">
            <text:p>URI6B.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text:p>
          </table:table-cell>
          <table:table-cell office:value-type="string" calcext:value-type="string">
            <text:p>$top=2</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NWD~Customer-OTTIK')/hasPlacedOrder","value":[{"comment":null,"customerId":"NWD~Customer-OTTIK","customerNotation":null,"employeeId":"NWD~Employee-4","employeeNotation":null,"freight":"55.09","label":"Order-10260","lat":50.9734067,"lat_long":"50.9734067,6.9461507","long":6.9461507,"orderDate":"2016-07-19T00:00:00Z","orderRegionId":null,"regionDescription":null,"requiredDate":"2016-08-16T00:00:00Z","shipAddress":"Mehrheimerstr. 369","shipCity":"<text:span text:style-name="T1">K</text:span><text:span text:style-name="T2">öln","shipCountry":"Germany","shipName":"Ottilies Käseladen","shipPostalCode":"50739","shipViaId":"NWD~Shipper-1","shipViaNotation":null,"shippedDate":"2016-07-29T00:00:00Z","subjectId":"NWD~Order-10260"},{"comment":null,"customerId":"NWD~Customer-OTTIK","customerNotation":null,"employeeId":"NWD~Employee-2","employeeNotation":null,"freight":"91.480003","label":"Order-10407","lat":50.9734067,"lat_long":"50.9734067,6.9461507","long":6.9461507,"orderDate":"2017-01-07T00:00:00Z","orderRegionId":null,"regionDescription":null,"requiredDate":"2017-02-04T00:00:00Z","shipAddress":"Mehrheimerstr. 369","shipCity":"Köln","shipCountry":"Germany","shipName":"Ottilies Kä</text:span><text:span text:style-name="T3">seladen</text:span><text:span text:style-name="T4">","shipPostalCode":"50739","shipViaId":"NWD~Shipper-2","shipViaNotation":null,"shippedDate":"2017-01-30T00:00:00Z","subjectId":"NWD~Order-10407"}]}</text:span></text:p>
          </table:table-cell>
          <table:table-cell table:number-columns-repeated="1014"/>
        </table:table-row>
        <table:table-row table:style-name="ro2">
          <table:table-cell office:value-type="string" calcext:value-type="string">
            <text:p>URI6B Navigation property of an entity with target multiplicity '*'</text:p>
          </table:table-cell>
          <table:table-cell office:value-type="string" calcext:value-type="string">
            <text:p>Class</text:p>
          </table:table-cell>
          <table:table-cell office:value-type="string" calcext:value-type="string">
            <text:p>URI6B.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text:p>
          </table:table-cell>
          <table:table-cell office:value-type="string" calcext:value-type="string">
            <text:p>$top=3&amp;$skip=2</text:p>
          </table:table-cell>
          <table:table-cell office:value-type="string" calcext:value-type="string">
            <text:p>&amp;$format=application/json;charset=UTF-8</text:p>
          </table:table-cell>
          <table:table-cell table:style-name="ce6" office:value-type="string" calcext:value-type="string">
            <text:p>{"@odata.context":"http://localhost:8080/odata2sparql/northwind/$metadata#Customer('NWD~Customer-OTTIK')/hasPlacedOrder","value":[{"comment":null,"customerId":"NWD~Customer-OTTIK","customerNotation":null,"employeeId":"NWD~Employee-1","employeeNotation":null,"freight":"4.9899998","label":"Order-10508","lat":50.9734067,"lat_long":"50.9734067,6.9461507","long":6.9461507,"orderDate":"2017-04-16T00:00:00Z","orderRegionId":null,"regionDescription":null,"requiredDate":"2017-05-14T00:00:00Z","shipAddress":"Mehrheimerstr. 369","shipCity":"<text:span text:style-name="T1">K</text:span><text:span text:style-name="T2">öln","shipCountry":"Germany","shipName":"Ottilies Käseladen","shipPostalCode":"50739","shipViaId":"NWD~Shipper-2","shipViaNotation":null,"shippedDate":"2017-05-13T00:00:00Z","subjectId":"NWD~Order-10508"},{"comment":null,"customerId":"NWD~Customer-OTTIK","customerNotation":null,"employeeId":"NWD~Employee-4","employeeNotation":null,"freight":"120.97","label":"Order-10554","lat":50.9734067,"lat_long":"50.9734067,6.9461507","long":6.9461507,"orderDate":"2017-05-30T00:00:00Z","orderRegionId":null,"regionDescription":null,"requiredDate":"2017-06-27T00:00:00Z","shipAddress":"Mehrheimerstr. 369","shipCity":"Köln","shipCountry":"Germany","shipName":"Ottilies Käseladen","shipPostalCode":"50739","shipViaId":"NWD~Shipper-3","shipViaNotation":null,"shippedDate":"2017-06-05T00:00:00Z","subjectId":"NWD~Order-10554"},{"comment":null,"customerId":"NWD~Customer-OTTIK","customerNotation":null,"employeeId":"NWD~Employee-4","employeeNotation":null,"freight":"75.889999","label":"Order-10580","lat":50.9734067,"lat_long":"50.9734067,6.9461507","long":6.9461507,"orderDate":"2017-06-26T00:00:00Z","orderRegionId":null,"regionDescription":null,"requiredDate":"2017-07-24T00:00:00Z","shipAddress":"Mehrheimerstr. 369","shipCity":"Köln","shipCountry":"Germany","shipName":"Ottilies Kä</text:span><text:span text:style-name="T3">seladen</text:span><text:span text:style-name="T4">","shipPostalCode":"50739","shipViaId":"NWD~Shipper-3","shipViaNotation":null,"shippedDate":"2017-07-01T00:00:00Z","subjectId":"NWD~Order-10580"}]}</text:span></text:p>
          </table:table-cell>
          <table:table-cell table:number-columns-repeated="1014"/>
        </table:table-row>
        <table:table-row table:style-name="ro1">
          <table:table-cell office:value-type="string" calcext:value-type="string">
            <text:p>URI6B Navigation property of an entity with target multiplicity '*'</text:p>
          </table:table-cell>
          <table:table-cell office:value-type="string" calcext:value-type="string">
            <text:p>Class</text:p>
          </table:table-cell>
          <table:table-cell office:value-type="string" calcext:value-type="string">
            <text:p>URI6B.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text:p>
          </table:table-cell>
          <table:table-cell office:value-type="string" calcext:value-type="string">
            <text:p>$select=freight</text:p>
          </table:table-cell>
          <table:table-cell office:value-type="string" calcext:value-type="string">
            <text:p>&amp;$format=application/json;charset=UTF-8</text:p>
          </table:table-cell>
          <table:table-cell office:value-type="string" calcext:value-type="string">
            <text:p>{"@odata.context":"http://localhost:8080/odata2sparql/northwind/$metadata#Customer('NWD~Customer-OTTIK')/hasPlacedOrder(freight,subjectId)","value":[{"@odata.id":"Order('NWD~Order-10260')","freight":"55.09","subjectId":"NWD~Order-10260"},{"@odata.id":"Order('NWD~Order-10407')","freight":"91.480003","subjectId":"NWD~Order-10407"},{"@odata.id":"Order('NWD~Order-10508')","freight":"4.9899998","subjectId":"NWD~Order-10508"},{"@odata.id":"Order('NWD~Order-10554')","freight":"120.97","subjectId":"NWD~Order-10554"},{"@odata.id":"Order('NWD~Order-10580')","freight":"75.889999","subjectId":"NWD~Order-10580"},{"@odata.id":"Order('NWD~Order-10684')","freight":"145.63","subjectId":"NWD~Order-10684"},{"@odata.id":"Order('NWD~Order-10766')","freight":"157.55","subjectId":"NWD~Order-10766"},{"@odata.id":"Order('NWD~Order-10833')","freight":"71.489998","subjectId":"NWD~Order-10833"},{"@odata.id":"Order('NWD~Order-10999')","freight":"96.349998","subjectId":"NWD~Order-10999"},{"@odata.id":"Order('NWD~Order-11020')","freight":"43.299999","subjectId":"NWD~Order-11020"}]}</text:p>
          </table:table-cell>
          <table:table-cell table:number-columns-repeated="1014"/>
        </table:table-row>
        <table:table-row table:style-name="ro1">
          <table:table-cell office:value-type="string" calcext:value-type="string">
            <text:p>URI6B Navigation property of an entity with target multiplicity '*'</text:p>
          </table:table-cell>
          <table:table-cell office:value-type="string" calcext:value-type="string">
            <text:p>Class</text:p>
          </table:table-cell>
          <table:table-cell office:value-type="string" calcext:value-type="string">
            <text:p>URI6B.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text:p>
          </table:table-cell>
          <table:table-cell office:value-type="string" calcext:value-type="string">
            <text:p>$select=freight&amp;$top=3&amp;$skip=2</text:p>
          </table:table-cell>
          <table:table-cell office:value-type="string" calcext:value-type="string">
            <text:p>&amp;$format=application/json;charset=UTF-8</text:p>
          </table:table-cell>
          <table:table-cell office:value-type="string" calcext:value-type="string">
            <text:p>{"@odata.context":"http://localhost:8080/odata2sparql/northwind/$metadata#Customer('NWD~Customer-OTTIK')/hasPlacedOrder(freight,subjectId)","value":[{"@odata.id":"Order('NWD~Order-10508')","freight":"4.9899998","subjectId":"NWD~Order-10508"},{"@odata.id":"Order('NWD~Order-10554')","freight":"120.97","subjectId":"NWD~Order-10554"},{"@odata.id":"Order('NWD~Order-10580')","freight":"75.889999","subjectId":"NWD~Order-10580"}]}</text:p>
          </table:table-cell>
          <table:table-cell table:number-columns-repeated="1014"/>
        </table:table-row>
        <table:table-row table:style-name="ro1">
          <table:table-cell table:style-name="ce3" office:value-type="string" calcext:value-type="string">
            <text:p>URI6B Navigation property of an entity with target multiplicity '*'</text:p>
          </table:table-cell>
          <table:table-cell table:style-name="ce3" office:value-type="string" calcext:value-type="string">
            <text:p>Class</text:p>
          </table:table-cell>
          <table:table-cell table:style-name="ce3" office:value-type="string" calcext:value-type="string">
            <text:p>URI6B.6</text:p>
          </table:table-cell>
          <table:table-cell table:style-name="ce3"/>
          <table:table-cell table:style-name="ce3" office:value-type="string" calcext:value-type="string">
            <text:p>GET</text:p>
          </table:table-cell>
          <table:table-cell table:style-name="ce3" office:value-type="string" calcext:value-type="string">
            <text:p>northwind</text:p>
          </table:table-cell>
          <table:table-cell table:style-name="ce3" office:value-type="string" calcext:value-type="string">
            <text:p>Customer('NWD~Customer-OTTIK')/rdf_type</text:p>
          </table:table-cell>
          <table:table-cell table:style-name="ce3"/>
          <table:table-cell table:style-name="ce3" office:value-type="string" calcext:value-type="string">
            <text:p>&amp;$format=application/json;charset=UTF-8</text:p>
          </table:table-cell>
          <table:table-cell table:style-name="ce3" office:value-type="string" calcext:value-type="string">
            <text:p>{"@odata.context":"http://localhost:8080/odata2sparql/northwind/$metadata#Customer('NWD~Customer-OTTIK')/rdf_type","value":[{"comment":null,"label":"Customer","subClassOfId":"owl~Thing","subjectId":"northwind~Customer"}]}</text:p>
          </table:table-cell>
          <table:table-cell table:style-name="ce3" table:number-columns-repeated="1014"/>
        </table:table-row>
        <table:table-row table:style-name="ro1">
          <table:table-cell office:value-type="string" calcext:value-type="string">
            <text:p>URI6B Navigation property of an entity with target multiplicity '*'</text:p>
          </table:table-cell>
          <table:table-cell office:value-type="string" calcext:value-type="string">
            <text:p>Class</text:p>
          </table:table-cell>
          <table:table-cell office:value-type="string" calcext:value-type="string">
            <text:p>URI6B.7</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Product('NWD~Product-38')/isPartOfOrderDetail</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Product('NWD~Product-38')/isPartOfOrderDetail","value":[{"comment":null,"discount":0.05,"label":"OrderDetail-10329-38","orderDetailUnitPrice":210.8,"orderId":"NWD~Order-10329","orderNotation":null,"productId":"NWD~Product-38","productNotation":null,"quantity":20,"subjectId":"NWD~OrderDetail-10329-38"},{"comment":null,"discount":0.05,"label":"OrderDetail-10351-38","orderDetailUnitPrice":210.8,"orderId":"NWD~Order-10351","orderNotation":null,"productId":"NWD~Product-38","productNotation":null,"quantity":20,"subjectId":"NWD~OrderDetail-10351-38"},{"comment":null,"discount":0.2,"label":"OrderDetail-10353-38","orderDetailUnitPrice":210.8,"orderId":"NWD~Order-10353","orderNotation":null,"productId":"NWD~Product-38","productNotation":null,"quantity":50,"subjectId":"NWD~OrderDetail-10353-38"},{"comment":null,"discount":0.0,"label":"OrderDetail-10360-38","orderDetailUnitPrice":210.8,"orderId":"NWD~Order-10360","orderNotation":null,"productId":"NWD~Product-38","productNotation":null,"quantity":10,"subjectId":"NWD~OrderDetail-10360-38"},{"comment":null,"discount":0.25,"label":"OrderDetail-10372-38","orderDetailUnitPrice":210.8,"orderId":"NWD~Order-10372","orderNotation":null,"productId":"NWD~Product-38","productNotation":null,"quantity":40,"subjectId":"NWD~OrderDetail-10372-38"},{"comment":null,"discount":0.0,"label":"OrderDetail-10417-38","orderDetailUnitPrice":210.8,"orderId":"NWD~Order-10417","orderNotation":null,"productId":"NWD~Product-38","productNotation":null,"quantity":50,"subjectId":"NWD~OrderDetail-10417-38"},{"comment":null,"discount":0.2,"label":"OrderDetail-10424-38","orderDetailUnitPrice":210.8,"orderId":"NWD~Order-10424","orderNotation":null,"productId":"NWD~Product-38","productNotation":null,"quantity":49,"subjectId":"NWD~OrderDetail-10424-38"},{"comment":null,"discount":0.0,"label":"OrderDetail-10479-38","orderDetailUnitPrice":210.8,"orderId":"NWD~Order-10479","orderNotation":null,"productId":"NWD~Product-38","productNotation":null,"quantity":30,"subjectId":"NWD~OrderDetail-10479-38"},{"comment":null,"discount":0.0,"label":"OrderDetail-10518-38","orderDetailUnitPrice":263.5,"orderId":"NWD~Order-10518","orderNotation":null,"productId":"NWD~Product-38","productNotation":null,"quantity":15,"subjectId":"NWD~OrderDetail-10518-38"},{"comment":null,"discount":0.0,"label":"OrderDetail-10540-38","orderDetailUnitPrice":263.5,"orderId":"NWD~Order-10540","orderNotation":null,"productId":"NWD~Product-38","productNotation":null,"quantity":30,"subjectId":"NWD~OrderDetail-10540-38"},{"comment":null,"discount":0.1,"label":"OrderDetail-10541-38","orderDetailUnitPrice":263.5,"orderId":"NWD~Order-10541","orderNotation":null,"productId":"NWD~Product-38","productNotation":null,"quantity":4,"subjectId":"NWD~OrderDetail-10541-38"},{"comment":null,"discount":0.05,"label":"OrderDetail-10616-38","orderDetailUnitPrice":263.5,"orderId":"NWD~Order-10616","orderNotation":null,"productId":"NWD~Product-38","productNotation":null,"quantity":15,"subjectId":"NWD~OrderDetail-10616-38"},{"comment":null,"discount":0.1,"label":"OrderDetail-10672-38","orderDetailUnitPrice":263.5,"orderId":"NWD~Order-10672","orderNotation":null,"productId":"NWD~Product-38","productNotation":null,"quantity":15,"subjectId":"NWD~OrderDetail-10672-38"},{"comment":null,"discount":0.0,"label":"OrderDetail-10783-38","orderDetailUnitPrice":263.5,"orderId":"NWD~Order-10783","orderNotation":null,"productId":"NWD~Product-38","productNotation":null,"quantity":5,"subjectId":"NWD~OrderDetail-10783-38"},{"comment":null,"discount":0.0,"label":"OrderDetail-10805-38","orderDetailUnitPrice":263.5,"orderId":"NWD~Order-10805","orderNotation":null,"productId":"NWD~Product-38","productNotation":null,"quantity":10,"subjectId":"NWD~OrderDetail-10805-38"},{"comment":null,"discount":0.05,"label":"OrderDetail-10816-38","orderDetailUnitPrice":263.5,"orderId":"NWD~Order-10816","orderNotation":null,"productId":"NWD~Product-38","productNotation":null,"quantity":30,"subjectId":"NWD~OrderDetail-10816-38"},{"comment":null,"discount":0.0,"label":"OrderDetail-10817-38","orderDetailUnitPrice":263.5,"orderId":"NWD~Order-10817","orderNotation":null,"productId":"NWD~Product-38","productNotation":null,"quantity":30,"subjectId":"NWD~OrderDetail-10817-38"},{"comment":null,"discount":0.0,"label":"OrderDetail-10828-38","orderDetailUnitPrice":263.5,"orderId":"NWD~Order-10828","orderNotation":null,"productId":"NWD~Product-38","productNotation":null,"quantity":2,"subjectId":"NWD~OrderDetail-10828-38"},{"comment":null,"discount":0.0,"label":"OrderDetail-10831-38","orderDetailUnitPrice":263.5,"orderId":"NWD~Order-10831","orderNotation":null,"productId":"NWD~Product-38","productNotation":null,"quantity":8,"subjectId":"NWD~OrderDetail-10831-38"},{"comment":null,"discount":0.05,"label":"OrderDetail-10865-38","orderDetailUnitPrice":263.5,"orderId":"NWD~Order-10865","orderNotation":null,"productId":"NWD~Product-38","productNotation":null,"quantity":60,"subjectId":"NWD~OrderDetail-10865-38"},{"comment":null,"discount":0.0,"label":"OrderDetail-10889-38","orderDetailUnitPrice":263.5,"orderId":"NWD~Order-10889","orderNotation":null,"productId":"NWD~Product-38","productNotation":null,"quantity":40,"subjectId":"NWD~OrderDetail-10889-38"},{"comment":null,"discount":0.0,"label":"OrderDetail-10964-38","orderDetailUnitPrice":263.5,"orderId":"NWD~Order-10964","orderNotation":null,"productId":"NWD~Product-38","productNotation":null,"quantity":5,"subjectId":"NWD~OrderDetail-10964-38"},{"comment":null,"discount":0.0,"label":"OrderDetail-10981-38","orderDetailUnitPrice":263.5,"orderId":"NWD~Order-10981","orderNotation":null,"productId":"NWD~Product-38","productNotation":null,"quantity":60,"subjectId":"NWD~OrderDetail-10981-38"},{"comment":null,"discount":0.0,"label":"OrderDetail-11032-38","orderDetailUnitPrice":263.5,"orderId":"NWD~Order-11032","orderNotation":null,"productId":"NWD~Product-38","productNotation":null,"quantity":25,"subjectId":"NWD~OrderDetail-11032-38"}]}</text:p>
          </table:table-cell>
          <table:table-cell table:number-columns-repeated="1014"/>
        </table:table-row>
        <table:table-row table:style-name="ro1">
          <table:table-cell office:value-type="string" calcext:value-type="string">
            <text:p>URI6B Navigation property of an entity with target multiplicity '*'</text:p>
          </table:table-cell>
          <table:table-cell office:value-type="string" calcext:value-type="string">
            <text:p>Operation</text:p>
          </table:table-cell>
          <table:table-cell office:value-type="string" calcext:value-type="string">
            <text:p>URI6B.8</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order_orderSumm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Order('NWD~Order-10528')/order_orderSummary","value":[{"order":"NWD~Order-10528","orderSummary_Value":63.0,"prod":"NWD~Product-11"},{"order":"NWD~Order-10528","orderSummary_Value":313.2,"prod":"NWD~Product-72"},{"order":"NWD~Order-10528","orderSummary_Value":16.0,"prod":"NWD~Product-33"}]}</text:p>
          </table:table-cell>
          <table:table-cell table:number-columns-repeated="1014"/>
        </table:table-row>
        <table:table-row table:style-name="ro1">
          <table:table-cell office:value-type="string" calcext:value-type="string">
            <text:p>URI6B Navigation property of an entity with target multiplicity '*'</text:p>
          </table:table-cell>
          <table:table-cell office:value-type="string" calcext:value-type="string">
            <text:p>Operation</text:p>
          </table:table-cell>
          <table:table-cell office:value-type="string" calcext:value-type="string">
            <text:p>URI6B.9</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order_orderSummary</text:p>
          </table:table-cell>
          <table:table-cell office:value-type="string" calcext:value-type="string">
            <text:p>$select=orderSummary_Value&amp;$top=3&amp;$skip=2</text:p>
          </table:table-cell>
          <table:table-cell office:value-type="string" calcext:value-type="string">
            <text:p>&amp;$format=application/json;charset=UTF-8</text:p>
          </table:table-cell>
          <table:table-cell office:value-type="string" calcext:value-type="string">
            <text:p>{"@odata.context":"http://localhost:8080/odata2sparql/northwind/$metadata#Order('NWD~Order-10528')/order_orderSummary(order,orderSummary_Value,prod)","value":[{"@odata.id":"OrderSummary(order='NWD~Order-10528',prod='NWD~Product-11')","order":"NWD~Order-10528","orderSummary_Value":63.0,"prod":"NWD~Product-11"},{"@odata.id":"OrderSummary(order='NWD~Order-10528',prod='NWD~Product-72')","order":"NWD~Order-10528","orderSummary_Value":313.2,"prod":"NWD~Product-72"},{"@odata.id":"OrderSummary(order='NWD~Order-10528',prod='NWD~Product-33')","order":"NWD~Order-10528","orderSummary_Value":16.0,"prod":"NWD~Product-33"}]}</text:p>
          </table:table-cell>
          <table:table-cell table:number-columns-repeated="1014"/>
        </table:table-row>
        <table:table-row table:style-name="ro1">
          <table:table-cell office:value-type="string" calcext:value-type="string">
            <text:p>URI6B Navigation property of an entity with target multiplicity '*'</text:p>
          </table:table-cell>
          <table:table-cell office:value-type="string" calcext:value-type="string">
            <text:p>Operation</text:p>
          </table:table-cell>
          <table:table-cell office:value-type="string" calcext:value-type="string">
            <text:p>URI6B.10</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Product('NWD~Product-38')/product_orderSummary</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Product('NWD~Product-38')/product_orderSummary","value":[{"order":"NWD~Order-10805","orderSummary_Value":2635.0,"prod":"NWD~Product-38"},{"order":"NWD~Order-10828","orderSummary_Value":527.0,"prod":"NWD~Product-38"},{"order":"NWD~Order-10540","orderSummary_Value":7905.0,"prod":"NWD~Product-38"},{"order":"NWD~Order-10616","orderSummary_Value":3754.875,"prod":"NWD~Product-38"},{"order":"NWD~Order-10518","orderSummary_Value":3952.5,"prod":"NWD~Product-38"},{"order":"NWD~Order-11032","orderSummary_Value":6587.5,"prod":"NWD~Product-38"},{"order":"NWD~Order-10981","orderSummary_Value":15810.0,"prod":"NWD~Product-38"},{"order":"NWD~Order-10424","orderSummary_Value":8263.36,"prod":"NWD~Product-38"},{"order":"NWD~Order-10831","orderSummary_Value":2108.0,"prod":"NWD~Product-38"},{"order":"NWD~Order-10417","orderSummary_Value":10540.0,"prod":"NWD~Product-38"},{"order":"NWD~Order-10541","orderSummary_Value":948.6,"prod":"NWD~Product-38"},{"order":"NWD~Order-10351","orderSummary_Value":4005.2,"prod":"NWD~Product-38"},{"order":"NWD~Order-10889","orderSummary_Value":10540.0,"prod":"NWD~Product-38"},{"order":"NWD~Order-10816","orderSummary_Value":7509.75,"prod":"NWD~Product-38"},{"order":"NWD~Order-10372","orderSummary_Value":6324.000000000001,"prod":"NWD~Product-38"},{"order":"NWD~Order-10783","orderSummary_Value":1317.5,"prod":"NWD~Product-38"},{"order":"NWD~Order-10964","orderSummary_Value":1317.5,"prod":"NWD~Product-38"},{"order":"NWD~Order-10672","orderSummary_Value":3557.25,"prod":"NWD~Product-38"},{"order":"NWD~Order-10865","orderSummary_Value":15019.5,"prod":"NWD~Product-38"},{"order":"NWD~Order-10479","orderSummary_Value":6324.0,"prod":"NWD~Product-38"},{"order":"NWD~Order-10329","orderSummary_Value":4005.2,"prod":"NWD~Product-38"},{"order":"NWD~Order-10353","orderSummary_Value":8432.0,"prod":"NWD~Product-38"},{"order":"NWD~Order-10360","orderSummary_Value":2108.0,"prod":"NWD~Product-38"},{"order":"NWD~Order-10817","orderSummary_Value":7905.0,"prod":"NWD~Product-38"}]}</text:p>
          </table:table-cell>
          <table:table-cell table:number-columns-repeated="1014"/>
        </table:table-row>
        <table:table-row table:style-name="ro1">
          <table:table-cell office:value-type="string" calcext:value-type="string">
            <text:p>URI6B Navigation property of an entity with target multiplicity '*'</text:p>
          </table:table-cell>
          <table:table-cell office:value-type="string" calcext:value-type="string">
            <text:p>Complex type with navigation property</text:p>
          </table:table-cell>
          <table:table-cell office:value-type="string" calcext:value-type="string">
            <text:p>URI6B.1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Employee('NWD~SystemAEmployee-1')/employer/systemAEmployer</text:p>
          </table:table-cell>
          <table:table-cell office:value-type="string" calcext:value-type="string">
            <text:p>$select=label,subjectId</text:p>
          </table:table-cell>
          <table:table-cell office:value-type="string" calcext:value-type="string">
            <text:p>&amp;$format=application/json;charset=UTF-8</text:p>
          </table:table-cell>
          <table:table-cell office:value-type="string" calcext:value-type="string">
            <text:p>{"@odata.context":"http://localhost:8080/odata2sparql/northwind/$metadata#Employee('NWD~SystemAEmployee-1')/employer/systemAEmployer(label,subjectId)","value":[{"label":"Supplier-1","subjectId":"NWD~Supplier-1"},{"label":"Supplier-2","subjectId":"NWD~Supplier-2"},{"label":"Supplier-3","subjectId":"NWD~Supplier-3"}]}</text:p>
          </table:table-cell>
          <table:table-cell table:number-columns-repeated="1014"/>
        </table:table-row>
        <table:table-row table:style-name="ro1">
          <table:table-cell office:value-type="string" calcext:value-type="string">
            <text:p>URI7A Link to a single entity</text:p>
          </table:table-cell>
          <table:table-cell office:value-type="string" calcext:value-type="string">
            <text:p>Class</text:p>
          </table:table-cell>
          <table:table-cell office:value-type="string" calcext:value-type="string">
            <text:p>URI7A.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407')/customer/$ref</text:p>
          </table:table-cell>
          <table:table-cell table:number-columns-repeated="2"/>
          <table:table-cell office:value-type="string" calcext:value-type="string">
            <text:p>{"@odata.context":"http://localhost:8080/odata2sparql/northwind/$metadata#$ref","@odata.id":"Order('NWD~Customer-OTTIK')"}</text:p>
          </table:table-cell>
          <table:table-cell table:number-columns-repeated="1014"/>
        </table:table-row>
        <table:table-row table:style-name="ro1">
          <table:table-cell office:value-type="string" calcext:value-type="string">
            <text:p>URI7A Link to a single entity</text:p>
          </table:table-cell>
          <table:table-cell office:value-type="string" calcext:value-type="string">
            <text:p>Class</text:p>
          </table:table-cell>
          <table:table-cell office:value-type="string" calcext:value-type="string">
            <text:p>URI7A.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407')/customer/$ref/$count</text:p>
          </table:table-cell>
          <table:table-cell/>
          <table:table-cell office:value-type="string" calcext:value-type="string">
            <text:p>&amp;$format=application/json;charset=UTF-8</text:p>
          </table:table-cell>
          <table:table-cell office:value-type="string" calcext:value-type="string">
            <text:p>{"error":{"code":null,"message":"The segment '$ref' must be the last segment."}}</text:p>
          </table:table-cell>
          <table:table-cell office:value-type="string" calcext:value-type="string">
            <text:p>*******Not supported V4******</text:p>
          </table:table-cell>
          <table:table-cell table:number-columns-repeated="1013"/>
        </table:table-row>
        <table:table-row table:style-name="ro1">
          <table:table-cell office:value-type="string" calcext:value-type="string">
            <text:p>URI7B Link to multiple entities</text:p>
          </table:table-cell>
          <table:table-cell office:value-type="string" calcext:value-type="string">
            <text:p>Class</text:p>
          </table:table-cell>
          <table:table-cell office:value-type="string" calcext:value-type="string">
            <text:p>URI7B.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ategory('NWD~Category-1')/isCategoryOf/$ref</text:p>
          </table:table-cell>
          <table:table-cell table:number-columns-repeated="2"/>
          <table:table-cell office:value-type="string" calcext:value-type="string">
            <text:p>{"@odata.context":"http://localhost:8080/odata2sparql/northwind/$metadata#Collection($ref)","value":[{"@odata.id":"Category('NWD~Product-1')"},{"@odata.id":"Category('NWD~Product-2')"},{"@odata.id":"Category('NWD~Product-24')"},{"@odata.id":"Category('NWD~Product-34')"},{"@odata.id":"Category('NWD~Product-35')"},{"@odata.id":"Category('NWD~Product-38')"},{"@odata.id":"Category('NWD~Product-39')"},{"@odata.id":"Category('NWD~Product-43')"},{"@odata.id":"Category('NWD~Product-67')"},{"@odata.id":"Category('NWD~Product-70')"},{"@odata.id":"Category('NWD~Product-75')"},{"@odata.id":"Category('NWD~Product-76')"}]}</text:p>
          </table:table-cell>
          <table:table-cell table:number-columns-repeated="1014"/>
        </table:table-row>
        <table:table-row table:style-name="ro1">
          <table:table-cell office:value-type="string" calcext:value-type="string">
            <text:p>URI7B Link to multiple entities</text:p>
          </table:table-cell>
          <table:table-cell office:value-type="string" calcext:value-type="string">
            <text:p>Class</text:p>
          </table:table-cell>
          <table:table-cell office:value-type="string" calcext:value-type="string">
            <text:p>URI7B.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ategory('NWD~Category-1')/isCategoryOf/$ref/$count</text:p>
          </table:table-cell>
          <table:table-cell/>
          <table:table-cell office:value-type="string" calcext:value-type="string">
            <text:p>&amp;$format=application/json;charset=UTF-8</text:p>
          </table:table-cell>
          <table:table-cell office:value-type="string" calcext:value-type="string">
            <text:p>{"error":{"code":null,"message":"The segment '$ref' must be the last segment."}}</text:p>
          </table:table-cell>
          <table:table-cell office:value-type="string" calcext:value-type="string">
            <text:p>*******Not supported V4******</text:p>
          </table:table-cell>
          <table:table-cell table:number-columns-repeated="1013"/>
        </table:table-row>
        <table:table-row table:style-name="ro1">
          <table:table-cell table:style-name="ce2" office:value-type="string" calcext:value-type="string">
            <text:p>URI8 Metadata document</text:p>
          </table:table-cell>
          <table:table-cell table:style-name="ce2" office:value-type="string" calcext:value-type="string">
            <text:p>Metadata</text:p>
          </table:table-cell>
          <table:table-cell table:style-name="ce2" office:value-type="string" calcext:value-type="string">
            <text:p>URI8.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metadata</text:p>
          </table:table-cell>
          <table:table-cell table:style-name="ce2"/>
          <table:table-cell table:style-name="ce2" office:value-type="string" calcext:value-type="string">
            <text:p>$format=application/json</text:p>
          </table:table-cell>
          <table:table-cell table:style-name="ce2" table:number-columns-repeated="1015"/>
        </table:table-row>
        <table:table-row table:style-name="ro1">
          <table:table-cell office:value-type="string" calcext:value-type="string">
            <text:p>URI8 Metadata document</text:p>
          </table:table-cell>
          <table:table-cell office:value-type="string" calcext:value-type="string">
            <text:p>Metadata</text:p>
          </table:table-cell>
          <table:table-cell office:value-type="string" calcext:value-type="string">
            <text:p>URI8.2</text:p>
          </table:table-cell>
          <table:table-cell/>
          <table:table-cell office:value-type="string" calcext:value-type="string">
            <text:p>GET</text:p>
          </table:table-cell>
          <table:table-cell office:value-type="string" calcext:value-type="string">
            <text:p>northwind</text:p>
          </table:table-cell>
          <table:table-cell table:number-columns-repeated="2"/>
          <table:table-cell office:value-type="string" calcext:value-type="string">
            <text:p>$format=application/json</text:p>
          </table:table-cell>
          <table:table-cell office:value-type="string" calcext:value-type="string">
            <text:p>{"@odata.context":"http://localhost:8080/odata2sparql/northwind/$metadata","value":[{"name":"Category","url":"Category"},{"name":"Customer","url":"Customer"},{"name":"Customer_Order","url":"Customer_Order"},{"name":"Employee","url":"Employee"},{"name":"Order","url":"Order"},{"name":"OrderDetail","url":"OrderDetail"},{"name":"OrderSummary","url":"OrderSummary"},{"name":"Product","url":"Product"},{"name":"Region","url":"Region"},{"name":"Shipper","url":"Shipper"},{"name":"Summary_of_Sales_by_Years","url":"Summary_of_Sales_by_Years"},{"name":"Supplier","url":"Supplier"},{"name":"SystemAEmployee","url":"SystemAEmployee"},{"name":"SystemAProduct","url":"SystemAProduct"},{"name":"SystemBEmployee","url":"SystemBEmployee"},{"name":"SystemBProduct","url":"SystemBProduct"},{"name":"Territory","url":"Territory"},{"name":"USState","url":"USState"},{"name":"geo_Point","url":"geo_Point"},{"name":"geo_SpatialThing","url":"geo_SpatialThing"},{"name":"owl_Class","url":"owl_Class"},{"name":"owl_DatatypeProperty","url":"owl_DatatypeProperty"},{"name":"owl_ObjectProperty","url":"owl_ObjectProperty"},{"name":"owl_Ontology","url":"owl_Ontology"},{"name":"owl_Thing","url":"owl_Thing"},{"name":"rdf_Fact","url":"rdf_Fact"},{"name":"rdf_Property","url":"rdf_Property"},{"name":"rdf_Statement","url":"rdf_Statement"},{"name":"rdf_SubjectPredicate","url":"rdf_SubjectPredicate"},{"name":"rdf_Term","url":"rdf_Term"},{"name":"rdfs_Class","url":"rdfs_Class"},{"name":"rdfs_Resource","url":"rdfs_Resource"},{"name":"shapes_QualifiedOrder","url":"shapes_QualifiedOrder"},{"name":"shapes_QualifiedOrderDetail","url":"shapes_QualifiedOrderDetail"},{"name":"shapes_ShippingOrder","url":"shapes_ShippingOrder"},{"name":"Summary_of_Sales_by_Years_fn","url":"Summary_of_Sales_by_Years_fn","kind":"FunctionImport"}]}</text:p>
          </table:table-cell>
          <table:table-cell table:number-columns-repeated="1014"/>
        </table:table-row>
        <table:table-row table:style-name="ro1">
          <table:table-cell table:style-name="ce2" office:value-type="string" calcext:value-type="string">
            <text:p>URI9 Batch request</text:p>
          </table:table-cell>
          <table:table-cell table:style-name="ce2"/>
          <table:table-cell table:style-name="ce2" office:value-type="string" calcext:value-type="string">
            <text:p>URI9.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table:number-columns-repeated="2"/>
          <table:table-cell table:style-name="ce2" office:value-type="string" calcext:value-type="string">
            <text:p>&amp;$format=application/json;charset=UTF-8</text:p>
          </table:table-cell>
          <table:table-cell table:style-name="ce2" table:number-columns-repeated="1015"/>
        </table:table-row>
        <table:table-row table:style-name="ro1">
          <table:table-cell table:style-name="ce2" office:value-type="string" calcext:value-type="string">
            <text:p>URI10 Function import returning a single instance of an entity type</text:p>
          </table:table-cell>
          <table:table-cell table:style-name="ce2"/>
          <table:table-cell table:style-name="ce2" office:value-type="string" calcext:value-type="string">
            <text:p>URI10.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table:number-columns-repeated="2"/>
          <table:table-cell table:style-name="ce2" office:value-type="string" calcext:value-type="string">
            <text:p>&amp;$format=application/json;charset=UTF-8</text:p>
          </table:table-cell>
          <table:table-cell table:style-name="ce2" table:number-columns-repeated="1015"/>
        </table:table-row>
        <table:table-row table:style-name="ro1">
          <table:table-cell office:value-type="string" calcext:value-type="string">
            <text:p>URI11 Function import returning a collection of complex-type instances</text:p>
          </table:table-cell>
          <table:table-cell/>
          <table:table-cell office:value-type="string" calcext:value-type="string">
            <text:p>URI11.1</text:p>
          </table:table-cell>
          <table:table-cell table:style-name="ce2" office:value-type="string" calcext:value-type="string">
            <text:p>obsolete</text:p>
          </table:table-cell>
          <table:table-cell office:value-type="string" calcext:value-type="string">
            <text:p>GET</text:p>
          </table:table-cell>
          <table:table-cell office:value-type="string" calcext:value-type="string">
            <text:p>northwind</text:p>
          </table:table-cell>
          <table:table-cell office:value-type="string" calcext:value-type="string">
            <text:p>Count_fn(subject='NWD:Employee-2')</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Count/$entity","value":[{"count":1,"entity":"NWD~Employee-2","property":"rdf~type"},{"count":7,"entity":"NWD~Employee-2","property":"northwind~territory"},{"count":1,"entity":"NWD~Employee-2","property":"northwind~employeeRegion"},{"count":5,"entity":"NWD~Employee-2","property":"northwind~managesEmployee"},{"count":96,"entity":"NWD~Employee-2","property":"northwind~managesOrder"}]}</text:p>
          </table:table-cell>
          <table:table-cell table:number-columns-repeated="1014"/>
        </table:table-row>
        <table:table-row table:style-name="ro1">
          <table:table-cell office:value-type="string" calcext:value-type="string">
            <text:p>URI11 Function import returning a collection of complex-type instances</text:p>
          </table:table-cell>
          <table:table-cell/>
          <table:table-cell office:value-type="string" calcext:value-type="string">
            <text:p>URI11.2</text:p>
          </table:table-cell>
          <table:table-cell table:style-name="ce2" office:value-type="string" calcext:value-type="string">
            <text:p>obsolete</text:p>
          </table:table-cell>
          <table:table-cell office:value-type="string" calcext:value-type="string">
            <text:p>GET</text:p>
          </table:table-cell>
          <table:table-cell office:value-type="string" calcext:value-type="string">
            <text:p>northwind</text:p>
          </table:table-cell>
          <table:table-cell office:value-type="string" calcext:value-type="string">
            <text:p>Count_fn(subject='NWD:Employee-2')</text:p>
          </table:table-cell>
          <table:table-cell office:value-type="string" calcext:value-type="string">
            <text:p>$select=count,property</text:p>
          </table:table-cell>
          <table:table-cell office:value-type="string" calcext:value-type="string">
            <text:p>&amp;$format=application/json;charset=UTF-8</text:p>
          </table:table-cell>
          <table:table-cell office:value-type="string" calcext:value-type="string">
            <text:p>{"@odata.context":"http://localhost:8080/odata2sparql/northwind/$metadata#Count(count,entity,property)/$entity","value":[{"@odata.id":"contextmenu_Count(entity='NWD~Employee-2',property='rdf~type')","count":1,"entity":"NWD~Employee-2","property":"rdf~type"},{"@odata.id":"contextmenu_Count(entity='NWD~Employee-2',property='northwind~territory')","count":7,"entity":"NWD~Employee-2","property":"northwind~territory"},{"@odata.id":"contextmenu_Count(entity='NWD~Employee-2',property='northwind~employeeRegion')","count":1,"entity":"NWD~Employee-2","property":"northwind~employeeRegion"},{"@odata.id":"contextmenu_Count(entity='NWD~Employee-2',property='northwind~managesEmployee')","count":5,"entity":"NWD~Employee-2","property":"northwind~managesEmployee"},{"@odata.id":"contextmenu_Count(entity='NWD~Employee-2',property='northwind~managesOrder')","count":96,"entity":"NWD~Employee-2","property":"northwind~managesOrder"}]}</text:p>
          </table:table-cell>
          <table:table-cell table:number-columns-repeated="1014"/>
        </table:table-row>
        <table:table-row table:style-name="ro1">
          <table:table-cell table:style-name="ce2" office:value-type="string" calcext:value-type="string">
            <text:p>URI12 Function import returning a single instance of a complex type</text:p>
          </table:table-cell>
          <table:table-cell table:style-name="ce2"/>
          <table:table-cell table:style-name="ce2" office:value-type="string" calcext:value-type="string">
            <text:p>URI12.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table:number-columns-repeated="2"/>
          <table:table-cell table:style-name="ce2" office:value-type="string" calcext:value-type="string">
            <text:p>&amp;$format=application/json;charset=UTF-8</text:p>
          </table:table-cell>
          <table:table-cell table:style-name="ce2" table:number-columns-repeated="1015"/>
        </table:table-row>
        <table:table-row table:style-name="ro1">
          <table:table-cell table:style-name="ce2" office:value-type="string" calcext:value-type="string">
            <text:p>URI13 Function import returning a collection of primitive-type instances</text:p>
          </table:table-cell>
          <table:table-cell table:style-name="ce2"/>
          <table:table-cell table:style-name="ce2" office:value-type="string" calcext:value-type="string">
            <text:p>URI13.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table:number-columns-repeated="2"/>
          <table:table-cell table:style-name="ce2" office:value-type="string" calcext:value-type="string">
            <text:p>&amp;$format=application/json;charset=UTF-8</text:p>
          </table:table-cell>
          <table:table-cell table:style-name="ce2" table:number-columns-repeated="1015"/>
        </table:table-row>
        <table:table-row table:style-name="ro1">
          <table:table-cell table:style-name="ce2" office:value-type="string" calcext:value-type="string">
            <text:p>URI14 Function import returning a single instance of a primitive type</text:p>
          </table:table-cell>
          <table:table-cell table:style-name="ce2"/>
          <table:table-cell table:style-name="ce2" office:value-type="string" calcext:value-type="string">
            <text:p>URI14.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table:number-columns-repeated="2"/>
          <table:table-cell table:style-name="ce2" office:value-type="string" calcext:value-type="string">
            <text:p>&amp;$format=application/json;charset=UTF-8</text:p>
          </table:table-cell>
          <table:table-cell table:style-name="ce2" table:number-columns-repeated="1015"/>
        </table:table-row>
        <table:table-row table:style-name="ro1">
          <table:table-cell office:value-type="string" calcext:value-type="string">
            <text:p>URI15 Count of an entity set</text:p>
          </table:table-cell>
          <table:table-cell office:value-type="string" calcext:value-type="string">
            <text:p>Class</text:p>
          </table:table-cell>
          <table:table-cell office:value-type="string" calcext:value-type="string">
            <text:p>URI15.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count</text:p>
          </table:table-cell>
          <table:table-cell table:number-columns-repeated="2"/>
          <table:table-cell office:value-type="float" office:value="91" calcext:value-type="float">
            <text:p>91</text:p>
          </table:table-cell>
          <table:table-cell table:number-columns-repeated="1014"/>
        </table:table-row>
        <table:table-row table:style-name="ro1">
          <table:table-cell office:value-type="string" calcext:value-type="string">
            <text:p>URI15 Count of an entity set</text:p>
          </table:table-cell>
          <table:table-cell office:value-type="string" calcext:value-type="string">
            <text:p>Class</text:p>
          </table:table-cell>
          <table:table-cell office:value-type="string" calcext:value-type="string">
            <text:p>URI15.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hasPlacedOrder/$count</text:p>
          </table:table-cell>
          <table:table-cell table:number-columns-repeated="2"/>
          <table:table-cell office:value-type="float" office:value="10" calcext:value-type="float">
            <text:p>10</text:p>
          </table:table-cell>
          <table:table-cell table:number-columns-repeated="1014"/>
        </table:table-row>
        <table:table-row table:style-name="ro1">
          <table:table-cell office:value-type="string" calcext:value-type="string">
            <text:p>URI15 Count of an entity set</text:p>
          </table:table-cell>
          <table:table-cell office:value-type="string" calcext:value-type="string">
            <text:p>Class</text:p>
          </table:table-cell>
          <table:table-cell office:value-type="string" calcext:value-type="string">
            <text:p>URI15.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s_Resource/$count</text:p>
          </table:table-cell>
          <table:table-cell table:number-columns-repeated="2"/>
          <table:table-cell office:value-type="float" office:value="3510" calcext:value-type="float">
            <text:p>3510</text:p>
          </table:table-cell>
          <table:table-cell table:number-columns-repeated="1014"/>
        </table:table-row>
        <table:table-row table:style-name="ro1">
          <table:table-cell office:value-type="string" calcext:value-type="string">
            <text:p>URI15 Count of an entity set</text:p>
          </table:table-cell>
          <table:table-cell office:value-type="string" calcext:value-type="string">
            <text:p>Class</text:p>
          </table:table-cell>
          <table:table-cell office:value-type="string" calcext:value-type="string">
            <text:p>URI15.4</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wl_Thing/$count</text:p>
          </table:table-cell>
          <table:table-cell table:number-columns-repeated="2"/>
          <table:table-cell office:value-type="float" office:value="3348" calcext:value-type="float">
            <text:p>3348</text:p>
          </table:table-cell>
          <table:table-cell table:number-columns-repeated="1014"/>
        </table:table-row>
        <table:table-row table:style-name="ro1">
          <table:table-cell office:value-type="string" calcext:value-type="string">
            <text:p>URI15 Count of an entity set</text:p>
          </table:table-cell>
          <table:table-cell office:value-type="string" calcext:value-type="string">
            <text:p>Operation</text:p>
          </table:table-cell>
          <table:table-cell office:value-type="string" calcext:value-type="string">
            <text:p>URI15.5</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Summary/$count</text:p>
          </table:table-cell>
          <table:table-cell table:number-columns-repeated="2"/>
          <table:table-cell office:value-type="float" office:value="2155" calcext:value-type="float">
            <text:p>2155</text:p>
          </table:table-cell>
          <table:table-cell table:number-columns-repeated="1014"/>
        </table:table-row>
        <table:table-row table:style-name="ro1">
          <table:table-cell office:value-type="string" calcext:value-type="string">
            <text:p>URI16 Count of a single entity</text:p>
          </table:table-cell>
          <table:table-cell office:value-type="string" calcext:value-type="string">
            <text:p>Class</text:p>
          </table:table-cell>
          <table:table-cell office:value-type="string" calcext:value-type="string">
            <text:p>URI16.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OTTIK')/$count</text:p>
          </table:table-cell>
          <table:table-cell/>
          <table:table-cell office:value-type="string" calcext:value-type="string">
            <text:p>&amp;$format=application/json;charset=UTF-8</text:p>
          </table:table-cell>
          <table:table-cell office:value-type="string" calcext:value-type="string">
            <text:p>{"error":{"code":null,"message":"'$count' is only allowed for collections."}}</text:p>
          </table:table-cell>
          <table:table-cell office:value-type="string" calcext:value-type="string">
            <text:p>*******Not supported V4******</text:p>
          </table:table-cell>
          <table:table-cell table:number-columns-repeated="1013"/>
        </table:table-row>
        <table:table-row table:style-name="ro1">
          <table:table-cell office:value-type="string" calcext:value-type="string">
            <text:p>URI16 Count of a single entity</text:p>
          </table:table-cell>
          <table:table-cell office:value-type="string" calcext:value-type="string">
            <text:p>Class</text:p>
          </table:table-cell>
          <table:table-cell office:value-type="string" calcext:value-type="string">
            <text:p>URI16.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407')/$count</text:p>
          </table:table-cell>
          <table:table-cell/>
          <table:table-cell office:value-type="string" calcext:value-type="string">
            <text:p>&amp;$format=application/json;charset=UTF-8</text:p>
          </table:table-cell>
          <table:table-cell office:value-type="string" calcext:value-type="string">
            <text:p>{"error":{"code":null,"message":"'$count' is only allowed for collections."}}</text:p>
          </table:table-cell>
          <table:table-cell office:value-type="string" calcext:value-type="string">
            <text:p>*******Not supported V4******</text:p>
          </table:table-cell>
          <table:table-cell table:number-columns-repeated="1013"/>
        </table:table-row>
        <table:table-row table:style-name="ro1">
          <table:table-cell table:style-name="ce2" office:value-type="string" calcext:value-type="string">
            <text:p>URI17 Media resource of an entity</text:p>
          </table:table-cell>
          <table:table-cell table:style-name="ce2"/>
          <table:table-cell table:style-name="ce2" office:value-type="string" calcext:value-type="string">
            <text:p>URI17.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table:number-columns-repeated="2"/>
          <table:table-cell table:style-name="ce2" office:value-type="string" calcext:value-type="string">
            <text:p>&amp;$format=application/json;charset=UTF-8</text:p>
          </table:table-cell>
          <table:table-cell table:style-name="ce2" table:number-columns-repeated="1015"/>
        </table:table-row>
        <table:table-row table:style-name="ro1">
          <table:table-cell table:style-name="ce2" office:value-type="string" calcext:value-type="string">
            <text:p>URI50A Count of link to a single entity</text:p>
          </table:table-cell>
          <table:table-cell table:style-name="ce2"/>
          <table:table-cell table:style-name="ce2" office:value-type="string" calcext:value-type="string">
            <text:p>URI50A.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table:number-columns-repeated="2"/>
          <table:table-cell table:style-name="ce2" office:value-type="string" calcext:value-type="string">
            <text:p>&amp;$format=application/json;charset=UTF-8</text:p>
          </table:table-cell>
          <table:table-cell table:style-name="ce2" table:number-columns-repeated="1015"/>
        </table:table-row>
        <table:table-row table:style-name="ro1">
          <table:table-cell table:style-name="ce2" office:value-type="string" calcext:value-type="string">
            <text:p>URI50B Count of links to multiple entities</text:p>
          </table:table-cell>
          <table:table-cell table:style-name="ce2"/>
          <table:table-cell table:style-name="ce2" office:value-type="string" calcext:value-type="string">
            <text:p>URI50B.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table:number-columns-repeated="2"/>
          <table:table-cell table:style-name="ce2" office:value-type="string" calcext:value-type="string">
            <text:p>&amp;$format=application/json;charset=UTF-8</text:p>
          </table:table-cell>
          <table:table-cell table:style-name="ce2" table:number-columns-repeated="1015"/>
        </table:table-row>
        <table:table-row table:style-name="ro1">
          <table:table-cell office:value-type="string" calcext:value-type="string">
            <text:p>V2 </text:p>
          </table:table-cell>
          <table:table-cell office:value-type="string" calcext:value-type="string">
            <text:p>Class</text:p>
          </table:table-cell>
          <table:table-cell office:value-type="string" calcext:value-type="string">
            <text:p>V2.1</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_Statement</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rdf_Statement","value":[]}</text:p>
          </table:table-cell>
          <table:table-cell office:value-type="string" calcext:value-type="string">
            <text:p>No data</text:p>
          </table:table-cell>
          <table:table-cell table:number-columns-repeated="1013"/>
        </table:table-row>
        <table:table-row table:style-name="ro1">
          <table:table-cell office:value-type="string" calcext:value-type="string">
            <text:p>V2 </text:p>
          </table:table-cell>
          <table:table-cell office:value-type="string" calcext:value-type="string">
            <text:p>Class</text:p>
          </table:table-cell>
          <table:table-cell office:value-type="string" calcext:value-type="string">
            <text:p>V2.2</text:p>
          </table:table-cell>
          <table:table-cell table:style-name="ce2" office:value-type="string" calcext:value-type="string">
            <text:p>skip</text:p>
          </table:table-cell>
          <table:table-cell office:value-type="string" calcext:value-type="string">
            <text:p>GET</text:p>
          </table:table-cell>
          <table:table-cell office:value-type="string" calcext:value-type="string">
            <text:p>northwind</text:p>
          </table:table-cell>
          <table:table-cell office:value-type="string" calcext:value-type="string">
            <text:p>rdf_Statement</text:p>
          </table:table-cell>
          <table:table-cell office:value-type="string" calcext:value-type="string">
            <text:p>$select=rdf_predicate,rdf_object</text:p>
          </table:table-cell>
          <table:table-cell office:value-type="string" calcext:value-type="string">
            <text:p>&amp;$format=application/json;charset=UTF-8</text:p>
          </table:table-cell>
          <table:table-cell office:value-type="string" calcext:value-type="string">
            <text:p>{"@odata.context":"http://localhost:8080/odata2sparql/northwind/$metadata#rdf_Statement(subjectId,rdf_object,rdf_predicate)","value":[]}</text:p>
          </table:table-cell>
          <table:table-cell office:value-type="string" calcext:value-type="string">
            <text:p>No data</text:p>
          </table:table-cell>
          <table:table-cell table:number-columns-repeated="1013"/>
        </table:table-row>
        <table:table-row table:style-name="ro1">
          <table:table-cell office:value-type="string" calcext:value-type="string">
            <text:p>V2</text:p>
          </table:table-cell>
          <table:table-cell office:value-type="string" calcext:value-type="string">
            <text:p>Class</text:p>
          </table:table-cell>
          <table:table-cell office:value-type="string" calcext:value-type="string">
            <text:p>V2.3</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rdf_Statement</text:p>
          </table:table-cell>
          <table:table-cell office:value-type="string" calcext:value-type="string">
            <text:p>$filter=contains('SEVES',subjectId)</text:p>
          </table:table-cell>
          <table:table-cell office:value-type="string" calcext:value-type="string">
            <text:p>&amp;$format=application/json;charset=UTF-8</text:p>
          </table:table-cell>
          <table:table-cell office:value-type="string" calcext:value-type="string">
            <text:p>{"@odata.context":"http://localhost:8080/odata2sparql/northwind/$metadata#rdf_Statement","value":[]}</text:p>
          </table:table-cell>
          <table:table-cell office:value-type="string" calcext:value-type="string">
            <text:p>No data</text:p>
          </table:table-cell>
          <table:table-cell table:number-columns-repeated="1013"/>
        </table:table-row>
        <table:table-row table:style-name="ro1">
          <table:table-cell table:style-name="ce2" office:value-type="string" calcext:value-type="string">
            <text:p>V2</text:p>
          </table:table-cell>
          <table:table-cell table:style-name="ce2" office:value-type="string" calcext:value-type="string">
            <text:p>Class</text:p>
          </table:table-cell>
          <table:table-cell table:style-name="ce2" office:value-type="string" calcext:value-type="string">
            <text:p>V2.4</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text:p>
          </table:table-cell>
          <table:table-cell table:style-name="ce2" office:value-type="string" calcext:value-type="string">
            <text:p>$select=subjectId,shipCountry,shippedDate,customer/subjectId,customer/companyName,customer/contactName,employee/firstName,employee/reportsTo/lastName&amp;$filter=(((((subjectId eq 'NWD~Order-10340'))or((subjectId eq 'NWD~Order-10999'))))and(((substringof('Fr',shipCountry))or(substringof('Ge',shipCountry)))and(shippedDate lt datetime'1998-01-01T00:00:00')and((((customer/subjectId eq 'NWD~Customer-ALFKI'))or((customer/subjectId eq 'NWD~Customer-BONAP'))))and(substringof('Bon',customer/companyName))and(substringof('Leb',customer/contactName))and(substringof('Nancy',employee/firstName))))&amp;$expand=customer,employee,employee/reportsTo</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5</text:p>
          </table:table-cell>
          <table:table-cell table:style-name="ce2" table:number-columns-repeated="1013"/>
        </table:table-row>
        <table:table-row table:style-name="ro1">
          <table:table-cell table:style-name="ce2" office:value-type="string" calcext:value-type="string">
            <text:p>V2</text:p>
          </table:table-cell>
          <table:table-cell table:style-name="ce2" office:value-type="string" calcext:value-type="string">
            <text:p>Class</text:p>
          </table:table-cell>
          <table:table-cell table:style-name="ce2" office:value-type="string" calcext:value-type="string">
            <text:p>V2.5</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text:p>
          </table:table-cell>
          <table:table-cell table:style-name="ce2" office:value-type="string" calcext:value-type="string">
            <text:p>$select=orderDate,shipCity&amp;$filter=((orderDate%20ne%20datetime%272015-12-20T00:00:00%27)and(substringof(%27London%27,shipCity)))</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6</text:p>
          </table:table-cell>
          <table:table-cell table:style-name="ce2" table:number-columns-repeated="1013"/>
        </table:table-row>
        <table:table-row table:style-name="ro1">
          <table:table-cell table:style-name="ce2" office:value-type="string" calcext:value-type="string">
            <text:p>V2</text:p>
          </table:table-cell>
          <table:table-cell table:style-name="ce2" office:value-type="string" calcext:value-type="string">
            <text:p>Class</text:p>
          </table:table-cell>
          <table:table-cell table:style-name="ce2" office:value-type="string" calcext:value-type="string">
            <text:p>V2.6</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Customer('NWD~Customer-GREAL')</text:p>
          </table:table-cell>
          <table:table-cell table:style-name="ce2" office:value-type="string" calcext:value-type="string">
            <text:p>$expand=hasPlacedOrder&amp;$select=address,hasPlacedOrder/shipAddress&amp;$filter=substringof('2732',hasPlacedOrder/shipAddress)</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7</text:p>
          </table:table-cell>
          <table:table-cell table:style-name="ce2" table:number-columns-repeated="1013"/>
        </table:table-row>
        <table:table-row table:style-name="ro1">
          <table:table-cell table:style-name="ce2" office:value-type="string" calcext:value-type="string">
            <text:p>V2</text:p>
          </table:table-cell>
          <table:table-cell table:style-name="ce2" office:value-type="string" calcext:value-type="string">
            <text:p>Class</text:p>
          </table:table-cell>
          <table:table-cell table:style-name="ce2" office:value-type="string" calcext:value-type="string">
            <text:p>V2.7</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Customer('NWD~Customer-GREAL')</text:p>
          </table:table-cell>
          <table:table-cell table:style-name="ce2" office:value-type="string" calcext:value-type="string">
            <text:p>$expand=hasPlacedOrder&amp;$select=address,hasPlacedOrder/shipAddress&amp;$filter=substringof('2732',address)</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8</text:p>
          </table:table-cell>
          <table:table-cell table:style-name="ce2" table:number-columns-repeated="1013"/>
        </table:table-row>
        <table:table-row table:style-name="ro1">
          <table:table-cell table:style-name="ce2" office:value-type="string" calcext:value-type="string">
            <text:p>V2</text:p>
          </table:table-cell>
          <table:table-cell table:style-name="ce2" office:value-type="string" calcext:value-type="string">
            <text:p>Class</text:p>
          </table:table-cell>
          <table:table-cell table:style-name="ce2" office:value-type="string" calcext:value-type="string">
            <text:p>V2.8</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NWD~Order-10249')</text:p>
          </table:table-cell>
          <table:table-cell table:style-name="ce2" office:value-type="string" calcext:value-type="string">
            <text:p>$expand=employee/reportsTo&amp;$filter=substringof('Buchana',employee/reportsTo/lastName)</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9</text:p>
          </table:table-cell>
          <table:table-cell table:style-name="ce2" table:number-columns-repeated="1013"/>
        </table:table-row>
        <table:table-row table:style-name="ro1">
          <table:table-cell table:style-name="ce2" office:value-type="string" calcext:value-type="string">
            <text:p>V2</text:p>
          </table:table-cell>
          <table:table-cell table:style-name="ce2" office:value-type="string" calcext:value-type="string">
            <text:p>Class</text:p>
          </table:table-cell>
          <table:table-cell table:style-name="ce2" office:value-type="string" calcext:value-type="string">
            <text:p>V2.9</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Customer</text:p>
          </table:table-cell>
          <table:table-cell table:style-name="ce2" office:value-type="string" calcext:value-type="string">
            <text:p>$filter=hasPlacedOrder/all(d:d/freight gt 10)</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10</text:p>
          </table:table-cell>
          <table:table-cell table:style-name="ce2" table:number-columns-repeated="1013"/>
        </table:table-row>
        <table:table-row table:style-name="ro1">
          <table:table-cell table:style-name="ce2" office:value-type="string" calcext:value-type="string">
            <text:p>V2</text:p>
          </table:table-cell>
          <table:table-cell table:style-name="ce2" office:value-type="string" calcext:value-type="string">
            <text:p>Operation</text:p>
          </table:table-cell>
          <table:table-cell table:style-name="ce2" office:value-type="string" calcext:value-type="string">
            <text:p>V2.10</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text:p>
          </table:table-cell>
          <table:table-cell table:style-name="ce2" office:value-type="string" calcext:value-type="string">
            <text:p>$expand=order_orderSummary,order_orderSummary/orderSummary_product&amp;$top=2</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11</text:p>
          </table:table-cell>
          <table:table-cell table:style-name="ce2" table:number-columns-repeated="1013"/>
        </table:table-row>
        <table:table-row table:style-name="ro1">
          <table:table-cell table:style-name="ce2" office:value-type="string" calcext:value-type="string">
            <text:p>V2</text:p>
          </table:table-cell>
          <table:table-cell table:style-name="ce2" office:value-type="string" calcext:value-type="string">
            <text:p>Operation</text:p>
          </table:table-cell>
          <table:table-cell table:style-name="ce2" office:value-type="string" calcext:value-type="string">
            <text:p>V2.11</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NWD~Order-10528')</text:p>
          </table:table-cell>
          <table:table-cell table:style-name="ce2" office:value-type="string" calcext:value-type="string">
            <text:p>$expand=order_orderSummary/orderSummary_product</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12</text:p>
          </table:table-cell>
          <table:table-cell table:style-name="ce2" table:number-columns-repeated="1013"/>
        </table:table-row>
        <table:table-row table:style-name="ro1">
          <table:table-cell office:value-type="string" calcext:value-type="string">
            <text:p>V2</text:p>
          </table:table-cell>
          <table:table-cell office:value-type="string" calcext:value-type="string">
            <text:p>Operation</text:p>
          </table:table-cell>
          <table:table-cell office:value-type="string" calcext:value-type="string">
            <text:p>V2.12</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Order('NWD~Order-10528')</text:p>
          </table:table-cell>
          <table:table-cell office:value-type="string" calcext:value-type="string">
            <text:p>$expand=Order_Summary_of_Sales_by_Years&amp;$select=Order_Summary_of_Sales_by_Years&amp;Summary_of_Sales_by_Years_wildcard='33'</text:p>
          </table:table-cell>
          <table:table-cell office:value-type="string" calcext:value-type="string">
            <text:p>&amp;$format=application/json;charset=UTF-8</text:p>
          </table:table-cell>
          <table:table-cell office:value-type="string" calcext:value-type="string">
            <text:p>{"@odata.context":"http://localhost:8080/odata2sparql/northwind/$metadata#Order(subjectId,Order_Summary_of_Sales_by_Years,Order_Summary_of_Sales_by_Years())/$entity","@odata.id":"Order('NWD~Order-10528')","subjectId":"NWD~Order-10528","Order_Summary_of_Sales_by_Years":[{"Summary_of_Sales_by_Years_shippedDate":"2017-01-24T00:00:00Z","Summary_of_Sales_by_Years_subTotal":40.0,"Summary_of_Sales_by_Years_wildcard":null,"orderID":"NWD~Order-10415"},{"Summary_of_Sales_by_Years_shippedDate":"2017-03-21T00:00:00Z","Summary_of_Sales_by_Years_subTotal":24.0,"Summary_of_Sales_by_Years_wildcard":null,"orderID":"NWD~Order-10473"},{"Summary_of_Sales_by_Years_shippedDate":"2018-04-07T00:00:00Z","Summary_of_Sales_by_Years_subTotal":35.625,"Summary_of_Sales_by_Years_wildcard":null,"orderID":"NWD~Order-10951"},{"Summary_of_Sales_by_Years_shippedDate":"2017-06-12T00:00:00Z","Summary_of_Sales_by_Years_subTotal":45.0,"Summary_of_Sales_by_Years_wildcard":null,"orderID":"NWD~Order-10562"},{"Summary_of_Sales_by_Years_shippedDate":"2018-01-30T00:00:00Z","Summary_of_Sales_by_Years_subTotal":8.5,"Summary_of_Sales_by_Years_wildcard":null,"orderID":"NWD~Order-10850"},{"Summary_of_Sales_by_Years_shippedDate":"2017-10-01T00:00:00Z","Summary_of_Sales_by_Years_subTotal":75.0,"Summary_of_Sales_by_Years_wildcard":null,"orderID":"NWD~Order-10682"},{"Summary_of_Sales_by_Years_shippedDate":"2016-08-09T00:00:00Z","Summary_of_Sales_by_Years_subTotal":114.0,"Summary_of_Sales_by_Years_wildcard":null,"orderID":"NWD~Order-10269"},{"Summary_of_Sales_by_Years_shippedDate":"2017-08-19T00:00:00Z","Summary_of_Sales_by_Years_subTotal":47.5,"Summary_of_Sales_by_Years_wildcard":null,"orderID":"NWD~Order-10632"},{"Summary_of_Sales_by_Years_shippedDate":"2016-07-11T00:00:00Z","Summary_of_Sales_by_Years_subTotal":47.5,"Summary_of_Sales_by_Years_wildcard":null,"orderID":"NWD~Order-10252"},{"Summary_of_Sales_by_Years_shippedDate":"2016-12-16T00:00:00Z","Summary_of_Sales_by_Years_subTotal":120.0,"Summary_of_Sales_by_Years_wildcard":null,"orderID":"NWD~Order-10382"},{"Summary_of_Sales_by_Years_shippedDate":"2016-08-12T00:00:00Z","Summary_of_Sales_by_Years_subTotal":40.0,"Summary_of_Sales_by_Years_wildcard":null,"orderID":"NWD~Order-10273"},{"Summary_of_Sales_by_Years_shippedDate":"2017-05-09T00:00:00Z","Summary_of_Sales_by_Years_subTotal":16.0,"Summary_of_Sales_by_Years_wildcard":null,"orderID":"NWD~Order-10528"},{"Summary_of_Sales_by_Years_shippedDate":"2017-06-30T00:00:00Z","Summary_of_Sales_by_Years_subTotal":35.0,"Summary_of_Sales_by_Years_wildcard":null,"orderID":"NWD~Order-10574"},{"Summary_of_Sales_by_Years_shippedDate":"2018-03-02T00:00:00Z","Summary_of_Sales_by_Years_subTotal":75.0,"Summary_of_Sales_by_Years_wildcard":null,"orderID":"NWD~Order-10915"},{"Summary_of_Sales_by_Years_shippedDate":"2017-02-25T00:00:00Z","Summary_of_Sales_by_Years_subTotal":32.0,"Summary_of_Sales_by_Years_wildcard":null,"orderID":"NWD~Order-10454"},{"Summary_of_Sales_by_Years_shippedDate":"2017-06-06T00:00:00Z","Summary_of_Sales_by_Years_subTotal":75.0,"Summary_of_Sales_by_Years_wildcard":null,"orderID":"NWD~Order-10536"},{"Summary_of_Sales_by_Years_shippedDate":"2018-01-14T00:00:00Z","Summary_of_Sales_by_Years_subTotal":40.0,"Summary_of_Sales_by_Years_wildcard":null,"orderID":"NWD~Order-10815"},{"Summary_of_Sales_by_Years_shippedDate":"2017-09-26T00:00:00Z","Summary_of_Sales_by_Years_subTotal":17.0,"Summary_of_Sales_by_Years_wildcard":null,"orderID":"NWD~Order-10677"},{"Summary_of_Sales_by_Years_shippedDate":"2018-02-17T00:00:00Z","Summary_of_Sales_by_Years_subTotal":87.5,"Summary_of_Sales_by_Years_wildcard":null,"orderID":"NWD~Order-10861"},{"Summary_of_Sales_by_Years_shippedDate":"2018-03-04T00:00:00Z","Summary_of_Sales_by_Years_subTotal":75.0,"Summary_of_Sales_by_Years_wildcard":null,"orderID":"NWD~Order-10913"},{"Summary_of_Sales_by_Years_shippedDate":"2018-03-26T00:00:00Z","Summary_of_Sales_by_Years_subTotal":17.5,"Summary_of_Sales_by_Years_wildcard":null,"orderID":"NWD~Order-10972"},{"Summary_of_Sales_by_Years_shippedDate":"2018-04-20T00:00:00Z","Summary_of_Sales_by_Years_subTotal":75.0,"Summary_of_Sales_by_Years_wildcard":null,"orderID":"NWD~Order-11024"},{"Summary_of_Sales_by_Years_shippedDate":"2017-05-23T00:00:00Z","Summary_of_Sales_by_Years_subTotal":34.0,"Summary_of_Sales_by_Years_wildcard":null,"orderID":"NWD~Order-10515"},{"Summary_of_Sales_by_Years_shippedDate":"2017-01-17T00:00:00Z","Summary_of_Sales_by_Years_subTotal":100.0,"Summary_of_Sales_by_Years_wildcard":null,"orderID":"NWD~Order-10414"},{"Summary_of_Sales_by_Years_shippedDate":"2017-07-25T00:00:00Z","Summary_of_Sales_by_Years_subTotal":35.0,"Summary_of_Sales_by_Years_wildcard":null,"orderID":"NWD~Order-10607"},{"Summary_of_Sales_by_Years_shippedDate":"2017-05-23T00:00:00Z","Summary_of_Sales_by_Years_subTotal":37.5,"Summary_of_Sales_by_Years_wildcard":null,"orderID":"NWD~Order-10539"},{"Summary_of_Sales_by_Years_shippedDate":"2016-08-30T00:00:00Z","Summary_of_Sales_by_Years_subTotal":48.0,"Summary_of_Sales_by_Years_wildcard":null,"orderID":"NWD~Order-10271"},{"Summary_of_Sales_by_Years_shippedDate":"2016-11-05T00:00:00Z","Summary_of_Sales_by_Years_subTotal":16.0,"Summary_of_Sales_by_Years_wildcard":null,"orderID":"NWD~Order-10341"},{"Summary_of_Sales_by_Years_shippedDate":"2017-01-15T00:00:00Z","Summary_of_Sales_by_Years_subTotal":98.0,"Summary_of_Sales_by_Years_wildcard":null,"orderID":"NWD~Order-10410"},{"Summary_of_Sales_by_Years_shippedDate":"2017-10-16T00:00:00Z","Summary_of_Sales_by_Years_subTotal":75.0,"Summary_of_Sales_by_Years_wildcard":null,"orderID":"NWD~Order-10678"}]}</text:p>
          </table:table-cell>
          <table:table-cell table:number-columns-repeated="1014"/>
        </table:table-row>
        <table:table-row table:style-name="ro1">
          <table:table-cell table:style-name="ce2" office:value-type="string" calcext:value-type="string">
            <text:p>V2</text:p>
          </table:table-cell>
          <table:table-cell table:style-name="ce2" office:value-type="string" calcext:value-type="string">
            <text:p>Operation</text:p>
          </table:table-cell>
          <table:table-cell table:style-name="ce2" office:value-type="string" calcext:value-type="string">
            <text:p>V2.13</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text:p>
          </table:table-cell>
          <table:table-cell table:style-name="ce2" office:value-type="string" calcext:value-type="string">
            <text:p>$expand=Order_Summary_of_Sales_by_Years&amp;$select=Order_Summary_of_Sales_by_Years&amp;$top=1&amp;wildcard='33'</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14</text:p>
          </table:table-cell>
          <table:table-cell table:style-name="ce2" table:number-columns-repeated="1013"/>
        </table:table-row>
        <table:table-row table:style-name="ro1">
          <table:table-cell table:style-name="ce2" office:value-type="string" calcext:value-type="string">
            <text:p>V2</text:p>
          </table:table-cell>
          <table:table-cell table:style-name="ce2" office:value-type="string" calcext:value-type="string">
            <text:p>Operation</text:p>
          </table:table-cell>
          <table:table-cell table:style-name="ce2" office:value-type="string" calcext:value-type="string">
            <text:p>V2.14</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Order</text:p>
          </table:table-cell>
          <table:table-cell table:style-name="ce2" office:value-type="string" calcext:value-type="string">
            <text:p>$expand=Order_Summary_of_Sales_by_Years&amp;$top=1&amp;wildcard='.'</text:p>
          </table:table-cell>
          <table:table-cell table:style-name="ce2" office:value-type="string" calcext:value-type="string">
            <text:p>&amp;$format=application/json;charset=UTF-8</text:p>
          </table:table-cell>
          <table:table-cell table:style-name="ce2"/>
          <table:table-cell table:style-name="ce2" office:value-type="string" calcext:value-type="string">
            <text:p>yet to be migrated to V15</text:p>
          </table:table-cell>
          <table:table-cell table:style-name="ce2" table:number-columns-repeated="1013"/>
        </table:table-row>
        <table:table-row table:style-name="ro1">
          <table:table-cell office:value-type="string" calcext:value-type="string">
            <text:p>Create <text:s/>'NWD~Customer-TEST1'</text:p>
          </table:table-cell>
          <table:table-cell office:value-type="string" calcext:value-type="string">
            <text:p>CRUD</text:p>
          </table:table-cell>
          <table:table-cell office:value-type="string" calcext:value-type="string">
            <text:p>SimpleCRUD.1</text:p>
          </table:table-cell>
          <table:table-cell/>
          <table:table-cell office:value-type="string" calcext:value-type="string">
            <text:p>POST</text:p>
          </table:table-cell>
          <table:table-cell office:value-type="string" calcext:value-type="string">
            <text:p>northwind</text:p>
          </table:table-cell>
          <table:table-cell office:value-type="string" calcext:value-type="string">
            <text:p>Customer</text:p>
          </table:table-cell>
          <table:table-cell office:value-type="string" calcext:value-type="string">
            <text:p>{"comment":null,"customerAddress":"2732 Baker Blvd.","customerCity":"Eugene","customerCompanyName":"Great Lakes Food Market","customerContactName":"Howard Snyder","customerContactTitle":"Marketing Manager","customerCountry":"USA","customerFax":null,"customerPhone":"(503) 555-7555","customerPostalCode":"97403","customerWebsite":null,"label":null,"lat":44.0284944,"lat_long":"44.0284944,-123.0731791","long":-123.0731791,"regionDescription":null,"subjectId":"NWD~Customer-Test1"}</text:p>
          </table:table-cell>
          <table:table-cell office:value-type="string" calcext:value-type="string">
            <text:p>application/json</text:p>
          </table:table-cell>
          <table:table-cell office:value-type="string" calcext:value-type="string">
            <text:p>{"@odata.context":"$metadata#Customer","comment":null,"customerAddress":"2732 Baker Blvd.","customerCity":"Eugene","customerCompanyName":"Great Lakes Food Market","customerContactName":"Howard Snyder","customerContactTitle":"Marketing Manager","customerCountry":"USA","customerFax":null,"customerPhone":"(503) 555-7555","customerPostalCode":"97403","customerWebsite":null,"label":null,"lat":44.0284944,"lat_long":"44.0284944,-123.0731791","long":-123.0731791,"regionDescription":null,"subjectId":"NWD~Customer-Test1"}</text:p>
          </table:table-cell>
          <table:table-cell office:value-type="string" calcext:value-type="string">
            <text:p>yet to be migrated to V15</text:p>
          </table:table-cell>
          <table:table-cell table:number-columns-repeated="1013"/>
        </table:table-row>
        <table:table-row table:style-name="ro1">
          <table:table-cell/>
          <table:table-cell office:value-type="string" calcext:value-type="string">
            <text:p>CRUD</text:p>
          </table:table-cell>
          <table:table-cell office:value-type="string" calcext:value-type="string">
            <text:p>SimpleCRUD.1.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Test1')</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Customer/$entity","comment":null,"customerAddress":"2732 Baker Blvd.","customerCity":"Eugene","customerCompanyName":"Great Lakes Food Market","customerContactName":"Howard Snyder","customerContactTitle":"Marketing Manager","customerCountry":"USA","customerFax":null,"customerPhone":"(503) 555-7555","customerPostalCode":"97403","customerWebsite":null,"label":null,"lat":44.0284944,"lat_long":"44.0284944,-123.0731791","long":-123.0731791,"regionDescription":null,"subjectId":"NWD~Customer-Test1"}</text:p>
          </table:table-cell>
          <table:table-cell table:number-columns-repeated="1014"/>
        </table:table-row>
        <table:table-row table:style-name="ro1">
          <table:table-cell office:value-type="string" calcext:value-type="string">
            <text:p>(new phone and fax numbers)</text:p>
          </table:table-cell>
          <table:table-cell office:value-type="string" calcext:value-type="string">
            <text:p>CRUD</text:p>
          </table:table-cell>
          <table:table-cell office:value-type="string" calcext:value-type="string">
            <text:p>SimpleCRUD.2</text:p>
          </table:table-cell>
          <table:table-cell/>
          <table:table-cell office:value-type="string" calcext:value-type="string">
            <text:p>PUT</text:p>
          </table:table-cell>
          <table:table-cell office:value-type="string" calcext:value-type="string">
            <text:p>northwind</text:p>
          </table:table-cell>
          <table:table-cell office:value-type="string" calcext:value-type="string">
            <text:p>Customer('NWD~Customer-Test1')</text:p>
          </table:table-cell>
          <table:table-cell office:value-type="string" calcext:value-type="string">
            <text:p>{"@odata.context":"$metadata#Customer","comment":null,"customerAddress":"2732 Baker Blvd.","customerCity":"Eugene","customerCompanyName":"Great Lakes Food Market","customerContactName":"Howard Snyder","customerContactTitle":"Marketing Manager","customerCountry":"USA","customerFax":"(newfax)","customerPhone":"(503) 555-7555","customerPostalCode":"123456","customerWebsite":null,"label":null,"lat":44.0284944,"lat_long":"44.0284944,-123.0731791","long":-123.0731791,"regionDescription":null,"subjectId":"NWD~Customer-Test1"}</text:p>
          </table:table-cell>
          <table:table-cell office:value-type="string" calcext:value-type="string">
            <text:p>application/json</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SimpleCRUD.2.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Test1')</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Customer/$entity","comment":null,"customerAddress":"2732 Baker Blvd.","customerCity":"Eugene","customerCompanyName":"Great Lakes Food Market","customerContactName":"Howard Snyder","customerContactTitle":"Marketing Manager","customerCountry":"USA","customerFax":"(newfax)","customerPhone":"(503) 555-7555","customerPostalCode":"123456","customerWebsite":null,"label":null,"lat":44.0284944,"lat_long":"44.0284944,-123.0731791","long":-123.0731791,"regionDescription":null,"subjectId":"NWD~Customer-Test1"}</text:p>
          </table:table-cell>
          <table:table-cell table:number-columns-repeated="1014"/>
        </table:table-row>
        <table:table-row table:style-name="ro1">
          <table:table-cell table:style-name="ce2" office:value-type="string" calcext:value-type="string">
            <text:p>customerAddress -&gt; Köln</text:p>
          </table:table-cell>
          <table:table-cell table:style-name="ce2" office:value-type="string" calcext:value-type="string">
            <text:p>CRUD</text:p>
          </table:table-cell>
          <table:table-cell table:style-name="ce2" office:value-type="string" calcext:value-type="string">
            <text:p>SimpleCRUD.3</text:p>
          </table:table-cell>
          <table:table-cell table:style-name="ce2" office:value-type="string" calcext:value-type="string">
            <text:p>skip</text:p>
          </table:table-cell>
          <table:table-cell table:style-name="ce2" office:value-type="string" calcext:value-type="string">
            <text:p>PATCH</text:p>
          </table:table-cell>
          <table:table-cell table:style-name="ce2" office:value-type="string" calcext:value-type="string">
            <text:p>northwind</text:p>
          </table:table-cell>
          <table:table-cell table:style-name="ce2" office:value-type="string" calcext:value-type="string">
            <text:p>Customer('NWD~Customer-Test1')/customerAddress</text:p>
          </table:table-cell>
          <table:table-cell table:style-name="ce2" office:value-type="string" calcext:value-type="string">
            <text:p>{"customerAddress":"Koln"}</text:p>
          </table:table-cell>
          <table:table-cell table:style-name="ce2" office:value-type="string" calcext:value-type="string">
            <text:p>application/json</text:p>
          </table:table-cell>
          <table:table-cell table:style-name="ce2" table:number-columns-repeated="1015"/>
        </table:table-row>
        <table:table-row table:style-name="ro1">
          <table:table-cell table:style-name="ce2"/>
          <table:table-cell table:style-name="ce2" office:value-type="string" calcext:value-type="string">
            <text:p>CRUD</text:p>
          </table:table-cell>
          <table:table-cell table:style-name="ce2" office:value-type="string" calcext:value-type="string">
            <text:p>SimpleCRUD.3.test</text:p>
          </table:table-cell>
          <table:table-cell table:style-name="ce2" office:value-type="string" calcext:value-type="string">
            <text:p>skip</text:p>
          </table:table-cell>
          <table:table-cell table:style-name="ce2" office:value-type="string" calcext:value-type="string">
            <text:p>GET</text:p>
          </table:table-cell>
          <table:table-cell table:style-name="ce2" office:value-type="string" calcext:value-type="string">
            <text:p>northwind</text:p>
          </table:table-cell>
          <table:table-cell table:style-name="ce2" office:value-type="string" calcext:value-type="string">
            <text:p>Customer('NWD~Customer-Test1')</text:p>
          </table:table-cell>
          <table:table-cell table:style-name="ce2"/>
          <table:table-cell table:style-name="ce2" office:value-type="string" calcext:value-type="string">
            <text:p>&amp;$format=application/json;charset=UTF-8</text:p>
          </table:table-cell>
          <table:table-cell table:style-name="ce2" table:number-columns-repeated="1015"/>
        </table:table-row>
        <table:table-row table:style-name="ro1">
          <table:table-cell office:value-type="string" calcext:value-type="string">
            <text:p>customerAddress/$value -&gt; 2733</text:p>
          </table:table-cell>
          <table:table-cell office:value-type="string" calcext:value-type="string">
            <text:p>CRUD</text:p>
          </table:table-cell>
          <table:table-cell office:value-type="string" calcext:value-type="string">
            <text:p>SimpleCRUD.4</text:p>
          </table:table-cell>
          <table:table-cell/>
          <table:table-cell office:value-type="string" calcext:value-type="string">
            <text:p>PUT</text:p>
          </table:table-cell>
          <table:table-cell office:value-type="string" calcext:value-type="string">
            <text:p>northwind</text:p>
          </table:table-cell>
          <table:table-cell office:value-type="string" calcext:value-type="string">
            <text:p>Customer('NWD~Customer-Test1')/customerAddress/$value</text:p>
          </table:table-cell>
          <table:table-cell office:value-type="string" calcext:value-type="string">
            <text:p>2733 Baker Blvd.</text:p>
          </table:table-cell>
          <table:table-cell office:value-type="string" calcext:value-type="string">
            <text:p>text/plain</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SimpleCRUD.4.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Test1')</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Customer/$entity","comment":null,"customerAddress":"2733 Baker Blvd.","customerCity":"Eugene","customerCompanyName":"Great Lakes Food Market","customerContactName":"Howard Snyder","customerContactTitle":"Marketing Manager","customerCountry":"USA","customerFax":"(newfax)","customerPhone":"(503) 555-7555","customerPostalCode":"123456","customerWebsite":null,"label":null,"lat":44.0284944,"lat_long":"44.0284944,-123.0731791","long":-123.0731791,"regionDescription":null,"subjectId":"NWD~Customer-Test1"}</text:p>
          </table:table-cell>
          <table:table-cell table:number-columns-repeated="1014"/>
        </table:table-row>
        <table:table-row table:style-name="ro1">
          <table:table-cell office:value-type="string" calcext:value-type="string">
            <text:p>delete customerAddress/$value </text:p>
          </table:table-cell>
          <table:table-cell office:value-type="string" calcext:value-type="string">
            <text:p>CRUD</text:p>
          </table:table-cell>
          <table:table-cell office:value-type="string" calcext:value-type="string">
            <text:p>SimpleCRUD.5</text:p>
          </table:table-cell>
          <table:table-cell/>
          <table:table-cell office:value-type="string" calcext:value-type="string">
            <text:p>DELETE</text:p>
          </table:table-cell>
          <table:table-cell office:value-type="string" calcext:value-type="string">
            <text:p>northwind</text:p>
          </table:table-cell>
          <table:table-cell office:value-type="string" calcext:value-type="string">
            <text:p>Customer('NWD~Customer-Test1')/customerAddress/$value</text:p>
          </table:table-cell>
          <table:table-cell/>
          <table:table-cell office:value-type="string" calcext:value-type="string">
            <text:p>text/plain</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SimpleCRUD.5.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Test1')</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Customer/$entity","comment":null,"customerAddress":null,"customerCity":"Eugene","customerCompanyName":"Great Lakes Food Market","customerContactName":"Howard Snyder","customerContactTitle":"Marketing Manager","customerCountry":"USA","customerFax":"(newfax)","customerPhone":"(503) 555-7555","customerPostalCode":"123456","customerWebsite":null,"label":null,"lat":44.0284944,"lat_long":"44.0284944,-123.0731791","long":-123.0731791,"regionDescription":null,"subjectId":"NWD~Customer-Test1"}</text:p>
          </table:table-cell>
          <table:table-cell table:number-columns-repeated="1014"/>
        </table:table-row>
        <table:table-row table:style-name="ro1">
          <table:table-cell office:value-type="string" calcext:value-type="string">
            <text:p>Delete <text:s/>'NWD~Customer-TEST1'</text:p>
          </table:table-cell>
          <table:table-cell office:value-type="string" calcext:value-type="string">
            <text:p>CRUD</text:p>
          </table:table-cell>
          <table:table-cell office:value-type="string" calcext:value-type="string">
            <text:p>SimpleCRUD.6</text:p>
          </table:table-cell>
          <table:table-cell/>
          <table:table-cell office:value-type="string" calcext:value-type="string">
            <text:p>DELETE</text:p>
          </table:table-cell>
          <table:table-cell office:value-type="string" calcext:value-type="string">
            <text:p>northwind</text:p>
          </table:table-cell>
          <table:table-cell office:value-type="string" calcext:value-type="string">
            <text:p>Customer('NWD~Customer-Test1')</text:p>
          </table:table-cell>
          <table:table-cell/>
          <table:table-cell office:value-type="string" calcext:value-type="string">
            <text:p>text/plain</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SimpleCRUD.6.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NWD~Customer-Test1')</text:p>
          </table:table-cell>
          <table:table-cell/>
          <table:table-cell office:value-type="string" calcext:value-type="string">
            <text:p>&amp;$format=application/json;charset=UTF-8</text:p>
          </table:table-cell>
          <table:table-cell office:value-type="string" calcext:value-type="string">
            <text:p>{"error":{"code":null,"message":"No data found"}}</text:p>
          </table:table-cell>
          <table:table-cell table:number-columns-repeated="1014"/>
        </table:table-row>
        <table:table-row table:style-name="ro4">
          <table:table-cell/>
          <table:table-cell office:value-type="string" calcext:value-type="string">
            <text:p>CRUD</text:p>
          </table:table-cell>
          <table:table-cell office:value-type="string" calcext:value-type="string">
            <text:p>OperationCRUD.1</text:p>
          </table:table-cell>
          <table:table-cell/>
          <table:table-cell office:value-type="string" calcext:value-type="string">
            <text:p>POST</text:p>
          </table:table-cell>
          <table:table-cell office:value-type="string" calcext:value-type="string">
            <text:p>northwind</text:p>
          </table:table-cell>
          <table:table-cell office:value-type="string" calcext:value-type="string">
            <text:p>Customer_Order</text:p>
          </table:table-cell>
          <table:table-cell table:style-name="ce4" office:value-type="string" calcext:value-type="string">
            <text:p>{"customer": "NWD~Customer-ALFKI","customer_Order_customerCity": "Berlin","customer_Order_customerCompanyName": "Alfreds Futterkiste","customer_Order_shipCity": "Berlin","order": "NWD~Order-New"}</text:p>
          </table:table-cell>
          <table:table-cell office:value-type="string" calcext:value-type="string">
            <text:p>application/json</text:p>
          </table:table-cell>
          <table:table-cell office:value-type="string" calcext:value-type="string">
            <text:p>{"@odata.context":"$metadata#Customer_Order","customer":"NWD~Customer-ALFKI","customer_Order_customerCity":"Berlin","customer_Order_customerCompanyName":"Alfreds Futterkiste","customer_Order_shipCity":"Berlin","order":"NWD~Order-New"}</text:p>
          </table:table-cell>
          <table:table-cell table:number-columns-repeated="1014"/>
        </table:table-row>
        <table:table-row table:style-name="ro1">
          <table:table-cell/>
          <table:table-cell office:value-type="string" calcext:value-type="string">
            <text:p>CRUD</text:p>
          </table:table-cell>
          <table:table-cell office:value-type="string" calcext:value-type="string">
            <text:p>OperationCRUD.1.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_Order(customer='NWD~Customer-ALFKI',order='NWD~Order-New')</text:p>
          </table:table-cell>
          <table:table-cell table:style-name="ce4"/>
          <table:table-cell office:value-type="string" calcext:value-type="string">
            <text:p>&amp;$format=application/json;charset=UTF-8</text:p>
          </table:table-cell>
          <table:table-cell office:value-type="string" calcext:value-type="string">
            <text:p>{"@odata.context":"http://localhost:8080/odata2sparql/northwind/$metadata#Customer_Order/$entity","customer":"NWD~Customer-ALFKI","customer_Order_customerCity":"Berlin","customer_Order_customerCompanyName":"Alfreds Futterkiste","customer_Order_shipCity":"Berlin","order":"NWD~Order-New"}</text:p>
          </table:table-cell>
          <table:table-cell table:number-columns-repeated="1014"/>
        </table:table-row>
        <table:table-row table:style-name="ro5">
          <table:table-cell/>
          <table:table-cell office:value-type="string" calcext:value-type="string">
            <text:p>CRUD</text:p>
          </table:table-cell>
          <table:table-cell office:value-type="string" calcext:value-type="string">
            <text:p>OperationCRUD.2</text:p>
          </table:table-cell>
          <table:table-cell/>
          <table:table-cell office:value-type="string" calcext:value-type="string">
            <text:p>POST</text:p>
          </table:table-cell>
          <table:table-cell office:value-type="string" calcext:value-type="string">
            <text:p>northwind</text:p>
          </table:table-cell>
          <table:table-cell office:value-type="string" calcext:value-type="string">
            <text:p>Customer_Order</text:p>
          </table:table-cell>
          <table:table-cell table:style-name="ce4" office:value-type="string" calcext:value-type="string">
            <text:p>{"customer": "NWD~Customer-ALFKI","customer_Order_customerCity": "Berlin","customer_Order_customerCompanyName": "(new customerCompanyName)","customer_Order_shipCity": "(new shipCity)","order": "NWD~Order-New"}</text:p>
          </table:table-cell>
          <table:table-cell office:value-type="string" calcext:value-type="string">
            <text:p>application/json</text:p>
          </table:table-cell>
          <table:table-cell office:value-type="string" calcext:value-type="string">
            <text:p>{"@odata.context":"$metadata#Customer_Order","customer":"NWD~Customer-ALFKI","customer_Order_customerCity":"Berlin","customer_Order_customerCompanyName":"(new customerCompanyName)","customer_Order_shipCity":"(new shipCity)","order":"NWD~Order-New"}</text:p>
          </table:table-cell>
          <table:table-cell table:number-columns-repeated="1014"/>
        </table:table-row>
        <table:table-row table:style-name="ro5">
          <table:table-cell/>
          <table:table-cell office:value-type="string" calcext:value-type="string">
            <text:p>CRUD</text:p>
          </table:table-cell>
          <table:table-cell office:value-type="string" calcext:value-type="string">
            <text:p>OperationCRUD.2.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_Order(customer='NWD~Customer-ALFKI',order='NWD~Order-New')</text:p>
          </table:table-cell>
          <table:table-cell table:style-name="ce4"/>
          <table:table-cell office:value-type="string" calcext:value-type="string">
            <text:p>&amp;$format=application/json;charset=UTF-8</text:p>
          </table:table-cell>
          <table:table-cell office:value-type="string" calcext:value-type="string">
            <text:p>{"@odata.context":"http://localhost:8080/odata2sparql/northwind/$metadata#Customer_Order/$entity","customer":"NWD~Customer-ALFKI","customer_Order_customerCity":"Berlin","customer_Order_customerCompanyName":"Alfreds Futterkiste","customer_Order_shipCity":"Berlin","order":"NWD~Order-New"}</text:p>
          </table:table-cell>
          <table:table-cell table:number-columns-repeated="1014"/>
        </table:table-row>
        <table:table-row table:style-name="ro1">
          <table:table-cell/>
          <table:table-cell office:value-type="string" calcext:value-type="string">
            <text:p>CRUD</text:p>
          </table:table-cell>
          <table:table-cell office:value-type="string" calcext:value-type="string">
            <text:p>OperationCRUD.3</text:p>
          </table:table-cell>
          <table:table-cell/>
          <table:table-cell office:value-type="string" calcext:value-type="string">
            <text:p>PUT</text:p>
          </table:table-cell>
          <table:table-cell office:value-type="string" calcext:value-type="string">
            <text:p>northwind</text:p>
          </table:table-cell>
          <table:table-cell office:value-type="string" calcext:value-type="string">
            <text:p>Customer_Order(customer='NWD~Customer-ALFKI',order='NWD~Order-New')/customer_Order_customerCity/$value</text:p>
          </table:table-cell>
          <table:table-cell table:style-name="ce4" office:value-type="string" calcext:value-type="string">
            <text:p>(new customerCity)</text:p>
          </table:table-cell>
          <table:table-cell office:value-type="string" calcext:value-type="string">
            <text:p>text/plain</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OperationCRUD.3.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_Order(customer='NWD~Customer-ALFKI',order='NWD~Order-New')</text:p>
          </table:table-cell>
          <table:table-cell table:style-name="ce4"/>
          <table:table-cell office:value-type="string" calcext:value-type="string">
            <text:p>&amp;$format=application/json;charset=UTF-8</text:p>
          </table:table-cell>
          <table:table-cell office:value-type="string" calcext:value-type="string">
            <text:p>{"@odata.context":"http://localhost:8080/odata2sparql/northwind/$metadata#Customer_Order/$entity","customer":"NWD~Customer-ALFKI","customer_Order_customerCity":"Berlin","customer_Order_customerCompanyName":"Alfreds Futterkiste","customer_Order_shipCity":"Berlin","order":"NWD~Order-New"}</text:p>
          </table:table-cell>
          <table:table-cell table:number-columns-repeated="1014"/>
        </table:table-row>
        <table:table-row table:style-name="ro1">
          <table:table-cell/>
          <table:table-cell office:value-type="string" calcext:value-type="string">
            <text:p>CRUD</text:p>
          </table:table-cell>
          <table:table-cell office:value-type="string" calcext:value-type="string">
            <text:p>OperationCRUD.4</text:p>
          </table:table-cell>
          <table:table-cell/>
          <table:table-cell office:value-type="string" calcext:value-type="string">
            <text:p>DELETE</text:p>
          </table:table-cell>
          <table:table-cell office:value-type="string" calcext:value-type="string">
            <text:p>northwind</text:p>
          </table:table-cell>
          <table:table-cell office:value-type="string" calcext:value-type="string">
            <text:p>Customer_Order(customer='NWD~Customer-ALFKI',order='NWD~Order-New')/customer_Order_customerCity/$value</text:p>
          </table:table-cell>
          <table:table-cell table:number-columns-repeated="1017"/>
        </table:table-row>
        <table:table-row table:style-name="ro1">
          <table:table-cell/>
          <table:table-cell office:value-type="string" calcext:value-type="string">
            <text:p>CRUD</text:p>
          </table:table-cell>
          <table:table-cell office:value-type="string" calcext:value-type="string">
            <text:p>OperationCRUD.4.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_Order(customer='NWD~Customer-ALFKI',order='NWD~Order-New')</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Customer_Order/$entity","customer":"NWD~Customer-ALFKI","customer_Order_customerCity":"Berlin","customer_Order_customerCompanyName":"Alfreds Futterkiste","customer_Order_shipCity":"Berlin","order":"NWD~Order-New"}</text:p>
          </table:table-cell>
          <table:table-cell table:number-columns-repeated="1014"/>
        </table:table-row>
        <table:table-row table:style-name="ro1">
          <table:table-cell/>
          <table:table-cell office:value-type="string" calcext:value-type="string">
            <text:p>CRUD</text:p>
          </table:table-cell>
          <table:table-cell office:value-type="string" calcext:value-type="string">
            <text:p>OperationCRUD.5</text:p>
          </table:table-cell>
          <table:table-cell/>
          <table:table-cell office:value-type="string" calcext:value-type="string">
            <text:p>DELETE</text:p>
          </table:table-cell>
          <table:table-cell office:value-type="string" calcext:value-type="string">
            <text:p>northwind</text:p>
          </table:table-cell>
          <table:table-cell office:value-type="string" calcext:value-type="string">
            <text:p>Customer_Order(customer='NWD~Customer-ALFKI',order='NWD~Order-New')</text:p>
          </table:table-cell>
          <table:table-cell/>
          <table:table-cell office:value-type="string" calcext:value-type="string">
            <text:p>&amp;$format=application/json;charset=UTF-8</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OperationCRUD.5.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Customer_Order(customer='NWD~Customer-ALFKI',order='NWD~Order-New')</text:p>
          </table:table-cell>
          <table:table-cell/>
          <table:table-cell office:value-type="string" calcext:value-type="string">
            <text:p>&amp;$format=application/json;charset=UTF-8</text:p>
          </table:table-cell>
          <table:table-cell office:value-type="string" calcext:value-type="string">
            <text:p>{"error":{"code":null,"message":"No data found"}}</text:p>
          </table:table-cell>
          <table:table-cell table:number-columns-repeated="1014"/>
        </table:table-row>
        <table:table-row table:style-name="ro1">
          <table:table-cell office:value-type="string" calcext:value-type="string">
            <text:p>Reset</text:p>
          </table:table-cell>
          <table:table-cell office:value-type="string" calcext:value-type="string">
            <text:p>CRUD</text:p>
          </table:table-cell>
          <table:table-cell office:value-type="string" calcext:value-type="string">
            <text:p>OperationCRUD.reset</text:p>
          </table:table-cell>
          <table:table-cell/>
          <table:table-cell office:value-type="string" calcext:value-type="string">
            <text:p>PUT</text:p>
          </table:table-cell>
          <table:table-cell office:value-type="string" calcext:value-type="string">
            <text:p>northwind</text:p>
          </table:table-cell>
          <table:table-cell office:value-type="string" calcext:value-type="string">
            <text:p>Customer('NWD~Customer-ALFKI')/customerCity/$value</text:p>
          </table:table-cell>
          <table:table-cell office:value-type="string" calcext:value-type="string">
            <text:p>Berlin</text:p>
          </table:table-cell>
          <table:table-cell office:value-type="string" calcext:value-type="string">
            <text:p>text/plain</text:p>
          </table:table-cell>
          <table:table-cell table:number-columns-repeated="1015"/>
        </table:table-row>
        <table:table-row table:style-name="ro1">
          <table:table-cell office:value-type="string" calcext:value-type="string">
            <text:p>delete customerAddress/$value </text:p>
          </table:table-cell>
          <table:table-cell office:value-type="string" calcext:value-type="string">
            <text:p>CRUD</text:p>
          </table:table-cell>
          <table:table-cell office:value-type="string" calcext:value-type="string">
            <text:p>SimpleCRUD.5</text:p>
          </table:table-cell>
          <table:table-cell/>
          <table:table-cell office:value-type="string" calcext:value-type="string">
            <text:p>DELETE</text:p>
          </table:table-cell>
          <table:table-cell office:value-type="string" calcext:value-type="string">
            <text:p>northwind</text:p>
          </table:table-cell>
          <table:table-cell office:value-type="string" calcext:value-type="string">
            <text:p>Customer('NWD~Customer-ALFKI')/customerCompanyName/$value</text:p>
          </table:table-cell>
          <table:table-cell/>
          <table:table-cell office:value-type="string" calcext:value-type="string">
            <text:p>text/plain</text:p>
          </table:table-cell>
          <table:table-cell table:number-columns-repeated="1015"/>
        </table:table-row>
        <table:table-row table:style-name="ro1">
          <table:table-cell office:value-type="string" calcext:value-type="string">
            <text:p>Patch value</text:p>
          </table:table-cell>
          <table:table-cell office:value-type="string" calcext:value-type="string">
            <text:p>CRUD</text:p>
          </table:table-cell>
          <table:table-cell office:value-type="string" calcext:value-type="string">
            <text:p>Patch.update</text:p>
          </table:table-cell>
          <table:table-cell/>
          <table:table-cell office:value-type="string" calcext:value-type="string">
            <text:p>PATCH</text:p>
          </table:table-cell>
          <table:table-cell office:value-type="string" calcext:value-type="string">
            <text:p>northwind</text:p>
          </table:table-cell>
          <table:table-cell office:value-type="string" calcext:value-type="string">
            <text:p>USState('NWD~USState-10')</text:p>
          </table:table-cell>
          <table:table-cell table:style-name="ce5" office:value-type="string" calcext:value-type="string">
            <text:p>{"stateName":"Floridapq"} </text:p>
          </table:table-cell>
          <table:table-cell office:value-type="string" calcext:value-type="string">
            <text:p>application/json</text:p>
          </table:table-cell>
          <table:table-cell table:number-columns-repeated="1015"/>
        </table:table-row>
        <table:table-row table:style-name="ro1">
          <table:table-cell office:value-type="string" calcext:value-type="string">
            <text:p>Patch value</text:p>
          </table:table-cell>
          <table:table-cell office:value-type="string" calcext:value-type="string">
            <text:p>CRUD</text:p>
          </table:table-cell>
          <table:table-cell office:value-type="string" calcext:value-type="string">
            <text:p>Patch.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USState('NWD~USState-10')</text:p>
          </table:table-cell>
          <table:table-cell/>
          <table:table-cell office:value-type="string" calcext:value-type="string">
            <text:p>&amp;$format=application/json;charset=UTF-8</text:p>
          </table:table-cell>
          <table:table-cell office:value-type="string" calcext:value-type="string">
            <text:p>{"@odata.context":"http://localhost:8080/odata2sparql/northwind/$metadata#USState/$entity","comment":null,"label":"Florida","regionDescription":null,"regionNotation":null,"stateAbbr":"FL","stateName":"Floridapq","subjectId":"NWD~USState-10"}</text:p>
          </table:table-cell>
          <table:table-cell table:number-columns-repeated="1014"/>
        </table:table-row>
        <table:table-row table:style-name="ro1">
          <table:table-cell office:value-type="string" calcext:value-type="string">
            <text:p>Patch value</text:p>
          </table:table-cell>
          <table:table-cell office:value-type="string" calcext:value-type="string">
            <text:p>CRUD</text:p>
          </table:table-cell>
          <table:table-cell office:value-type="string" calcext:value-type="string">
            <text:p>Patch.reset</text:p>
          </table:table-cell>
          <table:table-cell/>
          <table:table-cell office:value-type="string" calcext:value-type="string">
            <text:p>PATCH</text:p>
          </table:table-cell>
          <table:table-cell office:value-type="string" calcext:value-type="string">
            <text:p>northwind</text:p>
          </table:table-cell>
          <table:table-cell office:value-type="string" calcext:value-type="string">
            <text:p>USState('NWD~USState-10')</text:p>
          </table:table-cell>
          <table:table-cell table:style-name="ce5" office:value-type="string" calcext:value-type="string">
            <text:p>{"stateName":"Florida"} </text:p>
          </table:table-cell>
          <table:table-cell office:value-type="string" calcext:value-type="string">
            <text:p>application/json</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Patch.update</text:p>
          </table:table-cell>
          <table:table-cell/>
          <table:table-cell office:value-type="string" calcext:value-type="string">
            <text:p>PATCH</text:p>
          </table:table-cell>
          <table:table-cell office:value-type="string" calcext:value-type="string">
            <text:p>northwind</text:p>
          </table:table-cell>
          <table:table-cell office:value-type="string" calcext:value-type="string">
            <text:p>USState('NWD~USState-10')</text:p>
          </table:table-cell>
          <table:table-cell table:style-name="ce5" office:value-type="string" calcext:value-type="string">
            <text:p>{"regionDescription":"the sunshine state"} </text:p>
          </table:table-cell>
          <table:table-cell office:value-type="string" calcext:value-type="string">
            <text:p>application/json</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Patch.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USState('NWD~USState-10')/regionDescription/$value</text:p>
          </table:table-cell>
          <table:table-cell table:style-name="ce5"/>
          <table:table-cell/>
          <table:table-cell office:value-type="string" calcext:value-type="string">
            <text:p>the sunshine state</text:p>
          </table:table-cell>
          <table:table-cell table:number-columns-repeated="1014"/>
        </table:table-row>
        <table:table-row table:style-name="ro1">
          <table:table-cell/>
          <table:table-cell office:value-type="string" calcext:value-type="string">
            <text:p>CRUD</text:p>
          </table:table-cell>
          <table:table-cell office:value-type="string" calcext:value-type="string">
            <text:p>Patch.update</text:p>
          </table:table-cell>
          <table:table-cell/>
          <table:table-cell office:value-type="string" calcext:value-type="string">
            <text:p>PATCH</text:p>
          </table:table-cell>
          <table:table-cell office:value-type="string" calcext:value-type="string">
            <text:p>northwind</text:p>
          </table:table-cell>
          <table:table-cell office:value-type="string" calcext:value-type="string">
            <text:p>USState('NWD~USState-10')</text:p>
          </table:table-cell>
          <table:table-cell table:style-name="ce5" office:value-type="string" calcext:value-type="string">
            <text:p>{"regionDescription":null} </text:p>
          </table:table-cell>
          <table:table-cell office:value-type="string" calcext:value-type="string">
            <text:p>application/json</text:p>
          </table:table-cell>
          <table:table-cell table:number-columns-repeated="1015"/>
        </table:table-row>
        <table:table-row table:style-name="ro1">
          <table:table-cell/>
          <table:table-cell office:value-type="string" calcext:value-type="string">
            <text:p>CRUD</text:p>
          </table:table-cell>
          <table:table-cell office:value-type="string" calcext:value-type="string">
            <text:p>Patch.test</text:p>
          </table:table-cell>
          <table:table-cell/>
          <table:table-cell office:value-type="string" calcext:value-type="string">
            <text:p>GET</text:p>
          </table:table-cell>
          <table:table-cell office:value-type="string" calcext:value-type="string">
            <text:p>northwind</text:p>
          </table:table-cell>
          <table:table-cell office:value-type="string" calcext:value-type="string">
            <text:p>USState('NWD~USState-10')/regionDescription/$value</text:p>
          </table:table-cell>
          <table:table-cell table:style-name="ce5"/>
          <table:table-cell table:number-columns-repeated="1016"/>
        </table:table-row>
        <table:table-row table:style-name="ro1" table:number-rows-repeated="1048316">
          <table:table-cell table:number-columns-repeated="1024"/>
        </table:table-row>
        <table:table-row table:style-name="ro1">
          <table:table-cell table:number-columns-repeated="1024"/>
        </table:table-row>
      </table:table>
      <table:named-expressions>
        <table:named-expression table:name="LOCAL_MYSQL_DATE_FORMAT" table:base-cell-address="$TestServlet.$A$1" table:expression="REPT(local_year_format;4)&amp;local_date_separator&amp;REPT(local_month_format;2)&amp;local_date_separator&amp;REPT(local_day_format;2)&amp;&quot; &quot;&amp;REPT(local_hour_format;2)&amp;local_time_separator&amp;REPT(local_minute_format;2)&amp;local_time_separator&amp;REPT(local_second_format;2)"/>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Courier New" svg:font-family="'Courier New'" style:font-family-generic="modern"/>
    <style:font-face style:name="F" svg:font-family="" style:font-family-generic="roman"/>
    <style:font-face style:name="Arial Unicode MS" svg:font-family="'Arial Unicode MS'"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20_25__20_-_20_Accent1" style:display-name="Excel Built-in 20% - Accent1"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5b9bd5" style:border-line-width-bottom="0.18mm 0.26mm 0.18mm" style:diagonal-bl-tr="none" style:diagonal-tl-br="none" fo:border-left="none" fo:border-right="none" fo:border-top="0.74pt solid #5b9bd5"/>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stServlet" style:display-name="PageStyle_TestServl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eter Lawrence</meta:initial-creator>
    <meta:creation-date>2019-01-30T20:38:10</meta:creation-date>
    <dc:date>2019-11-19T09:54:51.568000000</dc:date>
    <meta:generator>LibreOffice/6.3.2.2$Windows_X86_64 LibreOffice_project/98b30e735bda24bc04ab42594c85f7fd8be07b9c</meta:generator>
    <meta:editing-duration>PT21M19S</meta:editing-duration>
    <meta:editing-cycles>3</meta:editing-cycles>
    <meta:document-statistic meta:table-count="1" meta:cell-count="2108"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WorkbookGuid" meta:value-type="string">ac86d9ea-6181-4a16-8083-d172285332d6</meta:user-defined>
  </office:meta>
</office:document-meta>
</file>